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87e2" officeooo:paragraph-rsid="001d87e2"/>
    </style:style>
    <style:style style:name="P2" style:family="paragraph" style:parent-style-name="Preformatted_20_Text">
      <style:text-properties officeooo:rsid="001d87e2" officeooo:paragraph-rsid="001d87e2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UIDroid] Begin to analyze: com.hectorone.multismssender_13.apk</text:p>
      <text:p text:style-name="P1">SLF4J: Class path contains multiple SLF4J bindings.</text:p>
      <text:p text:style-name="P1">SLF4J: Found binding in [jar:file:/home/hao/Dropbox/workspace/UiDroid/uidroid/libs/soot-trunk.jar!/org/slf4j/impl/StaticLoggerBinder.class]</text:p>
      <text:p text:style-name="P1">SLF4J: Found binding in [jar:file:/home/hao/Dropbox/workspace/UiDroid/uidroid/libs/slf4j-simple-1.7.5.jar!/org/slf4j/impl/StaticLoggerBinder.class]</text:p>
      <text:p text:style-name="P1">SLF4J: Found binding in [jar:file:/home/hao/workspace/AppContext/Core/Main.jar!/org/slf4j/impl/StaticLoggerBinder.class]</text:p>
      <text:p text:style-name="P1">SLF4J: See http://www.slf4j.org/codes.html#multiple_bindings for an explanation.</text:p>
      <text:p text:style-name="P1">SLF4J: Actual binding is of type [org.slf4j.impl.SimpleLoggerFactory]</text:p>
      <text:p text:style-name="P1">[main] INFO soot.jimple.infoflow.android.SetupApplication - ARSC file parsing took 0.033053296 seconds</text:p>
      <text:p text:style-name="P1">Warning: java.lang.invoke.LambdaMetafactory is a phantom class!</text:p>
      <text:p text:style-name="P1">Warning: java.lang.ref.Finalizer is a phantom class!</text:p>
      <text:p text:style-name="P1">[main] WARN soot.jimple.infoflow.entryPointCreators.AndroidEntryPointCreator - Cannot create valid constructor for android.content.Context, because it is abstract and cannot substitute with subclass</text:p>
      <text:p text:style-name="P1">[main] INFO soot.jimple.infoflow.entryPointCreators.AndroidEntryPointCreator - Generated main method:</text:p>
      <text:p text:style-name="P1"><text:s text:c="4"/>public static void dummyMainMethod(java.lang.String[])</text:p>
      <text:p text:style-name="P1"><text:s text:c="4"/>{</text:p>
      <text:p text:style-name="P1"><text:s text:c="8"/>java.lang.String[] $r0;</text:p>
      <text:p text:style-name="P1"><text:s text:c="8"/>int $i0;</text:p>
      <text:p text:style-name="P1"><text:s text:c="8"/>com.hectorone.multismssender.DeliveryDbAdapter $r1;</text:p>
      <text:p text:style-name="P1"><text:s text:c="8"/>boolean $z0;</text:p>
      <text:p text:style-name="P1"><text:s text:c="8"/>com.hectorone.multismssender.GroupEditActivity $r2;</text:p>
      <text:p text:style-name="P1"><text:s text:c="8"/>android.os.Bundle $r3, $r5, $r9, $r11, $r12, $r14, $r16;</text:p>
      <text:p text:style-name="P1"><text:s text:c="8"/>com.hectorone.multismssender.MultiSmsSender $r4;</text:p>
      <text:p text:style-name="P1"><text:s text:c="8"/>com.hectorone.multismssender.MessageReceiver $r6;</text:p>
      <text:p text:style-name="P1"><text:s text:c="8"/>android.content.Intent $r7;</text:p>
      <text:p text:style-name="P1"><text:s text:c="8"/>com.hectorone.multismssender.PhoneNumberSelection $r8;</text:p>
      <text:p text:style-name="P1"><text:s text:c="8"/>com.hectorone.multismssender.ListEntryActivity $r10;</text:p>
      <text:p text:style-name="P1"><text:s text:c="8"/>com.hectorone.multismssender.SelectGroupActivity $r13;</text:p>
      <text:p text:style-name="P1"><text:s text:c="8"/>com.hectorone.multismssender.SelectDeliveryActivity $r15;</text:p>
      <text:p text:style-name="P1"/>
      <text:p text:style-name="P1"><text:s text:c="8"/>$r0 := @parameter0: java.lang.String[];</text:p>
      <text:p text:style-name="P1"/>
      <text:p text:style-name="P1"><text:s text:c="8"/>$i0 = 0;</text:p>
      <text:p text:style-name="P1"/>
      <text:p text:style-name="P1"><text:s text:c="5"/>label01:</text:p>
      <text:p text:style-name="P1"><text:s text:c="8"/>$r1 = new com.hectorone.multismssender.DeliveryDbAdapter;</text:p>
      <text:p text:style-name="P1"/>
      <text:p text:style-name="P1"><text:s text:c="8"/>specialinvoke $r1.&lt;com.hectorone.multismssender.DeliveryDbAdapter: void &lt;init&gt;()&gt;();</text:p>
      <text:p text:style-name="P1"/>
      <text:p text:style-name="P1"><text:s text:c="8"/>if $i0 == 0 goto label02;</text:p>
      <text:p text:style-name="P1"/>
      <text:p text:style-name="P1"><text:s text:c="8"/>$z0 = virtualinvoke $r1.&lt;com.hectorone.multismssender.DeliveryDbAdapter: boolean onCreate()&gt;();</text:p>
      <text:p text:style-name="P1"/>
      <text:p text:style-name="P1"><text:s text:c="5"/>label02:</text:p>
      <text:p text:style-name="P1"><text:s text:c="8"/>if $i0 == 1 goto label01;</text:p>
      <text:p text:style-name="P1"/>
      <text:p text:style-name="P1"><text:s text:c="5"/>label03:</text:p>
      <text:p text:style-name="P1"><text:s text:c="8"/>if $i0 == 5 goto label06;</text:p>
      <text:p text:style-name="P1"/>
      <text:p text:style-name="P1"><text:soft-page-break/><text:s text:c="8"/>$r2 = new com.hectorone.multismssender.GroupEditActivity;</text:p>
      <text:p text:style-name="P1"/>
      <text:p text:style-name="P1"><text:s text:c="8"/>specialinvoke $r2.&lt;com.hectorone.multismssender.GroupEditActivity: void &lt;init&gt;()&gt;();</text:p>
      <text:p text:style-name="P1"/>
      <text:p text:style-name="P1"><text:s text:c="8"/>if $i0 == 6 goto label06;</text:p>
      <text:p text:style-name="P1"/>
      <text:p text:style-name="P1"><text:s text:c="8"/>$r3 = new android.os.Bundle;</text:p>
      <text:p text:style-name="P1"/>
      <text:p text:style-name="P1"><text:s text:c="8"/>specialinvoke $r3.&lt;android.os.Bundle: void &lt;init&gt;()&gt;();</text:p>
      <text:p text:style-name="P1"/>
      <text:p text:style-name="P1"><text:s text:c="8"/>virtualinvoke $r2.&lt;com.hectorone.multismssender.GroupEditActivity: void onCreate(android.os.Bundle)&gt;($r3);</text:p>
      <text:p text:style-name="P1"/>
      <text:p text:style-name="P1"><text:s text:c="8"/>$r3 = null;</text:p>
      <text:p text:style-name="P1"/>
      <text:p text:style-name="P1"><text:s text:c="5"/>label04:</text:p>
      <text:p text:style-name="P1"><text:s text:c="8"/>virtualinvoke $r2.&lt;com.hectorone.multismssender.GroupEditActivity: void onStart()&gt;();</text:p>
      <text:p text:style-name="P1"/>
      <text:p text:style-name="P1"><text:s text:c="5"/>label05:</text:p>
      <text:p text:style-name="P1"><text:s text:c="8"/>virtualinvoke $r2.&lt;com.hectorone.multismssender.GroupEditActivity: void onResume()&gt;();</text:p>
      <text:p text:style-name="P1"/>
      <text:p text:style-name="P1"><text:s text:c="8"/>if $i0 == 7 goto label05;</text:p>
      <text:p text:style-name="P1"/>
      <text:p text:style-name="P1"><text:s text:c="8"/>virtualinvoke $r2.&lt;com.hectorone.multismssender.GroupEditActivity: void onStop()&gt;();</text:p>
      <text:p text:style-name="P1"/>
      <text:p text:style-name="P1"><text:s text:c="8"/>if $i0 == 8 goto label06;</text:p>
      <text:p text:style-name="P1"/>
      <text:p text:style-name="P1"><text:s text:c="8"/>if $i0 == 9 goto label04;</text:p>
      <text:p text:style-name="P1"/>
      <text:p text:style-name="P1"><text:s text:c="5"/>label06:</text:p>
      <text:p text:style-name="P1"><text:s text:c="8"/>if $i0 == 11 goto label09;</text:p>
      <text:p text:style-name="P1"/>
      <text:p text:style-name="P1"><text:s text:c="8"/>$r4 = new com.hectorone.multismssender.MultiSmsSender;</text:p>
      <text:p text:style-name="P1"/>
      <text:p text:style-name="P1"><text:s text:c="8"/>specialinvoke $r4.&lt;com.hectorone.multismssender.MultiSmsSender: void &lt;init&gt;()&gt;();</text:p>
      <text:p text:style-name="P1"/>
      <text:p text:style-name="P1"><text:s text:c="8"/>if $i0 == 12 goto label09;</text:p>
      <text:p text:style-name="P1"/>
      <text:p text:style-name="P1"><text:s text:c="8"/>$r5 = new android.os.Bundle;</text:p>
      <text:p text:style-name="P1"/>
      <text:p text:style-name="P1"><text:s text:c="8"/>specialinvoke $r5.&lt;android.os.Bundle: void &lt;init&gt;()&gt;();</text:p>
      <text:p text:style-name="P1"/>
      <text:p text:style-name="P1"><text:s text:c="8"/>virtualinvoke $r4.&lt;com.hectorone.multismssender.MultiSmsSender: void onCreate(android.os.Bundle)&gt;($r5);</text:p>
      <text:p text:style-name="P1"/>
      <text:p text:style-name="P1"><text:s text:c="8"/>$r5 = null;</text:p>
      <text:p text:style-name="P1"/>
      <text:p text:style-name="P1"><text:s text:c="5"/>label07:</text:p>
      <text:p text:style-name="P1"><text:s text:c="8"/>if $i0 == 14 goto label08;</text:p>
      <text:p text:style-name="P1"/>
      <text:p text:style-name="P1"><text:s text:c="8"/>if $i0 == 15 goto label07;</text:p>
      <text:p text:style-name="P1"/>
      <text:p text:style-name="P1"><text:s text:c="5"/>label08:</text:p>
      <text:p text:style-name="P1"><text:s text:c="8"/>virtualinvoke $r4.&lt;com.hectorone.multismssender.MultiSmsSender: void <text:soft-page-break/>onDestroy()&gt;();</text:p>
      <text:p text:style-name="P1"/>
      <text:p text:style-name="P1"><text:s text:c="5"/>label09:</text:p>
      <text:p text:style-name="P1"><text:s text:c="8"/>if $i0 == 17 goto label11;</text:p>
      <text:p text:style-name="P1"/>
      <text:p text:style-name="P1"><text:s text:c="8"/>$r6 = new com.hectorone.multismssender.MessageReceiver;</text:p>
      <text:p text:style-name="P1"/>
      <text:p text:style-name="P1"><text:s text:c="8"/>specialinvoke $r6.&lt;com.hectorone.multismssender.MessageReceiver: void &lt;init&gt;()&gt;();</text:p>
      <text:p text:style-name="P1"/>
      <text:p text:style-name="P1"><text:s text:c="8"/>if $i0 == 18 goto label11;</text:p>
      <text:p text:style-name="P1"/>
      <text:p text:style-name="P1"><text:s text:c="8"/>$r7 = new android.content.Intent;</text:p>
      <text:p text:style-name="P1"/>
      <text:p text:style-name="P1"><text:s text:c="8"/>specialinvoke $r7.&lt;android.content.Intent: void &lt;init&gt;()&gt;();</text:p>
      <text:p text:style-name="P1"/>
      <text:p text:style-name="P1"><text:s text:c="5"/>label10:</text:p>
      <text:p text:style-name="P1"><text:s text:c="8"/>virtualinvoke $r6.&lt;com.hectorone.multismssender.MessageReceiver: void onReceive(android.content.Context,android.content.Intent)&gt;(null, $r7);</text:p>
      <text:p text:style-name="P1"/>
      <text:p text:style-name="P1"><text:s text:c="8"/>$r7 = null;</text:p>
      <text:p text:style-name="P1"/>
      <text:p text:style-name="P1"><text:s text:c="8"/>if $i0 == 20 goto label10;</text:p>
      <text:p text:style-name="P1"/>
      <text:p text:style-name="P1"><text:s text:c="5"/>label11:</text:p>
      <text:p text:style-name="P1"><text:s text:c="8"/>if $i0 == 21 goto label13;</text:p>
      <text:p text:style-name="P1"/>
      <text:p text:style-name="P1"><text:s text:c="8"/>$r8 = new com.hectorone.multismssender.PhoneNumberSelection;</text:p>
      <text:p text:style-name="P1"/>
      <text:p text:style-name="P1"><text:s text:c="8"/>specialinvoke $r8.&lt;com.hectorone.multismssender.PhoneNumberSelection: void &lt;init&gt;()&gt;();</text:p>
      <text:p text:style-name="P1"/>
      <text:p text:style-name="P1"><text:s text:c="8"/>if $i0 == 22 goto label13;</text:p>
      <text:p text:style-name="P1"/>
      <text:p text:style-name="P1"><text:s text:c="8"/>$r9 = new android.os.Bundle;</text:p>
      <text:p text:style-name="P1"/>
      <text:p text:style-name="P1"><text:s text:c="8"/>specialinvoke $r9.&lt;android.os.Bundle: void &lt;init&gt;()&gt;();</text:p>
      <text:p text:style-name="P1"/>
      <text:p text:style-name="P1"><text:s text:c="8"/>virtualinvoke $r8.&lt;com.hectorone.multismssender.PhoneNumberSelection: void onCreate(android.os.Bundle)&gt;($r9);</text:p>
      <text:p text:style-name="P1"/>
      <text:p text:style-name="P1"><text:s text:c="8"/>$r9 = null;</text:p>
      <text:p text:style-name="P1"/>
      <text:p text:style-name="P1"><text:s text:c="5"/>label12:</text:p>
      <text:p text:style-name="P1"><text:s text:c="8"/>if $i0 == 24 goto label13;</text:p>
      <text:p text:style-name="P1"/>
      <text:p text:style-name="P1"><text:s text:c="8"/>if $i0 == 25 goto label12;</text:p>
      <text:p text:style-name="P1"/>
      <text:p text:style-name="P1"><text:s text:c="5"/>label13:</text:p>
      <text:p text:style-name="P1"><text:s text:c="8"/>if $i0 == 27 goto label16;</text:p>
      <text:p text:style-name="P1"/>
      <text:p text:style-name="P1"><text:s text:c="8"/>$r10 = new com.hectorone.multismssender.ListEntryActivity;</text:p>
      <text:p text:style-name="P1"/>
      <text:p text:style-name="P1"><text:s text:c="8"/>specialinvoke $r10.&lt;com.hectorone.multismssender.ListEntryActivity: void &lt;init&gt;()&gt;();</text:p>
      <text:p text:style-name="P1"/>
      <text:p text:style-name="P1"><text:s text:c="8"/>if $i0 == 28 goto label16;</text:p>
      <text:p text:style-name="P1"/>
      <text:p text:style-name="P1"><text:s text:c="8"/>$r11 = new android.os.Bundle;</text:p>
      <text:p text:style-name="P1"><text:soft-page-break/></text:p>
      <text:p text:style-name="P1"><text:s text:c="8"/>specialinvoke $r11.&lt;android.os.Bundle: void &lt;init&gt;()&gt;();</text:p>
      <text:p text:style-name="P1"/>
      <text:p text:style-name="P1"><text:s text:c="8"/>virtualinvoke $r10.&lt;com.hectorone.multismssender.ListEntryActivity: void onCreate(android.os.Bundle)&gt;($r11);</text:p>
      <text:p text:style-name="P1"/>
      <text:p text:style-name="P1"><text:s text:c="8"/>$r11 = null;</text:p>
      <text:p text:style-name="P1"/>
      <text:p text:style-name="P1"><text:s text:c="5"/>label14:</text:p>
      <text:p text:style-name="P1"><text:s text:c="8"/>$r12 = new android.os.Bundle;</text:p>
      <text:p text:style-name="P1"/>
      <text:p text:style-name="P1"><text:s text:c="8"/>specialinvoke $r12.&lt;android.os.Bundle: void &lt;init&gt;()&gt;();</text:p>
      <text:p text:style-name="P1"/>
      <text:p text:style-name="P1"><text:s text:c="8"/>virtualinvoke $r10.&lt;com.hectorone.multismssender.ListEntryActivity: void onSaveInstanceState(android.os.Bundle)&gt;($r12);</text:p>
      <text:p text:style-name="P1"/>
      <text:p text:style-name="P1"><text:s text:c="8"/>$r12 = null;</text:p>
      <text:p text:style-name="P1"/>
      <text:p text:style-name="P1"><text:s text:c="8"/>if $i0 == 29 goto label14;</text:p>
      <text:p text:style-name="P1"/>
      <text:p text:style-name="P1"><text:s text:c="8"/>if $i0 == 30 goto label15;</text:p>
      <text:p text:style-name="P1"/>
      <text:p text:style-name="P1"><text:s text:c="8"/>if $i0 == 31 goto label14;</text:p>
      <text:p text:style-name="P1"/>
      <text:p text:style-name="P1"><text:s text:c="5"/>label15:</text:p>
      <text:p text:style-name="P1"><text:s text:c="8"/>virtualinvoke $r10.&lt;com.hectorone.multismssender.ListEntryActivity: void onDestroy()&gt;();</text:p>
      <text:p text:style-name="P1"/>
      <text:p text:style-name="P1"><text:s text:c="5"/>label16:</text:p>
      <text:p text:style-name="P1"><text:s text:c="8"/>if $i0 == 33 goto label18;</text:p>
      <text:p text:style-name="P1"/>
      <text:p text:style-name="P1"><text:s text:c="8"/>$r13 = new com.hectorone.multismssender.SelectGroupActivity;</text:p>
      <text:p text:style-name="P1"/>
      <text:p text:style-name="P1"><text:s text:c="8"/>specialinvoke $r13.&lt;com.hectorone.multismssender.SelectGroupActivity: void &lt;init&gt;()&gt;();</text:p>
      <text:p text:style-name="P1"/>
      <text:p text:style-name="P1"><text:s text:c="8"/>if $i0 == 34 goto label18;</text:p>
      <text:p text:style-name="P1"/>
      <text:p text:style-name="P1"><text:s text:c="8"/>$r14 = new android.os.Bundle;</text:p>
      <text:p text:style-name="P1"/>
      <text:p text:style-name="P1"><text:s text:c="8"/>specialinvoke $r14.&lt;android.os.Bundle: void &lt;init&gt;()&gt;();</text:p>
      <text:p text:style-name="P1"/>
      <text:p text:style-name="P1"><text:s text:c="8"/>virtualinvoke $r13.&lt;com.hectorone.multismssender.SelectGroupActivity: void onCreate(android.os.Bundle)&gt;($r14);</text:p>
      <text:p text:style-name="P1"/>
      <text:p text:style-name="P1"><text:s text:c="8"/>$r14 = null;</text:p>
      <text:p text:style-name="P1"/>
      <text:p text:style-name="P1"><text:s text:c="5"/>label17:</text:p>
      <text:p text:style-name="P1"><text:s text:c="8"/>virtualinvoke $r13.&lt;com.hectorone.multismssender.SelectGroupActivity: void onStart()&gt;();</text:p>
      <text:p text:style-name="P1"/>
      <text:p text:style-name="P1"><text:s text:c="8"/>virtualinvoke $r13.&lt;com.hectorone.multismssender.SelectGroupActivity: void onStop()&gt;();</text:p>
      <text:p text:style-name="P1"/>
      <text:p text:style-name="P1"><text:s text:c="8"/>if $i0 == 36 goto label18;</text:p>
      <text:p text:style-name="P1"/>
      <text:p text:style-name="P1"><text:s text:c="8"/>if $i0 == 37 goto label17;</text:p>
      <text:p text:style-name="P1"/>
      <text:p text:style-name="P1"><text:s text:c="5"/>label18:</text:p>
      <text:p text:style-name="P1"><text:soft-page-break/><text:s text:c="8"/>if $i0 == 39 goto label21;</text:p>
      <text:p text:style-name="P1"/>
      <text:p text:style-name="P1"><text:s text:c="8"/>$r15 = new com.hectorone.multismssender.SelectDeliveryActivity;</text:p>
      <text:p text:style-name="P1"/>
      <text:p text:style-name="P1"><text:s text:c="8"/>specialinvoke $r15.&lt;com.hectorone.multismssender.SelectDeliveryActivity: void &lt;init&gt;()&gt;();</text:p>
      <text:p text:style-name="P1"/>
      <text:p text:style-name="P1"><text:s text:c="8"/>if $i0 == 40 goto label21;</text:p>
      <text:p text:style-name="P1"/>
      <text:p text:style-name="P1"><text:s text:c="8"/>$r16 = new android.os.Bundle;</text:p>
      <text:p text:style-name="P1"/>
      <text:p text:style-name="P1"><text:s text:c="8"/>specialinvoke $r16.&lt;android.os.Bundle: void &lt;init&gt;()&gt;();</text:p>
      <text:p text:style-name="P1"/>
      <text:p text:style-name="P1"><text:s text:c="8"/>virtualinvoke $r15.&lt;com.hectorone.multismssender.SelectDeliveryActivity: void onCreate(android.os.Bundle)&gt;($r16);</text:p>
      <text:p text:style-name="P1"/>
      <text:p text:style-name="P1"><text:s text:c="8"/>$r16 = null;</text:p>
      <text:p text:style-name="P1"/>
      <text:p text:style-name="P1"><text:s text:c="5"/>label19:</text:p>
      <text:p text:style-name="P1"><text:s text:c="8"/>if $i0 == 42 goto label20;</text:p>
      <text:p text:style-name="P1"/>
      <text:p text:style-name="P1"><text:s text:c="8"/>if $i0 == 43 goto label19;</text:p>
      <text:p text:style-name="P1"/>
      <text:p text:style-name="P1"><text:s text:c="5"/>label20:</text:p>
      <text:p text:style-name="P1"><text:s text:c="8"/>virtualinvoke $r15.&lt;com.hectorone.multismssender.SelectDeliveryActivity: void onDestroy()&gt;();</text:p>
      <text:p text:style-name="P1"/>
      <text:p text:style-name="P1"><text:s text:c="5"/>label21:</text:p>
      <text:p text:style-name="P1"><text:s text:c="8"/>if $i0 == 45 goto label03;</text:p>
      <text:p text:style-name="P1"/>
      <text:p text:style-name="P1"><text:s text:c="8"/>return;</text:p>
      <text:p text:style-name="P1"><text:s text:c="4"/>}</text:p>
      <text:p text:style-name="P1"/>
      <text:p text:style-name="P1">[Call Graph] For information on where the call graph may be incomplete, use the verbose option to the cg phase.</text:p>
      <text:p text:style-name="P1">[Spark] Pointer Assignment Graph in 0.1 seconds.</text:p>
      <text:p text:style-name="P1">[Spark] Type masks in 0.0 seconds.</text:p>
      <text:p text:style-name="P1">[Spark] Pointer Graph simplified in 0.0 seconds.</text:p>
      <text:p text:style-name="P1">[Spark] Propagation in 0.6 seconds.</text:p>
      <text:p text:style-name="P1">[Spark] Solution found in 0.6 seconds.</text:p>
      <text:p text:style-name="P1">Callback analysis done.</text:p>
      <text:p text:style-name="P1">Warning: LinearLayout is a phantom class!</text:p>
      <text:p text:style-name="P1">Warning: com.hectorone.multismssender.LinearLayout is a phantom class!</text:p>
      <text:p text:style-name="P1">Warning: android.view.LinearLayout is a phantom class!</text:p>
      <text:p text:style-name="P1">Warning: ListView is a phantom class!</text:p>
      <text:p text:style-name="P1">Warning: com.hectorone.multismssender.ListView is a phantom class!</text:p>
      <text:p text:style-name="P1">Warning: android.view.ListView is a phantom class!</text:p>
      <text:p text:style-name="P1">Warning: TextView is a phantom class!</text:p>
      <text:p text:style-name="P1">Warning: com.hectorone.multismssender.TextView is a phantom class!</text:p>
      <text:p text:style-name="P1">Warning: android.view.TextView is a phantom class!</text:p>
      <text:p text:style-name="P1">Found 1 layout controls in file res/layout/delivery_list.xml</text:p>
      <text:p text:style-name="P1">Found 2 layout controls in file res/layout/delivery_row.xml</text:p>
      <text:p text:style-name="P1">Warning: EditText is a phantom class!</text:p>
      <text:p text:style-name="P1">Warning: com.hectorone.multismssender.EditText is a phantom class!</text:p>
      <text:p text:style-name="P1">Warning: android.view.EditText is a phantom class!</text:p>
      <text:p text:style-name="P1">Warning: Button is a phantom class!</text:p>
      <text:p text:style-name="P1">Warning: com.hectorone.multismssender.Button is a phantom class!</text:p>
      <text:p text:style-name="P1">Warning: android.view.Button is a phantom class!</text:p>
      <text:p text:style-name="P1">Found 3 layout controls in file res/layout/edit_group_list.xml</text:p>
      <text:p text:style-name="P1"><text:soft-page-break/>Found 4 layout controls in file res/layout/entry_list.xml</text:p>
      <text:p text:style-name="P1">Warning: ImageView is a phantom class!</text:p>
      <text:p text:style-name="P1">Warning: com.hectorone.multismssender.ImageView is a phantom class!</text:p>
      <text:p text:style-name="P1">Warning: android.view.ImageView is a phantom class!</text:p>
      <text:p text:style-name="P1">Found 5 layout controls in file res/layout/entry_row.xml</text:p>
      <text:p text:style-name="P1">Found 6 layout controls in file res/layout/group_list.xml</text:p>
      <text:p text:style-name="P1">Found 7 layout controls in file res/layout/group_row.xml</text:p>
      <text:p text:style-name="P1">Warning: View is a phantom class!</text:p>
      <text:p text:style-name="P1">Warning: com.hectorone.multismssender.View is a phantom class!</text:p>
      <text:p text:style-name="P1">Warning: requestFocus is a phantom class!</text:p>
      <text:p text:style-name="P1">Warning: com.hectorone.multismssender.requestFocus is a phantom class!</text:p>
      <text:p text:style-name="P1">Warning: android.view.requestFocus is a phantom class!</text:p>
      <text:p text:style-name="P1">Warning: android.widget.requestFocus is a phantom class!</text:p>
      <text:p text:style-name="P1">Warning: android.webkit.requestFocus is a phantom class!</text:p>
      <text:p text:style-name="P1">Warning: CheckBox is a phantom class!</text:p>
      <text:p text:style-name="P1">Warning: com.hectorone.multismssender.CheckBox is a phantom class!</text:p>
      <text:p text:style-name="P1">Warning: android.view.CheckBox is a phantom class!</text:p>
      <text:p text:style-name="P1">Could not find layout class requestFocus</text:p>
      <text:p text:style-name="P1">Found 8 layout controls in file res/layout/main.xml</text:p>
      <text:p text:style-name="P1">Found 9 layout controls in file res/layout/number_list.xml</text:p>
      <text:p text:style-name="P1">Found 10 layout controls in file res/layout/number_row.xml</text:p>
      <text:p text:style-name="P1">Warning: java.lang.invoke.LambdaMetafactory is a phantom class!</text:p>
      <text:p text:style-name="P1">Warning: java.lang.ref.Finalizer is a phantom class!</text:p>
      <text:p text:style-name="P1">[main] WARN soot.jimple.infoflow.entryPointCreators.AndroidEntryPointCreator - Cannot create valid constructor for android.net.Uri, because it is abstract and cannot substitute with subclass</text:p>
      <text:p text:style-name="P1">[main] WARN soot.jimple.infoflow.entryPointCreators.AndroidEntryPointCreator - Cannot create valid constructor for android.view.Menu, because it is an interface and cannot substitute with subclass</text:p>
      <text:p text:style-name="P1">[main] WARN soot.jimple.infoflow.entryPointCreators.AndroidEntryPointCreator - Cannot create valid constructor for android.view.MenuItem, because it is an interface and cannot substitute with subclass</text:p>
      <text:p text:style-name="P1">[main] WARN soot.jimple.infoflow.entryPointCreators.AndroidEntryPointCreator - Cannot create valid constructor for android.content.Context, because it is abstract and cannot substitute with subclass</text:p>
      <text:p text:style-name="P1">[main] WARN soot.jimple.infoflow.entryPointCreators.AndroidEntryPointCreator - Cannot create valid constructor for android.view.ContextMenu, because it is an interface and cannot substitute with subclass</text:p>
      <text:p text:style-name="P1">[main] WARN soot.jimple.infoflow.entryPointCreators.AndroidEntryPointCreator - Cannot create valid constructor for android.view.ContextMenu$ContextMenuInfo, because it is an interface and cannot substitute with subclass</text:p>
      <text:p text:style-name="P1">[main] INFO soot.jimple.infoflow.entryPointCreators.AndroidEntryPointCreator - Generated main method:</text:p>
      <text:p text:style-name="P1"><text:s text:c="4"/>public static void dummyMainMethod(java.lang.String[])</text:p>
      <text:p text:style-name="P1"><text:s text:c="4"/>{</text:p>
      <text:p text:style-name="P1"><text:s text:c="8"/>java.lang.String[] $r0, $r2, $r3, $r5, $r7;</text:p>
      <text:p text:style-name="P1"><text:s text:c="8"/>int $i0, $i1, $i2;</text:p>
      <text:p text:style-name="P1"><text:s text:c="8"/>com.hectorone.multismssender.DeliveryDbAdapter $r1;</text:p>
      <text:p text:style-name="P1"><text:s text:c="8"/>boolean $z0, $z1, $z2, $z3, $z4, $z5, $z6, $z7, $z8, $z9, $z10, $z11, $z12;</text:p>
      <text:p text:style-name="P1"><text:s text:c="8"/>android.database.Cursor $r4;</text:p>
      <text:p text:style-name="P1"><text:s text:c="8"/>android.content.ContentValues $r6, $r9;</text:p>
      <text:p text:style-name="P1"><text:s text:c="8"/>java.lang.String $r8;</text:p>
      <text:p text:style-name="P1"><text:s text:c="8"/>android.net.Uri $r10;</text:p>
      <text:p text:style-name="P1"><text:s text:c="8"/>com.hectorone.multismssender.GroupEditActivity $r11;</text:p>
      <text:p text:style-name="P1"><text:s text:c="8"/>android.os.Bundle $r12, $r16, $r28, $r33, $r34, $r36, $r41;</text:p>
      <text:p text:style-name="P1"><text:s text:c="8"/>com.hectorone.multismssender.GroupEditActivity$1 $r13;</text:p>
      <text:p text:style-name="P1"><text:s text:c="8"/>android.view.View $r14, $r18, $r20, $r24, $r30, $r38, $r39, $r43, $r44;</text:p>
      <text:p text:style-name="P1"><text:s text:c="8"/>com.hectorone.multismssender.MultiSmsSender $r15;</text:p>
      <text:p text:style-name="P1"><text:s text:c="8"/>com.hectorone.multismssender.MultiSmsSender$2 $r17;</text:p>
      <text:p text:style-name="P1"><text:soft-page-break/><text:s text:c="8"/>com.hectorone.multismssender.MultiSmsSender$4 $r19;</text:p>
      <text:p text:style-name="P1"><text:s text:c="8"/>android.app.Dialog $r21;</text:p>
      <text:p text:style-name="P1"><text:s text:c="8"/>android.content.Intent $r22, $r26, $r31;</text:p>
      <text:p text:style-name="P1"><text:s text:c="8"/>com.hectorone.multismssender.MultiSmsSender$3 $r23;</text:p>
      <text:p text:style-name="P1"><text:s text:c="8"/>com.hectorone.multismssender.MessageReceiver $r25;</text:p>
      <text:p text:style-name="P1"><text:s text:c="8"/>com.hectorone.multismssender.PhoneNumberSelection $r27;</text:p>
      <text:p text:style-name="P1"><text:s text:c="8"/>com.hectorone.multismssender.PhoneNumberSelection$1 $r29;</text:p>
      <text:p text:style-name="P1"><text:s text:c="8"/>com.hectorone.multismssender.ListEntryActivity $r32;</text:p>
      <text:p text:style-name="P1"><text:s text:c="8"/>com.hectorone.multismssender.SelectGroupActivity $r35;</text:p>
      <text:p text:style-name="P1"><text:s text:c="8"/>android.widget.ListView $r37, $r42;</text:p>
      <text:p text:style-name="P1"><text:s text:c="8"/>com.hectorone.multismssender.SelectDeliveryActivity $r40;</text:p>
      <text:p text:style-name="P1"/>
      <text:p text:style-name="P1"><text:s text:c="8"/>$r0 := @parameter0: java.lang.String[];</text:p>
      <text:p text:style-name="P1"/>
      <text:p text:style-name="P1"><text:s text:c="8"/>$i0 = 0;</text:p>
      <text:p text:style-name="P1"/>
      <text:p text:style-name="P1"><text:s text:c="5"/>label01:</text:p>
      <text:p text:style-name="P1"><text:s text:c="8"/>$r1 = new com.hectorone.multismssender.DeliveryDbAdapter;</text:p>
      <text:p text:style-name="P1"/>
      <text:p text:style-name="P1"><text:s text:c="8"/>specialinvoke $r1.&lt;com.hectorone.multismssender.DeliveryDbAdapter: void &lt;init&gt;()&gt;();</text:p>
      <text:p text:style-name="P1"/>
      <text:p text:style-name="P1"><text:s text:c="8"/>if $i0 == 0 goto label02;</text:p>
      <text:p text:style-name="P1"/>
      <text:p text:style-name="P1"><text:s text:c="8"/>$z0 = virtualinvoke $r1.&lt;com.hectorone.multismssender.DeliveryDbAdapter: boolean onCreate()&gt;();</text:p>
      <text:p text:style-name="P1"/>
      <text:p text:style-name="P1"><text:s text:c="5"/>label02:</text:p>
      <text:p text:style-name="P1"><text:s text:c="8"/>if $i0 == 1 goto label01;</text:p>
      <text:p text:style-name="P1"/>
      <text:p text:style-name="P1"><text:s text:c="5"/>label03:</text:p>
      <text:p text:style-name="P1"><text:s text:c="8"/>if $i0 == 2 goto label10;</text:p>
      <text:p text:style-name="P1"/>
      <text:p text:style-name="P1"><text:s text:c="8"/>if $i0 == 3 goto label10;</text:p>
      <text:p text:style-name="P1"/>
      <text:p text:style-name="P1"><text:s text:c="8"/>if $i0 == 4 goto label10;</text:p>
      <text:p text:style-name="P1"/>
      <text:p text:style-name="P1"><text:s text:c="5"/>label04:</text:p>
      <text:p text:style-name="P1"><text:s text:c="8"/>if $i0 == 5 goto label05;</text:p>
      <text:p text:style-name="P1"/>
      <text:p text:style-name="P1"><text:s text:c="8"/>$r2 = newarray (java.lang.String)[1];</text:p>
      <text:p text:style-name="P1"/>
      <text:p text:style-name="P1"><text:s text:c="8"/>$r2[0] = "";</text:p>
      <text:p text:style-name="P1"/>
      <text:p text:style-name="P1"><text:s text:c="8"/>$r3 = newarray (java.lang.String)[1];</text:p>
      <text:p text:style-name="P1"/>
      <text:p text:style-name="P1"><text:s text:c="8"/>$r3[0] = "";</text:p>
      <text:p text:style-name="P1"/>
      <text:p text:style-name="P1"><text:s text:c="8"/>$r4 = virtualinvoke $r1.&lt;com.hectorone.multismssender.DeliveryDbAdapter: android.database.Cursor query(android.net.Uri,java.lang.String[],java.lang.String,java.lang.String[],java.lang.String)&gt;(null, $r2, "", $r3, "");</text:p>
      <text:p text:style-name="P1"/>
      <text:p text:style-name="P1"><text:s text:c="5"/>label05:</text:p>
      <text:p text:style-name="P1"><text:s text:c="8"/>if $i0 == 6 goto label06;</text:p>
      <text:p text:style-name="P1"/>
      <text:p text:style-name="P1"><text:s text:c="8"/>$r5 = newarray (java.lang.String)[1];</text:p>
      <text:p text:style-name="P1"/>
      <text:p text:style-name="P1"><text:s text:c="8"/>$r5[0] = "";</text:p>
      <text:p text:style-name="P1"><text:soft-page-break/></text:p>
      <text:p text:style-name="P1"><text:s text:c="8"/>$i1 = virtualinvoke $r1.&lt;com.hectorone.multismssender.DeliveryDbAdapter: int delete(android.net.Uri,java.lang.String,java.lang.String[])&gt;(null, "", $r5);</text:p>
      <text:p text:style-name="P1"/>
      <text:p text:style-name="P1"><text:s text:c="5"/>label06:</text:p>
      <text:p text:style-name="P1"><text:s text:c="8"/>if $i0 == 7 goto label07;</text:p>
      <text:p text:style-name="P1"/>
      <text:p text:style-name="P1"><text:s text:c="8"/>$r6 = new android.content.ContentValues;</text:p>
      <text:p text:style-name="P1"/>
      <text:p text:style-name="P1"><text:s text:c="8"/>specialinvoke $r6.&lt;android.content.ContentValues: void &lt;init&gt;()&gt;();</text:p>
      <text:p text:style-name="P1"/>
      <text:p text:style-name="P1"><text:s text:c="8"/>$r7 = newarray (java.lang.String)[1];</text:p>
      <text:p text:style-name="P1"/>
      <text:p text:style-name="P1"><text:s text:c="8"/>$r7[0] = "";</text:p>
      <text:p text:style-name="P1"/>
      <text:p text:style-name="P1"><text:s text:c="8"/>$i2 = virtualinvoke $r1.&lt;com.hectorone.multismssender.DeliveryDbAdapter: int update(android.net.Uri,android.content.ContentValues,java.lang.String,java.lang.String[])&gt;(null, $r6, "", $r7);</text:p>
      <text:p text:style-name="P1"/>
      <text:p text:style-name="P1"><text:s text:c="8"/>$r6 = null;</text:p>
      <text:p text:style-name="P1"/>
      <text:p text:style-name="P1"><text:s text:c="5"/>label07:</text:p>
      <text:p text:style-name="P1"><text:s text:c="8"/>if $i0 == 8 goto label08;</text:p>
      <text:p text:style-name="P1"/>
      <text:p text:style-name="P1"><text:s text:c="8"/>$r8 = virtualinvoke $r1.&lt;com.hectorone.multismssender.DeliveryDbAdapter: java.lang.String getType(android.net.Uri)&gt;(null);</text:p>
      <text:p text:style-name="P1"/>
      <text:p text:style-name="P1"><text:s text:c="5"/>label08:</text:p>
      <text:p text:style-name="P1"><text:s text:c="8"/>if $i0 == 9 goto label09;</text:p>
      <text:p text:style-name="P1"/>
      <text:p text:style-name="P1"><text:s text:c="8"/>$r9 = new android.content.ContentValues;</text:p>
      <text:p text:style-name="P1"/>
      <text:p text:style-name="P1"><text:s text:c="8"/>specialinvoke $r9.&lt;android.content.ContentValues: void &lt;init&gt;()&gt;();</text:p>
      <text:p text:style-name="P1"/>
      <text:p text:style-name="P1"><text:s text:c="8"/>$r10 = virtualinvoke $r1.&lt;com.hectorone.multismssender.DeliveryDbAdapter: android.net.Uri insert(android.net.Uri,android.content.ContentValues)&gt;(null, $r9);</text:p>
      <text:p text:style-name="P1"/>
      <text:p text:style-name="P1"><text:s text:c="8"/>$r9 = null;</text:p>
      <text:p text:style-name="P1"/>
      <text:p text:style-name="P1"><text:s text:c="5"/>label09:</text:p>
      <text:p text:style-name="P1"><text:s text:c="8"/>if $i0 == 10 goto label04;</text:p>
      <text:p text:style-name="P1"/>
      <text:p text:style-name="P1"><text:s text:c="5"/>label10:</text:p>
      <text:p text:style-name="P1"><text:s text:c="8"/>if $i0 == 11 goto label16;</text:p>
      <text:p text:style-name="P1"/>
      <text:p text:style-name="P1"><text:s text:c="8"/>$r11 = new com.hectorone.multismssender.GroupEditActivity;</text:p>
      <text:p text:style-name="P1"/>
      <text:p text:style-name="P1"><text:s text:c="8"/>specialinvoke $r11.&lt;com.hectorone.multismssender.GroupEditActivity: void &lt;init&gt;()&gt;();</text:p>
      <text:p text:style-name="P1"/>
      <text:p text:style-name="P1"><text:s text:c="8"/>if $i0 == 12 goto label16;</text:p>
      <text:p text:style-name="P1"/>
      <text:p text:style-name="P1"><text:s text:c="8"/>$r12 = new android.os.Bundle;</text:p>
      <text:p text:style-name="P1"/>
      <text:p text:style-name="P1"><text:s text:c="8"/>specialinvoke $r12.&lt;android.os.Bundle: void &lt;init&gt;()&gt;();</text:p>
      <text:p text:style-name="P1"/>
      <text:p text:style-name="P1"><text:s text:c="8"/>virtualinvoke $r11.&lt;com.hectorone.multismssender.GroupEditActivity: void onCreate(android.os.Bundle)&gt;($r12);</text:p>
      <text:p text:style-name="P1"><text:soft-page-break/></text:p>
      <text:p text:style-name="P1"><text:s text:c="8"/>$r12 = null;</text:p>
      <text:p text:style-name="P1"/>
      <text:p text:style-name="P1"><text:s text:c="5"/>label11:</text:p>
      <text:p text:style-name="P1"><text:s text:c="8"/>virtualinvoke $r11.&lt;com.hectorone.multismssender.GroupEditActivity: void onStart()&gt;();</text:p>
      <text:p text:style-name="P1"/>
      <text:p text:style-name="P1"><text:s text:c="5"/>label12:</text:p>
      <text:p text:style-name="P1"><text:s text:c="8"/>virtualinvoke $r11.&lt;com.hectorone.multismssender.GroupEditActivity: void onResume()&gt;();</text:p>
      <text:p text:style-name="P1"/>
      <text:p text:style-name="P1"><text:s text:c="8"/>if $i0 == 13 goto label15;</text:p>
      <text:p text:style-name="P1"/>
      <text:p text:style-name="P1"><text:s text:c="5"/>label13:</text:p>
      <text:p text:style-name="P1"><text:s text:c="8"/>$r13 = new com.hectorone.multismssender.GroupEditActivity$1;</text:p>
      <text:p text:style-name="P1"/>
      <text:p text:style-name="P1"><text:s text:c="8"/>specialinvoke $r13.&lt;com.hectorone.multismssender.GroupEditActivity$1: void &lt;init&gt;(com.hectorone.multismssender.GroupEditActivity)&gt;($r11);</text:p>
      <text:p text:style-name="P1"/>
      <text:p text:style-name="P1"><text:s text:c="8"/>if $i0 == 14 goto label14;</text:p>
      <text:p text:style-name="P1"/>
      <text:p text:style-name="P1"><text:s text:c="8"/>$r14 = new android.view.View;</text:p>
      <text:p text:style-name="P1"/>
      <text:p text:style-name="P1"><text:s text:c="8"/>specialinvoke $r14.&lt;android.view.View: void &lt;init&gt;(android.content.Context)&gt;($r11);</text:p>
      <text:p text:style-name="P1"/>
      <text:p text:style-name="P1"><text:s text:c="8"/>virtualinvoke $r13.&lt;com.hectorone.multismssender.GroupEditActivity$1: void onClick(android.view.View)&gt;($r14);</text:p>
      <text:p text:style-name="P1"/>
      <text:p text:style-name="P1"><text:s text:c="8"/>$r14 = null;</text:p>
      <text:p text:style-name="P1"/>
      <text:p text:style-name="P1"><text:s text:c="5"/>label14:</text:p>
      <text:p text:style-name="P1"><text:s text:c="8"/>if $i0 == 15 goto label13;</text:p>
      <text:p text:style-name="P1"/>
      <text:p text:style-name="P1"><text:s text:c="5"/>label15:</text:p>
      <text:p text:style-name="P1"><text:s text:c="8"/>if $i0 == 16 goto label12;</text:p>
      <text:p text:style-name="P1"/>
      <text:p text:style-name="P1"><text:s text:c="8"/>virtualinvoke $r11.&lt;com.hectorone.multismssender.GroupEditActivity: void onStop()&gt;();</text:p>
      <text:p text:style-name="P1"/>
      <text:p text:style-name="P1"><text:s text:c="8"/>if $i0 == 17 goto label16;</text:p>
      <text:p text:style-name="P1"/>
      <text:p text:style-name="P1"><text:s text:c="8"/>if $i0 == 18 goto label11;</text:p>
      <text:p text:style-name="P1"/>
      <text:p text:style-name="P1"><text:s text:c="5"/>label16:</text:p>
      <text:p text:style-name="P1"><text:s text:c="8"/>if $i0 == 20 goto label28;</text:p>
      <text:p text:style-name="P1"/>
      <text:p text:style-name="P1"><text:s text:c="8"/>$r15 = new com.hectorone.multismssender.MultiSmsSender;</text:p>
      <text:p text:style-name="P1"/>
      <text:p text:style-name="P1"><text:s text:c="8"/>specialinvoke $r15.&lt;com.hectorone.multismssender.MultiSmsSender: void &lt;init&gt;()&gt;();</text:p>
      <text:p text:style-name="P1"/>
      <text:p text:style-name="P1"><text:s text:c="8"/>if $i0 == 21 goto label28;</text:p>
      <text:p text:style-name="P1"/>
      <text:p text:style-name="P1"><text:s text:c="8"/>$r16 = new android.os.Bundle;</text:p>
      <text:p text:style-name="P1"/>
      <text:p text:style-name="P1"><text:s text:c="8"/>specialinvoke $r16.&lt;android.os.Bundle: void &lt;init&gt;()&gt;();</text:p>
      <text:p text:style-name="P1"/>
      <text:p text:style-name="P1"><text:s text:c="8"/>virtualinvoke $r15.&lt;com.hectorone.multismssender.MultiSmsSender: void <text:soft-page-break/>onCreate(android.os.Bundle)&gt;($r16);</text:p>
      <text:p text:style-name="P1"/>
      <text:p text:style-name="P1"><text:s text:c="8"/>$r16 = null;</text:p>
      <text:p text:style-name="P1"/>
      <text:p text:style-name="P1"><text:s text:c="5"/>label17:</text:p>
      <text:p text:style-name="P1"><text:s text:c="8"/>if $i0 == 22 goto label26;</text:p>
      <text:p text:style-name="P1"/>
      <text:p text:style-name="P1"><text:s text:c="5"/>label18:</text:p>
      <text:p text:style-name="P1"><text:s text:c="8"/>$r17 = new com.hectorone.multismssender.MultiSmsSender$2;</text:p>
      <text:p text:style-name="P1"/>
      <text:p text:style-name="P1"><text:s text:c="8"/>specialinvoke $r17.&lt;com.hectorone.multismssender.MultiSmsSender$2: void &lt;init&gt;(com.hectorone.multismssender.MultiSmsSender)&gt;($r15);</text:p>
      <text:p text:style-name="P1"/>
      <text:p text:style-name="P1"><text:s text:c="8"/>if $i0 == 23 goto label19;</text:p>
      <text:p text:style-name="P1"/>
      <text:p text:style-name="P1"><text:s text:c="8"/>$r18 = new android.view.View;</text:p>
      <text:p text:style-name="P1"/>
      <text:p text:style-name="P1"><text:s text:c="8"/>specialinvoke $r18.&lt;android.view.View: void &lt;init&gt;(android.content.Context)&gt;($r15);</text:p>
      <text:p text:style-name="P1"/>
      <text:p text:style-name="P1"><text:s text:c="8"/>virtualinvoke $r17.&lt;com.hectorone.multismssender.MultiSmsSender$2: void onClick(android.view.View)&gt;($r18);</text:p>
      <text:p text:style-name="P1"/>
      <text:p text:style-name="P1"><text:s text:c="8"/>$r18 = null;</text:p>
      <text:p text:style-name="P1"/>
      <text:p text:style-name="P1"><text:s text:c="5"/>label19:</text:p>
      <text:p text:style-name="P1"><text:s text:c="8"/>$r19 = new com.hectorone.multismssender.MultiSmsSender$4;</text:p>
      <text:p text:style-name="P1"/>
      <text:p text:style-name="P1"><text:s text:c="8"/>specialinvoke $r19.&lt;com.hectorone.multismssender.MultiSmsSender$4: void &lt;init&gt;(com.hectorone.multismssender.MultiSmsSender)&gt;($r15);</text:p>
      <text:p text:style-name="P1"/>
      <text:p text:style-name="P1"><text:s text:c="8"/>if $i0 == 24 goto label20;</text:p>
      <text:p text:style-name="P1"/>
      <text:p text:style-name="P1"><text:s text:c="8"/>$r20 = new android.view.View;</text:p>
      <text:p text:style-name="P1"/>
      <text:p text:style-name="P1"><text:s text:c="8"/>specialinvoke $r20.&lt;android.view.View: void &lt;init&gt;(android.content.Context)&gt;($r15);</text:p>
      <text:p text:style-name="P1"/>
      <text:p text:style-name="P1"><text:s text:c="8"/>virtualinvoke $r19.&lt;com.hectorone.multismssender.MultiSmsSender$4: void onClick(android.view.View)&gt;($r20);</text:p>
      <text:p text:style-name="P1"/>
      <text:p text:style-name="P1"><text:s text:c="8"/>$r20 = null;</text:p>
      <text:p text:style-name="P1"/>
      <text:p text:style-name="P1"><text:s text:c="5"/>label20:</text:p>
      <text:p text:style-name="P1"><text:s text:c="8"/>if $i0 == 25 goto label21;</text:p>
      <text:p text:style-name="P1"/>
      <text:p text:style-name="P1"><text:s text:c="8"/>$r21 = virtualinvoke $r15.&lt;com.hectorone.multismssender.MultiSmsSender: android.app.Dialog onCreateDialog(int)&gt;(0);</text:p>
      <text:p text:style-name="P1"/>
      <text:p text:style-name="P1"><text:s text:c="5"/>label21:</text:p>
      <text:p text:style-name="P1"><text:s text:c="8"/>if $i0 == 26 goto label22;</text:p>
      <text:p text:style-name="P1"/>
      <text:p text:style-name="P1"><text:s text:c="8"/>$r22 = new android.content.Intent;</text:p>
      <text:p text:style-name="P1"/>
      <text:p text:style-name="P1"><text:s text:c="8"/>specialinvoke $r22.&lt;android.content.Intent: void &lt;init&gt;()&gt;();</text:p>
      <text:p text:style-name="P1"/>
      <text:p text:style-name="P1"><text:s text:c="8"/>virtualinvoke $r15.&lt;com.hectorone.multismssender.MultiSmsSender: void onActivityResult(int,int,android.content.Intent)&gt;(0, 0, $r22);</text:p>
      <text:p text:style-name="P1"/>
      <text:p text:style-name="P1"><text:soft-page-break/><text:s text:c="8"/>$r22 = null;</text:p>
      <text:p text:style-name="P1"/>
      <text:p text:style-name="P1"><text:s text:c="5"/>label22:</text:p>
      <text:p text:style-name="P1"><text:s text:c="8"/>if $i0 == 27 goto label23;</text:p>
      <text:p text:style-name="P1"/>
      <text:p text:style-name="P1"><text:s text:c="8"/>$z1 = virtualinvoke $r15.&lt;com.hectorone.multismssender.MultiSmsSender: boolean onCreateOptionsMenu(android.view.Menu)&gt;(null);</text:p>
      <text:p text:style-name="P1"/>
      <text:p text:style-name="P1"><text:s text:c="5"/>label23:</text:p>
      <text:p text:style-name="P1"><text:s text:c="8"/>if $i0 == 28 goto label24;</text:p>
      <text:p text:style-name="P1"/>
      <text:p text:style-name="P1"><text:s text:c="8"/>$z2 = virtualinvoke $r15.&lt;com.hectorone.multismssender.MultiSmsSender: boolean onMenuItemSelected(int,android.view.MenuItem)&gt;(0, null);</text:p>
      <text:p text:style-name="P1"/>
      <text:p text:style-name="P1"><text:s text:c="5"/>label24:</text:p>
      <text:p text:style-name="P1"><text:s text:c="8"/>$r23 = new com.hectorone.multismssender.MultiSmsSender$3;</text:p>
      <text:p text:style-name="P1"/>
      <text:p text:style-name="P1"><text:s text:c="8"/>specialinvoke $r23.&lt;com.hectorone.multismssender.MultiSmsSender$3: void &lt;init&gt;(com.hectorone.multismssender.MultiSmsSender)&gt;($r15);</text:p>
      <text:p text:style-name="P1"/>
      <text:p text:style-name="P1"><text:s text:c="8"/>if $i0 == 29 goto label25;</text:p>
      <text:p text:style-name="P1"/>
      <text:p text:style-name="P1"><text:s text:c="8"/>$r24 = new android.view.View;</text:p>
      <text:p text:style-name="P1"/>
      <text:p text:style-name="P1"><text:s text:c="8"/>specialinvoke $r24.&lt;android.view.View: void &lt;init&gt;(android.content.Context)&gt;($r15);</text:p>
      <text:p text:style-name="P1"/>
      <text:p text:style-name="P1"><text:s text:c="8"/>virtualinvoke $r23.&lt;com.hectorone.multismssender.MultiSmsSender$3: void onClick(android.view.View)&gt;($r24);</text:p>
      <text:p text:style-name="P1"/>
      <text:p text:style-name="P1"><text:s text:c="8"/>$r24 = null;</text:p>
      <text:p text:style-name="P1"/>
      <text:p text:style-name="P1"><text:s text:c="5"/>label25:</text:p>
      <text:p text:style-name="P1"><text:s text:c="8"/>if $i0 == 30 goto label18;</text:p>
      <text:p text:style-name="P1"/>
      <text:p text:style-name="P1"><text:s text:c="5"/>label26:</text:p>
      <text:p text:style-name="P1"><text:s text:c="8"/>if $i0 == 31 goto label17;</text:p>
      <text:p text:style-name="P1"/>
      <text:p text:style-name="P1"><text:s text:c="8"/>if $i0 == 32 goto label27;</text:p>
      <text:p text:style-name="P1"/>
      <text:p text:style-name="P1"><text:s text:c="8"/>if $i0 == 33 goto label17;</text:p>
      <text:p text:style-name="P1"/>
      <text:p text:style-name="P1"><text:s text:c="5"/>label27:</text:p>
      <text:p text:style-name="P1"><text:s text:c="8"/>virtualinvoke $r15.&lt;com.hectorone.multismssender.MultiSmsSender: void onDestroy()&gt;();</text:p>
      <text:p text:style-name="P1"/>
      <text:p text:style-name="P1"><text:s text:c="5"/>label28:</text:p>
      <text:p text:style-name="P1"><text:s text:c="8"/>if $i0 == 35 goto label30;</text:p>
      <text:p text:style-name="P1"/>
      <text:p text:style-name="P1"><text:s text:c="8"/>$r25 = new com.hectorone.multismssender.MessageReceiver;</text:p>
      <text:p text:style-name="P1"/>
      <text:p text:style-name="P1"><text:s text:c="8"/>specialinvoke $r25.&lt;com.hectorone.multismssender.MessageReceiver: void &lt;init&gt;()&gt;();</text:p>
      <text:p text:style-name="P1"/>
      <text:p text:style-name="P1"><text:s text:c="8"/>if $i0 == 36 goto label30;</text:p>
      <text:p text:style-name="P1"/>
      <text:p text:style-name="P1"><text:s text:c="8"/>$r26 = new android.content.Intent;</text:p>
      <text:p text:style-name="P1"/>
      <text:p text:style-name="P1"><text:s text:c="8"/>specialinvoke $r26.&lt;android.content.Intent: void &lt;init&gt;()&gt;();</text:p>
      <text:p text:style-name="P1"><text:soft-page-break/></text:p>
      <text:p text:style-name="P1"><text:s text:c="5"/>label29:</text:p>
      <text:p text:style-name="P1"><text:s text:c="8"/>virtualinvoke $r25.&lt;com.hectorone.multismssender.MessageReceiver: void onReceive(android.content.Context,android.content.Intent)&gt;(null, $r26);</text:p>
      <text:p text:style-name="P1"/>
      <text:p text:style-name="P1"><text:s text:c="8"/>$r26 = null;</text:p>
      <text:p text:style-name="P1"/>
      <text:p text:style-name="P1"><text:s text:c="8"/>if $i0 == 38 goto label29;</text:p>
      <text:p text:style-name="P1"/>
      <text:p text:style-name="P1"><text:s text:c="5"/>label30:</text:p>
      <text:p text:style-name="P1"><text:s text:c="8"/>if $i0 == 39 goto label38;</text:p>
      <text:p text:style-name="P1"/>
      <text:p text:style-name="P1"><text:s text:c="8"/>$r27 = new com.hectorone.multismssender.PhoneNumberSelection;</text:p>
      <text:p text:style-name="P1"/>
      <text:p text:style-name="P1"><text:s text:c="8"/>specialinvoke $r27.&lt;com.hectorone.multismssender.PhoneNumberSelection: void &lt;init&gt;()&gt;();</text:p>
      <text:p text:style-name="P1"/>
      <text:p text:style-name="P1"><text:s text:c="8"/>if $i0 == 40 goto label38;</text:p>
      <text:p text:style-name="P1"/>
      <text:p text:style-name="P1"><text:s text:c="8"/>$r28 = new android.os.Bundle;</text:p>
      <text:p text:style-name="P1"/>
      <text:p text:style-name="P1"><text:s text:c="8"/>specialinvoke $r28.&lt;android.os.Bundle: void &lt;init&gt;()&gt;();</text:p>
      <text:p text:style-name="P1"/>
      <text:p text:style-name="P1"><text:s text:c="8"/>virtualinvoke $r27.&lt;com.hectorone.multismssender.PhoneNumberSelection: void onCreate(android.os.Bundle)&gt;($r28);</text:p>
      <text:p text:style-name="P1"/>
      <text:p text:style-name="P1"><text:s text:c="8"/>$r28 = null;</text:p>
      <text:p text:style-name="P1"/>
      <text:p text:style-name="P1"><text:s text:c="5"/>label31:</text:p>
      <text:p text:style-name="P1"><text:s text:c="8"/>if $i0 == 41 goto label37;</text:p>
      <text:p text:style-name="P1"/>
      <text:p text:style-name="P1"><text:s text:c="5"/>label32:</text:p>
      <text:p text:style-name="P1"><text:s text:c="8"/>$r29 = new com.hectorone.multismssender.PhoneNumberSelection$1;</text:p>
      <text:p text:style-name="P1"/>
      <text:p text:style-name="P1"><text:s text:c="8"/>specialinvoke $r29.&lt;com.hectorone.multismssender.PhoneNumberSelection$1: void &lt;init&gt;(com.hectorone.multismssender.PhoneNumberSelection)&gt;($r27);</text:p>
      <text:p text:style-name="P1"/>
      <text:p text:style-name="P1"><text:s text:c="8"/>if $i0 == 42 goto label33;</text:p>
      <text:p text:style-name="P1"/>
      <text:p text:style-name="P1"><text:s text:c="8"/>$r30 = new android.view.View;</text:p>
      <text:p text:style-name="P1"/>
      <text:p text:style-name="P1"><text:s text:c="8"/>specialinvoke $r30.&lt;android.view.View: void &lt;init&gt;(android.content.Context)&gt;($r27);</text:p>
      <text:p text:style-name="P1"/>
      <text:p text:style-name="P1"><text:s text:c="8"/>virtualinvoke $r29.&lt;com.hectorone.multismssender.PhoneNumberSelection$1: void onClick(android.view.View)&gt;($r30);</text:p>
      <text:p text:style-name="P1"/>
      <text:p text:style-name="P1"><text:s text:c="8"/>$r30 = null;</text:p>
      <text:p text:style-name="P1"/>
      <text:p text:style-name="P1"><text:s text:c="5"/>label33:</text:p>
      <text:p text:style-name="P1"><text:s text:c="8"/>if $i0 == 43 goto label34;</text:p>
      <text:p text:style-name="P1"/>
      <text:p text:style-name="P1"><text:s text:c="8"/>$r31 = new android.content.Intent;</text:p>
      <text:p text:style-name="P1"/>
      <text:p text:style-name="P1"><text:s text:c="8"/>specialinvoke $r31.&lt;android.content.Intent: void &lt;init&gt;()&gt;();</text:p>
      <text:p text:style-name="P1"/>
      <text:p text:style-name="P1"><text:s text:c="8"/>virtualinvoke $r27.&lt;com.hectorone.multismssender.PhoneNumberSelection: void onActivityResult(int,int,android.content.Intent)&gt;(0, 0, $r31);</text:p>
      <text:p text:style-name="P1"/>
      <text:p text:style-name="P1"><text:soft-page-break/><text:s text:c="8"/>$r31 = null;</text:p>
      <text:p text:style-name="P1"/>
      <text:p text:style-name="P1"><text:s text:c="5"/>label34:</text:p>
      <text:p text:style-name="P1"><text:s text:c="8"/>if $i0 == 44 goto label35;</text:p>
      <text:p text:style-name="P1"/>
      <text:p text:style-name="P1"><text:s text:c="8"/>$z3 = virtualinvoke $r27.&lt;com.hectorone.multismssender.PhoneNumberSelection: boolean onMenuItemSelected(int,android.view.MenuItem)&gt;(0, null);</text:p>
      <text:p text:style-name="P1"/>
      <text:p text:style-name="P1"><text:s text:c="5"/>label35:</text:p>
      <text:p text:style-name="P1"><text:s text:c="8"/>if $i0 == 45 goto label36;</text:p>
      <text:p text:style-name="P1"/>
      <text:p text:style-name="P1"><text:s text:c="8"/>$z4 = virtualinvoke $r27.&lt;com.hectorone.multismssender.PhoneNumberSelection: boolean onCreateOptionsMenu(android.view.Menu)&gt;(null);</text:p>
      <text:p text:style-name="P1"/>
      <text:p text:style-name="P1"><text:s text:c="5"/>label36:</text:p>
      <text:p text:style-name="P1"><text:s text:c="8"/>if $i0 == 46 goto label32;</text:p>
      <text:p text:style-name="P1"/>
      <text:p text:style-name="P1"><text:s text:c="5"/>label37:</text:p>
      <text:p text:style-name="P1"><text:s text:c="8"/>if $i0 == 47 goto label31;</text:p>
      <text:p text:style-name="P1"/>
      <text:p text:style-name="P1"><text:s text:c="8"/>if $i0 == 48 goto label38;</text:p>
      <text:p text:style-name="P1"/>
      <text:p text:style-name="P1"><text:s text:c="8"/>if $i0 == 49 goto label31;</text:p>
      <text:p text:style-name="P1"/>
      <text:p text:style-name="P1"><text:s text:c="5"/>label38:</text:p>
      <text:p text:style-name="P1"><text:s text:c="8"/>if $i0 == 51 goto label45;</text:p>
      <text:p text:style-name="P1"/>
      <text:p text:style-name="P1"><text:s text:c="8"/>$r32 = new com.hectorone.multismssender.ListEntryActivity;</text:p>
      <text:p text:style-name="P1"/>
      <text:p text:style-name="P1"><text:s text:c="8"/>specialinvoke $r32.&lt;com.hectorone.multismssender.ListEntryActivity: void &lt;init&gt;()&gt;();</text:p>
      <text:p text:style-name="P1"/>
      <text:p text:style-name="P1"><text:s text:c="8"/>if $i0 == 52 goto label45;</text:p>
      <text:p text:style-name="P1"/>
      <text:p text:style-name="P1"><text:s text:c="8"/>$r33 = new android.os.Bundle;</text:p>
      <text:p text:style-name="P1"/>
      <text:p text:style-name="P1"><text:s text:c="8"/>specialinvoke $r33.&lt;android.os.Bundle: void &lt;init&gt;()&gt;();</text:p>
      <text:p text:style-name="P1"/>
      <text:p text:style-name="P1"><text:s text:c="8"/>virtualinvoke $r32.&lt;com.hectorone.multismssender.ListEntryActivity: void onCreate(android.os.Bundle)&gt;($r33);</text:p>
      <text:p text:style-name="P1"/>
      <text:p text:style-name="P1"><text:s text:c="8"/>$r33 = null;</text:p>
      <text:p text:style-name="P1"/>
      <text:p text:style-name="P1"><text:s text:c="5"/>label39:</text:p>
      <text:p text:style-name="P1"><text:s text:c="8"/>if $i0 == 53 goto label43;</text:p>
      <text:p text:style-name="P1"/>
      <text:p text:style-name="P1"><text:s text:c="5"/>label40:</text:p>
      <text:p text:style-name="P1"><text:s text:c="8"/>if $i0 == 54 goto label41;</text:p>
      <text:p text:style-name="P1"/>
      <text:p text:style-name="P1"><text:s text:c="8"/>$z5 = virtualinvoke $r32.&lt;com.hectorone.multismssender.ListEntryActivity: boolean onContextItemSelected(android.view.MenuItem)&gt;(null);</text:p>
      <text:p text:style-name="P1"/>
      <text:p text:style-name="P1"><text:s text:c="5"/>label41:</text:p>
      <text:p text:style-name="P1"><text:s text:c="8"/>if $i0 == 55 goto label42;</text:p>
      <text:p text:style-name="P1"/>
      <text:p text:style-name="P1"><text:s text:c="8"/>$z6 = virtualinvoke $r32.&lt;com.hectorone.multismssender.ListEntryActivity: boolean onCreateOptionsMenu(android.view.Menu)&gt;(null);</text:p>
      <text:p text:style-name="P1"><text:soft-page-break/></text:p>
      <text:p text:style-name="P1"><text:s text:c="5"/>label42:</text:p>
      <text:p text:style-name="P1"><text:s text:c="8"/>if $i0 == 56 goto label40;</text:p>
      <text:p text:style-name="P1"/>
      <text:p text:style-name="P1"><text:s text:c="5"/>label43:</text:p>
      <text:p text:style-name="P1"><text:s text:c="8"/>$r34 = new android.os.Bundle;</text:p>
      <text:p text:style-name="P1"/>
      <text:p text:style-name="P1"><text:s text:c="8"/>specialinvoke $r34.&lt;android.os.Bundle: void &lt;init&gt;()&gt;();</text:p>
      <text:p text:style-name="P1"/>
      <text:p text:style-name="P1"><text:s text:c="8"/>virtualinvoke $r32.&lt;com.hectorone.multismssender.ListEntryActivity: void onSaveInstanceState(android.os.Bundle)&gt;($r34);</text:p>
      <text:p text:style-name="P1"/>
      <text:p text:style-name="P1"><text:s text:c="8"/>$r34 = null;</text:p>
      <text:p text:style-name="P1"/>
      <text:p text:style-name="P1"><text:s text:c="8"/>if $i0 == 57 goto label39;</text:p>
      <text:p text:style-name="P1"/>
      <text:p text:style-name="P1"><text:s text:c="8"/>if $i0 == 58 goto label44;</text:p>
      <text:p text:style-name="P1"/>
      <text:p text:style-name="P1"><text:s text:c="8"/>if $i0 == 59 goto label39;</text:p>
      <text:p text:style-name="P1"/>
      <text:p text:style-name="P1"><text:s text:c="5"/>label44:</text:p>
      <text:p text:style-name="P1"><text:s text:c="8"/>virtualinvoke $r32.&lt;com.hectorone.multismssender.ListEntryActivity: void onDestroy()&gt;();</text:p>
      <text:p text:style-name="P1"/>
      <text:p text:style-name="P1"><text:s text:c="5"/>label45:</text:p>
      <text:p text:style-name="P1"><text:s text:c="8"/>if $i0 == 61 goto label55;</text:p>
      <text:p text:style-name="P1"/>
      <text:p text:style-name="P1"><text:s text:c="8"/>$r35 = new com.hectorone.multismssender.SelectGroupActivity;</text:p>
      <text:p text:style-name="P1"/>
      <text:p text:style-name="P1"><text:s text:c="8"/>specialinvoke $r35.&lt;com.hectorone.multismssender.SelectGroupActivity: void &lt;init&gt;()&gt;();</text:p>
      <text:p text:style-name="P1"/>
      <text:p text:style-name="P1"><text:s text:c="8"/>if $i0 == 62 goto label55;</text:p>
      <text:p text:style-name="P1"/>
      <text:p text:style-name="P1"><text:s text:c="8"/>$r36 = new android.os.Bundle;</text:p>
      <text:p text:style-name="P1"/>
      <text:p text:style-name="P1"><text:s text:c="8"/>specialinvoke $r36.&lt;android.os.Bundle: void &lt;init&gt;()&gt;();</text:p>
      <text:p text:style-name="P1"/>
      <text:p text:style-name="P1"><text:s text:c="8"/>virtualinvoke $r35.&lt;com.hectorone.multismssender.SelectGroupActivity: void onCreate(android.os.Bundle)&gt;($r36);</text:p>
      <text:p text:style-name="P1"/>
      <text:p text:style-name="P1"><text:s text:c="8"/>$r36 = null;</text:p>
      <text:p text:style-name="P1"/>
      <text:p text:style-name="P1"><text:s text:c="5"/>label46:</text:p>
      <text:p text:style-name="P1"><text:s text:c="8"/>virtualinvoke $r35.&lt;com.hectorone.multismssender.SelectGroupActivity: void onStart()&gt;();</text:p>
      <text:p text:style-name="P1"/>
      <text:p text:style-name="P1"><text:s text:c="5"/>label47:</text:p>
      <text:p text:style-name="P1"><text:s text:c="8"/>if $i0 == 63 goto label54;</text:p>
      <text:p text:style-name="P1"/>
      <text:p text:style-name="P1"><text:s text:c="5"/>label48:</text:p>
      <text:p text:style-name="P1"><text:s text:c="8"/>if $i0 == 64 goto label49;</text:p>
      <text:p text:style-name="P1"/>
      <text:p text:style-name="P1"><text:s text:c="8"/>$r37 = new android.widget.ListView;</text:p>
      <text:p text:style-name="P1"/>
      <text:p text:style-name="P1"><text:s text:c="8"/>specialinvoke $r37.&lt;android.widget.ListView: void &lt;init&gt;(android.content.Context)&gt;($r35);</text:p>
      <text:p text:style-name="P1"/>
      <text:p text:style-name="P1"><text:s text:c="8"/>$r38 = new android.view.View;</text:p>
      <text:p text:style-name="P1"><text:soft-page-break/></text:p>
      <text:p text:style-name="P1"><text:s text:c="8"/>specialinvoke $r38.&lt;android.view.View: void &lt;init&gt;(android.content.Context)&gt;($r35);</text:p>
      <text:p text:style-name="P1"/>
      <text:p text:style-name="P1"><text:s text:c="8"/>virtualinvoke $r35.&lt;com.hectorone.multismssender.SelectGroupActivity: void onListItemClick(android.widget.ListView,android.view.View,int,long)&gt;($r37, $r38, 0, 0L);</text:p>
      <text:p text:style-name="P1"/>
      <text:p text:style-name="P1"><text:s text:c="8"/>$r37 = null;</text:p>
      <text:p text:style-name="P1"/>
      <text:p text:style-name="P1"><text:s text:c="8"/>$r38 = null;</text:p>
      <text:p text:style-name="P1"/>
      <text:p text:style-name="P1"><text:s text:c="5"/>label49:</text:p>
      <text:p text:style-name="P1"><text:s text:c="8"/>if $i0 == 65 goto label50;</text:p>
      <text:p text:style-name="P1"/>
      <text:p text:style-name="P1"><text:s text:c="8"/>$z7 = virtualinvoke $r35.&lt;com.hectorone.multismssender.SelectGroupActivity: boolean onContextItemSelected(android.view.MenuItem)&gt;(null);</text:p>
      <text:p text:style-name="P1"/>
      <text:p text:style-name="P1"><text:s text:c="5"/>label50:</text:p>
      <text:p text:style-name="P1"><text:s text:c="8"/>if $i0 == 66 goto label51;</text:p>
      <text:p text:style-name="P1"/>
      <text:p text:style-name="P1"><text:s text:c="8"/>$r39 = new android.view.View;</text:p>
      <text:p text:style-name="P1"/>
      <text:p text:style-name="P1"><text:s text:c="8"/>specialinvoke $r39.&lt;android.view.View: void &lt;init&gt;(android.content.Context)&gt;($r35);</text:p>
      <text:p text:style-name="P1"/>
      <text:p text:style-name="P1"><text:s text:c="8"/>virtualinvoke $r35.&lt;com.hectorone.multismssender.SelectGroupActivity: void onCreateContextMenu(android.view.ContextMenu,android.view.View,android.view.ContextMenu$ContextMenuInfo)&gt;(null, $r39, null);</text:p>
      <text:p text:style-name="P1"/>
      <text:p text:style-name="P1"><text:s text:c="8"/>$r39 = null;</text:p>
      <text:p text:style-name="P1"/>
      <text:p text:style-name="P1"><text:s text:c="5"/>label51:</text:p>
      <text:p text:style-name="P1"><text:s text:c="8"/>if $i0 == 67 goto label52;</text:p>
      <text:p text:style-name="P1"/>
      <text:p text:style-name="P1"><text:s text:c="8"/>$z8 = virtualinvoke $r35.&lt;com.hectorone.multismssender.SelectGroupActivity: boolean onMenuItemSelected(int,android.view.MenuItem)&gt;(0, null);</text:p>
      <text:p text:style-name="P1"/>
      <text:p text:style-name="P1"><text:s text:c="5"/>label52:</text:p>
      <text:p text:style-name="P1"><text:s text:c="8"/>if $i0 == 68 goto label53;</text:p>
      <text:p text:style-name="P1"/>
      <text:p text:style-name="P1"><text:s text:c="8"/>$z9 = virtualinvoke $r35.&lt;com.hectorone.multismssender.SelectGroupActivity: boolean onCreateOptionsMenu(android.view.Menu)&gt;(null);</text:p>
      <text:p text:style-name="P1"/>
      <text:p text:style-name="P1"><text:s text:c="5"/>label53:</text:p>
      <text:p text:style-name="P1"><text:s text:c="8"/>if $i0 == 69 goto label48;</text:p>
      <text:p text:style-name="P1"/>
      <text:p text:style-name="P1"><text:s text:c="5"/>label54:</text:p>
      <text:p text:style-name="P1"><text:s text:c="8"/>if $i0 == 70 goto label47;</text:p>
      <text:p text:style-name="P1"/>
      <text:p text:style-name="P1"><text:s text:c="8"/>virtualinvoke $r35.&lt;com.hectorone.multismssender.SelectGroupActivity: void onStop()&gt;();</text:p>
      <text:p text:style-name="P1"/>
      <text:p text:style-name="P1"><text:s text:c="8"/>if $i0 == 71 goto label55;</text:p>
      <text:p text:style-name="P1"/>
      <text:p text:style-name="P1"><text:s text:c="8"/>if $i0 == 72 goto label46;</text:p>
      <text:p text:style-name="P1"/>
      <text:p text:style-name="P1"><text:s text:c="5"/>label55:</text:p>
      <text:p text:style-name="P1"><text:s text:c="8"/>if $i0 == 74 goto label65;</text:p>
      <text:p text:style-name="P1"><text:soft-page-break/></text:p>
      <text:p text:style-name="P1"><text:s text:c="8"/>$r40 = new com.hectorone.multismssender.SelectDeliveryActivity;</text:p>
      <text:p text:style-name="P1"/>
      <text:p text:style-name="P1"><text:s text:c="8"/>specialinvoke $r40.&lt;com.hectorone.multismssender.SelectDeliveryActivity: void &lt;init&gt;()&gt;();</text:p>
      <text:p text:style-name="P1"/>
      <text:p text:style-name="P1"><text:s text:c="8"/>if $i0 == 75 goto label65;</text:p>
      <text:p text:style-name="P1"/>
      <text:p text:style-name="P1"><text:s text:c="8"/>$r41 = new android.os.Bundle;</text:p>
      <text:p text:style-name="P1"/>
      <text:p text:style-name="P1"><text:s text:c="8"/>specialinvoke $r41.&lt;android.os.Bundle: void &lt;init&gt;()&gt;();</text:p>
      <text:p text:style-name="P1"/>
      <text:p text:style-name="P1"><text:s text:c="8"/>virtualinvoke $r40.&lt;com.hectorone.multismssender.SelectDeliveryActivity: void onCreate(android.os.Bundle)&gt;($r41);</text:p>
      <text:p text:style-name="P1"/>
      <text:p text:style-name="P1"><text:s text:c="8"/>$r41 = null;</text:p>
      <text:p text:style-name="P1"/>
      <text:p text:style-name="P1"><text:s text:c="5"/>label56:</text:p>
      <text:p text:style-name="P1"><text:s text:c="8"/>if $i0 == 76 goto label63;</text:p>
      <text:p text:style-name="P1"/>
      <text:p text:style-name="P1"><text:s text:c="5"/>label57:</text:p>
      <text:p text:style-name="P1"><text:s text:c="8"/>if $i0 == 77 goto label58;</text:p>
      <text:p text:style-name="P1"/>
      <text:p text:style-name="P1"><text:s text:c="8"/>$z10 = virtualinvoke $r40.&lt;com.hectorone.multismssender.SelectDeliveryActivity: boolean onCreateOptionsMenu(android.view.Menu)&gt;(null);</text:p>
      <text:p text:style-name="P1"/>
      <text:p text:style-name="P1"><text:s text:c="5"/>label58:</text:p>
      <text:p text:style-name="P1"><text:s text:c="8"/>if $i0 == 78 goto label59;</text:p>
      <text:p text:style-name="P1"/>
      <text:p text:style-name="P1"><text:s text:c="8"/>$r42 = new android.widget.ListView;</text:p>
      <text:p text:style-name="P1"/>
      <text:p text:style-name="P1"><text:s text:c="8"/>specialinvoke $r42.&lt;android.widget.ListView: void &lt;init&gt;(android.content.Context)&gt;($r40);</text:p>
      <text:p text:style-name="P1"/>
      <text:p text:style-name="P1"><text:s text:c="8"/>$r43 = new android.view.View;</text:p>
      <text:p text:style-name="P1"/>
      <text:p text:style-name="P1"><text:s text:c="8"/>specialinvoke $r43.&lt;android.view.View: void &lt;init&gt;(android.content.Context)&gt;($r40);</text:p>
      <text:p text:style-name="P1"/>
      <text:p text:style-name="P1"><text:s text:c="8"/>virtualinvoke $r40.&lt;com.hectorone.multismssender.SelectDeliveryActivity: void onListItemClick(android.widget.ListView,android.view.View,int,long)&gt;($r42, $r43, 0, 0L);</text:p>
      <text:p text:style-name="P1"/>
      <text:p text:style-name="P1"><text:s text:c="8"/>$r42 = null;</text:p>
      <text:p text:style-name="P1"/>
      <text:p text:style-name="P1"><text:s text:c="8"/>$r43 = null;</text:p>
      <text:p text:style-name="P1"/>
      <text:p text:style-name="P1"><text:s text:c="5"/>label59:</text:p>
      <text:p text:style-name="P1"><text:s text:c="8"/>if $i0 == 79 goto label60;</text:p>
      <text:p text:style-name="P1"/>
      <text:p text:style-name="P1"><text:s text:c="8"/>$r44 = new android.view.View;</text:p>
      <text:p text:style-name="P1"/>
      <text:p text:style-name="P1"><text:s text:c="8"/>specialinvoke $r44.&lt;android.view.View: void &lt;init&gt;(android.content.Context)&gt;($r40);</text:p>
      <text:p text:style-name="P1"/>
      <text:p text:style-name="P1"><text:s text:c="8"/>virtualinvoke $r40.&lt;com.hectorone.multismssender.SelectDeliveryActivity: void onCreateContextMenu(android.view.ContextMenu,android.view.View,android.view.Context<text:soft-page-break/>Menu$ContextMenuInfo)&gt;(null, $r44, null);</text:p>
      <text:p text:style-name="P1"/>
      <text:p text:style-name="P1"><text:s text:c="8"/>$r44 = null;</text:p>
      <text:p text:style-name="P1"/>
      <text:p text:style-name="P1"><text:s text:c="5"/>label60:</text:p>
      <text:p text:style-name="P1"><text:s text:c="8"/>if $i0 == 80 goto label61;</text:p>
      <text:p text:style-name="P1"/>
      <text:p text:style-name="P1"><text:s text:c="8"/>$z11 = virtualinvoke $r40.&lt;com.hectorone.multismssender.SelectDeliveryActivity: boolean onMenuItemSelected(int,android.view.MenuItem)&gt;(0, null);</text:p>
      <text:p text:style-name="P1"/>
      <text:p text:style-name="P1"><text:s text:c="5"/>label61:</text:p>
      <text:p text:style-name="P1"><text:s text:c="8"/>if $i0 == 81 goto label62;</text:p>
      <text:p text:style-name="P1"/>
      <text:p text:style-name="P1"><text:s text:c="8"/>$z12 = virtualinvoke $r40.&lt;com.hectorone.multismssender.SelectDeliveryActivity: boolean onContextItemSelected(android.view.MenuItem)&gt;(null);</text:p>
      <text:p text:style-name="P1"/>
      <text:p text:style-name="P1"><text:s text:c="5"/>label62:</text:p>
      <text:p text:style-name="P1"><text:s text:c="8"/>if $i0 == 82 goto label57;</text:p>
      <text:p text:style-name="P1"/>
      <text:p text:style-name="P1"><text:s text:c="5"/>label63:</text:p>
      <text:p text:style-name="P1"><text:s text:c="8"/>if $i0 == 83 goto label56;</text:p>
      <text:p text:style-name="P1"/>
      <text:p text:style-name="P1"><text:s text:c="8"/>if $i0 == 84 goto label64;</text:p>
      <text:p text:style-name="P1"/>
      <text:p text:style-name="P1"><text:s text:c="8"/>if $i0 == 85 goto label56;</text:p>
      <text:p text:style-name="P1"/>
      <text:p text:style-name="P1"><text:s text:c="5"/>label64:</text:p>
      <text:p text:style-name="P1"><text:s text:c="8"/>virtualinvoke $r40.&lt;com.hectorone.multismssender.SelectDeliveryActivity: void onDestroy()&gt;();</text:p>
      <text:p text:style-name="P1"/>
      <text:p text:style-name="P1"><text:s text:c="5"/>label65:</text:p>
      <text:p text:style-name="P1"><text:s text:c="8"/>if $i0 == 87 goto label03;</text:p>
      <text:p text:style-name="P1"/>
      <text:p text:style-name="P1"><text:s text:c="8"/>return;</text:p>
      <text:p text:style-name="P1"><text:s text:c="4"/>}</text:p>
      <text:p text:style-name="P1"/>
      <text:p text:style-name="P1">[Call Graph] For information on where the call graph may be incomplete, use the verbose option to the cg phase.</text:p>
      <text:p text:style-name="P1">[Spark] Pointer Assignment Graph in 0.0 seconds.</text:p>
      <text:p text:style-name="P1">[Spark] Type masks in 0.0 seconds.</text:p>
      <text:p text:style-name="P1">[Spark] Pointer Graph simplified in 0.0 seconds.</text:p>
      <text:p text:style-name="P1">[Spark] Propagation in 2.6 seconds.</text:p>
      <text:p text:style-name="P1">[Spark] Solution found in 2.6 seconds.</text:p>
      <text:p text:style-name="P1">Running incremental callback analysis for 8 components...</text:p>
      <text:p text:style-name="P1">Incremental callback analysis done.</text:p>
      <text:p text:style-name="P1">Found 46 callback methods for 8 components</text:p>
      <text:p text:style-name="P1">Found {res/layout/main.xml=[-1 - android.view.View, 2131034123 - android.widget.EditText, 2131034124 - android.widget.Button, 2131034125 - android.widget.CheckBox, -1 - android.widget.LinearLayout, 2131034122 - android.widget.EditText, 2131034121 - android.widget.Button, 2131034120 - android.widget.Button], res/layout/entry_row.xml=[2131034114 - android.widget.TextView, 2131034112 - android.widget.LinearLayout, 2131034118 - android.widget.TextView, 2131034117 - android.widget.ImageView, -1 - android.widget.LinearLayout], res/layout/group_list.xml=[-1 - android.widget.LinearLayout, 16908292 - android.widget.TextView, 16908298 - android.widget.ListView], res/layout/group_row.xml=[2131034119 - android.widget.TextView], res/layout/number_list.xml=[-1 - android.view.View, -1 - <text:soft-page-break/>android.widget.LinearLayout, 16908292 - android.widget.TextView, 16908298 - android.widget.ListView, 2131034126 - android.widget.Button], res/layout/number_row.xml=[2131034128 - android.widget.CheckBox, 2131034129 - android.widget.TextView, 2131034114 - android.widget.TextView, -1 - android.widget.LinearLayout, 2131034127 - android.widget.LinearLayout], res/layout/edit_group_list.xml=[2131034116 - android.widget.Button, -1 - android.widget.LinearLayout, 2131034115 - android.widget.EditText, 16908292 - android.widget.TextView, 16908298 - android.widget.ListView], res/layout/delivery_row.xml=[2131034114 - android.widget.TextView, 2131034112 - android.widget.LinearLayout, 2131034113 - android.widget.TextView], res/layout/entry_list.xml=[-1 - android.widget.LinearLayout, 16908292 - android.widget.TextView, 16908298 - android.widget.ListView], res/layout/delivery_list.xml=[-1 - android.widget.LinearLayout, 16908292 - android.widget.TextView, 16908298 - android.widget.ListView]} layout controls</text:p>
      <text:p text:style-name="P1">Entry point calculation done.</text:p>
      <text:p text:style-name="P1">Created a SourceSinkManager with 106 sources, 139 sinks, and 46 callback methods.</text:p>
      <text:p text:style-name="P1">Using '/home/hao/Android/Sdk/platforms/android-5/android.jar' as android.jar</text:p>
      <text:p text:style-name="P1">Warning: java.lang.invoke.LambdaMetafactory is a phantom class!</text:p>
      <text:p text:style-name="P1">Warning: java.lang.ref.Finalizer is a phantom class!</text:p>
      <text:p text:style-name="P1">[Config] finished.</text:p>
      <text:p text:style-name="P1">[HIER] All classes: 568 [App: 39, Lib : 527, Phantom: 2]</text:p>
      <text:p text:style-name="P1">[HIER] Activities: 6, lib activities: 2</text:p>
      <text:p text:style-name="P1">[HIER] App views: 0, Lib views: 18</text:p>
      <text:p text:style-name="P1">[HIER] App Dialogs: 0, Lib Dialogs: 4</text:p>
      <text:p text:style-name="P1">[GUIAnalysis] Debug: Start</text:p>
      <text:p text:style-name="P1">[GUIAnalysis] Debug: [XML] Layout Ids: 10, Menu Ids: 0, Widget Ids: 18, String Ids: 30</text:p>
      <text:p text:style-name="P1">[GUIAnalysis] Debug: [XML] MainActivity: com.hectorone.multismssender.MultiSmsSender</text:p>
      <text:p text:style-name="P1">[FlowGraph] Debug: $r0 := @this: com.hectorone.multismssender.ListEntryActivity$EntryCursorAdapter</text:p>
      <text:p text:style-name="P1">[FlowGraph] Debug: $r1 := @parameter0: com.hectorone.multismssender.ListEntryActivity</text:p>
      <text:p text:style-name="P1">[FlowGraph] Debug: $r2 := @parameter1: android.content.Context</text:p>
      <text:p text:style-name="P1">[FlowGraph] Debug: $i0 := @parameter2: int</text:p>
      <text:p text:style-name="P1">[FlowGraph] Debug: $r3 := @parameter3: android.database.Cursor</text:p>
      <text:p text:style-name="P1">[FlowGraph] Debug: $r4 := @parameter4: java.lang.String[]</text:p>
      <text:p text:style-name="P1">[FlowGraph] Debug: $r5 := @parameter5: int[]</text:p>
      <text:p text:style-name="P1">[FlowGraph] Debug: $r0.&lt;com.hectorone.multismssender.ListEntryActivity$EntryCursorAdapter: com.hectorone.multismssender.ListEntryActivity this$0&gt;0 = $r1</text:p>
      <text:p text:style-name="P1">[FlowGraph] Debug: specialinvoke $r0.&lt;android.widget.SimpleCursorAdapter: void &lt;init&gt;(android.content.Context,int,android.database.Cursor,java.lang.String[],int[])&gt;($r2, $i0, $r3, $r4, $r5)</text:p>
      <text:p text:style-name="P1">[FlowGraph] Debug: $r0.&lt;com.hectorone.multismssender.ListEntryActivity$EntryCursorAdapter: android.database.Cursor c&gt;0 = $r3</text:p>
      <text:p text:style-name="P1">[FlowGraph] Debug: $i00 = interfaceinvoke $r3.&lt;android.database.Cursor: int getColumnIndex(java.lang.String)&gt;("delivered")</text:p>
      <text:p text:style-name="P1">[FlowGraph] Debug: $r0.&lt;com.hectorone.multismssender.ListEntryActivity$EntryCursorAdapter: int deliveredIdx&gt;0 = $i00</text:p>
      <text:p text:style-name="P1">[FlowGraph] Debug: return</text:p>
      <text:p text:style-name="P1">[FlowGraph] Debug: $r0 := @this: com.hectorone.multismssender.ListEntryActivity$EntryCursorAdapter</text:p>
      <text:p text:style-name="P1">[FlowGraph] Debug: $i0 := @parameter0: int</text:p>
      <text:p text:style-name="P1">[FlowGraph] Debug: $r1 := @parameter1: android.view.View</text:p>
      <text:p text:style-name="P1">[FlowGraph] Debug: $r2 := @parameter2: android.view.ViewGroup</text:p>
      <text:p text:style-name="P1">[FlowGraph] Debug: $r10 = specialinvoke $r0.&lt;android.widget.SimpleCursorAdapter: <text:soft-page-break/>android.view.View getView(int,android.view.View,android.view.ViewGroup)&gt;($i0, $r10, $r2)</text:p>
      <text:p text:style-name="P1">[FlowGraph] Debug: $r30 = virtualinvoke $r10.&lt;android.view.View: android.view.View findViewById(int)&gt;(2131034117)</text:p>
      <text:p text:style-name="P1">[FlowGraph] Debug: $r40 = $r30</text:p>
      <text:p text:style-name="P1">[FlowGraph] Debug: $r50 = $r0.&lt;com.hectorone.multismssender.ListEntryActivity$EntryCursorAdapter: android.database.Cursor c&gt;</text:p>
      <text:p text:style-name="P1">[FlowGraph] Debug: interfaceinvoke $r50.&lt;android.database.Cursor: boolean moveToPosition(int)&gt;($i0)</text:p>
      <text:p text:style-name="P1">[FlowGraph] Debug: $r50 = $r0.&lt;com.hectorone.multismssender.ListEntryActivity$EntryCursorAdapter: android.database.Cursor c&gt;</text:p>
      <text:p text:style-name="P1">[FlowGraph] Debug: $i00 = $r0.&lt;com.hectorone.multismssender.ListEntryActivity$EntryCursorAdapter: int deliveredIdx&gt;</text:p>
      <text:p text:style-name="P1">[FlowGraph] Debug: $i00 = interfaceinvoke $r50.&lt;android.database.Cursor: int getInt(int)&gt;($i00)</text:p>
      <text:p text:style-name="P1">[FlowGraph] Debug: if $i0 == 0 goto virtualinvoke $r4.&lt;android.widget.ImageView: void setImageResource(int)&gt;(2130837507)</text:p>
      <text:p text:style-name="P1">[FlowGraph] Debug: virtualinvoke $r40.&lt;android.widget.ImageView: void setImageResource(int)&gt;(2130837508)</text:p>
      <text:p text:style-name="P1">[FlowGraph] Debug: return $r1</text:p>
      <text:p text:style-name="P1">[FlowGraph] Debug: virtualinvoke $r40.&lt;android.widget.ImageView: void setImageResource(int)&gt;(2130837507)</text:p>
      <text:p text:style-name="P1">[FlowGraph] Debug: return $r1</text:p>
      <text:p text:style-name="P1">[FlowGraph] Debug: $r0 := @this: com.hectorone.multismssender.ListEntryActivity</text:p>
      <text:p text:style-name="P1">[FlowGraph] Debug: specialinvoke $r0.&lt;android.app.ListActivity: void &lt;init&gt;()&gt;()</text:p>
      <text:p text:style-name="P1">[FlowGraph] Debug: return</text:p>
      <text:p text:style-name="P1">[FlowGraph] Debug: $r0 := @this: com.hectorone.multismssender.ListEntryActivity</text:p>
      <text:p text:style-name="P1">[FlowGraph] Debug: $r20 = virtualinvoke $r0.&lt;com.hectorone.multismssender.ListEntryActivity: android.content.ContentResolver getContentResolver()&gt;()</text:p>
      <text:p text:style-name="P1">[FlowGraph] Debug: $r30 = &lt;com.hectorone.multismssender.DeliveryDbAdapter: android.net.Uri CONTENT_DELIVERY_URI&gt;</text:p>
      <text:p text:style-name="P1">[FlowGraph] Debug: $r40 = new java.lang.StringBuilder</text:p>
      <text:p text:style-name="P1">[FlowGraph] Debug: specialinvoke $r40.&lt;java.lang.StringBuilder: void &lt;init&gt;()&gt;()</text:p>
      <text:p text:style-name="P1">[FlowGraph] Debug: $r40 = virtualinvoke $r40.&lt;java.lang.StringBuilder: java.lang.StringBuilder append(java.lang.String)&gt;("message_id = ")</text:p>
      <text:p text:style-name="P1">[FlowGraph] Debug: $r50 = $r0.&lt;com.hectorone.multismssender.ListEntryActivity: java.lang.Long mDeliveryId&gt;</text:p>
      <text:p text:style-name="P1">[FlowGraph] Debug: $r40 = virtualinvoke $r40.&lt;java.lang.StringBuilder: java.lang.StringBuilder append(java.lang.Object)&gt;($r50)</text:p>
      <text:p text:style-name="P1">[FlowGraph] Debug: $r60 = virtualinvoke $r40.&lt;java.lang.StringBuilder: java.lang.String toString()&gt;()</text:p>
      <text:p text:style-name="P1">[FlowGraph] Debug: $r70 = virtualinvoke $r20.&lt;android.content.ContentResolver: android.database.Cursor query(android.net.Uri,java.lang.String[],java.lang.String,java.lang.String[],java.lang.String)&gt;($r30, null, $r60, null, null)</text:p>
      <text:p text:style-name="P1">[FlowGraph] Debug: virtualinvoke $r0.&lt;com.hectorone.multismssender.ListEntryActivity: void startManagingCursor(android.database.Cursor)&gt;($r70)</text:p>
      <text:p text:style-name="P1">[FlowGraph] Debug: $r80 = newarray (java.lang.String)[2]</text:p>
      <text:p text:style-name="P1">[FlowGraph] Debug: $r8[0]0 = "name"</text:p>
      <text:p text:style-name="P1">[FlowGraph] Debug: $r8[1]0 = "number"</text:p>
      <text:p text:style-name="P1">[FlowGraph] Debug: $r10 = newarray (int)[2]</text:p>
      <text:p text:style-name="P1">[FlowGraph] Debug: $r1[0]0 = 2131034114</text:p>
      <text:p text:style-name="P1">[FlowGraph] Debug: $r1[1]0 = 2131034118</text:p>
      <text:p text:style-name="P1">[FlowGraph] Debug: $r90 = new <text:soft-page-break/>com.hectorone.multismssender.ListEntryActivity$EntryCursorAdapter</text:p>
      <text:p text:style-name="P1">[FlowGraph] Debug: specialinvoke $r90.&lt;com.hectorone.multismssender.ListEntryActivity$EntryCursorAdapter: void &lt;init&gt;(com.hectorone.multismssender.ListEntryActivity,android.content.Context,int,android.database.Cursor,java.lang.String[],int[])&gt;($r0, $r0, 2130903044, $r70, $r80, $r10)</text:p>
      <text:p text:style-name="P1">[FlowGraph] Debug: virtualinvoke $r0.&lt;com.hectorone.multismssender.ListEntryActivity: void setListAdapter(android.widget.ListAdapter)&gt;($r90)</text:p>
      <text:p text:style-name="P1">[FlowGraph] Debug: return</text:p>
      <text:p text:style-name="P1">[FlowGraph] Debug: $r0 := @this: com.hectorone.multismssender.ListEntryActivity</text:p>
      <text:p text:style-name="P1">[FlowGraph] Debug: $r1 := @parameter0: android.view.MenuItem</text:p>
      <text:p text:style-name="P1">[FlowGraph] Debug: $i00 = interfaceinvoke $r1.&lt;android.view.MenuItem: int getItemId()&gt;()</text:p>
      <text:p text:style-name="P1">[FlowGraph] Debug: lookupswitch($i0) { <text:s text:c="4"/>case 0: goto virtualinvoke $r0.&lt;com.hectorone.multismssender.ListEntryActivity: void fillData()&gt;(); <text:s text:c="4"/>default: goto $z0 = specialinvoke $r0.&lt;android.app.ListActivity: boolean onContextItemSelected(android.view.MenuItem)&gt;($r1); }</text:p>
      <text:p text:style-name="P1">[FlowGraph] Debug: $z00 = specialinvoke $r0.&lt;android.app.ListActivity: boolean onContextItemSelected(android.view.MenuItem)&gt;($r1)</text:p>
      <text:p text:style-name="P1">[FlowGraph] Debug: return $z0</text:p>
      <text:p text:style-name="P1">[FlowGraph] Debug: virtualinvoke $r0.&lt;com.hectorone.multismssender.ListEntryActivity: void fillData()&gt;()</text:p>
      <text:p text:style-name="P1">[FlowGraph] Debug: return 1</text:p>
      <text:p text:style-name="P1">[FlowGraph] Debug: $r0 := @this: com.hectorone.multismssender.ListEntryActivity</text:p>
      <text:p text:style-name="P1">[FlowGraph] Debug: $r1 := @parameter0: android.os.Bundle</text:p>
      <text:p text:style-name="P1">[FlowGraph] Debug: specialinvoke $r0.&lt;android.app.ListActivity: void onCreate(android.os.Bundle)&gt;($r1)</text:p>
      <text:p text:style-name="P1">[FlowGraph] Debug: virtualinvoke $r0.&lt;com.hectorone.multismssender.ListEntryActivity: void setContentView(int)&gt;(2130903043)</text:p>
      <text:p text:style-name="P1">[FlowGraph] Debug: $r20 = virtualinvoke $r0.&lt;com.hectorone.multismssender.ListEntryActivity: android.content.Intent getIntent()&gt;()</text:p>
      <text:p text:style-name="P1">[FlowGraph] Debug: $r10 = virtualinvoke $r20.&lt;android.content.Intent: android.os.Bundle getExtras()&gt;()</text:p>
      <text:p text:style-name="P1">[FlowGraph] Debug: if $r1 == null goto $r3 = null</text:p>
      <text:p text:style-name="P1">[FlowGraph] Debug: $l00 = virtualinvoke $r10.&lt;android.os.Bundle: long getLong(java.lang.String)&gt;("param_delivery_id")</text:p>
      <text:p text:style-name="P1">[FlowGraph] Debug: $r30 = staticinvoke &lt;java.lang.Long: java.lang.Long valueOf(long)&gt;($l00)</text:p>
      <text:p text:style-name="P1">[FlowGraph] Debug: $r0.&lt;com.hectorone.multismssender.ListEntryActivity: java.lang.Long mDeliveryId&gt;0 = $r30</text:p>
      <text:p text:style-name="P1">[FlowGraph] Debug: virtualinvoke $r0.&lt;com.hectorone.multismssender.ListEntryActivity: void fillData()&gt;()</text:p>
      <text:p text:style-name="P1">[FlowGraph] Debug: $r40 = virtualinvoke $r0.&lt;com.hectorone.multismssender.ListEntryActivity: android.widget.ListView getListView()&gt;()</text:p>
      <text:p text:style-name="P1">[FlowGraph] Debug: virtualinvoke $r0.&lt;com.hectorone.multismssender.ListEntryActivity: void registerForContextMenu(android.view.View)&gt;($r40)</text:p>
      <text:p text:style-name="P1">[FlowGraph] Debug: return</text:p>
      <text:p text:style-name="P1">[FlowGraph] Debug: $r30 = null</text:p>
      <text:p text:style-name="P1">[FlowGraph] Debug: goto [?= $r0.&lt;com.hectorone.multismssender.ListEntryActivity: java.lang.Long mDeliveryId&gt;0 = $r30]</text:p>
      <text:p text:style-name="P1">[FlowGraph] Debug: $r0 := @this: com.hectorone.multismssender.ListEntryActivity</text:p>
      <text:p text:style-name="P1">[FlowGraph] Debug: $r1 := @parameter0: android.view.Menu</text:p>
      <text:p text:style-name="P1">[FlowGraph] Debug: specialinvoke $r0.&lt;android.app.ListActivity: boolean onCreateOptionsMenu(android.view.Menu)&gt;($r1)</text:p>
      <text:p text:style-name="P1"><text:soft-page-break/>[FlowGraph] Debug: interfaceinvoke $r1.&lt;android.view.Menu: android.view.MenuItem add(int,int,int,int)&gt;(0, 0, 0, 2130968591)</text:p>
      <text:p text:style-name="P1">[FlowGraph] Debug: return 1</text:p>
      <text:p text:style-name="P1">[FlowGraph] Debug: $r0 := @this: com.hectorone.multismssender.ListEntryActivity</text:p>
      <text:p text:style-name="P1">[FlowGraph] Debug: specialinvoke $r0.&lt;android.app.ListActivity: void onDestroy()&gt;()</text:p>
      <text:p text:style-name="P1">[FlowGraph] Debug: return</text:p>
      <text:p text:style-name="P1">[FlowGraph] Debug: $r0 := @this: com.hectorone.multismssender.ListEntryActivity</text:p>
      <text:p text:style-name="P1">[FlowGraph] Debug: $r1 := @parameter0: android.os.Bundle</text:p>
      <text:p text:style-name="P1">[FlowGraph] Debug: specialinvoke $r0.&lt;android.app.ListActivity: void onSaveInstanceState(android.os.Bundle)&gt;($r1)</text:p>
      <text:p text:style-name="P1">[FlowGraph] Debug: return</text:p>
      <text:p text:style-name="P1">[FlowGraph] Debug: $r0 := @this: com.hectorone.multismssender.MultiSmsSender$1$3</text:p>
      <text:p text:style-name="P1">[FlowGraph] Debug: $r1 := @parameter0: com.hectorone.multismssender.MultiSmsSender$1</text:p>
      <text:p text:style-name="P1">[FlowGraph] Debug: $r0.&lt;com.hectorone.multismssender.MultiSmsSender$1$3: com.hectorone.multismssender.MultiSmsSender$1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3</text:p>
      <text:p text:style-name="P1">[FlowGraph] Debug: $r1 := @parameter0: android.content.DialogInterface</text:p>
      <text:p text:style-name="P1">[FlowGraph] Debug: $i0 := @parameter1: int</text:p>
      <text:p text:style-name="P1">[FlowGraph] Debug: $r30 = $r0.&lt;com.hectorone.multismssender.MultiSmsSender$1$3: com.hectorone.multismssender.MultiSmsSender$1 this$1&gt;</text:p>
      <text:p text:style-name="P1">[FlowGraph] Debug: $r20 = $r3.&lt;com.hectorone.multismssender.MultiSmsSender$1: com.hectorone.multismssender.MultiSmsSender this$0&gt;</text:p>
      <text:p text:style-name="P1">[FlowGraph] Debug: entermonitor $r2</text:p>
      <text:p text:style-name="P1">[FlowGraph] Debug: $r30 = $r0.&lt;com.hectorone.multismssender.MultiSmsSender$1$3: com.hectorone.multismssender.MultiSmsSender$1 this$1&gt;</text:p>
      <text:p text:style-name="P1">[FlowGraph] Debug: $r40 = $r3.&lt;com.hectorone.multismssender.MultiSmsSender$1: com.hectorone.multismssender.MultiSmsSender this$0&gt;</text:p>
      <text:p text:style-name="P1">[FlowGraph] Debug: virtualinvoke $r40.&lt;java.lang.Object: void notify()&gt;()</text:p>
      <text:p text:style-name="P1">[FlowGraph] Debug: $r30 = $r0.&lt;com.hectorone.multismssender.MultiSmsSender$1$3: com.hectorone.multismssender.MultiSmsSender$1 this$1&gt;</text:p>
      <text:p text:style-name="P1">[FlowGraph] Debug: $r40 = $r3.&lt;com.hectorone.multismssender.MultiSmsSender$1: com.hectorone.multismssender.MultiSmsSender this$0&gt;</text:p>
      <text:p text:style-name="P1">[FlowGraph] Debug: staticinvoke &lt;com.hectorone.multismssender.MultiSmsSender: boolean access$102(com.hectorone.multismssender.MultiSmsSender,boolean)&gt;($r40, 0)</text:p>
      <text:p text:style-name="P1">[FlowGraph] Debug: exitmonitor $r2</text:p>
      <text:p text:style-name="P1">[FlowGraph] Debug: interfaceinvoke $r1.&lt;android.content.DialogInterface: void dismiss()&gt;()</text:p>
      <text:p text:style-name="P1">[FlowGraph] Debug: return</text:p>
      <text:p text:style-name="P1">[FlowGraph] Debug: $r5 := @caughtexception</text:p>
      <text:p text:style-name="P1">[FlowGraph] Debug: exitmonitor $r2</text:p>
      <text:p text:style-name="P1">[FlowGraph] Debug: throw $r5</text:p>
      <text:p text:style-name="P1">[FlowGraph] Debug: $r0 := @this: com.hectorone.multismssender.PhoneNumberSelection$1</text:p>
      <text:p text:style-name="P1">[FlowGraph] Debug: $r1 := @parameter0: com.hectorone.multismssender.PhoneNumberSelection</text:p>
      <text:p text:style-name="P1">[FlowGraph] Debug: $r0.&lt;com.hectorone.multismssender.PhoneNumberSelection$1: com.hectorone.multismssender.PhoneNumberSelection this$0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PhoneNumberSelection$1</text:p>
      <text:p text:style-name="P1">[FlowGraph] Debug: $r1 := @parameter0: android.view.View</text:p>
      <text:p text:style-name="P1">[FlowGraph] Debug: $r30 = new android.content.Intent</text:p>
      <text:p text:style-name="P1">[FlowGraph] Debug: specialinvoke $r30.&lt;android.content.Intent: void &lt;init&gt;()&gt;()</text:p>
      <text:p text:style-name="P1">[FlowGraph] Debug: $r50 = $r0.&lt;com.hectorone.multismssender.PhoneNumberSelection$1: com.hectorone.multismssender.PhoneNumberSelection this$0&gt;</text:p>
      <text:p text:style-name="P1"><text:soft-page-break/>[FlowGraph] Debug: $r60 = $r5.&lt;com.hectorone.multismssender.PhoneNumberSelection: java.util.HashSet mSelectedSet&gt;</text:p>
      <text:p text:style-name="P1">[FlowGraph] Debug: $i00 = virtualinvoke $r60.&lt;java.util.HashSet: int size()&gt;()</text:p>
      <text:p text:style-name="P1">[FlowGraph] Debug: $r40 = newarray (java.lang.String)[$i0]</text:p>
      <text:p text:style-name="P1">[FlowGraph] Debug: $r50 = $r0.&lt;com.hectorone.multismssender.PhoneNumberSelection$1: com.hectorone.multismssender.PhoneNumberSelection this$0&gt;</text:p>
      <text:p text:style-name="P1">[FlowGraph] Debug: $r60 = $r5.&lt;com.hectorone.multismssender.PhoneNumberSelection: java.util.HashSet mSelectedSet&gt;</text:p>
      <text:p text:style-name="P1">[FlowGraph] Debug: virtualinvoke $r60.&lt;java.util.HashSet: java.lang.Object[] toArray(java.lang.Object[])&gt;($r40)</text:p>
      <text:p text:style-name="P1">[FlowGraph] Debug: $r20 = new android.os.Bundle</text:p>
      <text:p text:style-name="P1">[FlowGraph] Debug: specialinvoke $r20.&lt;android.os.Bundle: void &lt;init&gt;()&gt;()</text:p>
      <text:p text:style-name="P1">[FlowGraph] Debug: virtualinvoke $r20.&lt;android.os.Bundle: void putStringArray(java.lang.String,java.lang.String[])&gt;("param number list", $r40)</text:p>
      <text:p text:style-name="P1">[FlowGraph] Debug: virtualinvoke $r20.&lt;android.os.Bundle: void putBoolean(java.lang.String,boolean)&gt;("param flush", 1)</text:p>
      <text:p text:style-name="P1">[FlowGraph] Debug: virtualinvoke $r30.&lt;android.content.Intent: android.content.Intent putExtras(android.os.Bundle)&gt;($r20)</text:p>
      <text:p text:style-name="P1">[FlowGraph] Debug: $r50 = $r0.&lt;com.hectorone.multismssender.PhoneNumberSelection$1: com.hectorone.multismssender.PhoneNumberSelection this$0&gt;</text:p>
      <text:p text:style-name="P1">[FlowGraph] Debug: virtualinvoke $r50.&lt;com.hectorone.multismssender.PhoneNumberSelection: void setResult(int,android.content.Intent)&gt;(-1, $r30)</text:p>
      <text:p text:style-name="P1">[FlowGraph] Debug: $r50 = $r0.&lt;com.hectorone.multismssender.PhoneNumberSelection$1: com.hectorone.multismssender.PhoneNumberSelection this$0&gt;</text:p>
      <text:p text:style-name="P1">[FlowGraph] Debug: virtualinvoke $r50.&lt;com.hectorone.multismssender.PhoneNumberSelection: void finish()&gt;()</text:p>
      <text:p text:style-name="P1">[FlowGraph] Debug: return</text:p>
      <text:p text:style-name="P1">[FlowGraph] Debug: $r0 := @this: com.hectorone.multismssender.R$layout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PhoneNumberSelection$PhoneDataListAdapter</text:p>
      <text:p text:style-name="P1">[FlowGraph] Debug: $r1 := @parameter0: com.hectorone.multismssender.PhoneNumberSelection</text:p>
      <text:p text:style-name="P1">[FlowGraph] Debug: $r2 := @parameter1: android.content.Context</text:p>
      <text:p text:style-name="P1">[FlowGraph] Debug: $i0 := @parameter2: int</text:p>
      <text:p text:style-name="P1">[FlowGraph] Debug: $r3 := @parameter3: android.database.Cursor</text:p>
      <text:p text:style-name="P1">[FlowGraph] Debug: $r4 := @parameter4: java.lang.String[]</text:p>
      <text:p text:style-name="P1">[FlowGraph] Debug: $r5 := @parameter5: int[]</text:p>
      <text:p text:style-name="P1">[FlowGraph] Debug: $r6 := @parameter6: java.util.HashSet</text:p>
      <text:p text:style-name="P1">[FlowGraph] Debug: $r0.&lt;com.hectorone.multismssender.PhoneNumberSelection$PhoneDataListAdapter: com.hectorone.multismssender.PhoneNumberSelection this$0&gt;0 = $r1</text:p>
      <text:p text:style-name="P1">[FlowGraph] Debug: specialinvoke $r0.&lt;android.widget.SimpleCursorAdapter: void &lt;init&gt;(android.content.Context,int,android.database.Cursor,java.lang.String[],int[])&gt;($r2, $i0, $r3, $r4, $r5)</text:p>
      <text:p text:style-name="P1">[FlowGraph] Debug: return</text:p>
      <text:p text:style-name="P1">[FlowGraph] Debug: $r0 := @this: com.hectorone.multismssender.PhoneNumberSelection$PhoneDataListAdapter</text:p>
      <text:p text:style-name="P1">[FlowGraph] Debug: $i0 := @parameter0: int</text:p>
      <text:p text:style-name="P1">[FlowGraph] Debug: $r1 := @parameter1: android.view.View</text:p>
      <text:p text:style-name="P1">[FlowGraph] Debug: $r2 := @parameter2: android.view.ViewGroup</text:p>
      <text:p text:style-name="P1">[FlowGraph] Debug: $r10 = specialinvoke $r0.&lt;android.widget.SimpleCursorAdapter: android.view.View getView(int,android.view.View,android.view.ViewGroup)&gt;($i0, $r10, $r2)</text:p>
      <text:p text:style-name="P1">[FlowGraph] Debug: $r40 = virtualinvoke $r10.&lt;android.view.View: android.view.View findViewById(int)&gt;(2131034127)</text:p>
      <text:p text:style-name="P1">[FlowGraph] Debug: $r50 = $r40</text:p>
      <text:p text:style-name="P1"><text:soft-page-break/>[FlowGraph] Debug: $r40 = virtualinvoke $r10.&lt;android.view.View: android.view.View findViewById(int)&gt;(2131034129)</text:p>
      <text:p text:style-name="P1">[FlowGraph] Debug: $r60 = $r40</text:p>
      <text:p text:style-name="P1">[FlowGraph] Debug: $r70 = virtualinvoke $r60.&lt;android.widget.TextView: java.lang.CharSequence getText()&gt;()</text:p>
      <text:p text:style-name="P1">[FlowGraph] Debug: $r80 = virtualinvoke $r70.&lt;java.lang.Object: java.lang.String toString()&gt;()</text:p>
      <text:p text:style-name="P1">[FlowGraph] Debug: $r40 = virtualinvoke $r10.&lt;android.view.View: android.view.View findViewById(int)&gt;(2131034128)</text:p>
      <text:p text:style-name="P1">[FlowGraph] Debug: $r90 = $r40</text:p>
      <text:p text:style-name="P1">[FlowGraph] Debug: $r100 = new com.hectorone.multismssender.PhoneNumberSelection$addNumberToSelectedClickListener</text:p>
      <text:p text:style-name="P1">[FlowGraph] Debug: $r30 = $r0.&lt;com.hectorone.multismssender.PhoneNumberSelection$PhoneDataListAdapter: com.hectorone.multismssender.PhoneNumberSelection this$0&gt;</text:p>
      <text:p text:style-name="P1">[FlowGraph] Debug: specialinvoke $r100.&lt;com.hectorone.multismssender.PhoneNumberSelection$addNumberToSelectedClickListener: void &lt;init&gt;(com.hectorone.multismssender.PhoneNumberSelection,java.lang.String)&gt;($r30, $r80)</text:p>
      <text:p text:style-name="P1">[FlowGraph] Debug: virtualinvoke $r90.&lt;android.widget.CheckBox: void setOnClickListener(android.view.View$OnClickListener)&gt;($r100)</text:p>
      <text:p text:style-name="P1">[FlowGraph] Debug: $r30 = $r0.&lt;com.hectorone.multismssender.PhoneNumberSelection$PhoneDataListAdapter: com.hectorone.multismssender.PhoneNumberSelection this$0&gt;</text:p>
      <text:p text:style-name="P1">[FlowGraph] Debug: $r110 = $r3.&lt;com.hectorone.multismssender.PhoneNumberSelection: java.util.HashSet mSelectedSet&gt;</text:p>
      <text:p text:style-name="P1">[FlowGraph] Debug: $z00 = virtualinvoke $r110.&lt;java.util.HashSet: boolean contains(java.lang.Object)&gt;($r80)</text:p>
      <text:p text:style-name="P1">[FlowGraph] Debug: virtualinvoke $r90.&lt;android.widget.CheckBox: void setChecked(boolean)&gt;($z00)</text:p>
      <text:p text:style-name="P1">[FlowGraph] Debug: $r120 = new com.hectorone.multismssender.PhoneNumberSelection$PhoneDataListAdapter$1</text:p>
      <text:p text:style-name="P1">[FlowGraph] Debug: specialinvoke $r120.&lt;com.hectorone.multismssender.PhoneNumberSelection$PhoneDataListAdapter$1: void &lt;init&gt;(com.hectorone.multismssender.PhoneNumberSelection$PhoneDataListAdapter)&gt;($r0)</text:p>
      <text:p text:style-name="P1">[FlowGraph] Debug: virtualinvoke $r50.&lt;android.widget.LinearLayout: void setOnClickListener(android.view.View$OnClickListener)&gt;($r120)</text:p>
      <text:p text:style-name="P1">[FlowGraph] Debug: return $r1</text:p>
      <text:p text:style-name="P1">[FlowGraph] Debug: $r0 := @this: com.hectorone.multismssender.GroupEditActivity</text:p>
      <text:p text:style-name="P1">[FlowGraph] Debug: specialinvoke $r0.&lt;android.app.ListActivity: void &lt;init&gt;()&gt;()</text:p>
      <text:p text:style-name="P1">[FlowGraph] Debug: return</text:p>
      <text:p text:style-name="P1">[FlowGraph] Debug: $r0 := @parameter0: com.hectorone.multismssender.GroupEditActivity</text:p>
      <text:p text:style-name="P1">[FlowGraph] Debug: specialinvoke $r0.&lt;com.hectorone.multismssender.GroupEditActivity: void createGroup()&gt;()</text:p>
      <text:p text:style-name="P1">[FlowGraph] Debug: return</text:p>
      <text:p text:style-name="P1">[FlowGraph] Debug: $r0 := @parameter0: com.hectorone.multismssender.GroupEditActivity</text:p>
      <text:p text:style-name="P1">[FlowGraph] Debug: specialinvoke $r0.&lt;com.hectorone.multismssender.GroupEditActivity: void reNameGroup()&gt;()</text:p>
      <text:p text:style-name="P1">[FlowGraph] Debug: return</text:p>
      <text:p text:style-name="P1">[FlowGraph] Debug: $r0 := @this: com.hectorone.multismssender.GroupEditActivity</text:p>
      <text:p text:style-name="P1">[FlowGraph] Debug: $r10 = $r0.&lt;com.hectorone.multismssender.GroupEditActivity: java.lang.Long mGid&gt;</text:p>
      <text:p text:style-name="P1">[FlowGraph] Debug: if $r1 != null goto return</text:p>
      <text:p text:style-name="P1">[FlowGraph] Debug: $r20 = $r0.&lt;com.hectorone.multismssender.GroupEditActivity: <text:soft-page-break/>android.widget.EditText mGroupNameText&gt;</text:p>
      <text:p text:style-name="P1">[FlowGraph] Debug: $r30 = virtualinvoke $r20.&lt;android.widget.EditText: android.text.Editable getText()&gt;()</text:p>
      <text:p text:style-name="P1">[FlowGraph] Debug: $r40 = virtualinvoke $r30.&lt;java.lang.Object: java.lang.String toString()&gt;()</text:p>
      <text:p text:style-name="P1">[FlowGraph] Debug: $r50 = $r40</text:p>
      <text:p text:style-name="P1">[FlowGraph] Debug: $z00 = virtualinvoke $r40.&lt;java.lang.String: boolean equals(java.lang.Object)&gt;("")</text:p>
      <text:p text:style-name="P1">[FlowGraph] Debug: if $z0 == 0 goto $r7 = $r0.&lt;com.hectorone.multismssender.GroupEditActivity: com.hectorone.multismssender.GroupsDbAdapter mDb&gt;</text:p>
      <text:p text:style-name="P1">[FlowGraph] Debug: $r60 = virtualinvoke $r0.&lt;com.hectorone.multismssender.GroupEditActivity: android.content.res.Resources getResources()&gt;()</text:p>
      <text:p text:style-name="P1">[FlowGraph] Debug: $r50 = virtualinvoke $r60.&lt;android.content.res.Resources: java.lang.String getString(int)&gt;(2130968599)</text:p>
      <text:p text:style-name="P1">[FlowGraph] Debug: $r70 = $r0.&lt;com.hectorone.multismssender.GroupEditActivity: com.hectorone.multismssender.GroupsDbAdapter mDb&gt;</text:p>
      <text:p text:style-name="P1">[FlowGraph] Debug: $l00 = virtualinvoke $r70.&lt;com.hectorone.multismssender.GroupsDbAdapter: long createGroup(java.lang.String)&gt;($r50)</text:p>
      <text:p text:style-name="P1">[FlowGraph] Debug: $r10 = staticinvoke &lt;java.lang.Long: java.lang.Long valueOf(long)&gt;($l00)</text:p>
      <text:p text:style-name="P1">[FlowGraph] Debug: $r0.&lt;com.hectorone.multismssender.GroupEditActivity: java.lang.Long mGid&gt;0 = $r10</text:p>
      <text:p text:style-name="P1">[FlowGraph] Debug: return</text:p>
      <text:p text:style-name="P1">[FlowGraph] Debug: return</text:p>
      <text:p text:style-name="P1">[FlowGraph] Debug: $r0 := @this: com.hectorone.multismssender.GroupEditActivity</text:p>
      <text:p text:style-name="P1">[FlowGraph] Debug: $r10 = $r0.&lt;com.hectorone.multismssender.GroupEditActivity: java.lang.Long mGid&gt;</text:p>
      <text:p text:style-name="P1">[FlowGraph] Debug: if $r1 == null goto return</text:p>
      <text:p text:style-name="P1">[FlowGraph] Debug: $r20 = $r0.&lt;com.hectorone.multismssender.GroupEditActivity: android.widget.EditText mGroupNameText&gt;</text:p>
      <text:p text:style-name="P1">[FlowGraph] Debug: $r30 = virtualinvoke $r20.&lt;android.widget.EditText: android.text.Editable getText()&gt;()</text:p>
      <text:p text:style-name="P1">[FlowGraph] Debug: $r40 = virtualinvoke $r30.&lt;java.lang.Object: java.lang.String toString()&gt;()</text:p>
      <text:p text:style-name="P1">[FlowGraph] Debug: $r50 = $r40</text:p>
      <text:p text:style-name="P1">[FlowGraph] Debug: $z00 = virtualinvoke $r40.&lt;java.lang.String: boolean equals(java.lang.Object)&gt;("")</text:p>
      <text:p text:style-name="P1">[FlowGraph] Debug: if $z0 == 0 goto $r7 = $r0.&lt;com.hectorone.multismssender.GroupEditActivity: com.hectorone.multismssender.GroupsDbAdapter mDb&gt;</text:p>
      <text:p text:style-name="P1">[FlowGraph] Debug: $r60 = virtualinvoke $r0.&lt;com.hectorone.multismssender.GroupEditActivity: android.content.res.Resources getResources()&gt;()</text:p>
      <text:p text:style-name="P1">[FlowGraph] Debug: $r50 = virtualinvoke $r60.&lt;android.content.res.Resources: java.lang.String getString(int)&gt;(2130968599)</text:p>
      <text:p text:style-name="P1">[FlowGraph] Debug: $r70 = $r0.&lt;com.hectorone.multismssender.GroupEditActivity: com.hectorone.multismssender.GroupsDbAdapter mDb&gt;</text:p>
      <text:p text:style-name="P1">[FlowGraph] Debug: $r10 = $r0.&lt;com.hectorone.multismssender.GroupEditActivity: java.lang.Long mGid&gt;</text:p>
      <text:p text:style-name="P1">[FlowGraph] Debug: $l00 = virtualinvoke $r10.&lt;java.lang.Long: long longValue()&gt;()</text:p>
      <text:p text:style-name="P1">[FlowGraph] Debug: virtualinvoke $r70.&lt;com.hectorone.multismssender.GroupsDbAdapter: boolean updateGroup(long,java.lang.String)&gt;($l00, $r50)</text:p>
      <text:p text:style-name="P1">[FlowGraph] Debug: return</text:p>
      <text:p text:style-name="P1">[FlowGraph] Debug: return</text:p>
      <text:p text:style-name="P1">[FlowGraph] Debug: $r0 := @this: com.hectorone.multismssender.GroupEditActivity</text:p>
      <text:p text:style-name="P1"><text:soft-page-break/>[FlowGraph] Debug: $r1 := @parameter0: android.os.Bundle</text:p>
      <text:p text:style-name="P1">[FlowGraph] Debug: specialinvoke $r0.&lt;android.app.ListActivity: void onCreate(android.os.Bundle)&gt;($r1)</text:p>
      <text:p text:style-name="P1">[FlowGraph] Debug: virtualinvoke $r0.&lt;com.hectorone.multismssender.GroupEditActivity: void setContentView(int)&gt;(2130903042)</text:p>
      <text:p text:style-name="P1">[FlowGraph] Debug: $r30 = virtualinvoke $r0.&lt;com.hectorone.multismssender.GroupEditActivity: android.view.View findViewById(int)&gt;(2131034115)</text:p>
      <text:p text:style-name="P1">[FlowGraph] Debug: $r40 = $r30</text:p>
      <text:p text:style-name="P1">[FlowGraph] Debug: $r0.&lt;com.hectorone.multismssender.GroupEditActivity: android.widget.EditText mGroupNameText&gt;0 = $r40</text:p>
      <text:p text:style-name="P1">[FlowGraph] Debug: $r50 = virtualinvoke $r0.&lt;com.hectorone.multismssender.GroupEditActivity: android.content.ContentResolver getContentResolver()&gt;()[FindView2] id: WID[2131034115|groupName]19, act: VAR[$r0]151, lhs: VAR[$r30]287 @ NFindView2OpNode[288]</text:p>
      <text:p text:style-name="P1"><text:s text:c="2"/>stmt: $r30 = virtualinvoke $r0.&lt;com.hectorone.multismssender.GroupEditActivity: android.view.View findViewById(int)&gt;(2131034115) @ &lt;com.hectorone.multismssender.GroupEditActivity: void onCreate(android.os.Bundle)&gt;</text:p>
      <text:p text:style-name="P1"/>
      <text:p text:style-name="P1">[FlowGraph] Debug: $r60 = &lt;android.provider.ContactsContract$Data: android.net.Uri CONTENT_URI&gt;</text:p>
      <text:p text:style-name="P1">[FlowGraph] Debug: $r70 = newarray (java.lang.String)[6]</text:p>
      <text:p text:style-name="P1">[FlowGraph] Debug: $r7[0]0 = "_id"</text:p>
      <text:p text:style-name="P1">[FlowGraph] Debug: $r7[1]0 = "mimetype"</text:p>
      <text:p text:style-name="P1">[FlowGraph] Debug: $r7[2]0 = "data1"</text:p>
      <text:p text:style-name="P1">[FlowGraph] Debug: $r7[3]0 = "data2"</text:p>
      <text:p text:style-name="P1">[FlowGraph] Debug: $r7[4]0 = "data3"</text:p>
      <text:p text:style-name="P1">[FlowGraph] Debug: $r7[5]0 = "display_name"</text:p>
      <text:p text:style-name="P1">[FlowGraph] Debug: $r80 = virtualinvoke $r50.&lt;android.content.ContentResolver: android.database.Cursor query(android.net.Uri,java.lang.String[],java.lang.String,java.lang.String[],java.lang.String)&gt;($r60, $r70, "mimetype=\'vnd.android.cursor.item/phone_v2\'", null, "display_name")</text:p>
      <text:p text:style-name="P1">[FlowGraph] Debug: virtualinvoke $r0.&lt;com.hectorone.multismssender.GroupEditActivity: void startManagingCursor(android.database.Cursor)&gt;($r80)</text:p>
      <text:p text:style-name="P1">[FlowGraph] Debug: $r70 = newarray (java.lang.String)[0]</text:p>
      <text:p text:style-name="P1">[FlowGraph] Debug: $r90 = new com.hectorone.multismssender.GroupsDbAdapter</text:p>
      <text:p text:style-name="P1">[FlowGraph] Debug: specialinvoke $r90.&lt;com.hectorone.multismssender.GroupsDbAdapter: void &lt;init&gt;(android.content.Context)&gt;($r0)</text:p>
      <text:p text:style-name="P1">[FlowGraph] Debug: $r0.&lt;com.hectorone.multismssender.GroupEditActivity: com.hectorone.multismssender.GroupsDbAdapter mDb&gt;0 = $r90</text:p>
      <text:p text:style-name="P1">[FlowGraph] Debug: $r90 = $r0.&lt;com.hectorone.multismssender.GroupEditActivity: com.hectorone.multismssender.GroupsDbAdapter mDb&gt;</text:p>
      <text:p text:style-name="P1">[FlowGraph] Debug: virtualinvoke $r90.&lt;com.hectorone.multismssender.GroupsDbAdapter: com.hectorone.multismssender.GroupsDbAdapter open()&gt;()</text:p>
      <text:p text:style-name="P1">[FlowGraph] Debug: $r100 = virtualinvoke $r0.&lt;com.hectorone.multismssender.GroupEditActivity: android.content.Intent getIntent()&gt;()</text:p>
      <text:p text:style-name="P1">[FlowGraph] Debug: $r10 = virtualinvoke $r100.&lt;android.content.Intent: android.os.Bundle getExtras()&gt;()</text:p>
      <text:p text:style-name="P1">[FlowGraph] Debug: if $r1 == null goto $r11 = null</text:p>
      <text:p text:style-name="P1">[FlowGraph] Debug: $l00 = virtualinvoke $r10.&lt;android.os.Bundle: long getLong(java.lang.String)&gt;("gid")</text:p>
      <text:p text:style-name="P1">[FlowGraph] Debug: $r110 = staticinvoke &lt;java.lang.Long: java.lang.Long <text:soft-page-break/>valueOf(long)&gt;($l00)</text:p>
      <text:p text:style-name="P1">[FlowGraph] Debug: if $r11 == null goto $r14 = new com.hectorone.multismssender.GroupEditActivity$GroupDataListAdapter</text:p>
      <text:p text:style-name="P1">[FlowGraph] Debug: $r90 = $r0.&lt;com.hectorone.multismssender.GroupEditActivity: com.hectorone.multismssender.GroupsDbAdapter mDb&gt;</text:p>
      <text:p text:style-name="P1">[FlowGraph] Debug: $l00 = virtualinvoke $r110.&lt;java.lang.Long: long longValue()&gt;()</text:p>
      <text:p text:style-name="P1">[FlowGraph] Debug: $r120 = virtualinvoke $r90.&lt;com.hectorone.multismssender.GroupsDbAdapter: android.database.Cursor fetchGroup(long)&gt;($l00)</text:p>
      <text:p text:style-name="P1">[FlowGraph] Debug: virtualinvoke $r0.&lt;com.hectorone.multismssender.GroupEditActivity: void startManagingCursor(android.database.Cursor)&gt;($r120)</text:p>
      <text:p text:style-name="P1">[FlowGraph] Debug: $i10 = interfaceinvoke $r120.&lt;android.database.Cursor: int getColumnIndex(java.lang.String)&gt;("name")</text:p>
      <text:p text:style-name="P1">[FlowGraph] Debug: $r130 = interfaceinvoke $r120.&lt;android.database.Cursor: java.lang.String getString(int)&gt;($i10)</text:p>
      <text:p text:style-name="P1">[FlowGraph] Debug: $r40 = $r0.&lt;com.hectorone.multismssender.GroupEditActivity: android.widget.EditText mGroupNameText&gt;</text:p>
      <text:p text:style-name="P1">[FlowGraph] Debug: virtualinvoke $r40.&lt;android.widget.EditText: void setText(java.lang.CharSequence)&gt;($r130)</text:p>
      <text:p text:style-name="P1">[FlowGraph] Debug: $r90 = $r0.&lt;com.hectorone.multismssender.GroupEditActivity: com.hectorone.multismssender.GroupsDbAdapter mDb&gt;</text:p>
      <text:p text:style-name="P1">[FlowGraph] Debug: $l00 = virtualinvoke $r110.&lt;java.lang.Long: long longValue()&gt;()</text:p>
      <text:p text:style-name="P1">[FlowGraph] Debug: $r120 = virtualinvoke $r90.&lt;com.hectorone.multismssender.GroupsDbAdapter: android.database.Cursor fetchPhonesFromGroup(long)&gt;($l00)</text:p>
      <text:p text:style-name="P1">[FlowGraph] Debug: virtualinvoke $r0.&lt;com.hectorone.multismssender.GroupEditActivity: void startManagingCursor(android.database.Cursor)&gt;($r120)</text:p>
      <text:p text:style-name="P1">[FlowGraph] Debug: interfaceinvoke $r120.&lt;android.database.Cursor: boolean moveToFirst()&gt;()</text:p>
      <text:p text:style-name="P1">[FlowGraph] Debug: $i10 = interfaceinvoke $r120.&lt;android.database.Cursor: int getColumnIndex(java.lang.String)&gt;("data1")</text:p>
      <text:p text:style-name="P1">[FlowGraph] Debug: $i20 = interfaceinvoke $r120.&lt;android.database.Cursor: int getCount()&gt;()</text:p>
      <text:p text:style-name="P1">[FlowGraph] Debug: $r70 = newarray (java.lang.String)[$i2]</text:p>
      <text:p text:style-name="P1">[FlowGraph] Debug: $i20 = 0</text:p>
      <text:p text:style-name="P1">[FlowGraph] Debug: $i30 = interfaceinvoke $r120.&lt;android.database.Cursor: int getCount()&gt;()</text:p>
      <text:p text:style-name="P1">[FlowGraph] Debug: if $i2 &gt;= $i3 goto $r0.&lt;com.hectorone.multismssender.GroupEditActivity: java.lang.Long mGid&gt; = $r11</text:p>
      <text:p text:style-name="P1">[FlowGraph] Debug: $r130 = interfaceinvoke $r120.&lt;android.database.Cursor: java.lang.String getString(int)&gt;($i10)</text:p>
      <text:p text:style-name="P1">[FlowGraph] Debug: $r7[$i2]0 = $r130</text:p>
      <text:p text:style-name="P1">[FlowGraph] Debug: interfaceinvoke $r120.&lt;android.database.Cursor: boolean moveToNext()&gt;()</text:p>
      <text:p text:style-name="P1">[FlowGraph] Debug: $i20 = $i2 + 1</text:p>
      <text:p text:style-name="P1">[FlowGraph] Debug: goto [?= $i30 = interfaceinvoke $r120.&lt;android.database.Cursor: int getCount()&gt;()]</text:p>
      <text:p text:style-name="P1">[FlowGraph] Debug: $r110 = null</text:p>
      <text:p text:style-name="P1">[FlowGraph] Debug: goto [?= (branch)]</text:p>
      <text:p text:style-name="P1">[FlowGraph] Debug: $r0.&lt;com.hectorone.multismssender.GroupEditActivity: java.lang.Long mGid&gt;0 = $r110</text:p>
      <text:p text:style-name="P1">[FlowGraph] Debug: $r140 = new com.hectorone.multismssender.GroupEditActivity$GroupDataListAdapter</text:p>
      <text:p text:style-name="P1">[FlowGraph] Debug: $r150 = newarray (java.lang.String)[2]</text:p>
      <text:p text:style-name="P1">[FlowGraph] Debug: $r15[0]0 = "display_name"</text:p>
      <text:p text:style-name="P1">[FlowGraph] Debug: $r15[1]0 = "data1"</text:p>
      <text:p text:style-name="P1">[FlowGraph] Debug: $r20 = newarray (int)[2]</text:p>
      <text:p text:style-name="P1"><text:soft-page-break/>[FlowGraph] Debug: $r2[0]0 = 2131034114</text:p>
      <text:p text:style-name="P1">[FlowGraph] Debug: $r2[1]0 = 2131034129</text:p>
      <text:p text:style-name="P1">[FlowGraph] Debug: specialinvoke $r140.&lt;com.hectorone.multismssender.GroupEditActivity$GroupDataListAdapter: void &lt;init&gt;(com.hectorone.multismssender.GroupEditActivity,android.content.Context,int,android.database.Cursor,java.lang.String[],int[],java.lang.String[])&gt;($r0, $r0, 2130903049, $r80, $r150, $r20, $r70)</text:p>
      <text:p text:style-name="P1">[FlowGraph] Debug: $r0.&lt;com.hectorone.multismssender.GroupEditActivity: com.hectorone.multismssender.GroupEditActivity$GroupDataListAdapter mAdpater&gt;0 = $r140</text:p>
      <text:p text:style-name="P1">[FlowGraph] Debug: $r140 = $r0.&lt;com.hectorone.multismssender.GroupEditActivity: com.hectorone.multismssender.GroupEditActivity$GroupDataListAdapter mAdpater&gt;</text:p>
      <text:p text:style-name="P1">[FlowGraph] Debug: virtualinvoke $r0.&lt;com.hectorone.multismssender.GroupEditActivity: void setListAdapter(android.widget.ListAdapter)&gt;($r140)</text:p>
      <text:p text:style-name="P1">[FlowGraph] Debug: $r30 = virtualinvoke $r0.&lt;com.hectorone.multismssender.GroupEditActivity: android.view.View findViewById(int)&gt;(2131034116)</text:p>
      <text:p text:style-name="P1">[FindView2] id: WID[2131034116|okGroups]12, act: VAR[$r0]151, lhs: VAR[$r30]355 @ NFindView2OpNode[356]</text:p>
      <text:p text:style-name="P1"><text:s text:c="2"/>stmt: $r30 = virtualinvoke $r0.&lt;com.hectorone.multismssender.GroupEditActivity: android.view.View findViewById(int)&gt;(2131034116) @ &lt;com.hectorone.multismssender.GroupEditActivity: void onCreate(android.os.Bundle)&gt;</text:p>
      <text:p text:style-name="P1">[FlowGraph] Debug: $r160 = $r30</text:p>
      <text:p text:style-name="P1">[FlowGraph] Debug: $r170 = new com.hectorone.multismssender.GroupEditActivity$1</text:p>
      <text:p text:style-name="P1">[FlowGraph] Debug: specialinvoke $r170.&lt;com.hectorone.multismssender.GroupEditActivity$1: void &lt;init&gt;(com.hectorone.multismssender.GroupEditActivity)&gt;($r0)</text:p>
      <text:p text:style-name="P1">[FlowGraph] Debug: virtualinvoke $r160.&lt;android.widget.Button: void setOnClickListener(android.view.View$OnClickListener)&gt;($r170)</text:p>
      <text:p text:style-name="P1">[FlowGraph] Debug: return</text:p>
      <text:p text:style-name="P1">[FlowGraph] Debug: $r0 := @this: com.hectorone.multismssender.GroupEditActivity</text:p>
      <text:p text:style-name="P1">[FlowGraph] Debug: specialinvoke $r0.&lt;android.app.ListActivity: void onResume()&gt;()</text:p>
      <text:p text:style-name="P1">[FlowGraph] Debug: return</text:p>
      <text:p text:style-name="P1">[FlowGraph] Debug: $r0 := @this: com.hectorone.multismssender.GroupEditActivity</text:p>
      <text:p text:style-name="P1">[FlowGraph] Debug: $r10 = $r0.&lt;com.hectorone.multismssender.GroupEditActivity: com.hectorone.multismssender.GroupsDbAdapter mDb&gt;</text:p>
      <text:p text:style-name="P1">[FlowGraph] Debug: virtualinvoke $r10.&lt;com.hectorone.multismssender.GroupsDbAdapter: com.hectorone.multismssender.GroupsDbAdapter open()&gt;()</text:p>
      <text:p text:style-name="P1">[FlowGraph] Debug: specialinvoke $r0.&lt;android.app.ListActivity: void onStart()&gt;()</text:p>
      <text:p text:style-name="P1">[FlowGraph] Debug: return</text:p>
      <text:p text:style-name="P1">[FlowGraph] Debug: $r0 := @this: com.hectorone.multismssender.GroupEditActivity</text:p>
      <text:p text:style-name="P1">[FlowGraph] Debug: $r10 = $r0.&lt;com.hectorone.multismssender.GroupEditActivity: com.hectorone.multismssender.GroupsDbAdapter mDb&gt;</text:p>
      <text:p text:style-name="P1">[FlowGraph] Debug: virtualinvoke $r10.&lt;com.hectorone.multismssender.GroupsDbAdapter: void close()&gt;()</text:p>
      <text:p text:style-name="P1">[FlowGraph] Debug: specialinvoke $r0.&lt;android.app.ListActivity: void onStop()&gt;()</text:p>
      <text:p text:style-name="P1">[FlowGraph] Debug: return</text:p>
      <text:p text:style-name="P1">[FlowGraph] Debug: $r0 := @this: com.hectorone.multismssender.MessageReceiver</text:p>
      <text:p text:style-name="P1">[FlowGraph] Debug: specialinvoke $r0.&lt;android.content.BroadcastReceiver: void &lt;init&gt;()&gt;()</text:p>
      <text:p text:style-name="P1">[FlowGraph] Debug: return</text:p>
      <text:p text:style-name="P1">[FlowGraph] Debug: $r0 := @this: com.hectorone.multismssender.MessageReceiver</text:p>
      <text:p text:style-name="P1">[FlowGraph] Debug: $r1 := @parameter0: android.content.Context</text:p>
      <text:p text:style-name="P1">[FlowGraph] Debug: $r2 := @parameter1: android.content.Intent</text:p>
      <text:p text:style-name="P1">[FlowGraph] Debug: $r40 = "com.hectorone.multismssender.SMS_RECEIVED"</text:p>
      <text:p text:style-name="P1">[FlowGraph] Debug: $r50 = virtualinvoke $r2.&lt;android.content.Intent: java.lang.String getAction()&gt;()</text:p>
      <text:p text:style-name="P1"><text:soft-page-break/>[FlowGraph] Debug: $z00 = virtualinvoke $r40.&lt;java.lang.String: boolean equals(java.lang.Object)&gt;($r50)</text:p>
      <text:p text:style-name="P1">[FlowGraph] Debug: if $z0 == 0 goto return</text:p>
      <text:p text:style-name="P1">[FlowGraph] Debug: $r60 = virtualinvoke $r2.&lt;android.content.Intent: android.net.Uri getData()&gt;()</text:p>
      <text:p text:style-name="P1">[FlowGraph] Debug: if $r6 == null goto return</text:p>
      <text:p text:style-name="P1">[FlowGraph] Debug: $r30 = new android.content.ContentValues</text:p>
      <text:p text:style-name="P1">[FlowGraph] Debug: specialinvoke $r30.&lt;android.content.ContentValues: void &lt;init&gt;(int)&gt;(1)</text:p>
      <text:p text:style-name="P1">[FlowGraph] Debug: $r70 = staticinvoke &lt;java.lang.Integer: java.lang.Integer valueOf(int)&gt;(1)</text:p>
      <text:p text:style-name="P1">[FlowGraph] Debug: virtualinvoke $r30.&lt;android.content.ContentValues: void put(java.lang.String,java.lang.Integer)&gt;("delivered", $r70)</text:p>
      <text:p text:style-name="P1">[FlowGraph] Debug: $r80 = virtualinvoke $r1.&lt;android.content.Context: android.content.ContentResolver getContentResolver()&gt;()</text:p>
      <text:p text:style-name="P1">[FlowGraph] Debug: virtualinvoke $r80.&lt;android.content.ContentResolver: int update(android.net.Uri,android.content.ContentValues,java.lang.String,java.lang.String[])&gt;($r60, $r30, null, null)</text:p>
      <text:p text:style-name="P1">[FlowGraph] Debug: return</text:p>
      <text:p text:style-name="P1">[FlowGraph] Debug: return</text:p>
      <text:p text:style-name="P1">[FlowGraph] Debug: return</text:p>
      <text:p text:style-name="P1">[FlowGraph] Debug: $r0 := @this: com.hectorone.multismssender.R$drawable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2</text:p>
      <text:p text:style-name="P1">[FlowGraph] Debug: $r1 := @parameter0: com.hectorone.multismssender.MultiSmsSender</text:p>
      <text:p text:style-name="P1">[FlowGraph] Debug: $r0.&lt;com.hectorone.multismssender.MultiSmsSender$2: com.hectorone.multismssender.MultiSmsSender this$0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2</text:p>
      <text:p text:style-name="P1">[FlowGraph] Debug: $r1 := @parameter0: android.view.View</text:p>
      <text:p text:style-name="P1">[FlowGraph] Debug: $r20 = $r0.&lt;com.hectorone.multismssender.MultiSmsSender$2: com.hectorone.multismssender.MultiSmsSender this$0&gt;</text:p>
      <text:p text:style-name="P1">[FlowGraph] Debug: virtualinvoke $r20.&lt;com.hectorone.multismssender.MultiSmsSender: void selectNumbers()&gt;()</text:p>
      <text:p text:style-name="P1">[FlowGraph] Debug: return</text:p>
      <text:p text:style-name="P1">[FlowGraph] Debug: $r0 := @this: com.hectorone.multismssender.R$id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R$attr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SelectDeliveryActivity</text:p>
      <text:p text:style-name="P1">[FlowGraph] Debug: specialinvoke $r0.&lt;android.app.ListActivity: void &lt;init&gt;()&gt;()</text:p>
      <text:p text:style-name="P1">[FlowGraph] Debug: return</text:p>
      <text:p text:style-name="P1">[FlowGraph] Debug: $r0 := @this: com.hectorone.multismssender.SelectDeliveryActivity</text:p>
      <text:p text:style-name="P1">[FlowGraph] Debug: $r10 = virtualinvoke $r0.&lt;com.hectorone.multismssender.SelectDeliveryActivity: android.content.ContentResolver getContentResolver()&gt;()</text:p>
      <text:p text:style-name="P1">[FlowGraph] Debug: $r20 = &lt;com.hectorone.multismssender.DeliveryDbAdapter: android.net.Uri CONTENT_MESSAGE_URI&gt;</text:p>
      <text:p text:style-name="P1">[FlowGraph] Debug: $r30 = virtualinvoke $r10.&lt;android.content.ContentResolver: android.database.Cursor query(android.net.Uri,java.lang.String[],java.lang.String,java.lang.String[],java.lang.String)&gt;($r20, null, null, null, null)</text:p>
      <text:p text:style-name="P1">[FlowGraph] Debug: virtualinvoke <text:soft-page-break/>$r0.&lt;com.hectorone.multismssender.SelectDeliveryActivity: void startManagingCursor(android.database.Cursor)&gt;($r30)</text:p>
      <text:p text:style-name="P1">[FlowGraph] Debug: $r40 = newarray (java.lang.String)[2]</text:p>
      <text:p text:style-name="P1">[FlowGraph] Debug: $r4[0]0 = "date"</text:p>
      <text:p text:style-name="P1">[FlowGraph] Debug: $r4[1]0 = "name"</text:p>
      <text:p text:style-name="P1">[FlowGraph] Debug: $r50 = newarray (int)[2]</text:p>
      <text:p text:style-name="P1">[FlowGraph] Debug: $r5[0]0 = 2131034113</text:p>
      <text:p text:style-name="P1">[FlowGraph] Debug: $r5[1]0 = 2131034114</text:p>
      <text:p text:style-name="P1">[FlowGraph] Debug: $r60 = new android.widget.SimpleCursorAdapter</text:p>
      <text:p text:style-name="P1">[FlowGraph] Debug: specialinvoke $r60.&lt;android.widget.SimpleCursorAdapter: void &lt;init&gt;(android.content.Context,int,android.database.Cursor,java.lang.String[],int[])&gt;($r0, 2130903041, $r30, $r40, $r50)</text:p>
      <text:p text:style-name="P1">[FlowGraph] Debug: virtualinvoke $r0.&lt;com.hectorone.multismssender.SelectDeliveryActivity: void setListAdapter(android.widget.ListAdapter)&gt;($r60)</text:p>
      <text:p text:style-name="P1">[FlowGraph] Debug: return</text:p>
      <text:p text:style-name="P1">[FlowGraph] Debug: $r0 := @this: com.hectorone.multismssender.SelectDeliveryActivity</text:p>
      <text:p text:style-name="P1">[FlowGraph] Debug: $r1 := @parameter0: android.view.MenuItem</text:p>
      <text:p text:style-name="P1">[FlowGraph] Debug: $i00 = interfaceinvoke $r1.&lt;android.view.MenuItem: int getItemId()&gt;()</text:p>
      <text:p text:style-name="P1">[FlowGraph] Debug: lookupswitch($i0) { <text:s text:c="4"/>case 1: goto $r3 = interfaceinvoke $r1.&lt;android.view.MenuItem: android.view.ContextMenu$ContextMenuInfo getMenuInfo()&gt;(); <text:s text:c="4"/>default: goto $z0 = specialinvoke $r0.&lt;android.app.ListActivity: boolean onContextItemSelected(android.view.MenuItem)&gt;($r1); }</text:p>
      <text:p text:style-name="P1">[FlowGraph] Debug: $z00 = specialinvoke $r0.&lt;android.app.ListActivity: boolean onContextItemSelected(android.view.MenuItem)&gt;($r1)</text:p>
      <text:p text:style-name="P1">[FlowGraph] Debug: return $z0</text:p>
      <text:p text:style-name="P1">[FlowGraph] Debug: $r30 = interfaceinvoke $r1.&lt;android.view.MenuItem: android.view.ContextMenu$ContextMenuInfo getMenuInfo()&gt;()</text:p>
      <text:p text:style-name="P1">[FlowGraph] Debug: $r40 = $r30</text:p>
      <text:p text:style-name="P1">[FlowGraph] Debug: $r50 = virtualinvoke $r0.&lt;com.hectorone.multismssender.SelectDeliveryActivity: android.content.ContentResolver getContentResolver()&gt;()</text:p>
      <text:p text:style-name="P1">[FlowGraph] Debug: $r20 = &lt;com.hectorone.multismssender.DeliveryDbAdapter: android.net.Uri CONTENT_MESSAGE_URI&gt;</text:p>
      <text:p text:style-name="P1">[FlowGraph] Debug: $r60 = new java.lang.StringBuilder</text:p>
      <text:p text:style-name="P1">[FlowGraph] Debug: specialinvoke $r60.&lt;java.lang.StringBuilder: void &lt;init&gt;()&gt;()</text:p>
      <text:p text:style-name="P1">[FlowGraph] Debug: $r60 = virtualinvoke $r60.&lt;java.lang.StringBuilder: java.lang.StringBuilder append(java.lang.String)&gt;("_id=")</text:p>
      <text:p text:style-name="P1">[FlowGraph] Debug: $l10 = $r4.&lt;android.widget.AdapterView$AdapterContextMenuInfo: long id&gt;</text:p>
      <text:p text:style-name="P1">[FlowGraph] Debug: $r60 = virtualinvoke $r60.&lt;java.lang.StringBuilder: java.lang.StringBuilder append(long)&gt;($l10)</text:p>
      <text:p text:style-name="P1">[FlowGraph] Debug: $r70 = virtualinvoke $r60.&lt;java.lang.StringBuilder: java.lang.String toString()&gt;()</text:p>
      <text:p text:style-name="P1">[FlowGraph] Debug: virtualinvoke $r50.&lt;android.content.ContentResolver: int delete(android.net.Uri,java.lang.String,java.lang.String[])&gt;($r20, $r70, null)</text:p>
      <text:p text:style-name="P1">[FlowGraph] Debug: virtualinvoke $r0.&lt;com.hectorone.multismssender.SelectDeliveryActivity: void fillData()&gt;()</text:p>
      <text:p text:style-name="P1">[FlowGraph] Debug: return 1</text:p>
      <text:p text:style-name="P1">[FlowGraph] Debug: $r0 := @this: com.hectorone.multismssender.SelectDeliveryActivity</text:p>
      <text:p text:style-name="P1">[FlowGraph] Debug: $r1 := @parameter0: android.os.Bundle</text:p>
      <text:p text:style-name="P1">[FlowGraph] Debug: specialinvoke $r0.&lt;android.app.ListActivity: void onCreate(android.os.Bundle)&gt;($r1)</text:p>
      <text:p text:style-name="P1">[FlowGraph] Debug: virtualinvoke $r0.&lt;com.hectorone.multismssender.SelectDeliveryActivity: void <text:soft-page-break/>setContentView(int)&gt;(2130903040)</text:p>
      <text:p text:style-name="P1">[FlowGraph] Debug: virtualinvoke $r0.&lt;com.hectorone.multismssender.SelectDeliveryActivity: void fillData()&gt;()</text:p>
      <text:p text:style-name="P1">[FlowGraph] Debug: $r20 = virtualinvoke $r0.&lt;com.hectorone.multismssender.SelectDeliveryActivity: android.widget.ListView getListView()&gt;()</text:p>
      <text:p text:style-name="P1">[FlowGraph] Debug: virtualinvoke $r0.&lt;com.hectorone.multismssender.SelectDeliveryActivity: void registerForContextMenu(android.view.View)&gt;($r20)</text:p>
      <text:p text:style-name="P1">[FlowGraph] Debug: return</text:p>
      <text:p text:style-name="P1">[FlowGraph] Debug: $r0 := @this: com.hectorone.multismssender.SelectDeliveryActivity</text:p>
      <text:p text:style-name="P1">[FlowGraph] Debug: $r1 := @parameter0: android.view.ContextMenu</text:p>
      <text:p text:style-name="P1">[FlowGraph] Debug: $r2 := @parameter1: android.view.View</text:p>
      <text:p text:style-name="P1">[FlowGraph] Debug: $r3 := @parameter2: android.view.ContextMenu$ContextMenuInfo</text:p>
      <text:p text:style-name="P1">[FlowGraph] Debug: specialinvoke $r0.&lt;android.app.ListActivity: void onCreateContextMenu(android.view.ContextMenu,android.view.View,android.view.ContextMenu$ContextMenuInfo)&gt;($r1, $r2, $r3)</text:p>
      <text:p text:style-name="P1">[FlowGraph] Debug: interfaceinvoke $r1.&lt;android.view.ContextMenu: android.view.MenuItem add(int,int,int,int)&gt;(0, 1, 0, 2130968593)</text:p>
      <text:p text:style-name="P1">[FlowGraph] Debug: return</text:p>
      <text:p text:style-name="P1">[FlowGraph] Debug: $r0 := @this: com.hectorone.multismssender.SelectDeliveryActivity</text:p>
      <text:p text:style-name="P1">[FlowGraph] Debug: $r1 := @parameter0: android.view.Menu</text:p>
      <text:p text:style-name="P1">[FlowGraph] Debug: specialinvoke $r0.&lt;android.app.ListActivity: boolean onCreateOptionsMenu(android.view.Menu)&gt;($r1)</text:p>
      <text:p text:style-name="P1">[FlowGraph] Debug: interfaceinvoke $r1.&lt;android.view.Menu: android.view.MenuItem add(int,int,int,int)&gt;(0, 2, 0, 2130968592)</text:p>
      <text:p text:style-name="P1">[FlowGraph] Debug: return 1</text:p>
      <text:p text:style-name="P1">[FlowGraph] Debug: $r0 := @this: com.hectorone.multismssender.SelectDeliveryActivity</text:p>
      <text:p text:style-name="P1">[FlowGraph] Debug: specialinvoke $r0.&lt;android.app.ListActivity: void onDestroy()&gt;()</text:p>
      <text:p text:style-name="P1">[FlowGraph] Debug: return</text:p>
      <text:p text:style-name="P1">[FlowGraph] Debug: $r0 := @this: com.hectorone.multismssender.SelectDeliveryActivity</text:p>
      <text:p text:style-name="P1">[FlowGraph] Debug: $r1 := @parameter0: android.widget.ListView</text:p>
      <text:p text:style-name="P1">[FlowGraph] Debug: $r2 := @parameter1: android.view.View</text:p>
      <text:p text:style-name="P1">[FlowGraph] Debug: $i0 := @parameter2: int</text:p>
      <text:p text:style-name="P1">[FlowGraph] Debug: $l1 := @parameter3: long</text:p>
      <text:p text:style-name="P1">[FlowGraph] Debug: $r30 = new android.content.Intent</text:p>
      <text:p text:style-name="P1">[FlowGraph] Debug: specialinvoke $r30.&lt;android.content.Intent: void &lt;init&gt;(android.content.Context,java.lang.Class)&gt;($r0, class "com/hectorone/multismssender/ListEntryActivity")</text:p>
      <text:p text:style-name="P1">[FlowGraph] Debug: virtualinvoke $r30.&lt;android.content.Intent: android.content.Intent putExtra(java.lang.String,long)&gt;("param_delivery_id", $l1)</text:p>
      <text:p text:style-name="P1">[FlowGraph] Debug: virtualinvoke $r0.&lt;com.hectorone.multismssender.SelectDeliveryActivity: void startActivity(android.content.Intent)&gt;($r30)</text:p>
      <text:p text:style-name="P1">[FlowGraph] Debug: specialinvoke $r0.&lt;android.app.ListActivity: void onListItemClick(android.widget.ListView,android.view.View,int,long)&gt;($r1, $r2, $i0, $l1)</text:p>
      <text:p text:style-name="P1">[FlowGraph] Debug: return</text:p>
      <text:p text:style-name="P1">[FlowGraph] Debug: $r0 := @this: com.hectorone.multismssender.SelectDeliveryActivity</text:p>
      <text:p text:style-name="P1">[FlowGraph] Debug: $i0 := @parameter0: int</text:p>
      <text:p text:style-name="P1">[FlowGraph] Debug: $r1 := @parameter1: android.view.MenuItem</text:p>
      <text:p text:style-name="P1">[FlowGraph] Debug: $i10 = interfaceinvoke $r1.&lt;android.view.MenuItem: int getItemId()&gt;()</text:p>
      <text:p text:style-name="P1">[FlowGraph] Debug: lookupswitch($i1) { <text:s text:c="4"/>case 2: goto $r3 = virtualinvoke <text:soft-page-break/>$r0.&lt;com.hectorone.multismssender.SelectDeliveryActivity: android.content.ContentResolver getContentResolver()&gt;(); <text:s text:c="4"/>default: goto $z0 = specialinvoke $r0.&lt;android.app.ListActivity: boolean onMenuItemSelected(int,android.view.MenuItem)&gt;($i0, $r1); }</text:p>
      <text:p text:style-name="P1">[FlowGraph] Debug: $z00 = specialinvoke $r0.&lt;android.app.ListActivity: boolean onMenuItemSelected(int,android.view.MenuItem)&gt;($i0, $r1)</text:p>
      <text:p text:style-name="P1">[FlowGraph] Debug: return $z0</text:p>
      <text:p text:style-name="P1">[FlowGraph] Debug: $r30 = virtualinvoke $r0.&lt;com.hectorone.multismssender.SelectDeliveryActivity: android.content.ContentResolver getContentResolver()&gt;()</text:p>
      <text:p text:style-name="P1">[FlowGraph] Debug: $r20 = &lt;com.hectorone.multismssender.DeliveryDbAdapter: android.net.Uri CONTENT_MESSAGE_URI&gt;</text:p>
      <text:p text:style-name="P1">[FlowGraph] Debug: virtualinvoke $r30.&lt;android.content.ContentResolver: int delete(android.net.Uri,java.lang.String,java.lang.String[])&gt;($r20, null, null)</text:p>
      <text:p text:style-name="P1">[FlowGraph] Debug: virtualinvoke $r0.&lt;com.hectorone.multismssender.SelectDeliveryActivity: void fillData()&gt;()</text:p>
      <text:p text:style-name="P1">[FlowGraph] Debug: return 1</text:p>
      <text:p text:style-name="P1">[FlowGraph] Debug: $r0 := @this: com.hectorone.multismssender.DeliveryDbAdapter$DeliveryDbHelper</text:p>
      <text:p text:style-name="P1">[FlowGraph] Debug: $r1 := @parameter0: android.content.Context</text:p>
      <text:p text:style-name="P1">[FlowGraph] Debug: specialinvoke $r0.&lt;android.database.sqlite.SQLiteOpenHelper: void &lt;init&gt;(android.content.Context,java.lang.String,android.database.sqlite.SQLiteDatabase$CursorFactory,int)&gt;($r1, "delivery", null, 4)</text:p>
      <text:p text:style-name="P1">[FlowGraph] Debug: return</text:p>
      <text:p text:style-name="P1">[FlowGraph] Debug: $r0 := @this: com.hectorone.multismssender.DeliveryDbAdapter$DeliveryDbHelper</text:p>
      <text:p text:style-name="P1">[FlowGraph] Debug: $r1 := @parameter0: android.database.sqlite.SQLiteDatabase</text:p>
      <text:p text:style-name="P1">[FlowGraph] Debug: virtualinvoke $r1.&lt;android.database.sqlite.SQLiteDatabase: void execSQL(java.lang.String)&gt;("create table delivery_entry (_id integer primary key autoincrement, name text not null,number text not null,delivered integer,message_id integer);")</text:p>
      <text:p text:style-name="P1">[FlowGraph] Debug: virtualinvoke $r1.&lt;android.database.sqlite.SQLiteDatabase: void execSQL(java.lang.String)&gt;("create table message (_id integer primary key autoincrement, name text not null,date text not null);")</text:p>
      <text:p text:style-name="P1">[FlowGraph] Debug: return</text:p>
      <text:p text:style-name="P1">[FlowGraph] Debug: $r0 := @this: com.hectorone.multismssender.DeliveryDbAdapter$DeliveryDbHelper</text:p>
      <text:p text:style-name="P1">[FlowGraph] Debug: $r1 := @parameter0: android.database.sqlite.SQLiteDatabase</text:p>
      <text:p text:style-name="P1">[FlowGraph] Debug: $i0 := @parameter1: int</text:p>
      <text:p text:style-name="P1">[FlowGraph] Debug: $i1 := @parameter2: int</text:p>
      <text:p text:style-name="P1">[FlowGraph] Debug: $r20 = new java.lang.StringBuilder</text:p>
      <text:p text:style-name="P1">[FlowGraph] Debug: specialinvoke $r20.&lt;java.lang.StringBuilder: void &lt;init&gt;()&gt;()</text:p>
      <text:p text:style-name="P1">[FlowGraph] Debug: $r20 = virtualinvoke $r20.&lt;java.lang.StringBuilder: java.lang.StringBuilder append(java.lang.String)&gt;("Upgrading database from version ")</text:p>
      <text:p text:style-name="P1">[FlowGraph] Debug: $r20 = virtualinvoke $r20.&lt;java.lang.StringBuilder: java.lang.StringBuilder append(int)&gt;($i0)</text:p>
      <text:p text:style-name="P1">[FlowGraph] Debug: $r20 = virtualinvoke $r20.&lt;java.lang.StringBuilder: java.lang.StringBuilder append(java.lang.String)&gt;(" to ")</text:p>
      <text:p text:style-name="P1">[FlowGraph] Debug: $r20 = virtualinvoke $r20.&lt;java.lang.StringBuilder: java.lang.StringBuilder append(int)&gt;($i1)</text:p>
      <text:p text:style-name="P1">[FlowGraph] Debug: $r20 = virtualinvoke $r20.&lt;java.lang.StringBuilder: java.lang.StringBuilder append(java.lang.String)&gt;(", which will destroy all old data")</text:p>
      <text:p text:style-name="P1">[FlowGraph] Debug: $r30 = virtualinvoke $r20.&lt;java.lang.StringBuilder: java.lang.String toString()&gt;()</text:p>
      <text:p text:style-name="P1">[FlowGraph] Debug: staticinvoke &lt;android.util.Log: int w(java.lang.String,java.lang.String)&gt;("deliveryDbAdapter", $r30)</text:p>
      <text:p text:style-name="P1"><text:soft-page-break/>[FlowGraph] Debug: virtualinvoke $r1.&lt;android.database.sqlite.SQLiteDatabase: void execSQL(java.lang.String)&gt;("DROP TABLE IF EXISTS delivery_entry")</text:p>
      <text:p text:style-name="P1">[FlowGraph] Debug: virtualinvoke $r1.&lt;android.database.sqlite.SQLiteDatabase: void execSQL(java.lang.String)&gt;("DROP TABLE IF EXISTS message")</text:p>
      <text:p text:style-name="P1">[FlowGraph] Debug: virtualinvoke $r0.&lt;com.hectorone.multismssender.DeliveryDbAdapter$DeliveryDbHelper: void onCreate(android.database.sqlite.SQLiteDatabase)&gt;($r1)</text:p>
      <text:p text:style-name="P1">[FlowGraph] Debug: return</text:p>
      <text:p text:style-name="P1">[FlowGraph] Debug: $r0 := @this: com.hectorone.multismssender.PhoneNumberSelection$PhoneDataListAdapter$1</text:p>
      <text:p text:style-name="P1">[FlowGraph] Debug: $r1 := @parameter0: com.hectorone.multismssender.PhoneNumberSelection$PhoneDataListAdapter</text:p>
      <text:p text:style-name="P1">[FlowGraph] Debug: $r0.&lt;com.hectorone.multismssender.PhoneNumberSelection$PhoneDataListAdapter$1: com.hectorone.multismssender.PhoneNumberSelection$PhoneDataListAdapter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PhoneNumberSelection$PhoneDataListAdapter$1</text:p>
      <text:p text:style-name="P1">[FlowGraph] Debug: $r1 := @parameter0: android.view.View</text:p>
      <text:p text:style-name="P1">[FlowGraph] Debug: $r10 = virtualinvoke $r10.&lt;android.view.View: android.view.View findViewById(int)&gt;(2131034128)</text:p>
      <text:p text:style-name="P1">[FlowGraph] Debug: $r20 = $r10</text:p>
      <text:p text:style-name="P1">[FlowGraph] Debug: virtualinvoke $r20.&lt;android.widget.CheckBox: boolean performClick()&gt;()</text:p>
      <text:p text:style-name="P1">[FlowGraph] Debug: return</text:p>
      <text:p text:style-name="P1">[FlowGraph] Debug: $r00 = staticinvoke &lt;android.net.Uri: android.net.Uri parse(java.lang.String)&gt;("content://com.hectorone.multismssender.provider/delivery")</text:p>
      <text:p text:style-name="P1">[FlowGraph] Debug: &lt;com.hectorone.multismssender.DeliveryDbAdapter: android.net.Uri CONTENT_DELIVERY_URI&gt;0 = $r00</text:p>
      <text:p text:style-name="P1">[FlowGraph] Debug: $r00 = staticinvoke &lt;android.net.Uri: android.net.Uri parse(java.lang.String)&gt;("content://com.hectorone.multismssender.provider/message")</text:p>
      <text:p text:style-name="P1">[FlowGraph] Debug: &lt;com.hectorone.multismssender.DeliveryDbAdapter: android.net.Uri CONTENT_MESSAGE_URI&gt;0 = $r00</text:p>
      <text:p text:style-name="P1">[FlowGraph] Debug: $r10 = new android.content.UriMatcher</text:p>
      <text:p text:style-name="P1">[FlowGraph] Debug: specialinvoke $r10.&lt;android.content.UriMatcher: void &lt;init&gt;(int)&gt;(-1)</text:p>
      <text:p text:style-name="P1">[FlowGraph] Debug: &lt;com.hectorone.multismssender.DeliveryDbAdapter: android.content.UriMatcher uriMatcher&gt;0 = $r10</text:p>
      <text:p text:style-name="P1">[FlowGraph] Debug: $r10 = &lt;com.hectorone.multismssender.DeliveryDbAdapter: android.content.UriMatcher uriMatcher&gt;</text:p>
      <text:p text:style-name="P1">[FlowGraph] Debug: virtualinvoke $r10.&lt;android.content.UriMatcher: void addURI(java.lang.String,java.lang.String,int)&gt;("com.hectorone.multismssender.provider", "delivery", 1)</text:p>
      <text:p text:style-name="P1">[FlowGraph] Debug: $r10 = &lt;com.hectorone.multismssender.DeliveryDbAdapter: android.content.UriMatcher uriMatcher&gt;</text:p>
      <text:p text:style-name="P1">[FlowGraph] Debug: virtualinvoke $r10.&lt;android.content.UriMatcher: void addURI(java.lang.String,java.lang.String,int)&gt;("com.hectorone.multismssender.provider", "delivery/#", 2)</text:p>
      <text:p text:style-name="P1">[FlowGraph] Debug: $r10 = &lt;com.hectorone.multismssender.DeliveryDbAdapter: android.content.UriMatcher uriMatcher&gt;</text:p>
      <text:p text:style-name="P1">[FlowGraph] Debug: virtualinvoke $r10.&lt;android.content.UriMatcher: void addURI(java.lang.String,java.lang.String,int)&gt;("com.hectorone.multismssender.provider", "message", 3)</text:p>
      <text:p text:style-name="P1">[FlowGraph] Debug: $r10 = &lt;com.hectorone.multismssender.DeliveryDbAdapter: android.content.UriMatcher uriMatcher&gt;</text:p>
      <text:p text:style-name="P1">[FlowGraph] Debug: virtualinvoke $r10.&lt;android.content.UriMatcher: void <text:soft-page-break/>addURI(java.lang.String,java.lang.String,int)&gt;("com.hectorone.multismssender.provider", "message/#", 4)</text:p>
      <text:p text:style-name="P1">[FlowGraph] Debug: $r20 = new java.util.HashMap</text:p>
      <text:p text:style-name="P1">[FlowGraph] Debug: specialinvoke $r20.&lt;java.util.HashMap: void &lt;init&gt;()&gt;()</text:p>
      <text:p text:style-name="P1">[FlowGraph] Debug: &lt;com.hectorone.multismssender.DeliveryDbAdapter: java.util.HashMap sDeliveryProjectionMap&gt;0 = $r20</text:p>
      <text:p text:style-name="P1">[FlowGraph] Debug: $r20 = new java.util.HashMap</text:p>
      <text:p text:style-name="P1">[FlowGraph] Debug: specialinvoke $r20.&lt;java.util.HashMap: void &lt;init&gt;()&gt;()</text:p>
      <text:p text:style-name="P1">[FlowGraph] Debug: &lt;com.hectorone.multismssender.DeliveryDbAdapter: java.util.HashMap sMessageProjectionMap&gt;0 = $r20</text:p>
      <text:p text:style-name="P1">[FlowGraph] Debug: $r20 = &lt;com.hectorone.multismssender.DeliveryDbAdapter: java.util.HashMap sDeliveryProjectionMap&gt;</text:p>
      <text:p text:style-name="P1">[FlowGraph] Debug: virtualinvoke $r20.&lt;java.util.HashMap: java.lang.Object put(java.lang.Object,java.lang.Object)&gt;("_id", "_id")</text:p>
      <text:p text:style-name="P1">[FlowGraph] Debug: $r20 = &lt;com.hectorone.multismssender.DeliveryDbAdapter: java.util.HashMap sDeliveryProjectionMap&gt;</text:p>
      <text:p text:style-name="P1">[FlowGraph] Debug: virtualinvoke $r20.&lt;java.util.HashMap: java.lang.Object put(java.lang.Object,java.lang.Object)&gt;("name", "name")</text:p>
      <text:p text:style-name="P1">[FlowGraph] Debug: $r20 = &lt;com.hectorone.multismssender.DeliveryDbAdapter: java.util.HashMap sDeliveryProjectionMap&gt;</text:p>
      <text:p text:style-name="P1">[FlowGraph] Debug: virtualinvoke $r20.&lt;java.util.HashMap: java.lang.Object put(java.lang.Object,java.lang.Object)&gt;("number", "number")</text:p>
      <text:p text:style-name="P1">[FlowGraph] Debug: $r20 = &lt;com.hectorone.multismssender.DeliveryDbAdapter: java.util.HashMap sDeliveryProjectionMap&gt;</text:p>
      <text:p text:style-name="P1">[FlowGraph] Debug: virtualinvoke $r20.&lt;java.util.HashMap: java.lang.Object put(java.lang.Object,java.lang.Object)&gt;("delivered", "delivered")</text:p>
      <text:p text:style-name="P1">[FlowGraph] Debug: $r20 = &lt;com.hectorone.multismssender.DeliveryDbAdapter: java.util.HashMap sDeliveryProjectionMap&gt;</text:p>
      <text:p text:style-name="P1">[FlowGraph] Debug: virtualinvoke $r20.&lt;java.util.HashMap: java.lang.Object put(java.lang.Object,java.lang.Object)&gt;("message_id", "message_id")</text:p>
      <text:p text:style-name="P1">[FlowGraph] Debug: $r20 = &lt;com.hectorone.multismssender.DeliveryDbAdapter: java.util.HashMap sMessageProjectionMap&gt;</text:p>
      <text:p text:style-name="P1">[FlowGraph] Debug: virtualinvoke $r20.&lt;java.util.HashMap: java.lang.Object put(java.lang.Object,java.lang.Object)&gt;("_id", "_id")</text:p>
      <text:p text:style-name="P1">[FlowGraph] Debug: $r20 = &lt;com.hectorone.multismssender.DeliveryDbAdapter: java.util.HashMap sMessageProjectionMap&gt;</text:p>
      <text:p text:style-name="P1">[FlowGraph] Debug: virtualinvoke $r20.&lt;java.util.HashMap: java.lang.Object put(java.lang.Object,java.lang.Object)&gt;("name", "name")</text:p>
      <text:p text:style-name="P1">[FlowGraph] Debug: $r20 = &lt;com.hectorone.multismssender.DeliveryDbAdapter: java.util.HashMap sMessageProjectionMap&gt;</text:p>
      <text:p text:style-name="P1">[FlowGraph] Debug: virtualinvoke $r20.&lt;java.util.HashMap: java.lang.Object put(java.lang.Object,java.lang.Object)&gt;("date", "date")</text:p>
      <text:p text:style-name="P1">[FlowGraph] Debug: return</text:p>
      <text:p text:style-name="P1">[FlowGraph] Debug: $r0 := @this: com.hectorone.multismssender.DeliveryDbAdapter</text:p>
      <text:p text:style-name="P1">[FlowGraph] Debug: specialinvoke $r0.&lt;android.content.ContentProvider: void &lt;init&gt;()&gt;()</text:p>
      <text:p text:style-name="P1">[FlowGraph] Debug: return</text:p>
      <text:p text:style-name="P1">[FlowGraph] Debug: $r0 := @this: com.hectorone.multismssender.DeliveryDbAdapter</text:p>
      <text:p text:style-name="P1">[FlowGraph] Debug: $r1 := @parameter0: android.net.Uri</text:p>
      <text:p text:style-name="P1">[FlowGraph] Debug: $r2 := @parameter1: java.lang.String</text:p>
      <text:p text:style-name="P1">[FlowGraph] Debug: $r3 := @parameter2: java.lang.String[]</text:p>
      <text:p text:style-name="P1">[FlowGraph] Debug: $r40 = $r0.&lt;com.hectorone.multismssender.DeliveryDbAdapter: com.hectorone.multismssender.DeliveryDbAdapter$DeliveryDbHelper mDbHelper&gt;</text:p>
      <text:p text:style-name="P1">[FlowGraph] Debug: $r50 = virtualinvoke $r40.&lt;com.hectorone.multismssender.DeliveryDbAdapter$DeliveryDbHelper: android.database.sqlite.SQLiteDatabase getWritableDatabase()&gt;()</text:p>
      <text:p text:style-name="P1">[FlowGraph] Debug: $r60 = &lt;com.hectorone.multismssender.DeliveryDbAdapter: android.content.UriMatcher uriMatcher&gt;</text:p>
      <text:p text:style-name="P1">[FlowGraph] Debug: $i00 = virtualinvoke $r60.&lt;android.content.UriMatcher: int <text:soft-page-break/>match(android.net.Uri)&gt;($r1)</text:p>
      <text:p text:style-name="P1">[FlowGraph] Debug: lookupswitch($i0) { <text:s text:c="4"/>case 1: goto $i0 = virtualinvoke $r5.&lt;android.database.sqlite.SQLiteDatabase: int delete(java.lang.String,java.lang.String,java.lang.String[])&gt;("delivery_entry", $r2, $r3); <text:s text:c="4"/>case 2: goto $r11 = virtualinvoke $r1.&lt;android.net.Uri: java.util.List getPathSegments()&gt;(); <text:s text:c="4"/>case 3: goto $i0 = virtualinvoke $r5.&lt;android.database.sqlite.SQLiteDatabase: int delete(java.lang.String,java.lang.String,java.lang.String[])&gt;("message", $r2, $r3); <text:s text:c="4"/>case 4: goto $r11 = virtualinvoke $r1.&lt;android.net.Uri: java.util.List getPathSegments()&gt;(); <text:s text:c="4"/>default: goto $r7 = new java.lang.IllegalArgumentException; }</text:p>
      <text:p text:style-name="P1">[FlowGraph] Debug: $r70 = new java.lang.IllegalArgumentException</text:p>
      <text:p text:style-name="P1">[FlowGraph] Debug: $r80 = new java.lang.StringBuilder</text:p>
      <text:p text:style-name="P1">[FlowGraph] Debug: specialinvoke $r80.&lt;java.lang.StringBuilder: void &lt;init&gt;()&gt;()</text:p>
      <text:p text:style-name="P1">[FlowGraph] Debug: $r80 = virtualinvoke $r80.&lt;java.lang.StringBuilder: java.lang.StringBuilder append(java.lang.String)&gt;("Unknown URI ")</text:p>
      <text:p text:style-name="P1">[FlowGraph] Debug: $r80 = virtualinvoke $r80.&lt;java.lang.StringBuilder: java.lang.StringBuilder append(java.lang.Object)&gt;($r1)</text:p>
      <text:p text:style-name="P1">[FlowGraph] Debug: $r20 = virtualinvoke $r80.&lt;java.lang.StringBuilder: java.lang.String toString()&gt;()</text:p>
      <text:p text:style-name="P1">[FlowGraph] Debug: specialinvoke $r70.&lt;java.lang.IllegalArgumentException: void &lt;init&gt;(java.lang.String)&gt;($r20)</text:p>
      <text:p text:style-name="P1">[FlowGraph] Debug: throw $r7</text:p>
      <text:p text:style-name="P1">[FlowGraph] Debug: $i00 = virtualinvoke $r50.&lt;android.database.sqlite.SQLiteDatabase: int delete(java.lang.String,java.lang.String,java.lang.String[])&gt;("delivery_entry", $r20, $r3)</text:p>
      <text:p text:style-name="P1">[FlowGraph] Debug: $r90 = virtualinvoke $r0.&lt;com.hectorone.multismssender.DeliveryDbAdapter: android.content.Context getContext()&gt;()</text:p>
      <text:p text:style-name="P1">[FlowGraph] Debug: $r100 = virtualinvoke $r90.&lt;android.content.Context: android.content.ContentResolver getContentResolver()&gt;()</text:p>
      <text:p text:style-name="P1">[FlowGraph] Debug: virtualinvoke $r100.&lt;android.content.ContentResolver: void notifyChange(android.net.Uri,android.database.ContentObserver)&gt;($r1, null)</text:p>
      <text:p text:style-name="P1">[FlowGraph] Debug: return $i0</text:p>
      <text:p text:style-name="P1">[FlowGraph] Debug: $r110 = virtualinvoke $r1.&lt;android.net.Uri: java.util.List getPathSegments()&gt;()</text:p>
      <text:p text:style-name="P1">[FlowGraph] Debug: $r120 = interfaceinvoke $r110.&lt;java.util.List: java.lang.Object get(int)&gt;(1)</text:p>
      <text:p text:style-name="P1">[FlowGraph] Debug: $r130 = $r120</text:p>
      <text:p text:style-name="P1">[FlowGraph] Debug: $r80 = new java.lang.StringBuilder</text:p>
      <text:p text:style-name="P1">[FlowGraph] Debug: specialinvoke $r80.&lt;java.lang.StringBuilder: void &lt;init&gt;()&gt;()</text:p>
      <text:p text:style-name="P1">[FlowGraph] Debug: $r80 = virtualinvoke $r80.&lt;java.lang.StringBuilder: java.lang.StringBuilder append(java.lang.String)&gt;("_id=")</text:p>
      <text:p text:style-name="P1">[FlowGraph] Debug: $r80 = virtualinvoke $r80.&lt;java.lang.StringBuilder: java.lang.StringBuilder append(java.lang.String)&gt;($r130)</text:p>
      <text:p text:style-name="P1">[FlowGraph] Debug: $z00 = staticinvoke &lt;android.text.TextUtils: boolean isEmpty(java.lang.CharSequence)&gt;($r20)</text:p>
      <text:p text:style-name="P1">[FlowGraph] Debug: if $z0 != 0 goto $r2 = ""</text:p>
      <text:p text:style-name="P1">[FlowGraph] Debug: $r140 = new java.lang.StringBuilder</text:p>
      <text:p text:style-name="P1">[FlowGraph] Debug: specialinvoke $r140.&lt;java.lang.StringBuilder: void &lt;init&gt;()&gt;()</text:p>
      <text:p text:style-name="P1">[FlowGraph] Debug: $r140 = virtualinvoke $r140.&lt;java.lang.StringBuilder: java.lang.StringBuilder append(java.lang.String)&gt;(" AND (")</text:p>
      <text:p text:style-name="P1">[FlowGraph] Debug: $r140 = virtualinvoke $r140.&lt;java.lang.StringBuilder: java.lang.StringBuilder append(java.lang.String)&gt;($r20)</text:p>
      <text:p text:style-name="P1">[FlowGraph] Debug: $r140 = virtualinvoke $r140.&lt;java.lang.StringBuilder: java.lang.StringBuilder append(char)&gt;(41)</text:p>
      <text:p text:style-name="P1">[FlowGraph] Debug: $r20 = virtualinvoke $r140.&lt;java.lang.StringBuilder: java.lang.String toString()&gt;()</text:p>
      <text:p text:style-name="P1"><text:soft-page-break/>[FlowGraph] Debug: $r80 = virtualinvoke $r80.&lt;java.lang.StringBuilder: java.lang.StringBuilder append(java.lang.String)&gt;($r20)</text:p>
      <text:p text:style-name="P1">[FlowGraph] Debug: $r20 = virtualinvoke $r80.&lt;java.lang.StringBuilder: java.lang.String toString()&gt;()</text:p>
      <text:p text:style-name="P1">[FlowGraph] Debug: $i00 = virtualinvoke $r50.&lt;android.database.sqlite.SQLiteDatabase: int delete(java.lang.String,java.lang.String,java.lang.String[])&gt;("delivery_entry", $r20, $r3)</text:p>
      <text:p text:style-name="P1">[FlowGraph] Debug: goto [?= $r90 = virtualinvoke $r0.&lt;com.hectorone.multismssender.DeliveryDbAdapter: android.content.Context getContext()&gt;()]</text:p>
      <text:p text:style-name="P1">[FlowGraph] Debug: $r20 = ""</text:p>
      <text:p text:style-name="P1">[FlowGraph] Debug: goto [?= $r80 = virtualinvoke $r80.&lt;java.lang.StringBuilder: java.lang.StringBuilder append(java.lang.String)&gt;($r20)]</text:p>
      <text:p text:style-name="P1">[FlowGraph] Debug: $i00 = virtualinvoke $r50.&lt;android.database.sqlite.SQLiteDatabase: int delete(java.lang.String,java.lang.String,java.lang.String[])&gt;("message", $r20, $r3)</text:p>
      <text:p text:style-name="P1">[FlowGraph] Debug: goto [?= $r90 = virtualinvoke $r0.&lt;com.hectorone.multismssender.DeliveryDbAdapter: android.content.Context getContext()&gt;()]</text:p>
      <text:p text:style-name="P1">[FlowGraph] Debug: $r110 = virtualinvoke $r1.&lt;android.net.Uri: java.util.List getPathSegments()&gt;()</text:p>
      <text:p text:style-name="P1">[FlowGraph] Debug: $r120 = interfaceinvoke $r110.&lt;java.util.List: java.lang.Object get(int)&gt;(1)</text:p>
      <text:p text:style-name="P1">[FlowGraph] Debug: $r130 = $r120</text:p>
      <text:p text:style-name="P1">[FlowGraph] Debug: $r80 = new java.lang.StringBuilder</text:p>
      <text:p text:style-name="P1">[FlowGraph] Debug: specialinvoke $r80.&lt;java.lang.StringBuilder: void &lt;init&gt;()&gt;()</text:p>
      <text:p text:style-name="P1">[FlowGraph] Debug: $r80 = virtualinvoke $r80.&lt;java.lang.StringBuilder: java.lang.StringBuilder append(java.lang.String)&gt;("_id=")</text:p>
      <text:p text:style-name="P1">[FlowGraph] Debug: $r80 = virtualinvoke $r80.&lt;java.lang.StringBuilder: java.lang.StringBuilder append(java.lang.String)&gt;($r130)</text:p>
      <text:p text:style-name="P1">[FlowGraph] Debug: $z00 = staticinvoke &lt;android.text.TextUtils: boolean isEmpty(java.lang.CharSequence)&gt;($r20)</text:p>
      <text:p text:style-name="P1">[FlowGraph] Debug: if $z0 != 0 goto $r2 = ""</text:p>
      <text:p text:style-name="P1">[FlowGraph] Debug: $r140 = new java.lang.StringBuilder</text:p>
      <text:p text:style-name="P1">[FlowGraph] Debug: specialinvoke $r140.&lt;java.lang.StringBuilder: void &lt;init&gt;()&gt;()</text:p>
      <text:p text:style-name="P1">[FlowGraph] Debug: $r140 = virtualinvoke $r140.&lt;java.lang.StringBuilder: java.lang.StringBuilder append(java.lang.String)&gt;(" AND (")</text:p>
      <text:p text:style-name="P1">[FlowGraph] Debug: $r140 = virtualinvoke $r140.&lt;java.lang.StringBuilder: java.lang.StringBuilder append(java.lang.String)&gt;($r20)</text:p>
      <text:p text:style-name="P1">[FlowGraph] Debug: $r140 = virtualinvoke $r140.&lt;java.lang.StringBuilder: java.lang.StringBuilder append(char)&gt;(41)</text:p>
      <text:p text:style-name="P1">[FlowGraph] Debug: $r20 = virtualinvoke $r140.&lt;java.lang.StringBuilder: java.lang.String toString()&gt;()</text:p>
      <text:p text:style-name="P1">[FlowGraph] Debug: $r80 = virtualinvoke $r80.&lt;java.lang.StringBuilder: java.lang.StringBuilder append(java.lang.String)&gt;($r20)</text:p>
      <text:p text:style-name="P1">[FlowGraph] Debug: $r20 = virtualinvoke $r80.&lt;java.lang.StringBuilder: java.lang.String toString()&gt;()</text:p>
      <text:p text:style-name="P1">[FlowGraph] Debug: $i00 = virtualinvoke $r50.&lt;android.database.sqlite.SQLiteDatabase: int delete(java.lang.String,java.lang.String,java.lang.String[])&gt;("delivery_entry", $r20, $r3)</text:p>
      <text:p text:style-name="P1">[FlowGraph] Debug: goto [?= $r90 = virtualinvoke $r0.&lt;com.hectorone.multismssender.DeliveryDbAdapter: android.content.Context getContext()&gt;()]</text:p>
      <text:p text:style-name="P1">[FlowGraph] Debug: $r20 = ""</text:p>
      <text:p text:style-name="P1">[FlowGraph] Debug: goto [?= $r80 = virtualinvoke $r80.&lt;java.lang.StringBuilder: java.lang.StringBuilder append(java.lang.String)&gt;($r20)]</text:p>
      <text:p text:style-name="P1">[FlowGraph] Debug: $r0 := @this: com.hectorone.multismssender.DeliveryDbAdapter</text:p>
      <text:p text:style-name="P1"><text:soft-page-break/>[FlowGraph] Debug: $r1 := @parameter0: android.net.Uri</text:p>
      <text:p text:style-name="P1">[FlowGraph] Debug: $r20 = &lt;com.hectorone.multismssender.DeliveryDbAdapter: android.content.UriMatcher uriMatcher&gt;</text:p>
      <text:p text:style-name="P1">[FlowGraph] Debug: $i00 = virtualinvoke $r20.&lt;android.content.UriMatcher: int match(android.net.Uri)&gt;($r1)</text:p>
      <text:p text:style-name="P1">[FlowGraph] Debug: lookupswitch($i0) { <text:s text:c="4"/>case 1: goto return "vnd.android.cursor.dir/vnd.com.hectorone.multismssender.provider.entry"; <text:s text:c="4"/>case 2: goto return "vnd.android.cursor.item/vnd.com.hectorone.multismssender.provider.entry"; <text:s text:c="4"/>case 3: goto return "vnd.android.cursor.dir/vnd.com.hectorone.multismssender.provider.message"; <text:s text:c="4"/>case 4: goto return "vnd.android.cursor.item/vnd.com.hectorone.multismssender.provider.message"; <text:s text:c="4"/>default: goto $r3 = new java.lang.IllegalArgumentException; }</text:p>
      <text:p text:style-name="P1">[FlowGraph] Debug: $r30 = new java.lang.IllegalArgumentException</text:p>
      <text:p text:style-name="P1">[FlowGraph] Debug: $r40 = new java.lang.StringBuilder</text:p>
      <text:p text:style-name="P1">[FlowGraph] Debug: specialinvoke $r40.&lt;java.lang.StringBuilder: void &lt;init&gt;()&gt;()</text:p>
      <text:p text:style-name="P1">[FlowGraph] Debug: $r40 = virtualinvoke $r40.&lt;java.lang.StringBuilder: java.lang.StringBuilder append(java.lang.String)&gt;("Unsupported URI: ")</text:p>
      <text:p text:style-name="P1">[FlowGraph] Debug: $r40 = virtualinvoke $r40.&lt;java.lang.StringBuilder: java.lang.StringBuilder append(java.lang.Object)&gt;($r1)</text:p>
      <text:p text:style-name="P1">[FlowGraph] Debug: $r50 = virtualinvoke $r40.&lt;java.lang.StringBuilder: java.lang.String toString()&gt;()</text:p>
      <text:p text:style-name="P1">[FlowGraph] Debug: specialinvoke $r30.&lt;java.lang.IllegalArgumentException: void &lt;init&gt;(java.lang.String)&gt;($r50)</text:p>
      <text:p text:style-name="P1">[FlowGraph] Debug: throw $r3</text:p>
      <text:p text:style-name="P1">[FlowGraph] Debug: return "vnd.android.cursor.dir/vnd.com.hectorone.multismssender.provider.entry"</text:p>
      <text:p text:style-name="P1">[FlowGraph] Debug: return "vnd.android.cursor.item/vnd.com.hectorone.multismssender.provider.entry"</text:p>
      <text:p text:style-name="P1">[FlowGraph] Debug: return "vnd.android.cursor.dir/vnd.com.hectorone.multismssender.provider.message"</text:p>
      <text:p text:style-name="P1">[FlowGraph] Debug: return "vnd.android.cursor.item/vnd.com.hectorone.multismssender.provider.message"</text:p>
      <text:p text:style-name="P1">[FlowGraph] Debug: $r0 := @this: com.hectorone.multismssender.DeliveryDbAdapter</text:p>
      <text:p text:style-name="P1">[FlowGraph] Debug: $r1 := @parameter0: android.net.Uri</text:p>
      <text:p text:style-name="P1">[FlowGraph] Debug: $r2 := @parameter1: android.content.ContentValues</text:p>
      <text:p text:style-name="P1">[FlowGraph] Debug: if $r2 == null goto $r3 = new android.content.ContentValues</text:p>
      <text:p text:style-name="P1">[FlowGraph] Debug: $r30 = new android.content.ContentValues</text:p>
      <text:p text:style-name="P1">[FlowGraph] Debug: specialinvoke $r30.&lt;android.content.ContentValues: void &lt;init&gt;(android.content.ContentValues)&gt;($r2)</text:p>
      <text:p text:style-name="P1">[FlowGraph] Debug: $r40 = &lt;com.hectorone.multismssender.DeliveryDbAdapter: android.content.UriMatcher uriMatcher&gt;</text:p>
      <text:p text:style-name="P1">[FlowGraph] Debug: $i00 = virtualinvoke $r40.&lt;android.content.UriMatcher: int match(android.net.Uri)&gt;($r1)</text:p>
      <text:p text:style-name="P1">[FlowGraph] Debug: lookupswitch($i0) { <text:s text:c="4"/>case 1: goto $z0 = virtualinvoke $r3.&lt;android.content.ContentValues: boolean containsKey(java.lang.String)&gt;("name"); <text:s text:c="4"/>case 2: goto $r5 = new java.lang.IllegalArgumentException; <text:s text:c="4"/>case 3: goto $z0 = virtualinvoke $r3.&lt;android.content.ContentValues: boolean containsKey(java.lang.String)&gt;("name"); <text:s text:c="4"/>default: goto $r5 = new java.lang.IllegalArgumentException; }</text:p>
      <text:p text:style-name="P1">[FlowGraph] Debug: $r50 = new java.lang.IllegalArgumentException</text:p>
      <text:p text:style-name="P1">[FlowGraph] Debug: $r60 = new java.lang.StringBuilder</text:p>
      <text:p text:style-name="P1">[FlowGraph] Debug: specialinvoke $r60.&lt;java.lang.StringBuilder: void &lt;init&gt;()&gt;()</text:p>
      <text:p text:style-name="P1">[FlowGraph] Debug: $r60 = virtualinvoke $r60.&lt;java.lang.StringBuilder: java.lang.StringBuilder append(java.lang.String)&gt;("Unknown URI ")</text:p>
      <text:p text:style-name="P1">[FlowGraph] Debug: $r60 = virtualinvoke $r60.&lt;java.lang.StringBuilder: java.lang.StringBuilder append(java.lang.Object)&gt;($r1)</text:p>
      <text:p text:style-name="P1">[FlowGraph] Debug: $r70 = virtualinvoke $r60.&lt;java.lang.StringBuilder: <text:soft-page-break/>java.lang.String toString()&gt;()</text:p>
      <text:p text:style-name="P1">[FlowGraph] Debug: specialinvoke $r50.&lt;java.lang.IllegalArgumentException: void &lt;init&gt;(java.lang.String)&gt;($r70)</text:p>
      <text:p text:style-name="P1">[FlowGraph] Debug: throw $r5</text:p>
      <text:p text:style-name="P1">[FlowGraph] Debug: $r30 = new android.content.ContentValues</text:p>
      <text:p text:style-name="P1">[FlowGraph] Debug: specialinvoke $r30.&lt;android.content.ContentValues: void &lt;init&gt;()&gt;()</text:p>
      <text:p text:style-name="P1">[FlowGraph] Debug: goto [?= $r40 = &lt;com.hectorone.multismssender.DeliveryDbAdapter: android.content.UriMatcher uriMatcher&gt;]</text:p>
      <text:p text:style-name="P1">[FlowGraph] Debug: $z00 = virtualinvoke $r30.&lt;android.content.ContentValues: boolean containsKey(java.lang.String)&gt;("name")</text:p>
      <text:p text:style-name="P1">[FlowGraph] Debug: if $z0 != 0 goto $z0 = virtualinvoke $r3.&lt;android.content.ContentValues: boolean containsKey(java.lang.String)&gt;("number")</text:p>
      <text:p text:style-name="P1">[FlowGraph] Debug: $r80 = new android.database.SQLException</text:p>
      <text:p text:style-name="P1">[FlowGraph] Debug: specialinvoke $r80.&lt;android.database.SQLException: void &lt;init&gt;(java.lang.String)&gt;("name must be specified")</text:p>
      <text:p text:style-name="P1">[FlowGraph] Debug: throw $r8</text:p>
      <text:p text:style-name="P1">[FlowGraph] Debug: $z00 = virtualinvoke $r30.&lt;android.content.ContentValues: boolean containsKey(java.lang.String)&gt;("number")</text:p>
      <text:p text:style-name="P1">[FlowGraph] Debug: if $z0 != 0 goto $z0 = virtualinvoke $r3.&lt;android.content.ContentValues: boolean containsKey(java.lang.String)&gt;("message_id")</text:p>
      <text:p text:style-name="P1">[FlowGraph] Debug: $r80 = new android.database.SQLException</text:p>
      <text:p text:style-name="P1">[FlowGraph] Debug: specialinvoke $r80.&lt;android.database.SQLException: void &lt;init&gt;(java.lang.String)&gt;("number must be specified")</text:p>
      <text:p text:style-name="P1">[FlowGraph] Debug: throw $r8</text:p>
      <text:p text:style-name="P1">[FlowGraph] Debug: $z00 = virtualinvoke $r30.&lt;android.content.ContentValues: boolean containsKey(java.lang.String)&gt;("message_id")</text:p>
      <text:p text:style-name="P1">[FlowGraph] Debug: if $z0 != 0 goto $r9 = staticinvoke &lt;java.lang.Integer: java.lang.Integer valueOf(int)&gt;(0)</text:p>
      <text:p text:style-name="P1">[FlowGraph] Debug: $r80 = new android.database.SQLException</text:p>
      <text:p text:style-name="P1">[FlowGraph] Debug: specialinvoke $r80.&lt;android.database.SQLException: void &lt;init&gt;(java.lang.String)&gt;("message_id must be specified")</text:p>
      <text:p text:style-name="P1">[FlowGraph] Debug: throw $r8</text:p>
      <text:p text:style-name="P1">[FlowGraph] Debug: $r90 = staticinvoke &lt;java.lang.Integer: java.lang.Integer valueOf(int)&gt;(0)</text:p>
      <text:p text:style-name="P1">[FlowGraph] Debug: virtualinvoke $r30.&lt;android.content.ContentValues: void put(java.lang.String,java.lang.Integer)&gt;("delivered", $r90)</text:p>
      <text:p text:style-name="P1">[FlowGraph] Debug: $r100 = $r0.&lt;com.hectorone.multismssender.DeliveryDbAdapter: com.hectorone.multismssender.DeliveryDbAdapter$DeliveryDbHelper mDbHelper&gt;</text:p>
      <text:p text:style-name="P1">[FlowGraph] Debug: $r110 = virtualinvoke $r100.&lt;com.hectorone.multismssender.DeliveryDbAdapter$DeliveryDbHelper: android.database.sqlite.SQLiteDatabase getWritableDatabase()&gt;()</text:p>
      <text:p text:style-name="P1">[FlowGraph] Debug: $l10 = virtualinvoke $r110.&lt;android.database.sqlite.SQLiteDatabase: long insert(java.lang.String,java.lang.String,android.content.ContentValues)&gt;("delivery_entry", null, $r30)</text:p>
      <text:p text:style-name="P1">[FlowGraph] Debug: $b20 = $l1 cmp 0L</text:p>
      <text:p text:style-name="P1">[FlowGraph] Debug: if $b2 &lt;= 0 goto $r8 = new android.database.SQLException</text:p>
      <text:p text:style-name="P1">[FlowGraph] Debug: $r10 = &lt;com.hectorone.multismssender.DeliveryDbAdapter: android.net.Uri CONTENT_DELIVERY_URI&gt;</text:p>
      <text:p text:style-name="P1">[FlowGraph] Debug: $r10 = staticinvoke &lt;android.content.ContentUris: android.net.Uri withAppendedId(android.net.Uri,long)&gt;($r10, $l10)</text:p>
      <text:p text:style-name="P1">[FlowGraph] Debug: $r120 = virtualinvoke $r0.&lt;com.hectorone.multismssender.DeliveryDbAdapter: android.content.Context getContext()&gt;()</text:p>
      <text:p text:style-name="P1">[FlowGraph] Debug: $r130 = virtualinvoke $r120.&lt;android.content.Context: android.content.ContentResolver getContentResolver()&gt;()</text:p>
      <text:p text:style-name="P1"><text:soft-page-break/>[FlowGraph] Debug: virtualinvoke $r130.&lt;android.content.ContentResolver: void notifyChange(android.net.Uri,android.database.ContentObserver)&gt;($r10, null)</text:p>
      <text:p text:style-name="P1">[FlowGraph] Debug: return $r1</text:p>
      <text:p text:style-name="P1">[FlowGraph] Debug: $r80 = new android.database.SQLException</text:p>
      <text:p text:style-name="P1">[FlowGraph] Debug: $r60 = new java.lang.StringBuilder</text:p>
      <text:p text:style-name="P1">[FlowGraph] Debug: specialinvoke $r60.&lt;java.lang.StringBuilder: void &lt;init&gt;()&gt;()</text:p>
      <text:p text:style-name="P1">[FlowGraph] Debug: $r60 = virtualinvoke $r60.&lt;java.lang.StringBuilder: java.lang.StringBuilder append(java.lang.String)&gt;("Failed to insert row into ")</text:p>
      <text:p text:style-name="P1">[FlowGraph] Debug: $r60 = virtualinvoke $r60.&lt;java.lang.StringBuilder: java.lang.StringBuilder append(java.lang.Object)&gt;($r10)</text:p>
      <text:p text:style-name="P1">[FlowGraph] Debug: $r70 = virtualinvoke $r60.&lt;java.lang.StringBuilder: java.lang.String toString()&gt;()</text:p>
      <text:p text:style-name="P1">[FlowGraph] Debug: specialinvoke $r80.&lt;android.database.SQLException: void &lt;init&gt;(java.lang.String)&gt;($r70)</text:p>
      <text:p text:style-name="P1">[FlowGraph] Debug: throw $r8</text:p>
      <text:p text:style-name="P1">[FlowGraph] Debug: $z00 = virtualinvoke $r30.&lt;android.content.ContentValues: boolean containsKey(java.lang.String)&gt;("name")</text:p>
      <text:p text:style-name="P1">[FlowGraph] Debug: if $z0 != 0 goto $z0 = virtualinvoke $r3.&lt;android.content.ContentValues: boolean containsKey(java.lang.String)&gt;("date")</text:p>
      <text:p text:style-name="P1">[FlowGraph] Debug: $r80 = new android.database.SQLException</text:p>
      <text:p text:style-name="P1">[FlowGraph] Debug: specialinvoke $r80.&lt;android.database.SQLException: void &lt;init&gt;(java.lang.String)&gt;("name must be specified")</text:p>
      <text:p text:style-name="P1">[FlowGraph] Debug: throw $r8</text:p>
      <text:p text:style-name="P1">[FlowGraph] Debug: $z00 = virtualinvoke $r30.&lt;android.content.ContentValues: boolean containsKey(java.lang.String)&gt;("date")</text:p>
      <text:p text:style-name="P1">[FlowGraph] Debug: if $z0 != 0 goto $r10 = $r0.&lt;com.hectorone.multismssender.DeliveryDbAdapter: com.hectorone.multismssender.DeliveryDbAdapter$DeliveryDbHelper mDbHelper&gt;</text:p>
      <text:p text:style-name="P1">[FlowGraph] Debug: $r80 = new android.database.SQLException</text:p>
      <text:p text:style-name="P1">[FlowGraph] Debug: specialinvoke $r80.&lt;android.database.SQLException: void &lt;init&gt;(java.lang.String)&gt;("date must be specified")</text:p>
      <text:p text:style-name="P1">[FlowGraph] Debug: throw $r8</text:p>
      <text:p text:style-name="P1">[FlowGraph] Debug: $r100 = $r0.&lt;com.hectorone.multismssender.DeliveryDbAdapter: com.hectorone.multismssender.DeliveryDbAdapter$DeliveryDbHelper mDbHelper&gt;</text:p>
      <text:p text:style-name="P1">[FlowGraph] Debug: $r110 = virtualinvoke $r100.&lt;com.hectorone.multismssender.DeliveryDbAdapter$DeliveryDbHelper: android.database.sqlite.SQLiteDatabase getWritableDatabase()&gt;()</text:p>
      <text:p text:style-name="P1">[FlowGraph] Debug: $l10 = virtualinvoke $r110.&lt;android.database.sqlite.SQLiteDatabase: long insert(java.lang.String,java.lang.String,android.content.ContentValues)&gt;("message", null, $r30)</text:p>
      <text:p text:style-name="P1">[FlowGraph] Debug: $b20 = $l1 cmp 0L</text:p>
      <text:p text:style-name="P1">[FlowGraph] Debug: if $b2 &lt;= 0 goto $r8 = new android.database.SQLException</text:p>
      <text:p text:style-name="P1">[FlowGraph] Debug: $r10 = &lt;com.hectorone.multismssender.DeliveryDbAdapter: android.net.Uri CONTENT_MESSAGE_URI&gt;</text:p>
      <text:p text:style-name="P1">[FlowGraph] Debug: $r10 = staticinvoke &lt;android.content.ContentUris: android.net.Uri withAppendedId(android.net.Uri,long)&gt;($r10, $l10)</text:p>
      <text:p text:style-name="P1">[FlowGraph] Debug: $r120 = virtualinvoke $r0.&lt;com.hectorone.multismssender.DeliveryDbAdapter: android.content.Context getContext()&gt;()</text:p>
      <text:p text:style-name="P1">[FlowGraph] Debug: $r130 = virtualinvoke $r120.&lt;android.content.Context: android.content.ContentResolver getContentResolver()&gt;()</text:p>
      <text:p text:style-name="P1">[FlowGraph] Debug: virtualinvoke $r130.&lt;android.content.ContentResolver: void notifyChange(android.net.Uri,android.database.ContentObserver)&gt;($r10, null)</text:p>
      <text:p text:style-name="P1">[FlowGraph] Debug: return $r1</text:p>
      <text:p text:style-name="P1">[FlowGraph] Debug: $r80 = new android.database.SQLException</text:p>
      <text:p text:style-name="P1">[FlowGraph] Debug: $r60 = new java.lang.StringBuilder</text:p>
      <text:p text:style-name="P1">[FlowGraph] Debug: specialinvoke $r60.&lt;java.lang.StringBuilder: void &lt;init&gt;()&gt;()</text:p>
      <text:p text:style-name="P1">[FlowGraph] Debug: $r60 = virtualinvoke $r60.&lt;java.lang.StringBuilder: <text:soft-page-break/>java.lang.StringBuilder append(java.lang.String)&gt;("Failed to insert row into ")</text:p>
      <text:p text:style-name="P1">[FlowGraph] Debug: $r60 = virtualinvoke $r60.&lt;java.lang.StringBuilder: java.lang.StringBuilder append(java.lang.Object)&gt;($r10)</text:p>
      <text:p text:style-name="P1">[FlowGraph] Debug: $r70 = virtualinvoke $r60.&lt;java.lang.StringBuilder: java.lang.String toString()&gt;()</text:p>
      <text:p text:style-name="P1">[FlowGraph] Debug: specialinvoke $r80.&lt;android.database.SQLException: void &lt;init&gt;(java.lang.String)&gt;($r70)</text:p>
      <text:p text:style-name="P1">[FlowGraph] Debug: throw $r8</text:p>
      <text:p text:style-name="P1">[FlowGraph] Debug: $r0 := @this: com.hectorone.multismssender.DeliveryDbAdapter</text:p>
      <text:p text:style-name="P1">[FlowGraph] Debug: $r20 = new com.hectorone.multismssender.DeliveryDbAdapter$DeliveryDbHelper</text:p>
      <text:p text:style-name="P1">[FlowGraph] Debug: $r10 = virtualinvoke $r0.&lt;com.hectorone.multismssender.DeliveryDbAdapter: android.content.Context getContext()&gt;()</text:p>
      <text:p text:style-name="P1">[FlowGraph] Debug: specialinvoke $r20.&lt;com.hectorone.multismssender.DeliveryDbAdapter$DeliveryDbHelper: void &lt;init&gt;(android.content.Context)&gt;($r10)</text:p>
      <text:p text:style-name="P1">[FlowGraph] Debug: $r0.&lt;com.hectorone.multismssender.DeliveryDbAdapter: com.hectorone.multismssender.DeliveryDbAdapter$DeliveryDbHelper mDbHelper&gt;0 = $r20</text:p>
      <text:p text:style-name="P1">[FlowGraph] Debug: return 1</text:p>
      <text:p text:style-name="P1">[FlowGraph] Debug: $r0 := @this: com.hectorone.multismssender.DeliveryDbAdapter</text:p>
      <text:p text:style-name="P1">[FlowGraph] Debug: $r1 := @parameter0: android.net.Uri</text:p>
      <text:p text:style-name="P1">[FlowGraph] Debug: $r2 := @parameter1: java.lang.String[]</text:p>
      <text:p text:style-name="P1">[FlowGraph] Debug: $r3 := @parameter2: java.lang.String</text:p>
      <text:p text:style-name="P1">[FlowGraph] Debug: $r4 := @parameter3: java.lang.String[]</text:p>
      <text:p text:style-name="P1">[FlowGraph] Debug: $r5 := @parameter4: java.lang.String</text:p>
      <text:p text:style-name="P1">[FlowGraph] Debug: $r60 = new android.database.sqlite.SQLiteQueryBuilder</text:p>
      <text:p text:style-name="P1">[FlowGraph] Debug: specialinvoke $r60.&lt;android.database.sqlite.SQLiteQueryBuilder: void &lt;init&gt;()&gt;()</text:p>
      <text:p text:style-name="P1">[FlowGraph] Debug: $r70 = &lt;com.hectorone.multismssender.DeliveryDbAdapter: android.content.UriMatcher uriMatcher&gt;</text:p>
      <text:p text:style-name="P1">[FlowGraph] Debug: $i00 = virtualinvoke $r70.&lt;android.content.UriMatcher: int match(android.net.Uri)&gt;($r1)</text:p>
      <text:p text:style-name="P1">[FlowGraph] Debug: lookupswitch($i0) { <text:s text:c="4"/>case 1: goto virtualinvoke $r6.&lt;android.database.sqlite.SQLiteQueryBuilder: void setTables(java.lang.String)&gt;("delivery_entry"); <text:s text:c="4"/>case 2: goto virtualinvoke $r6.&lt;android.database.sqlite.SQLiteQueryBuilder: void setTables(java.lang.String)&gt;("delivery_entry"); <text:s text:c="4"/>case 3: goto virtualinvoke $r6.&lt;android.database.sqlite.SQLiteQueryBuilder: void setTables(java.lang.String)&gt;("message"); <text:s text:c="4"/>case 4: goto virtualinvoke $r6.&lt;android.database.sqlite.SQLiteQueryBuilder: void setTables(java.lang.String)&gt;("message"); <text:s text:c="4"/>default: goto $r8 = new java.lang.IllegalArgumentException; }</text:p>
      <text:p text:style-name="P1">[FlowGraph] Debug: $r80 = new java.lang.IllegalArgumentException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java.lang.String)&gt;("Unknown URI ")</text:p>
      <text:p text:style-name="P1">[FlowGraph] Debug: $r90 = virtualinvoke $r90.&lt;java.lang.StringBuilder: java.lang.StringBuilder append(java.lang.Object)&gt;($r1)</text:p>
      <text:p text:style-name="P1">[FlowGraph] Debug: $r30 = virtualinvoke $r90.&lt;java.lang.StringBuilder: java.lang.String toString()&gt;()</text:p>
      <text:p text:style-name="P1">[FlowGraph] Debug: specialinvoke $r80.&lt;java.lang.IllegalArgumentException: void &lt;init&gt;(java.lang.String)&gt;($r30)</text:p>
      <text:p text:style-name="P1">[FlowGraph] Debug: throw $r8</text:p>
      <text:p text:style-name="P1">[FlowGraph] Debug: virtualinvoke $r60.&lt;android.database.sqlite.SQLiteQueryBuilder: void setTables(java.lang.String)&gt;("delivery_entry")</text:p>
      <text:p text:style-name="P1">[FlowGraph] Debug: $r100 = &lt;com.hectorone.multismssender.DeliveryDbAdapter: java.util.HashMap sDeliveryProjectionMap&gt;</text:p>
      <text:p text:style-name="P1"><text:soft-page-break/>[FlowGraph] Debug: virtualinvoke $r60.&lt;android.database.sqlite.SQLiteQueryBuilder: void setProjectionMap(java.util.Map)&gt;($r100)</text:p>
      <text:p text:style-name="P1">[FlowGraph] Debug: $r110 = $r0.&lt;com.hectorone.multismssender.DeliveryDbAdapter: com.hectorone.multismssender.DeliveryDbAdapter$DeliveryDbHelper mDbHelper&gt;</text:p>
      <text:p text:style-name="P1">[FlowGraph] Debug: $r120 = virtualinvoke $r110.&lt;com.hectorone.multismssender.DeliveryDbAdapter$DeliveryDbHelper: android.database.sqlite.SQLiteDatabase getReadableDatabase()&gt;()</text:p>
      <text:p text:style-name="P1">[FlowGraph] Debug: $r130 = virtualinvoke $r60.&lt;android.database.sqlite.SQLiteQueryBuilder: android.database.Cursor query(android.database.sqlite.SQLiteDatabase,java.lang.String[],java.lang.String,java.lang.String[],java.lang.String,java.lang.String,java.lang.String)&gt;($r120, $r2, $r30, $r4, null, null, $r5)</text:p>
      <text:p text:style-name="P1">[FlowGraph] Debug: $r140 = virtualinvoke $r0.&lt;com.hectorone.multismssender.DeliveryDbAdapter: android.content.Context getContext()&gt;()</text:p>
      <text:p text:style-name="P1">[FlowGraph] Debug: $r150 = virtualinvoke $r140.&lt;android.content.Context: android.content.ContentResolver getContentResolver()&gt;()</text:p>
      <text:p text:style-name="P1">[FlowGraph] Debug: interfaceinvoke $r130.&lt;android.database.Cursor: void setNotificationUri(android.content.ContentResolver,android.net.Uri)&gt;($r150, $r1)</text:p>
      <text:p text:style-name="P1">[FlowGraph] Debug: return $r13</text:p>
      <text:p text:style-name="P1">[FlowGraph] Debug: virtualinvoke $r60.&lt;android.database.sqlite.SQLiteQueryBuilder: void setTables(java.lang.String)&gt;("delivery_entry")</text:p>
      <text:p text:style-name="P1">[FlowGraph] Debug: $r100 = &lt;com.hectorone.multismssender.DeliveryDbAdapter: java.util.HashMap sDeliveryProjectionMap&gt;</text:p>
      <text:p text:style-name="P1">[FlowGraph] Debug: virtualinvoke $r60.&lt;android.database.sqlite.SQLiteQueryBuilder: void setProjectionMap(java.util.Map)&gt;($r100)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java.lang.String)&gt;("_id=")</text:p>
      <text:p text:style-name="P1">[FlowGraph] Debug: $r160 = virtualinvoke $r1.&lt;android.net.Uri: java.util.List getPathSegments()&gt;()</text:p>
      <text:p text:style-name="P1">[FlowGraph] Debug: $r170 = interfaceinvoke $r160.&lt;java.util.List: java.lang.Object get(int)&gt;(1)</text:p>
      <text:p text:style-name="P1">[FlowGraph] Debug: $r180 = $r170</text:p>
      <text:p text:style-name="P1">[FlowGraph] Debug: $r90 = virtualinvoke $r90.&lt;java.lang.StringBuilder: java.lang.StringBuilder append(java.lang.String)&gt;($r180)</text:p>
      <text:p text:style-name="P1">[FlowGraph] Debug: $r180 = virtualinvoke $r90.&lt;java.lang.StringBuilder: java.lang.String toString()&gt;()</text:p>
      <text:p text:style-name="P1">[FlowGraph] Debug: virtualinvoke $r60.&lt;android.database.sqlite.SQLiteQueryBuilder: void appendWhere(java.lang.CharSequence)&gt;($r180)</text:p>
      <text:p text:style-name="P1">[FlowGraph] Debug: goto [?= $r110 = $r0.&lt;com.hectorone.multismssender.DeliveryDbAdapter: com.hectorone.multismssender.DeliveryDbAdapter$DeliveryDbHelper mDbHelper&gt;]</text:p>
      <text:p text:style-name="P1">[FlowGraph] Debug: virtualinvoke $r60.&lt;android.database.sqlite.SQLiteQueryBuilder: void setTables(java.lang.String)&gt;("message")</text:p>
      <text:p text:style-name="P1">[FlowGraph] Debug: $r100 = &lt;com.hectorone.multismssender.DeliveryDbAdapter: java.util.HashMap sMessageProjectionMap&gt;</text:p>
      <text:p text:style-name="P1">[FlowGraph] Debug: virtualinvoke $r60.&lt;android.database.sqlite.SQLiteQueryBuilder: void setProjectionMap(java.util.Map)&gt;($r100)</text:p>
      <text:p text:style-name="P1">[FlowGraph] Debug: goto [?= $r110 = $r0.&lt;com.hectorone.multismssender.DeliveryDbAdapter: com.hectorone.multismssender.DeliveryDbAdapter$DeliveryDbHelper mDbHelper&gt;]</text:p>
      <text:p text:style-name="P1">[FlowGraph] Debug: virtualinvoke $r60.&lt;android.database.sqlite.SQLiteQueryBuilder: void setTables(java.lang.String)&gt;("message")</text:p>
      <text:p text:style-name="P1">[FlowGraph] Debug: $r100 = &lt;com.hectorone.multismssender.DeliveryDbAdapter: java.util.HashMap sMessageProjectionMap&gt;</text:p>
      <text:p text:style-name="P1">[FlowGraph] Debug: virtualinvoke $r60.&lt;android.database.sqlite.SQLiteQueryBuilder: void setProjectionMap(java.util.Map)&gt;($r100)</text:p>
      <text:p text:style-name="P1"><text:soft-page-break/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java.lang.String)&gt;("_id=")</text:p>
      <text:p text:style-name="P1">[FlowGraph] Debug: $r160 = virtualinvoke $r1.&lt;android.net.Uri: java.util.List getPathSegments()&gt;()</text:p>
      <text:p text:style-name="P1">[FlowGraph] Debug: $r170 = interfaceinvoke $r160.&lt;java.util.List: java.lang.Object get(int)&gt;(1)</text:p>
      <text:p text:style-name="P1">[FlowGraph] Debug: $r180 = $r170</text:p>
      <text:p text:style-name="P1">[FlowGraph] Debug: $r90 = virtualinvoke $r90.&lt;java.lang.StringBuilder: java.lang.StringBuilder append(java.lang.String)&gt;($r180)</text:p>
      <text:p text:style-name="P1">[FlowGraph] Debug: $r180 = virtualinvoke $r90.&lt;java.lang.StringBuilder: java.lang.String toString()&gt;()</text:p>
      <text:p text:style-name="P1">[FlowGraph] Debug: virtualinvoke $r60.&lt;android.database.sqlite.SQLiteQueryBuilder: void appendWhere(java.lang.CharSequence)&gt;($r180)</text:p>
      <text:p text:style-name="P1">[FlowGraph] Debug: goto [?= $r110 = $r0.&lt;com.hectorone.multismssender.DeliveryDbAdapter: com.hectorone.multismssender.DeliveryDbAdapter$DeliveryDbHelper mDbHelper&gt;]</text:p>
      <text:p text:style-name="P1">[FlowGraph] Debug: $r0 := @this: com.hectorone.multismssender.DeliveryDbAdapter</text:p>
      <text:p text:style-name="P1">[FlowGraph] Debug: $r1 := @parameter0: android.net.Uri</text:p>
      <text:p text:style-name="P1">[FlowGraph] Debug: $r2 := @parameter1: android.content.ContentValues</text:p>
      <text:p text:style-name="P1">[FlowGraph] Debug: $r3 := @parameter2: java.lang.String</text:p>
      <text:p text:style-name="P1">[FlowGraph] Debug: $r4 := @parameter3: java.lang.String[]</text:p>
      <text:p text:style-name="P1">[FlowGraph] Debug: $r50 = $r0.&lt;com.hectorone.multismssender.DeliveryDbAdapter: com.hectorone.multismssender.DeliveryDbAdapter$DeliveryDbHelper mDbHelper&gt;</text:p>
      <text:p text:style-name="P1">[FlowGraph] Debug: $r60 = virtualinvoke $r50.&lt;com.hectorone.multismssender.DeliveryDbAdapter$DeliveryDbHelper: android.database.sqlite.SQLiteDatabase getWritableDatabase()&gt;()</text:p>
      <text:p text:style-name="P1">[FlowGraph] Debug: $r70 = &lt;com.hectorone.multismssender.DeliveryDbAdapter: android.content.UriMatcher uriMatcher&gt;</text:p>
      <text:p text:style-name="P1">[FlowGraph] Debug: $i00 = virtualinvoke $r70.&lt;android.content.UriMatcher: int match(android.net.Uri)&gt;($r1)</text:p>
      <text:p text:style-name="P1">[FlowGraph] Debug: lookupswitch($i0) { <text:s text:c="4"/>case 1: goto $i0 = virtualinvoke $r6.&lt;android.database.sqlite.SQLiteDatabase: int update(java.lang.String,android.content.ContentValues,java.lang.String,java.lang.String[])&gt;("delivery_entry", $r2, $r3, $r4); <text:s text:c="4"/>case 2: goto $r12 = virtualinvoke $r1.&lt;android.net.Uri: java.util.List getPathSegments()&gt;(); <text:s text:c="4"/>case 3: goto $i0 = virtualinvoke $r6.&lt;android.database.sqlite.SQLiteDatabase: int update(java.lang.String,android.content.ContentValues,java.lang.String,java.lang.String[])&gt;("message", $r2, $r3, $r4); <text:s text:c="4"/>case 4: goto $r12 = virtualinvoke $r1.&lt;android.net.Uri: java.util.List getPathSegments()&gt;(); <text:s text:c="4"/>default: goto $r8 = new java.lang.IllegalArgumentException; }</text:p>
      <text:p text:style-name="P1">[FlowGraph] Debug: $r80 = new java.lang.IllegalArgumentException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java.lang.String)&gt;("Unknown URI ")</text:p>
      <text:p text:style-name="P1">[FlowGraph] Debug: $r90 = virtualinvoke $r90.&lt;java.lang.StringBuilder: java.lang.StringBuilder append(java.lang.Object)&gt;($r1)</text:p>
      <text:p text:style-name="P1">[FlowGraph] Debug: $r30 = virtualinvoke $r90.&lt;java.lang.StringBuilder: java.lang.String toString()&gt;()</text:p>
      <text:p text:style-name="P1">[FlowGraph] Debug: specialinvoke $r80.&lt;java.lang.IllegalArgumentException: void &lt;init&gt;(java.lang.String)&gt;($r30)</text:p>
      <text:p text:style-name="P1">[FlowGraph] Debug: throw $r8</text:p>
      <text:p text:style-name="P1">[FlowGraph] Debug: $i00 = virtualinvoke $r60.&lt;android.database.sqlite.SQLiteDatabase: int update(java.lang.String,android.content.ContentValues,java.lang.String,java.lang.String[])&gt;("delivery_entry", $r2, $r30, $r4)</text:p>
      <text:p text:style-name="P1">[FlowGraph] Debug: $r100 = virtualinvoke <text:soft-page-break/>$r0.&lt;com.hectorone.multismssender.DeliveryDbAdapter: android.content.Context getContext()&gt;()</text:p>
      <text:p text:style-name="P1">[FlowGraph] Debug: $r110 = virtualinvoke $r100.&lt;android.content.Context: android.content.ContentResolver getContentResolver()&gt;()</text:p>
      <text:p text:style-name="P1">[FlowGraph] Debug: virtualinvoke $r110.&lt;android.content.ContentResolver: void notifyChange(android.net.Uri,android.database.ContentObserver)&gt;($r1, null)</text:p>
      <text:p text:style-name="P1">[FlowGraph] Debug: return $i0</text:p>
      <text:p text:style-name="P1">[FlowGraph] Debug: $r120 = virtualinvoke $r1.&lt;android.net.Uri: java.util.List getPathSegments()&gt;()</text:p>
      <text:p text:style-name="P1">[FlowGraph] Debug: $r130 = interfaceinvoke $r120.&lt;java.util.List: java.lang.Object get(int)&gt;(1)</text:p>
      <text:p text:style-name="P1">[FlowGraph] Debug: $r140 = $r130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java.lang.String)&gt;("_id=")</text:p>
      <text:p text:style-name="P1">[FlowGraph] Debug: $r90 = virtualinvoke $r90.&lt;java.lang.StringBuilder: java.lang.StringBuilder append(java.lang.String)&gt;($r140)</text:p>
      <text:p text:style-name="P1">[FlowGraph] Debug: $z00 = staticinvoke &lt;android.text.TextUtils: boolean isEmpty(java.lang.CharSequence)&gt;($r30)</text:p>
      <text:p text:style-name="P1">[FlowGraph] Debug: if $z0 != 0 goto $r3 = ""</text:p>
      <text:p text:style-name="P1">[FlowGraph] Debug: $r150 = new java.lang.StringBuilder</text:p>
      <text:p text:style-name="P1">[FlowGraph] Debug: specialinvoke $r150.&lt;java.lang.StringBuilder: void &lt;init&gt;()&gt;()</text:p>
      <text:p text:style-name="P1">[FlowGraph] Debug: $r150 = virtualinvoke $r150.&lt;java.lang.StringBuilder: java.lang.StringBuilder append(java.lang.String)&gt;(" AND (")</text:p>
      <text:p text:style-name="P1">[FlowGraph] Debug: $r150 = virtualinvoke $r150.&lt;java.lang.StringBuilder: java.lang.StringBuilder append(java.lang.String)&gt;($r30)</text:p>
      <text:p text:style-name="P1">[FlowGraph] Debug: $r150 = virtualinvoke $r150.&lt;java.lang.StringBuilder: java.lang.StringBuilder append(char)&gt;(41)</text:p>
      <text:p text:style-name="P1">[FlowGraph] Debug: $r30 = virtualinvoke $r150.&lt;java.lang.StringBuilder: java.lang.String toString()&gt;()</text:p>
      <text:p text:style-name="P1">[FlowGraph] Debug: $r90 = virtualinvoke $r90.&lt;java.lang.StringBuilder: java.lang.StringBuilder append(java.lang.String)&gt;($r30)</text:p>
      <text:p text:style-name="P1">[FlowGraph] Debug: $r30 = virtualinvoke $r90.&lt;java.lang.StringBuilder: java.lang.String toString()&gt;()</text:p>
      <text:p text:style-name="P1">[FlowGraph] Debug: $i00 = virtualinvoke $r60.&lt;android.database.sqlite.SQLiteDatabase: int update(java.lang.String,android.content.ContentValues,java.lang.String,java.lang.String[])&gt;("delivery_entry", $r2, $r30, $r4)</text:p>
      <text:p text:style-name="P1">[FlowGraph] Debug: goto [?= $r100 = virtualinvoke $r0.&lt;com.hectorone.multismssender.DeliveryDbAdapter: android.content.Context getContext()&gt;()]</text:p>
      <text:p text:style-name="P1">[FlowGraph] Debug: $r30 = ""</text:p>
      <text:p text:style-name="P1">[FlowGraph] Debug: goto [?= $r90 = virtualinvoke $r90.&lt;java.lang.StringBuilder: java.lang.StringBuilder append(java.lang.String)&gt;($r30)]</text:p>
      <text:p text:style-name="P1">[FlowGraph] Debug: $i00 = virtualinvoke $r60.&lt;android.database.sqlite.SQLiteDatabase: int update(java.lang.String,android.content.ContentValues,java.lang.String,java.lang.String[])&gt;("message", $r2, $r30, $r4)</text:p>
      <text:p text:style-name="P1">[FlowGraph] Debug: goto [?= $r100 = virtualinvoke $r0.&lt;com.hectorone.multismssender.DeliveryDbAdapter: android.content.Context getContext()&gt;()]</text:p>
      <text:p text:style-name="P1">[FlowGraph] Debug: $r120 = virtualinvoke $r1.&lt;android.net.Uri: java.util.List getPathSegments()&gt;()</text:p>
      <text:p text:style-name="P1">[FlowGraph] Debug: $r130 = interfaceinvoke $r120.&lt;java.util.List: java.lang.Object get(int)&gt;(1)</text:p>
      <text:p text:style-name="P1">[FlowGraph] Debug: $r140 = $r130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<text:soft-page-break/>[FlowGraph] Debug: $r90 = virtualinvoke $r90.&lt;java.lang.StringBuilder: java.lang.StringBuilder append(java.lang.String)&gt;("_id=")</text:p>
      <text:p text:style-name="P1">[FlowGraph] Debug: $r90 = virtualinvoke $r90.&lt;java.lang.StringBuilder: java.lang.StringBuilder append(java.lang.String)&gt;($r140)</text:p>
      <text:p text:style-name="P1">[FlowGraph] Debug: $z00 = staticinvoke &lt;android.text.TextUtils: boolean isEmpty(java.lang.CharSequence)&gt;($r30)</text:p>
      <text:p text:style-name="P1">[FlowGraph] Debug: if $z0 != 0 goto $r3 = ""</text:p>
      <text:p text:style-name="P1">[FlowGraph] Debug: $r150 = new java.lang.StringBuilder</text:p>
      <text:p text:style-name="P1">[FlowGraph] Debug: specialinvoke $r150.&lt;java.lang.StringBuilder: void &lt;init&gt;()&gt;()</text:p>
      <text:p text:style-name="P1">[FlowGraph] Debug: $r150 = virtualinvoke $r150.&lt;java.lang.StringBuilder: java.lang.StringBuilder append(java.lang.String)&gt;(" AND (")</text:p>
      <text:p text:style-name="P1">[FlowGraph] Debug: $r150 = virtualinvoke $r150.&lt;java.lang.StringBuilder: java.lang.StringBuilder append(java.lang.String)&gt;($r30)</text:p>
      <text:p text:style-name="P1">[FlowGraph] Debug: $r150 = virtualinvoke $r150.&lt;java.lang.StringBuilder: java.lang.StringBuilder append(char)&gt;(41)</text:p>
      <text:p text:style-name="P1">[FlowGraph] Debug: $r30 = virtualinvoke $r150.&lt;java.lang.StringBuilder: java.lang.String toString()&gt;()</text:p>
      <text:p text:style-name="P1">[FlowGraph] Debug: $r90 = virtualinvoke $r90.&lt;java.lang.StringBuilder: java.lang.StringBuilder append(java.lang.String)&gt;($r30)</text:p>
      <text:p text:style-name="P1">[FlowGraph] Debug: $r30 = virtualinvoke $r90.&lt;java.lang.StringBuilder: java.lang.String toString()&gt;()</text:p>
      <text:p text:style-name="P1">[FlowGraph] Debug: $i00 = virtualinvoke $r60.&lt;android.database.sqlite.SQLiteDatabase: int update(java.lang.String,android.content.ContentValues,java.lang.String,java.lang.String[])&gt;("message", $r2, $r30, $r4)</text:p>
      <text:p text:style-name="P1">[FlowGraph] Debug: goto [?= $r100 = virtualinvoke $r0.&lt;com.hectorone.multismssender.DeliveryDbAdapter: android.content.Context getContext()&gt;()]</text:p>
      <text:p text:style-name="P1">[FlowGraph] Debug: $r30 = ""</text:p>
      <text:p text:style-name="P1">[FlowGraph] Debug: goto [?= $r90 = virtualinvoke $r90.&lt;java.lang.StringBuilder: java.lang.StringBuilder append(java.lang.String)&gt;($r30)]</text:p>
      <text:p text:style-name="P1">[FlowGraph] Debug: $r0 := @this: com.hectorone.multismssender.R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PhoneNumberSelection</text:p>
      <text:p text:style-name="P1">[FlowGraph] Debug: specialinvoke $r0.&lt;android.app.ListActivity: void &lt;init&gt;()&gt;()</text:p>
      <text:p text:style-name="P1">[FlowGraph] Debug: return</text:p>
      <text:p text:style-name="P1">[FlowGraph] Debug: $r0 := @this: com.hectorone.multismssender.PhoneNumberSelection</text:p>
      <text:p text:style-name="P1">[FlowGraph] Debug: $r10 = virtualinvoke $r0.&lt;com.hectorone.multismssender.PhoneNumberSelection: android.content.ContentResolver getContentResolver()&gt;()</text:p>
      <text:p text:style-name="P1">[FlowGraph] Debug: $r20 = &lt;android.provider.ContactsContract$Data: android.net.Uri CONTENT_URI&gt;</text:p>
      <text:p text:style-name="P1">[FlowGraph] Debug: $r30 = newarray (java.lang.String)[6]</text:p>
      <text:p text:style-name="P1">[FlowGraph] Debug: $r3[0]0 = "_id"</text:p>
      <text:p text:style-name="P1">[FlowGraph] Debug: $r3[1]0 = "mimetype"</text:p>
      <text:p text:style-name="P1">[FlowGraph] Debug: $r3[2]0 = "data1"</text:p>
      <text:p text:style-name="P1">[FlowGraph] Debug: $r3[3]0 = "data2"</text:p>
      <text:p text:style-name="P1">[FlowGraph] Debug: $r3[4]0 = "data3"</text:p>
      <text:p text:style-name="P1">[FlowGraph] Debug: $r3[5]0 = "display_name"</text:p>
      <text:p text:style-name="P1">[FlowGraph] Debug: $r40 = virtualinvoke $r10.&lt;android.content.ContentResolver: android.database.Cursor query(android.net.Uri,java.lang.String[],java.lang.String,java.lang.String[],java.lang.String)&gt;($r20, $r30, "mimetype=\'vnd.android.cursor.item/phone_v2\'", null, "display_name")</text:p>
      <text:p text:style-name="P1">[FlowGraph] Debug: virtualinvoke $r0.&lt;com.hectorone.multismssender.PhoneNumberSelection: void startManagingCursor(android.database.Cursor)&gt;($r40)</text:p>
      <text:p text:style-name="P1">[FlowGraph] Debug: $r50 = new <text:soft-page-break/>com.hectorone.multismssender.PhoneNumberSelection$PhoneDataListAdapter</text:p>
      <text:p text:style-name="P1">[FlowGraph] Debug: $r30 = newarray (java.lang.String)[2]</text:p>
      <text:p text:style-name="P1">[FlowGraph] Debug: $r3[0]0 = "display_name"</text:p>
      <text:p text:style-name="P1">[FlowGraph] Debug: $r3[1]0 = "data1"</text:p>
      <text:p text:style-name="P1">[FlowGraph] Debug: $r60 = newarray (int)[2]</text:p>
      <text:p text:style-name="P1">[FlowGraph] Debug: $r6[0]0 = 2131034114</text:p>
      <text:p text:style-name="P1">[FlowGraph] Debug: $r6[1]0 = 2131034129</text:p>
      <text:p text:style-name="P1">[FlowGraph] Debug: $r70 = $r0.&lt;com.hectorone.multismssender.PhoneNumberSelection: java.util.HashSet mSelectedSet&gt;</text:p>
      <text:p text:style-name="P1">[FlowGraph] Debug: specialinvoke $r50.&lt;com.hectorone.multismssender.PhoneNumberSelection$PhoneDataListAdapter: void &lt;init&gt;(com.hectorone.multismssender.PhoneNumberSelection,android.content.Context,int,android.database.Cursor,java.lang.String[],int[],java.util.HashSet)&gt;($r0, $r0, 2130903049, $r40, $r30, $r60, $r70)</text:p>
      <text:p text:style-name="P1">[FlowGraph] Debug: $r0.&lt;com.hectorone.multismssender.PhoneNumberSelection: com.hectorone.multismssender.PhoneNumberSelection$PhoneDataListAdapter mAdpater&gt;0 = $r50</text:p>
      <text:p text:style-name="P1">[FlowGraph] Debug: $r50 = $r0.&lt;com.hectorone.multismssender.PhoneNumberSelection: com.hectorone.multismssender.PhoneNumberSelection$PhoneDataListAdapter mAdpater&gt;</text:p>
      <text:p text:style-name="P1">[FlowGraph] Debug: virtualinvoke $r0.&lt;com.hectorone.multismssender.PhoneNumberSelection: void setListAdapter(android.widget.ListAdapter)&gt;($r50)</text:p>
      <text:p text:style-name="P1">[FlowGraph] Debug: return</text:p>
      <text:p text:style-name="P1">[FlowGraph] Debug: $r0 := @this: com.hectorone.multismssender.PhoneNumberSelection</text:p>
      <text:p text:style-name="P1">[FlowGraph] Debug: $r10 = new android.content.Intent</text:p>
      <text:p text:style-name="P1">[FlowGraph] Debug: specialinvoke $r10.&lt;android.content.Intent: void &lt;init&gt;(android.content.Context,java.lang.Class)&gt;($r0, class "com/hectorone/multismssender/SelectGroupActivity")</text:p>
      <text:p text:style-name="P1">[FlowGraph] Debug: virtualinvoke $r0.&lt;com.hectorone.multismssender.PhoneNumberSelection: void startActivityForResult(android.content.Intent,int)&gt;($r10, 1)</text:p>
      <text:p text:style-name="P1">[FlowGraph] Debug: return</text:p>
      <text:p text:style-name="P1">[FlowGraph] Debug: $r0 := @this: com.hectorone.multismssender.PhoneNumberSelection</text:p>
      <text:p text:style-name="P1">[FlowGraph] Debug: $i0 := @parameter0: int</text:p>
      <text:p text:style-name="P1">[FlowGraph] Debug: $i1 := @parameter1: int</text:p>
      <text:p text:style-name="P1">[FlowGraph] Debug: $r1 := @parameter2: android.content.Intent</text:p>
      <text:p text:style-name="P1">[FlowGraph] Debug: specialinvoke $r0.&lt;android.app.ListActivity: void onActivityResult(int,int,android.content.Intent)&gt;($i0, $i1, $r1)</text:p>
      <text:p text:style-name="P1">[FlowGraph] Debug: if $r1 == null goto return</text:p>
      <text:p text:style-name="P1">[FlowGraph] Debug: $r20 = virtualinvoke $r1.&lt;android.content.Intent: android.os.Bundle getExtras()&gt;()</text:p>
      <text:p text:style-name="P1">[FlowGraph] Debug: $r30 = virtualinvoke $r20.&lt;android.os.Bundle: java.lang.String[] getStringArray(java.lang.String)&gt;("param number list")</text:p>
      <text:p text:style-name="P1">[FlowGraph] Debug: $i00 = 0</text:p>
      <text:p text:style-name="P1">[FlowGraph] Debug: $i10 = $r30</text:p>
      <text:p text:style-name="P1">[FlowGraph] Debug: if $i0 &gt;= $i1 goto specialinvoke $r0.&lt;com.hectorone.multismssender.PhoneNumberSelection: void fillData()&gt;()</text:p>
      <text:p text:style-name="P1">[FlowGraph] Debug: $r40 = $r0.&lt;com.hectorone.multismssender.PhoneNumberSelection: java.util.HashSet mSelectedSet&gt;</text:p>
      <text:p text:style-name="P1">[FlowGraph] Debug: $r50 = $r3[$i0]</text:p>
      <text:p text:style-name="P1">[FlowGraph] Debug: virtualinvoke $r40.&lt;java.util.HashSet: boolean add(java.lang.Object)&gt;($r50)</text:p>
      <text:p text:style-name="P1">[FlowGraph] Debug: $i00 = $i0 + 1</text:p>
      <text:p text:style-name="P1">[FlowGraph] Debug: goto [?= $i10 = $r30]</text:p>
      <text:p text:style-name="P1">[FlowGraph] Debug: specialinvoke $r0.&lt;com.hectorone.multismssender.PhoneNumberSelection: void fillData()&gt;()</text:p>
      <text:p text:style-name="P1">[FlowGraph] Debug: return</text:p>
      <text:p text:style-name="P1">[FlowGraph] Debug: return</text:p>
      <text:p text:style-name="P1">[FlowGraph] Debug: $r0 := @this: com.hectorone.multismssender.PhoneNumberSelection</text:p>
      <text:p text:style-name="P1"><text:soft-page-break/>[FlowGraph] Debug: $r1 := @parameter0: android.os.Bundle</text:p>
      <text:p text:style-name="P1">[FlowGraph] Debug: specialinvoke $r0.&lt;android.app.ListActivity: void onCreate(android.os.Bundle)&gt;($r1)</text:p>
      <text:p text:style-name="P1">[FlowGraph] Debug: virtualinvoke $r0.&lt;com.hectorone.multismssender.PhoneNumberSelection: void setContentView(int)&gt;(2130903048)</text:p>
      <text:p text:style-name="P1">[FlowGraph] Debug: if $r1 == null goto $r2 = null</text:p>
      <text:p text:style-name="P1">[FlowGraph] Debug: $r20 = virtualinvoke $r1.&lt;android.os.Bundle: java.lang.String[] getStringArray(java.lang.String)&gt;("param number list")</text:p>
      <text:p text:style-name="P1">[FlowGraph] Debug: if $r2 != null goto $r4 = new java.util.HashSet</text:p>
      <text:p text:style-name="P1">[FlowGraph] Debug: $r30 = virtualinvoke $r0.&lt;com.hectorone.multismssender.PhoneNumberSelection: android.content.Intent getIntent()&gt;()</text:p>
      <text:p text:style-name="P1">[FlowGraph] Debug: $r10 = virtualinvoke $r30.&lt;android.content.Intent: android.os.Bundle getExtras()&gt;()</text:p>
      <text:p text:style-name="P1">[FlowGraph] Debug: if $r1 == null goto $r2 = null</text:p>
      <text:p text:style-name="P1">[FlowGraph] Debug: $r20 = virtualinvoke $r10.&lt;android.os.Bundle: java.lang.String[] getStringArray(java.lang.String)&gt;("param number list")</text:p>
      <text:p text:style-name="P1">[FlowGraph] Debug: $r40 = new java.util.HashSet</text:p>
      <text:p text:style-name="P1">[FlowGraph] Debug: specialinvoke $r40.&lt;java.util.HashSet: void &lt;init&gt;()&gt;()</text:p>
      <text:p text:style-name="P1">[FlowGraph] Debug: $r0.&lt;com.hectorone.multismssender.PhoneNumberSelection: java.util.HashSet mSelectedSet&gt;0 = $r40</text:p>
      <text:p text:style-name="P1">[FlowGraph] Debug: $i00 = 0</text:p>
      <text:p text:style-name="P1">[FlowGraph] Debug: $i10 = $r20</text:p>
      <text:p text:style-name="P1">[FlowGraph] Debug: if $i0 &gt;= $i1 goto specialinvoke $r0.&lt;com.hectorone.multismssender.PhoneNumberSelection: void fillData()&gt;()</text:p>
      <text:p text:style-name="P1">[FlowGraph] Debug: $r40 = $r0.&lt;com.hectorone.multismssender.PhoneNumberSelection: java.util.HashSet mSelectedSet&gt;</text:p>
      <text:p text:style-name="P1">[FlowGraph] Debug: $r50 = $r2[$i0]</text:p>
      <text:p text:style-name="P1">[FlowGraph] Debug: $r50 = virtualinvoke $r50.&lt;java.lang.String: java.lang.String trim()&gt;()</text:p>
      <text:p text:style-name="P1">[FlowGraph] Debug: virtualinvoke $r40.&lt;java.util.HashSet: boolean add(java.lang.Object)&gt;($r50)</text:p>
      <text:p text:style-name="P1">[FlowGraph] Debug: $i00 = $i0 + 1</text:p>
      <text:p text:style-name="P1">[FlowGraph] Debug: goto [?= $i10 = $r20]</text:p>
      <text:p text:style-name="P1">[FlowGraph] Debug: $r20 = null</text:p>
      <text:p text:style-name="P1">[FlowGraph] Debug: goto [?= (branch)]</text:p>
      <text:p text:style-name="P1">[FlowGraph] Debug: $r20 = null</text:p>
      <text:p text:style-name="P1">[FlowGraph] Debug: goto [?= $r40 = new java.util.HashSet]</text:p>
      <text:p text:style-name="P1">[FlowGraph] Debug: specialinvoke $r0.&lt;com.hectorone.multismssender.PhoneNumberSelection: void fillData()&gt;()</text:p>
      <text:p text:style-name="P1">[FlowGraph] Debug: $r60 = virtualinvoke $r0.&lt;com.hectorone.multismssender.PhoneNumberSelection: android.view.View findViewById(int)&gt;(2131034126)</text:p>
      <text:p text:style-name="P1">[FindView2] id: WID[2131034126|okContacts]24, act: VAR[$r0]129, lhs: VAR[$r60]604 @ NFindView2OpNode[605]</text:p>
      <text:p text:style-name="P1">[FlowGraph] Debug: $r70 = $r60</text:p>
      <text:p text:style-name="P1">[FlowGraph] Debug: $r80 = new com.hectorone.multismssender.PhoneNumberSelection$1</text:p>
      <text:p text:style-name="P1">[FlowGraph] Debug: specialinvoke $r80.&lt;com.hectorone.multismssender.PhoneNumberSelection$1: void &lt;init&gt;(com.hectorone.multismssender.PhoneNumberSelection)&gt;($r0)</text:p>
      <text:p text:style-name="P1">[FlowGraph] Debug: virtualinvoke $r70.&lt;android.widget.Button: void setOnClickListener(android.view.View$OnClickListener)&gt;($r80)</text:p>
      <text:p text:style-name="P1">[FlowGraph] Debug: return</text:p>
      <text:p text:style-name="P1">[FlowGraph] Debug: $r0 := @this: com.hectorone.multismssender.PhoneNumberSelection</text:p>
      <text:p text:style-name="P1">[FlowGraph] Debug: $r1 := @parameter0: android.view.Menu</text:p>
      <text:p text:style-name="P1">[FlowGraph] Debug: specialinvoke $r0.&lt;android.app.ListActivity: boolean onCreateOptionsMenu(android.view.Menu)&gt;($r1)</text:p>
      <text:p text:style-name="P1">[FlowGraph] Debug: interfaceinvoke $r1.&lt;android.view.Menu: android.view.MenuItem <text:soft-page-break/>add(int,int,int,int)&gt;(0, 2, 0, 2130968600)</text:p>
      <text:p text:style-name="P1">[FlowGraph] Debug: interfaceinvoke $r1.&lt;android.view.Menu: android.view.MenuItem add(int,int,int,int)&gt;(0, 3, 0, 2130968601)</text:p>
      <text:p text:style-name="P1">[FlowGraph] Debug: return 1</text:p>
      <text:p text:style-name="P1">[FlowGraph] Debug: $r0 := @this: com.hectorone.multismssender.PhoneNumberSelection</text:p>
      <text:p text:style-name="P1">[FlowGraph] Debug: $i0 := @parameter0: int</text:p>
      <text:p text:style-name="P1">[FlowGraph] Debug: $r1 := @parameter1: android.view.MenuItem</text:p>
      <text:p text:style-name="P1">[FlowGraph] Debug: $i10 = interfaceinvoke $r1.&lt;android.view.MenuItem: int getItemId()&gt;()</text:p>
      <text:p text:style-name="P1">[FlowGraph] Debug: lookupswitch($i1) { <text:s text:c="4"/>case 1: goto virtualinvoke $r0.&lt;com.hectorone.multismssender.PhoneNumberSelection: void display_group_list()&gt;(); <text:s text:c="4"/>case 2: goto $r2 = virtualinvoke $r0.&lt;com.hectorone.multismssender.PhoneNumberSelection: android.content.ContentResolver getContentResolver()&gt;(); <text:s text:c="4"/>case 3: goto $r6 = new java.util.HashSet; <text:s text:c="4"/>default: goto $z0 = specialinvoke $r0.&lt;android.app.ListActivity: boolean onMenuItemSelected(int,android.view.MenuItem)&gt;($i0, $r1); }</text:p>
      <text:p text:style-name="P1">[FlowGraph] Debug: $z00 = specialinvoke $r0.&lt;android.app.ListActivity: boolean onMenuItemSelected(int,android.view.MenuItem)&gt;($i0, $r1)</text:p>
      <text:p text:style-name="P1">[FlowGraph] Debug: return $z0</text:p>
      <text:p text:style-name="P1">[FlowGraph] Debug: virtualinvoke $r0.&lt;com.hectorone.multismssender.PhoneNumberSelection: void display_group_list()&gt;()</text:p>
      <text:p text:style-name="P1">[FlowGraph] Debug: return 1</text:p>
      <text:p text:style-name="P1">[FlowGraph] Debug: $r20 = virtualinvoke $r0.&lt;com.hectorone.multismssender.PhoneNumberSelection: android.content.ContentResolver getContentResolver()&gt;()</text:p>
      <text:p text:style-name="P1">[FlowGraph] Debug: $r30 = &lt;android.provider.ContactsContract$Data: android.net.Uri CONTENT_URI&gt;</text:p>
      <text:p text:style-name="P1">[FlowGraph] Debug: $r40 = newarray (java.lang.String)[6]</text:p>
      <text:p text:style-name="P1">[FlowGraph] Debug: $r4[0]0 = "_id"</text:p>
      <text:p text:style-name="P1">[FlowGraph] Debug: $r4[1]0 = "mimetype"</text:p>
      <text:p text:style-name="P1">[FlowGraph] Debug: $r4[2]0 = "data1"</text:p>
      <text:p text:style-name="P1">[FlowGraph] Debug: $r4[3]0 = "data2"</text:p>
      <text:p text:style-name="P1">[FlowGraph] Debug: $r4[4]0 = "data3"</text:p>
      <text:p text:style-name="P1">[FlowGraph] Debug: $r4[5]0 = "display_name"</text:p>
      <text:p text:style-name="P1"><text:s text:c="2"/>stmt: $r60 = virtualinvoke $r0.&lt;com.hectorone.multismssender.PhoneNumberSelection: android.view.View findViewById(int)&gt;(2131034126) @ &lt;com.hectorone.multismssender.PhoneNumberSelection: void onCreate(android.os.Bundle)&gt;</text:p>
      <text:p text:style-name="P1">[FlowGraph] Debug: $r50 = virtualinvoke $r20.&lt;android.content.ContentResolver: android.database.Cursor query(android.net.Uri,java.lang.String[],java.lang.String,java.lang.String[],java.lang.String)&gt;($r30, $r40, "mimetype=\'vnd.android.cursor.item/phone_v2\'", null, null)</text:p>
      <text:p text:style-name="P1">[FlowGraph] Debug: $i00 = interfaceinvoke $r50.&lt;android.database.Cursor: int getColumnIndex(java.lang.String)&gt;("data1")</text:p>
      <text:p text:style-name="P1">[FlowGraph] Debug: virtualinvoke $r0.&lt;com.hectorone.multismssender.PhoneNumberSelection: void startManagingCursor(android.database.Cursor)&gt;($r50)</text:p>
      <text:p text:style-name="P1">[FlowGraph] Debug: interfaceinvoke $r50.&lt;android.database.Cursor: boolean moveToFirst()&gt;()</text:p>
      <text:p text:style-name="P1">[FlowGraph] Debug: $i10 = 0</text:p>
      <text:p text:style-name="P1">[FlowGraph] Debug: $i20 = interfaceinvoke $r50.&lt;android.database.Cursor: int getCount()&gt;()</text:p>
      <text:p text:style-name="P1">[FlowGraph] Debug: if $i1 &gt;= $i2 goto specialinvoke $r0.&lt;com.hectorone.multismssender.PhoneNumberSelection: void fillData()&gt;()</text:p>
      <text:p text:style-name="P1">[FlowGraph] Debug: $r60 = $r0.&lt;com.hectorone.multismssender.PhoneNumberSelection: <text:soft-page-break/>java.util.HashSet mSelectedSet&gt;</text:p>
      <text:p text:style-name="P1">[FlowGraph] Debug: $r70 = interfaceinvoke $r50.&lt;android.database.Cursor: java.lang.String getString(int)&gt;($i00)</text:p>
      <text:p text:style-name="P1">[FlowGraph] Debug: virtualinvoke $r60.&lt;java.util.HashSet: boolean add(java.lang.Object)&gt;($r70)</text:p>
      <text:p text:style-name="P1">[FlowGraph] Debug: interfaceinvoke $r50.&lt;android.database.Cursor: boolean moveToNext()&gt;()</text:p>
      <text:p text:style-name="P1">[FlowGraph] Debug: $i10 = $i1 + 1</text:p>
      <text:p text:style-name="P1">[FlowGraph] Debug: goto [?= $i20 = interfaceinvoke $r50.&lt;android.database.Cursor: int getCount()&gt;()]</text:p>
      <text:p text:style-name="P1">[FlowGraph] Debug: specialinvoke $r0.&lt;com.hectorone.multismssender.PhoneNumberSelection: void fillData()&gt;()</text:p>
      <text:p text:style-name="P1">[FlowGraph] Debug: return 1</text:p>
      <text:p text:style-name="P1">[FlowGraph] Debug: $r60 = new java.util.HashSet</text:p>
      <text:p text:style-name="P1">[FlowGraph] Debug: specialinvoke $r60.&lt;java.util.HashSet: void &lt;init&gt;()&gt;()</text:p>
      <text:p text:style-name="P1">[FlowGraph] Debug: $r0.&lt;com.hectorone.multismssender.PhoneNumberSelection: java.util.HashSet mSelectedSet&gt;0 = $r60</text:p>
      <text:p text:style-name="P1">[FlowGraph] Debug: specialinvoke $r0.&lt;com.hectorone.multismssender.PhoneNumberSelection: void fillData()&gt;()</text:p>
      <text:p text:style-name="P1">[FlowGraph] Debug: return 1</text:p>
      <text:p text:style-name="P1">[FlowGraph] Debug: $r0 := @this: com.hectorone.multismssender.GroupEditActivity$1</text:p>
      <text:p text:style-name="P1">[FlowGraph] Debug: $r1 := @parameter0: com.hectorone.multismssender.GroupEditActivity</text:p>
      <text:p text:style-name="P1">[FlowGraph] Debug: $r0.&lt;com.hectorone.multismssender.GroupEditActivity$1: com.hectorone.multismssender.GroupEditActivity this$0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GroupEditActivity$1</text:p>
      <text:p text:style-name="P1">[FlowGraph] Debug: $r1 := @parameter0: android.view.View</text:p>
      <text:p text:style-name="P1">[FlowGraph] Debug: $r30 = $r0.&lt;com.hectorone.multismssender.GroupEditActivity$1: com.hectorone.multismssender.GroupEditActivity this$0&gt;</text:p>
      <text:p text:style-name="P1">[FlowGraph] Debug: staticinvoke &lt;com.hectorone.multismssender.GroupEditActivity: void access$000(com.hectorone.multismssender.GroupEditActivity)&gt;($r30)</text:p>
      <text:p text:style-name="P1">[FlowGraph] Debug: $r30 = $r0.&lt;com.hectorone.multismssender.GroupEditActivity$1: com.hectorone.multismssender.GroupEditActivity this$0&gt;</text:p>
      <text:p text:style-name="P1">[FlowGraph] Debug: staticinvoke &lt;com.hectorone.multismssender.GroupEditActivity: void access$100(com.hectorone.multismssender.GroupEditActivity)&gt;($r30)</text:p>
      <text:p text:style-name="P1">[FlowGraph] Debug: $r20 = new android.content.Intent</text:p>
      <text:p text:style-name="P1">[FlowGraph] Debug: specialinvoke $r20.&lt;android.content.Intent: void &lt;init&gt;()&gt;()</text:p>
      <text:p text:style-name="P1">[FlowGraph] Debug: $r30 = $r0.&lt;com.hectorone.multismssender.GroupEditActivity$1: com.hectorone.multismssender.GroupEditActivity this$0&gt;</text:p>
      <text:p text:style-name="P1">[FlowGraph] Debug: virtualinvoke $r30.&lt;com.hectorone.multismssender.GroupEditActivity: void setResult(int,android.content.Intent)&gt;(-1, $r20)</text:p>
      <text:p text:style-name="P1">[FlowGraph] Debug: $r30 = $r0.&lt;com.hectorone.multismssender.GroupEditActivity$1: com.hectorone.multismssender.GroupEditActivity this$0&gt;</text:p>
      <text:p text:style-name="P1">[FlowGraph] Debug: virtualinvoke $r30.&lt;com.hectorone.multismssender.GroupEditActivity: void finish()&gt;()</text:p>
      <text:p text:style-name="P1">[FlowGraph] Debug: return</text:p>
      <text:p text:style-name="P1">[FlowGraph] Debug: $r0 := @this: com.hectorone.multismssender.MultiSmsSender$1$5</text:p>
      <text:p text:style-name="P1">[FlowGraph] Debug: $r1 := @parameter0: com.hectorone.multismssender.MultiSmsSender$1</text:p>
      <text:p text:style-name="P1">[FlowGraph] Debug: $r0.&lt;com.hectorone.multismssender.MultiSmsSender$1$5: com.hectorone.multismssender.MultiSmsSender$1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5</text:p>
      <text:p text:style-name="P1">[FlowGraph] Debug: $r1 := @parameter0: android.content.DialogInterface</text:p>
      <text:p text:style-name="P1">[FlowGraph] Debug: $i0 := @parameter1: int</text:p>
      <text:p text:style-name="P1"><text:soft-page-break/>[FlowGraph] Debug: $r30 = $r0.&lt;com.hectorone.multismssender.MultiSmsSender$1$5: com.hectorone.multismssender.MultiSmsSender$1 this$1&gt;</text:p>
      <text:p text:style-name="P1">[FlowGraph] Debug: $r20 = $r3.&lt;com.hectorone.multismssender.MultiSmsSender$1: com.hectorone.multismssender.MultiSmsSender this$0&gt;</text:p>
      <text:p text:style-name="P1">[FlowGraph] Debug: entermonitor $r2</text:p>
      <text:p text:style-name="P1">[FlowGraph] Debug: $r30 = $r0.&lt;com.hectorone.multismssender.MultiSmsSender$1$5: com.hectorone.multismssender.MultiSmsSender$1 this$1&gt;</text:p>
      <text:p text:style-name="P1">[FlowGraph] Debug: $r40 = $r3.&lt;com.hectorone.multismssender.MultiSmsSender$1: com.hectorone.multismssender.MultiSmsSender this$0&gt;</text:p>
      <text:p text:style-name="P1">[FlowGraph] Debug: virtualinvoke $r40.&lt;java.lang.Object: void notify()&gt;()</text:p>
      <text:p text:style-name="P1">[FlowGraph] Debug: exitmonitor $r2</text:p>
      <text:p text:style-name="P1">[FlowGraph] Debug: interfaceinvoke $r1.&lt;android.content.DialogInterface: void dismiss()&gt;()</text:p>
      <text:p text:style-name="P1">[FlowGraph] Debug: return</text:p>
      <text:p text:style-name="P1">[FlowGraph] Debug: $r5 := @caughtexception</text:p>
      <text:p text:style-name="P1">[FlowGraph] Debug: exitmonitor $r2</text:p>
      <text:p text:style-name="P1">[FlowGraph] Debug: throw $r5</text:p>
      <text:p text:style-name="P1">[FlowGraph] Debug: $r0 := @this: com.hectorone.multismssender.GroupEditActivity$GroupDataListAdapter$1</text:p>
      <text:p text:style-name="P1">[FlowGraph] Debug: $r1 := @parameter0: com.hectorone.multismssender.GroupEditActivity$GroupDataListAdapter</text:p>
      <text:p text:style-name="P1">[FlowGraph] Debug: $r0.&lt;com.hectorone.multismssender.GroupEditActivity$GroupDataListAdapter$1: com.hectorone.multismssender.GroupEditActivity$GroupDataListAdapter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GroupEditActivity$GroupDataListAdapter$1</text:p>
      <text:p text:style-name="P1">[FlowGraph] Debug: $r1 := @parameter0: android.view.View</text:p>
      <text:p text:style-name="P1">[FlowGraph] Debug: $r10 = virtualinvoke $r10.&lt;android.view.View: android.view.View findViewById(int)&gt;(2131034128)</text:p>
      <text:p text:style-name="P1">[FlowGraph] Debug: $r20 = $r10</text:p>
      <text:p text:style-name="P1">[FlowGraph] Debug: virtualinvoke $r20.&lt;android.widget.CheckBox: boolean performClick()&gt;()</text:p>
      <text:p text:style-name="P1">[FlowGraph] Debug: return</text:p>
      <text:p text:style-name="P1">[FlowGraph] Debug: $r0 := @this: com.hectorone.multismssender.SelectGroupActivity</text:p>
      <text:p text:style-name="P1">[FlowGraph] Debug: specialinvoke $r0.&lt;android.app.ListActivity: void &lt;init&gt;()&gt;()</text:p>
      <text:p text:style-name="P1">[FlowGraph] Debug: return</text:p>
      <text:p text:style-name="P1">[FlowGraph] Debug: $r0 := @this: com.hectorone.multismssender.SelectGroupActivity</text:p>
      <text:p text:style-name="P1">[FlowGraph] Debug: $r1 := @parameter0: java.lang.Long</text:p>
      <text:p text:style-name="P1">[FlowGraph] Debug: $r20 = new android.content.Intent</text:p>
      <text:p text:style-name="P1">[FlowGraph] Debug: specialinvoke $r20.&lt;android.content.Intent: void &lt;init&gt;(android.content.Context,java.lang.Class)&gt;($r0, class "com/hectorone/multismssender/GroupEditActivity")</text:p>
      <text:p text:style-name="P1">[FlowGraph] Debug: if $r1 == null goto virtualinvoke $r0.&lt;com.hectorone.multismssender.SelectGroupActivity: void startActivityForResult(android.content.Intent,int)&gt;($r2, 0)</text:p>
      <text:p text:style-name="P1">[FlowGraph] Debug: virtualinvoke $r20.&lt;android.content.Intent: android.content.Intent putExtra(java.lang.String,java.io.Serializable)&gt;("gid", $r1)</text:p>
      <text:p text:style-name="P1">[FlowGraph] Debug: virtualinvoke $r0.&lt;com.hectorone.multismssender.SelectGroupActivity: void startActivityForResult(android.content.Intent,int)&gt;($r20, 0)</text:p>
      <text:p text:style-name="P1">[FlowGraph] Debug: return</text:p>
      <text:p text:style-name="P1">[FlowGraph] Debug: $r0 := @this: com.hectorone.multismssender.SelectGroupActivity</text:p>
      <text:p text:style-name="P1">[FlowGraph] Debug: $r50 = $r0.&lt;com.hectorone.multismssender.SelectGroupActivity: com.hectorone.multismssender.GroupsDbAdapter mDbHelper&gt;</text:p>
      <text:p text:style-name="P1">[FlowGraph] Debug: $r40 = virtualinvoke $r50.&lt;com.hectorone.multismssender.GroupsDbAdapter: android.database.Cursor fetchAllGroups()&gt;()</text:p>
      <text:p text:style-name="P1"><text:soft-page-break/>[FlowGraph] Debug: virtualinvoke $r0.&lt;com.hectorone.multismssender.SelectGroupActivity: void startManagingCursor(android.database.Cursor)&gt;($r40)</text:p>
      <text:p text:style-name="P1">[FlowGraph] Debug: $r20 = newarray (java.lang.String)[1]</text:p>
      <text:p text:style-name="P1">[FlowGraph] Debug: $r2[0]0 = "name"</text:p>
      <text:p text:style-name="P1">[FlowGraph] Debug: $r30 = newarray (int)[1]</text:p>
      <text:p text:style-name="P1">[FlowGraph] Debug: $r3[0]0 = 2131034119</text:p>
      <text:p text:style-name="P1">[FlowGraph] Debug: $r10 = new android.widget.SimpleCursorAdapter</text:p>
      <text:p text:style-name="P1">[FlowGraph] Debug: specialinvoke $r10.&lt;android.widget.SimpleCursorAdapter: void &lt;init&gt;(android.content.Context,int,android.database.Cursor,java.lang.String[],int[])&gt;($r0, 2130903046, $r40, $r20, $r30)</text:p>
      <text:p text:style-name="P1">[FlowGraph] Debug: virtualinvoke $r0.&lt;com.hectorone.multismssender.SelectGroupActivity: void setListAdapter(android.widget.ListAdapter)&gt;($r10)</text:p>
      <text:p text:style-name="P1">[FlowGraph] Debug: return</text:p>
      <text:p text:style-name="P1">[FlowGraph] Debug: $r0 := @this: com.hectorone.multismssender.SelectGroupActivity</text:p>
      <text:p text:style-name="P1">[FlowGraph] Debug: $r1 := @parameter0: android.view.MenuItem</text:p>
      <text:p text:style-name="P1">[FlowGraph] Debug: $i10 = interfaceinvoke $r1.&lt;android.view.MenuItem: int getItemId()&gt;()</text:p>
      <text:p text:style-name="P1">[FlowGraph] Debug: lookupswitch($i1) { <text:s text:c="4"/>case 1: goto $r2 = interfaceinvoke $r1.&lt;android.view.MenuItem: android.view.ContextMenu$ContextMenuInfo getMenuInfo()&gt;(); <text:s text:c="4"/>case 2: goto $r2 = interfaceinvoke $r1.&lt;android.view.MenuItem: android.view.ContextMenu$ContextMenuInfo getMenuInfo()&gt;(); <text:s text:c="4"/>default: goto $z0 = specialinvoke $r0.&lt;android.app.ListActivity: boolean onContextItemSelected(android.view.MenuItem)&gt;($r1); }</text:p>
      <text:p text:style-name="P1">[FlowGraph] Debug: $z00 = specialinvoke $r0.&lt;android.app.ListActivity: boolean onContextItemSelected(android.view.MenuItem)&gt;($r1)</text:p>
      <text:p text:style-name="P1">[FlowGraph] Debug: return $z0</text:p>
      <text:p text:style-name="P1">[FlowGraph] Debug: $r20 = interfaceinvoke $r1.&lt;android.view.MenuItem: android.view.ContextMenu$ContextMenuInfo getMenuInfo()&gt;()</text:p>
      <text:p text:style-name="P1">[FlowGraph] Debug: $r30 = $r20</text:p>
      <text:p text:style-name="P1">[FlowGraph] Debug: $r40 = $r0.&lt;com.hectorone.multismssender.SelectGroupActivity: com.hectorone.multismssender.GroupsDbAdapter mDbHelper&gt;</text:p>
      <text:p text:style-name="P1">[FlowGraph] Debug: $l00 = $r3.&lt;android.widget.AdapterView$AdapterContextMenuInfo: long id&gt;</text:p>
      <text:p text:style-name="P1">[FlowGraph] Debug: virtualinvoke $r40.&lt;com.hectorone.multismssender.GroupsDbAdapter: boolean deleteGroup(long)&gt;($l00)</text:p>
      <text:p text:style-name="P1">[FlowGraph] Debug: virtualinvoke $r0.&lt;com.hectorone.multismssender.SelectGroupActivity: void fillData()&gt;()</text:p>
      <text:p text:style-name="P1">[FlowGraph] Debug: return 1</text:p>
      <text:p text:style-name="P1">[FlowGraph] Debug: $r20 = interfaceinvoke $r1.&lt;android.view.MenuItem: android.view.ContextMenu$ContextMenuInfo getMenuInfo()&gt;()</text:p>
      <text:p text:style-name="P1">[FlowGraph] Debug: $r30 = $r20</text:p>
      <text:p text:style-name="P1">[FlowGraph] Debug: $l00 = $r3.&lt;android.widget.AdapterView$AdapterContextMenuInfo: long id&gt;</text:p>
      <text:p text:style-name="P1">[FlowGraph] Debug: $r50 = staticinvoke &lt;java.lang.Long: java.lang.Long valueOf(long)&gt;($l00)</text:p>
      <text:p text:style-name="P1">[FlowGraph] Debug: virtualinvoke $r0.&lt;com.hectorone.multismssender.SelectGroupActivity: void editGroup(java.lang.Long)&gt;($r50)</text:p>
      <text:p text:style-name="P1">[FlowGraph] Debug: return 1</text:p>
      <text:p text:style-name="P1">[FlowGraph] Debug: $r0 := @this: com.hectorone.multismssender.SelectGroupActivity</text:p>
      <text:p text:style-name="P1">[FlowGraph] Debug: $r1 := @parameter0: android.os.Bundle</text:p>
      <text:p text:style-name="P1">[FlowGraph] Debug: specialinvoke $r0.&lt;android.app.ListActivity: void onCreate(android.os.Bundle)&gt;($r1)</text:p>
      <text:p text:style-name="P1">[FlowGraph] Debug: virtualinvoke $r0.&lt;com.hectorone.multismssender.SelectGroupActivity: void <text:soft-page-break/>setContentView(int)&gt;(2130903045)</text:p>
      <text:p text:style-name="P1">[FlowGraph] Debug: $r30 = new com.hectorone.multismssender.GroupsDbAdapter</text:p>
      <text:p text:style-name="P1">[FlowGraph] Debug: specialinvoke $r30.&lt;com.hectorone.multismssender.GroupsDbAdapter: void &lt;init&gt;(android.content.Context)&gt;($r0)</text:p>
      <text:p text:style-name="P1">[FlowGraph] Debug: $r0.&lt;com.hectorone.multismssender.SelectGroupActivity: com.hectorone.multismssender.GroupsDbAdapter mDbHelper&gt;0 = $r30</text:p>
      <text:p text:style-name="P1">[FlowGraph] Debug: $r30 = $r0.&lt;com.hectorone.multismssender.SelectGroupActivity: com.hectorone.multismssender.GroupsDbAdapter mDbHelper&gt;</text:p>
      <text:p text:style-name="P1">[FlowGraph] Debug: virtualinvoke $r30.&lt;com.hectorone.multismssender.GroupsDbAdapter: com.hectorone.multismssender.GroupsDbAdapter open()&gt;()</text:p>
      <text:p text:style-name="P1">[FlowGraph] Debug: virtualinvoke $r0.&lt;com.hectorone.multismssender.SelectGroupActivity: void fillData()&gt;()</text:p>
      <text:p text:style-name="P1">[FlowGraph] Debug: $r20 = virtualinvoke $r0.&lt;com.hectorone.multismssender.SelectGroupActivity: android.widget.ListView getListView()&gt;()</text:p>
      <text:p text:style-name="P1">[FlowGraph] Debug: virtualinvoke $r0.&lt;com.hectorone.multismssender.SelectGroupActivity: void registerForContextMenu(android.view.View)&gt;($r20)</text:p>
      <text:p text:style-name="P1">[FlowGraph] Debug: return</text:p>
      <text:p text:style-name="P1">[FlowGraph] Debug: $r0 := @this: com.hectorone.multismssender.SelectGroupActivity</text:p>
      <text:p text:style-name="P1">[FlowGraph] Debug: $r1 := @parameter0: android.view.ContextMenu</text:p>
      <text:p text:style-name="P1">[FlowGraph] Debug: $r2 := @parameter1: android.view.View</text:p>
      <text:p text:style-name="P1">[FlowGraph] Debug: $r3 := @parameter2: android.view.ContextMenu$ContextMenuInfo</text:p>
      <text:p text:style-name="P1">[FlowGraph] Debug: specialinvoke $r0.&lt;android.app.ListActivity: void onCreateContextMenu(android.view.ContextMenu,android.view.View,android.view.ContextMenu$ContextMenuInfo)&gt;($r1, $r2, $r3)</text:p>
      <text:p text:style-name="P1">[FlowGraph] Debug: interfaceinvoke $r1.&lt;android.view.ContextMenu: android.view.MenuItem add(int,int,int,int)&gt;(0, 1, 0, 2130968597)</text:p>
      <text:p text:style-name="P1">[FlowGraph] Debug: interfaceinvoke $r1.&lt;android.view.ContextMenu: android.view.MenuItem add(int,int,int,int)&gt;(0, 2, 0, 2130968598)</text:p>
      <text:p text:style-name="P1">[FlowGraph] Debug: return</text:p>
      <text:p text:style-name="P1">[FlowGraph] Debug: $r0 := @this: com.hectorone.multismssender.SelectGroupActivity</text:p>
      <text:p text:style-name="P1">[FlowGraph] Debug: $r1 := @parameter0: android.view.Menu</text:p>
      <text:p text:style-name="P1">[FlowGraph] Debug: specialinvoke $r0.&lt;android.app.ListActivity: boolean onCreateOptionsMenu(android.view.Menu)&gt;($r1)</text:p>
      <text:p text:style-name="P1">[FlowGraph] Debug: interfaceinvoke $r1.&lt;android.view.Menu: android.view.MenuItem add(int,int,int,int)&gt;(0, 3, 0, 2130968596)</text:p>
      <text:p text:style-name="P1">[FlowGraph] Debug: return 1</text:p>
      <text:p text:style-name="P1">[FlowGraph] Debug: $r0 := @this: com.hectorone.multismssender.SelectGroupActivity</text:p>
      <text:p text:style-name="P1">[FlowGraph] Debug: $r1 := @parameter0: android.widget.ListView</text:p>
      <text:p text:style-name="P1">[FlowGraph] Debug: $r2 := @parameter1: android.view.View</text:p>
      <text:p text:style-name="P1">[FlowGraph] Debug: $i0 := @parameter2: int</text:p>
      <text:p text:style-name="P1">[FlowGraph] Debug: $l1 := @parameter3: long</text:p>
      <text:p text:style-name="P1">[FlowGraph] Debug: specialinvoke $r0.&lt;android.app.ListActivity: void onListItemClick(android.widget.ListView,android.view.View,int,long)&gt;($r1, $r2, $i0, $l1)</text:p>
      <text:p text:style-name="P1">[FlowGraph] Debug: $r50 = $r0.&lt;com.hectorone.multismssender.SelectGroupActivity: com.hectorone.multismssender.GroupsDbAdapter mDbHelper&gt;</text:p>
      <text:p text:style-name="P1">[FlowGraph] Debug: $r60 = virtualinvoke $r50.&lt;com.hectorone.multismssender.GroupsDbAdapter: android.database.Cursor fetchPhonesFromGroup(long)&gt;($l1)</text:p>
      <text:p text:style-name="P1">[FlowGraph] Debug: virtualinvoke $r0.&lt;com.hectorone.multismssender.SelectGroupActivity: void startManagingCursor(android.database.Cursor)&gt;($r60)</text:p>
      <text:p text:style-name="P1">[FlowGraph] Debug: $i00 = interfaceinvoke $r60.&lt;android.database.Cursor: int getColumnIndex(java.lang.String)&gt;("data1")</text:p>
      <text:p text:style-name="P1">[FlowGraph] Debug: $i20 = interfaceinvoke $r60.&lt;android.database.Cursor: int <text:soft-page-break/>getCount()&gt;()</text:p>
      <text:p text:style-name="P1">[FlowGraph] Debug: $r40 = newarray (java.lang.String)[$i2]</text:p>
      <text:p text:style-name="P1">[FlowGraph] Debug: interfaceinvoke $r60.&lt;android.database.Cursor: boolean moveToFirst()&gt;()</text:p>
      <text:p text:style-name="P1">[FlowGraph] Debug: $i20 = 0</text:p>
      <text:p text:style-name="P1">[FlowGraph] Debug: $i30 = $r40</text:p>
      <text:p text:style-name="P1">[FlowGraph] Debug: if $i2 &gt;= $i3 goto $r8 = new android.content.Intent</text:p>
      <text:p text:style-name="P1">[FlowGraph] Debug: $r70 = interfaceinvoke $r60.&lt;android.database.Cursor: java.lang.String getString(int)&gt;($i00)</text:p>
      <text:p text:style-name="P1">[FlowGraph] Debug: $r4[$i2]0 = $r70</text:p>
      <text:p text:style-name="P1">[FlowGraph] Debug: interfaceinvoke $r60.&lt;android.database.Cursor: boolean moveToNext()&gt;()</text:p>
      <text:p text:style-name="P1">[FlowGraph] Debug: $i20 = $i2 + 1</text:p>
      <text:p text:style-name="P1">[FlowGraph] Debug: goto [?= $i30 = $r40]</text:p>
      <text:p text:style-name="P1">[FlowGraph] Debug: $r80 = new android.content.Intent</text:p>
      <text:p text:style-name="P1">[FlowGraph] Debug: specialinvoke $r80.&lt;android.content.Intent: void &lt;init&gt;()&gt;()</text:p>
      <text:p text:style-name="P1">[FlowGraph] Debug: $r30 = new android.os.Bundle</text:p>
      <text:p text:style-name="P1">[FlowGraph] Debug: specialinvoke $r30.&lt;android.os.Bundle: void &lt;init&gt;()&gt;()</text:p>
      <text:p text:style-name="P1">[FlowGraph] Debug: virtualinvoke $r30.&lt;android.os.Bundle: void putStringArray(java.lang.String,java.lang.String[])&gt;("param number list", $r40)</text:p>
      <text:p text:style-name="P1">[FlowGraph] Debug: virtualinvoke $r80.&lt;android.content.Intent: android.content.Intent putExtras(android.os.Bundle)&gt;($r30)</text:p>
      <text:p text:style-name="P1">[FlowGraph] Debug: virtualinvoke $r0.&lt;com.hectorone.multismssender.SelectGroupActivity: void setResult(int,android.content.Intent)&gt;(-1, $r80)</text:p>
      <text:p text:style-name="P1">[FlowGraph] Debug: virtualinvoke $r0.&lt;com.hectorone.multismssender.SelectGroupActivity: void finish()&gt;()</text:p>
      <text:p text:style-name="P1">[FlowGraph] Debug: return</text:p>
      <text:p text:style-name="P1">[FlowGraph] Debug: $r0 := @this: com.hectorone.multismssender.SelectGroupActivity</text:p>
      <text:p text:style-name="P1">[FlowGraph] Debug: $i0 := @parameter0: int</text:p>
      <text:p text:style-name="P1">[FlowGraph] Debug: $r1 := @parameter1: android.view.MenuItem</text:p>
      <text:p text:style-name="P1">[FlowGraph] Debug: $i10 = interfaceinvoke $r1.&lt;android.view.MenuItem: int getItemId()&gt;()</text:p>
      <text:p text:style-name="P1">[FlowGraph] Debug: lookupswitch($i1) { <text:s text:c="4"/>case 3: goto virtualinvoke $r0.&lt;com.hectorone.multismssender.SelectGroupActivity: void editGroup(java.lang.Long)&gt;(null); <text:s text:c="4"/>default: goto $z0 = specialinvoke $r0.&lt;android.app.ListActivity: boolean onMenuItemSelected(int,android.view.MenuItem)&gt;($i0, $r1); }</text:p>
      <text:p text:style-name="P1">[FlowGraph] Debug: $z00 = specialinvoke $r0.&lt;android.app.ListActivity: boolean onMenuItemSelected(int,android.view.MenuItem)&gt;($i0, $r1)</text:p>
      <text:p text:style-name="P1">[FlowGraph] Debug: return $z0</text:p>
      <text:p text:style-name="P1">[FlowGraph] Debug: virtualinvoke $r0.&lt;com.hectorone.multismssender.SelectGroupActivity: void editGroup(java.lang.Long)&gt;(null)</text:p>
      <text:p text:style-name="P1">[FlowGraph] Debug: return 1</text:p>
      <text:p text:style-name="P1">[FlowGraph] Debug: $r0 := @this: com.hectorone.multismssender.SelectGroupActivity</text:p>
      <text:p text:style-name="P1">[FlowGraph] Debug: $r10 = $r0.&lt;com.hectorone.multismssender.SelectGroupActivity: com.hectorone.multismssender.GroupsDbAdapter mDbHelper&gt;</text:p>
      <text:p text:style-name="P1">[FlowGraph] Debug: virtualinvoke $r10.&lt;com.hectorone.multismssender.GroupsDbAdapter: com.hectorone.multismssender.GroupsDbAdapter open()&gt;()</text:p>
      <text:p text:style-name="P1">[FlowGraph] Debug: specialinvoke $r0.&lt;android.app.ListActivity: void onStart()&gt;()</text:p>
      <text:p text:style-name="P1">[FlowGraph] Debug: return</text:p>
      <text:p text:style-name="P1">[FlowGraph] Debug: $r0 := @this: com.hectorone.multismssender.SelectGroupActivity</text:p>
      <text:p text:style-name="P1">[FlowGraph] Debug: $r10 = $r0.&lt;com.hectorone.multismssender.SelectGroupActivity: com.hectorone.multismssender.GroupsDbAdapter mDbHelper&gt;</text:p>
      <text:p text:style-name="P1">[FlowGraph] Debug: virtualinvoke $r10.&lt;com.hectorone.multismssender.GroupsDbAdapter: void close()&gt;()</text:p>
      <text:p text:style-name="P1">[FlowGraph] Debug: specialinvoke $r0.&lt;android.app.ListActivity: void onStop()&gt;()</text:p>
      <text:p text:style-name="P1"><text:soft-page-break/>[FlowGraph] Debug: return</text:p>
      <text:p text:style-name="P1">[FlowGraph] Debug: $r0 := @this: com.hectorone.multismssender.BuildConfig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2</text:p>
      <text:p text:style-name="P1">[FlowGraph] Debug: $r1 := @parameter0: com.hectorone.multismssender.MultiSmsSender$1</text:p>
      <text:p text:style-name="P1">[FlowGraph] Debug: $r0.&lt;com.hectorone.multismssender.MultiSmsSender$1$2: com.hectorone.multismssender.MultiSmsSender$1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2</text:p>
      <text:p text:style-name="P1">[FlowGraph] Debug: $r1 := @parameter0: android.content.DialogInterface</text:p>
      <text:p text:style-name="P1">[FlowGraph] Debug: $i0 := @parameter1: int</text:p>
      <text:p text:style-name="P1">[FlowGraph] Debug: interfaceinvoke $r1.&lt;android.content.DialogInterface: void dismiss()&gt;()</text:p>
      <text:p text:style-name="P1">[FlowGraph] Debug: return</text:p>
      <text:p text:style-name="P1">[FlowGraph] Debug: $r0 := @this: com.hectorone.multismssender.MultiSmsSender$3</text:p>
      <text:p text:style-name="P1">[FlowGraph] Debug: $r1 := @parameter0: com.hectorone.multismssender.MultiSmsSender</text:p>
      <text:p text:style-name="P1">[FlowGraph] Debug: $r0.&lt;com.hectorone.multismssender.MultiSmsSender$3: com.hectorone.multismssender.MultiSmsSender this$0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3</text:p>
      <text:p text:style-name="P1">[FlowGraph] Debug: $r1 := @parameter0: android.view.View</text:p>
      <text:p text:style-name="P1">[FlowGraph] Debug: $r20 = $r0.&lt;com.hectorone.multismssender.MultiSmsSender$3: com.hectorone.multismssender.MultiSmsSender this$0&gt;</text:p>
      <text:p text:style-name="P1">[FlowGraph] Debug: virtualinvoke $r20.&lt;com.hectorone.multismssender.MultiSmsSender: void display_group_list()&gt;()</text:p>
      <text:p text:style-name="P1">[FlowGraph] Debug: return</text:p>
      <text:p text:style-name="P1">[FlowGraph] Debug: $r0 := @this: com.hectorone.multismssender.GroupEditActivity$addNumberToGroupClickListener</text:p>
      <text:p text:style-name="P1">[FlowGraph] Debug: $r1 := @parameter0: com.hectorone.multismssender.GroupEditActivity</text:p>
      <text:p text:style-name="P1">[FlowGraph] Debug: $r2 := @parameter1: java.lang.Long</text:p>
      <text:p text:style-name="P1">[FlowGraph] Debug: $r0.&lt;com.hectorone.multismssender.GroupEditActivity$addNumberToGroupClickListener: com.hectorone.multismssender.GroupEditActivity this$0&gt;0 = $r1</text:p>
      <text:p text:style-name="P1">[FlowGraph] Debug: specialinvoke $r0.&lt;java.lang.Object: void &lt;init&gt;()&gt;()</text:p>
      <text:p text:style-name="P1">[FlowGraph] Debug: $r0.&lt;com.hectorone.multismssender.GroupEditActivity$addNumberToGroupClickListener: java.lang.Long mId&gt;0 = $r2</text:p>
      <text:p text:style-name="P1">[FlowGraph] Debug: return</text:p>
      <text:p text:style-name="P1">[FlowGraph] Debug: $r0 := @this: com.hectorone.multismssender.GroupEditActivity$addNumberToGroupClickListener</text:p>
      <text:p text:style-name="P1">[FlowGraph] Debug: $r1 := @parameter0: android.view.View</text:p>
      <text:p text:style-name="P1">[FlowGraph] Debug: $r20 = (android.widget.CheckBox) $r1</text:p>
      <text:p text:style-name="P1">[FlowGraph] Debug: $r30 = $r0.&lt;com.hectorone.multismssender.GroupEditActivity$addNumberToGroupClickListener: com.hectorone.multismssender.GroupEditActivity this$0&gt;</text:p>
      <text:p text:style-name="P1">[FlowGraph] Debug: staticinvoke &lt;com.hectorone.multismssender.GroupEditActivity: void access$000(com.hectorone.multismssender.GroupEditActivity)&gt;($r30)</text:p>
      <text:p text:style-name="P1">[FlowGraph] Debug: $z00 = virtualinvoke $r20.&lt;android.widget.CheckBox: boolean isChecked()&gt;()</text:p>
      <text:p text:style-name="P1">[FlowGraph] Debug: if $z0 == 0 goto $r3 = $r0.&lt;com.hectorone.multismssender.GroupEditActivity$addNumberToGroupClickListener: com.hectorone.multismssender.GroupEditActivity this$0&gt;</text:p>
      <text:p text:style-name="P1">[FlowGraph] Debug: $r30 = $r0.&lt;com.hectorone.multismssender.GroupEditActivity$addNumberToGroupClickListener: <text:soft-page-break/>com.hectorone.multismssender.GroupEditActivity this$0&gt;</text:p>
      <text:p text:style-name="P1">[FlowGraph] Debug: $r40 = $r3.&lt;com.hectorone.multismssender.GroupEditActivity: com.hectorone.multismssender.GroupsDbAdapter mDb&gt;</text:p>
      <text:p text:style-name="P1">[FlowGraph] Debug: $r30 = $r0.&lt;com.hectorone.multismssender.GroupEditActivity$addNumberToGroupClickListener: com.hectorone.multismssender.GroupEditActivity this$0&gt;</text:p>
      <text:p text:style-name="P1">[FlowGraph] Debug: $r50 = $r3.&lt;com.hectorone.multismssender.GroupEditActivity: java.lang.Long mGid&gt;</text:p>
      <text:p text:style-name="P1">[FlowGraph] Debug: $l00 = virtualinvoke $r50.&lt;java.lang.Long: long longValue()&gt;()</text:p>
      <text:p text:style-name="P1">[FlowGraph] Debug: $r50 = $r0.&lt;com.hectorone.multismssender.GroupEditActivity$addNumberToGroupClickListener: java.lang.Long mId&gt;</text:p>
      <text:p text:style-name="P1">[FlowGraph] Debug: $l10 = virtualinvoke $r50.&lt;java.lang.Long: long longValue()&gt;()</text:p>
      <text:p text:style-name="P1">[FlowGraph] Debug: virtualinvoke $r40.&lt;com.hectorone.multismssender.GroupsDbAdapter: long addPhoneToGroup(long,long)&gt;($l00, $l10)</text:p>
      <text:p text:style-name="P1">[FlowGraph] Debug: return</text:p>
      <text:p text:style-name="P1">[FlowGraph] Debug: $r30 = $r0.&lt;com.hectorone.multismssender.GroupEditActivity$addNumberToGroupClickListener: com.hectorone.multismssender.GroupEditActivity this$0&gt;</text:p>
      <text:p text:style-name="P1">[FlowGraph] Debug: $r40 = $r3.&lt;com.hectorone.multismssender.GroupEditActivity: com.hectorone.multismssender.GroupsDbAdapter mDb&gt;</text:p>
      <text:p text:style-name="P1">[FlowGraph] Debug: $r30 = $r0.&lt;com.hectorone.multismssender.GroupEditActivity$addNumberToGroupClickListener: com.hectorone.multismssender.GroupEditActivity this$0&gt;</text:p>
      <text:p text:style-name="P1">[FlowGraph] Debug: $r50 = $r3.&lt;com.hectorone.multismssender.GroupEditActivity: java.lang.Long mGid&gt;</text:p>
      <text:p text:style-name="P1">[FlowGraph] Debug: $l00 = virtualinvoke $r50.&lt;java.lang.Long: long longValue()&gt;()</text:p>
      <text:p text:style-name="P1">[FlowGraph] Debug: $r50 = $r0.&lt;com.hectorone.multismssender.GroupEditActivity$addNumberToGroupClickListener: java.lang.Long mId&gt;</text:p>
      <text:p text:style-name="P1">[FlowGraph] Debug: $l10 = virtualinvoke $r50.&lt;java.lang.Long: long longValue()&gt;()</text:p>
      <text:p text:style-name="P1">[FlowGraph] Debug: virtualinvoke $r40.&lt;com.hectorone.multismssender.GroupsDbAdapter: boolean removePhoneToGroup(long,long)&gt;($l00, $l10)</text:p>
      <text:p text:style-name="P1">[FlowGraph] Debug: return</text:p>
      <text:p text:style-name="P1">[FlowGraph] Debug: $r0 := @this: com.hectorone.multismssender.PhoneNumberSelection$addNumberToSelectedClickListener</text:p>
      <text:p text:style-name="P1">[FlowGraph] Debug: $r1 := @parameter0: com.hectorone.multismssender.PhoneNumberSelection</text:p>
      <text:p text:style-name="P1">[FlowGraph] Debug: $r2 := @parameter1: java.lang.String</text:p>
      <text:p text:style-name="P1">[FlowGraph] Debug: $r0.&lt;com.hectorone.multismssender.PhoneNumberSelection$addNumberToSelectedClickListener: com.hectorone.multismssender.PhoneNumberSelection this$0&gt;0 = $r1</text:p>
      <text:p text:style-name="P1">[FlowGraph] Debug: specialinvoke $r0.&lt;java.lang.Object: void &lt;init&gt;()&gt;()</text:p>
      <text:p text:style-name="P1">[FlowGraph] Debug: $r0.&lt;com.hectorone.multismssender.PhoneNumberSelection$addNumberToSelectedClickListener: java.lang.String contactNumber&gt;0 = $r2</text:p>
      <text:p text:style-name="P1">[FlowGraph] Debug: return</text:p>
      <text:p text:style-name="P1">[FlowGraph] Debug: $r0 := @this: com.hectorone.multismssender.PhoneNumberSelection$addNumberToSelectedClickListener</text:p>
      <text:p text:style-name="P1">[FlowGraph] Debug: $r1 := @parameter0: android.view.View</text:p>
      <text:p text:style-name="P1">[FlowGraph] Debug: $r20 = (android.widget.CheckBox) $r1</text:p>
      <text:p text:style-name="P1">[FlowGraph] Debug: $z00 = virtualinvoke $r20.&lt;android.widget.CheckBox: boolean isChecked()&gt;()</text:p>
      <text:p text:style-name="P1">[FlowGraph] Debug: if $z0 == 0 goto $r3 = $r0.&lt;com.hectorone.multismssender.PhoneNumberSelection$addNumberToSelectedClickListener: com.hectorone.multismssender.PhoneNumberSelection this$0&gt;</text:p>
      <text:p text:style-name="P1">[FlowGraph] Debug: $r30 = <text:soft-page-break/>$r0.&lt;com.hectorone.multismssender.PhoneNumberSelection$addNumberToSelectedClickListener: com.hectorone.multismssender.PhoneNumberSelection this$0&gt;</text:p>
      <text:p text:style-name="P1">[FlowGraph] Debug: $r40 = $r3.&lt;com.hectorone.multismssender.PhoneNumberSelection: java.util.HashSet mSelectedSet&gt;</text:p>
      <text:p text:style-name="P1">[FlowGraph] Debug: $r50 = $r0.&lt;com.hectorone.multismssender.PhoneNumberSelection$addNumberToSelectedClickListener: java.lang.String contactNumber&gt;</text:p>
      <text:p text:style-name="P1">[FlowGraph] Debug: virtualinvoke $r40.&lt;java.util.HashSet: boolean add(java.lang.Object)&gt;($r50)</text:p>
      <text:p text:style-name="P1">[FlowGraph] Debug: return</text:p>
      <text:p text:style-name="P1">[FlowGraph] Debug: $r30 = $r0.&lt;com.hectorone.multismssender.PhoneNumberSelection$addNumberToSelectedClickListener: com.hectorone.multismssender.PhoneNumberSelection this$0&gt;</text:p>
      <text:p text:style-name="P1">[FlowGraph] Debug: $r40 = $r3.&lt;com.hectorone.multismssender.PhoneNumberSelection: java.util.HashSet mSelectedSet&gt;</text:p>
      <text:p text:style-name="P1">[FlowGraph] Debug: $r50 = $r0.&lt;com.hectorone.multismssender.PhoneNumberSelection$addNumberToSelectedClickListener: java.lang.String contactNumber&gt;</text:p>
      <text:p text:style-name="P1">[FlowGraph] Debug: virtualinvoke $r40.&lt;java.util.HashSet: boolean remove(java.lang.Object)&gt;($r50)</text:p>
      <text:p text:style-name="P1">[FlowGraph] Debug: return</text:p>
      <text:p text:style-name="P1">[FlowGraph] Debug: $r0 := @this: com.hectorone.multismssender.R$string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</text:p>
      <text:p text:style-name="P1">[FlowGraph] Debug: $r1 := @parameter0: com.hectorone.multismssender.MultiSmsSender</text:p>
      <text:p text:style-name="P1">[FlowGraph] Debug: $r0.&lt;com.hectorone.multismssender.MultiSmsSender$1: com.hectorone.multismssender.MultiSmsSender this$0&gt;0 = $r1</text:p>
      <text:p text:style-name="P1">[FlowGraph] Debug: specialinvoke $r0.&lt;android.os.Handler: void &lt;init&gt;()&gt;()</text:p>
      <text:p text:style-name="P1">[FlowGraph] Debug: return</text:p>
      <text:p text:style-name="P1">[FlowGraph] Debug: $r0 := @this: com.hectorone.multismssender.MultiSmsSender$1</text:p>
      <text:p text:style-name="P1">[FlowGraph] Debug: $r1 := @parameter0: android.os.Message</text:p>
      <text:p text:style-name="P1">[FlowGraph] Debug: $r20 = virtualinvoke $r1.&lt;android.os.Message: android.os.Bundle getData()&gt;()</text:p>
      <text:p text:style-name="P1">[FlowGraph] Debug: $i00 = virtualinvoke $r20.&lt;android.os.Bundle: int getInt(java.lang.String)&gt;("ORIGIN")</text:p>
      <text:p text:style-name="P1">[FlowGraph] Debug: lookupswitch($i0) { <text:s text:c="4"/>case 0: goto $r2 = virtualinvoke $r1.&lt;android.os.Message: android.os.Bundle getData()&gt;(); <text:s text:c="4"/>case 1: goto $r2 = virtualinvoke $r1.&lt;android.os.Message: android.os.Bundle getData()&gt;(); <text:s text:c="4"/>case 2: goto $r5 = new android.app.AlertDialog$Builder; <text:s text:c="4"/>case 3: goto $r5 = new android.app.AlertDialog$Builder; <text:s text:c="4"/>case 4: goto $r5 = new android.app.AlertDialog$Builder; <text:s text:c="4"/>case 5: goto $r3 = $r0.&lt;com.hectorone.multismssender.MultiSmsSender$1: com.hectorone.multismssender.MultiSmsSender this$0&gt;; <text:s text:c="4"/>default: goto return; }</text:p>
      <text:p text:style-name="P1">[FlowGraph] Debug: return</text:p>
      <text:p text:style-name="P1">[FlowGraph] Debug: $r20 = virtualinvoke $r1.&lt;android.os.Message: android.os.Bundle getData()&gt;()</text:p>
      <text:p text:style-name="P1">[FlowGraph] Debug: $i00 = virtualinvoke $r20.&lt;android.os.Bundle: int getInt(java.lang.String)&gt;("total")</text:p>
      <text:p text:style-name="P1">[FlowGraph] Debug: $r30 = $r0.&lt;com.hectorone.multismssender.MultiSmsSender$1: com.hectorone.multismssender.MultiSmsSender this$0&gt;</text:p>
      <text:p text:style-name="P1">[FlowGraph] Debug: $r40 = staticinvoke &lt;com.hectorone.multismssender.MultiSmsSender: android.app.ProgressDialog access$000(com.hectorone.multismssender.MultiSmsSender)&gt;($r30)</text:p>
      <text:p text:style-name="P1">[FlowGraph] Debug: virtualinvoke $r40.&lt;android.app.ProgressDialog: void setProgress(int)&gt;($i00)</text:p>
      <text:p text:style-name="P1">[FlowGraph] Debug: return</text:p>
      <text:p text:style-name="P1">[FlowGraph] Debug: $r30 = $r0.&lt;com.hectorone.multismssender.MultiSmsSender$1: com.hectorone.multismssender.MultiSmsSender this$0&gt;</text:p>
      <text:p text:style-name="P1"><text:soft-page-break/>[FlowGraph] Debug: $r40 = staticinvoke &lt;com.hectorone.multismssender.MultiSmsSender: android.app.ProgressDialog access$000(com.hectorone.multismssender.MultiSmsSender)&gt;($r30)</text:p>
      <text:p text:style-name="P1">[FlowGraph] Debug: virtualinvoke $r40.&lt;android.app.ProgressDialog: void cancel()&gt;()</text:p>
      <text:p text:style-name="P1">[FlowGraph] Debug: return</text:p>
      <text:p text:style-name="P1">[FlowGraph] Debug: $r20 = virtualinvoke $r1.&lt;android.os.Message: android.os.Bundle getData()&gt;()</text:p>
      <text:p text:style-name="P1">[FlowGraph] Debug: $i00 = virtualinvoke $r20.&lt;android.os.Bundle: int getInt(java.lang.String)&gt;("total")</text:p>
      <text:p text:style-name="P1">[FlowGraph] Debug: $r50 = new android.app.AlertDialog$Builder</text:p>
      <text:p text:style-name="P1">[FlowGraph] Debug: $r30 = $r0.&lt;com.hectorone.multismssender.MultiSmsSender$1: com.hectorone.multismssender.MultiSmsSender this$0&gt;</text:p>
      <text:p text:style-name="P1">[FlowGraph] Debug: specialinvoke $r50.&lt;android.app.AlertDialog$Builder: void &lt;init&gt;(android.content.Context)&gt;($r3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580)</text:p>
      <text:p text:style-name="P1">[FlowGraph] Debug: $r80 = new com.hectorone.multismssender.MultiSmsSender$1$1</text:p>
      <text:p text:style-name="P1">[FlowGraph] Debug: specialinvoke $r80.&lt;com.hectorone.multismssender.MultiSmsSender$1$1: void &lt;init&gt;(com.hectorone.multismssender.MultiSmsSender$1)&gt;($r0)</text:p>
      <text:p text:style-name="P1">[FlowGraph] Debug: $r50 = virtualinvoke $r50.&lt;android.app.AlertDialog$Builder: android.app.AlertDialog$Builder setPositiveButton(java.lang.CharSequence,android.content.DialogInterface$OnClickListener)&gt;($r70, $r80)</text:p>
      <text:p text:style-name="P1">[FlowGraph] Debug: $r90 = new java.lang.StringBuilder</text:p>
      <text:p text:style-name="P1">[FlowGraph] Debug: specialinvoke $r90.&lt;java.lang.StringBuilder: void &lt;init&gt;()&gt;()</text:p>
      <text:p text:style-name="P1">[FlowGraph] Debug: $r90 = virtualinvoke $r90.&lt;java.lang.StringBuilder: java.lang.StringBuilder append(int)&gt;($i00)</text:p>
      <text:p text:style-name="P1">[FlowGraph] Debug: $r90 = virtualinvoke $r90.&lt;java.lang.StringBuilder: java.lang.StringBuilder append(java.lang.String)&gt;(" "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602)</text:p>
      <text:p text:style-name="P1">[FlowGraph] Debug: $r90 = virtualinvoke $r90.&lt;java.lang.StringBuilder: java.lang.StringBuilder append(java.lang.String)&gt;($r70)</text:p>
      <text:p text:style-name="P1">[FlowGraph] Debug: $r70 = virtualinvoke $r90.&lt;java.lang.StringBuilder: java.lang.String toString()&gt;()</text:p>
      <text:p text:style-name="P1">[FlowGraph] Debug: $r50 = virtualinvoke $r50.&lt;android.app.AlertDialog$Builder: android.app.AlertDialog$Builder setMessage(java.lang.CharSequence)&gt;($r70)</text:p>
      <text:p text:style-name="P1">[FlowGraph] Debug: virtualinvoke $r50.&lt;android.app.AlertDialog$Builder: android.app.AlertDialog show()&gt;()</text:p>
      <text:p text:style-name="P1">[FlowGraph] Debug: return</text:p>
      <text:p text:style-name="P1">[FlowGraph] Debug: $r50 = new android.app.AlertDialog$Builder</text:p>
      <text:p text:style-name="P1">[FlowGraph] Debug: $r30 = $r0.&lt;com.hectorone.multismssender.MultiSmsSender$1: com.hectorone.multismssender.MultiSmsSender this$0&gt;</text:p>
      <text:p text:style-name="P1">[FlowGraph] Debug: specialinvoke $r50.&lt;android.app.AlertDialog$Builder: void &lt;init&gt;(android.content.Context)&gt;($r30)</text:p>
      <text:p text:style-name="P1">[FlowGraph] Debug: $r30 = $r0.&lt;com.hectorone.multismssender.MultiSmsSender$1: com.hectorone.multismssender.MultiSmsSender this$0&gt;</text:p>
      <text:p text:style-name="P1">[FlowGraph] Debug: $r60 = virtualinvoke <text:soft-page-break/>$r30.&lt;com.hectorone.multismssender.MultiSmsSender: android.content.res.Resources getResources()&gt;()</text:p>
      <text:p text:style-name="P1">[FlowGraph] Debug: $r70 = virtualinvoke $r60.&lt;android.content.res.Resources: java.lang.String getString(int)&gt;(2130968580)</text:p>
      <text:p text:style-name="P1">[FlowGraph] Debug: $r100 = new com.hectorone.multismssender.MultiSmsSender$1$2</text:p>
      <text:p text:style-name="P1">[FlowGraph] Debug: specialinvoke $r100.&lt;com.hectorone.multismssender.MultiSmsSender$1$2: void &lt;init&gt;(com.hectorone.multismssender.MultiSmsSender$1)&gt;($r0)</text:p>
      <text:p text:style-name="P1">[FlowGraph] Debug: $r50 = virtualinvoke $r50.&lt;android.app.AlertDialog$Builder: android.app.AlertDialog$Builder setPositiveButton(java.lang.CharSequence,android.content.DialogInterface$OnClickListener)&gt;($r70, $r10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603)</text:p>
      <text:p text:style-name="P1">[FlowGraph] Debug: $r50 = virtualinvoke $r50.&lt;android.app.AlertDialog$Builder: android.app.AlertDialog$Builder setMessage(java.lang.CharSequence)&gt;($r70)</text:p>
      <text:p text:style-name="P1">[FlowGraph] Debug: virtualinvoke $r50.&lt;android.app.AlertDialog$Builder: android.app.AlertDialog show()&gt;()</text:p>
      <text:p text:style-name="P1">[FlowGraph] Debug: return</text:p>
      <text:p text:style-name="P1">[FlowGraph] Debug: $r50 = new android.app.AlertDialog$Builder</text:p>
      <text:p text:style-name="P1">[FlowGraph] Debug: $r30 = $r0.&lt;com.hectorone.multismssender.MultiSmsSender$1: com.hectorone.multismssender.MultiSmsSender this$0&gt;</text:p>
      <text:p text:style-name="P1">[FlowGraph] Debug: specialinvoke $r50.&lt;android.app.AlertDialog$Builder: void &lt;init&gt;(android.content.Context)&gt;($r3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604)</text:p>
      <text:p text:style-name="P1">[FlowGraph] Debug: $r50 = virtualinvoke $r50.&lt;android.app.AlertDialog$Builder: android.app.AlertDialog$Builder setMessage(java.lang.CharSequence)&gt;($r70)</text:p>
      <text:p text:style-name="P1">[FlowGraph] Debug: $r50 = virtualinvoke $r50.&lt;android.app.AlertDialog$Builder: android.app.AlertDialog$Builder setCancelable(boolean)&gt;(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580)</text:p>
      <text:p text:style-name="P1">[FlowGraph] Debug: $r110 = new com.hectorone.multismssender.MultiSmsSender$1$4</text:p>
      <text:p text:style-name="P1">[FlowGraph] Debug: specialinvoke $r110.&lt;com.hectorone.multismssender.MultiSmsSender$1$4: void &lt;init&gt;(com.hectorone.multismssender.MultiSmsSender$1)&gt;($r0)</text:p>
      <text:p text:style-name="P1">[FlowGraph] Debug: $r50 = virtualinvoke $r50.&lt;android.app.AlertDialog$Builder: android.app.AlertDialog$Builder setPositiveButton(java.lang.CharSequence,android.content.DialogInterface$OnClickListener)&gt;($r70, $r11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<text:soft-page-break/>getResources()&gt;()</text:p>
      <text:p text:style-name="P1">[FlowGraph] Debug: $r70 = virtualinvoke $r60.&lt;android.content.res.Resources: java.lang.String getString(int)&gt;(2130968581)</text:p>
      <text:p text:style-name="P1">[FlowGraph] Debug: $r120 = new com.hectorone.multismssender.MultiSmsSender$1$3</text:p>
      <text:p text:style-name="P1">[FlowGraph] Debug: specialinvoke $r120.&lt;com.hectorone.multismssender.MultiSmsSender$1$3: void &lt;init&gt;(com.hectorone.multismssender.MultiSmsSender$1)&gt;($r0)</text:p>
      <text:p text:style-name="P1">[FlowGraph] Debug: $r50 = virtualinvoke $r50.&lt;android.app.AlertDialog$Builder: android.app.AlertDialog$Builder setNegativeButton(java.lang.CharSequence,android.content.DialogInterface$OnClickListener)&gt;($r70, $r120)</text:p>
      <text:p text:style-name="P1">[FlowGraph] Debug: virtualinvoke $r50.&lt;android.app.AlertDialog$Builder: android.app.AlertDialog show()&gt;()</text:p>
      <text:p text:style-name="P1">[FlowGraph] Debug: return</text:p>
      <text:p text:style-name="P1">[FlowGraph] Debug: $r50 = new android.app.AlertDialog$Builder</text:p>
      <text:p text:style-name="P1">[FlowGraph] Debug: $r30 = $r0.&lt;com.hectorone.multismssender.MultiSmsSender$1: com.hectorone.multismssender.MultiSmsSender this$0&gt;</text:p>
      <text:p text:style-name="P1">[FlowGraph] Debug: specialinvoke $r50.&lt;android.app.AlertDialog$Builder: void &lt;init&gt;(android.content.Context)&gt;($r3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580)</text:p>
      <text:p text:style-name="P1">[FlowGraph] Debug: $r130 = new com.hectorone.multismssender.MultiSmsSender$1$5</text:p>
      <text:p text:style-name="P1">[FlowGraph] Debug: specialinvoke $r130.&lt;com.hectorone.multismssender.MultiSmsSender$1$5: void &lt;init&gt;(com.hectorone.multismssender.MultiSmsSender$1)&gt;($r0)</text:p>
      <text:p text:style-name="P1">[FlowGraph] Debug: $r50 = virtualinvoke $r50.&lt;android.app.AlertDialog$Builder: android.app.AlertDialog$Builder setPositiveButton(java.lang.CharSequence,android.content.DialogInterface$OnClickListener)&gt;($r70, $r130)</text:p>
      <text:p text:style-name="P1">[FlowGraph] Debug: $r30 = $r0.&lt;com.hectorone.multismssender.MultiSmsSender$1: com.hectorone.multismssender.MultiSmsSender this$0&gt;</text:p>
      <text:p text:style-name="P1">[FlowGraph] Debug: $r60 = virtualinvoke $r30.&lt;com.hectorone.multismssender.MultiSmsSender: android.content.res.Resources getResources()&gt;()</text:p>
      <text:p text:style-name="P1">[FlowGraph] Debug: $r70 = virtualinvoke $r60.&lt;android.content.res.Resources: java.lang.String getString(int)&gt;(2130968605)</text:p>
      <text:p text:style-name="P1">[FlowGraph] Debug: $r50 = virtualinvoke $r50.&lt;android.app.AlertDialog$Builder: android.app.AlertDialog$Builder setMessage(java.lang.CharSequence)&gt;($r70)</text:p>
      <text:p text:style-name="P1">[FlowGraph] Debug: virtualinvoke $r50.&lt;android.app.AlertDialog$Builder: android.app.AlertDialog show()&gt;()</text:p>
      <text:p text:style-name="P1">[FlowGraph] Debug: return</text:p>
      <text:p text:style-name="P1">[FlowGraph] Debug: $r0 := @this: com.hectorone.multismssender.GroupEditActivity$GroupDataListAdapter</text:p>
      <text:p text:style-name="P1">[FlowGraph] Debug: $r1 := @parameter0: com.hectorone.multismssender.GroupEditActivity</text:p>
      <text:p text:style-name="P1">[FlowGraph] Debug: $r2 := @parameter1: android.content.Context</text:p>
      <text:p text:style-name="P1">[FlowGraph] Debug: $i0 := @parameter2: int</text:p>
      <text:p text:style-name="P1">[FlowGraph] Debug: $r3 := @parameter3: android.database.Cursor</text:p>
      <text:p text:style-name="P1">[FlowGraph] Debug: $r4 := @parameter4: java.lang.String[]</text:p>
      <text:p text:style-name="P1">[FlowGraph] Debug: $r5 := @parameter5: int[]</text:p>
      <text:p text:style-name="P1">[FlowGraph] Debug: $r6 := @parameter6: java.lang.String[]</text:p>
      <text:p text:style-name="P1">[FlowGraph] Debug: $r0.&lt;com.hectorone.multismssender.GroupEditActivity$GroupDataListAdapter: com.hectorone.multismssender.GroupEditActivity this$0&gt;0 = $r1</text:p>
      <text:p text:style-name="P1"><text:soft-page-break/>[FlowGraph] Debug: specialinvoke $r0.&lt;android.widget.SimpleCursorAdapter: void &lt;init&gt;(android.content.Context,int,android.database.Cursor,java.lang.String[],int[])&gt;($r2, $i0, $r3, $r4, $r5)</text:p>
      <text:p text:style-name="P1">[FlowGraph] Debug: $i00 = interfaceinvoke $r3.&lt;android.database.Cursor: int getColumnIndex(java.lang.String)&gt;("display_name")</text:p>
      <text:p text:style-name="P1">[FlowGraph] Debug: $r0.&lt;com.hectorone.multismssender.GroupEditActivity$GroupDataListAdapter: int nameidx&gt;0 = $i00</text:p>
      <text:p text:style-name="P1">[FlowGraph] Debug: $i00 = interfaceinvoke $r3.&lt;android.database.Cursor: int getColumnIndex(java.lang.String)&gt;("data1")</text:p>
      <text:p text:style-name="P1">[FlowGraph] Debug: $r0.&lt;com.hectorone.multismssender.GroupEditActivity$GroupDataListAdapter: int numberidx&gt;0 = $i00</text:p>
      <text:p text:style-name="P1">[FlowGraph] Debug: $i00 = interfaceinvoke $r3.&lt;android.database.Cursor: int getColumnIndex(java.lang.String)&gt;("_id")</text:p>
      <text:p text:style-name="P1">[FlowGraph] Debug: $r0.&lt;com.hectorone.multismssender.GroupEditActivity$GroupDataListAdapter: int idIdx&gt;0 = $i00</text:p>
      <text:p text:style-name="P1">[FlowGraph] Debug: $r0.&lt;com.hectorone.multismssender.GroupEditActivity$GroupDataListAdapter: android.content.Context mContext&gt;0 = $r2</text:p>
      <text:p text:style-name="P1">[FlowGraph] Debug: $r70 = new java.util.HashSet</text:p>
      <text:p text:style-name="P1">[FlowGraph] Debug: specialinvoke $r70.&lt;java.util.HashSet: void &lt;init&gt;()&gt;()</text:p>
      <text:p text:style-name="P1">[FlowGraph] Debug: $r0.&lt;com.hectorone.multismssender.GroupEditActivity$GroupDataListAdapter: java.util.HashSet selected&gt;0 = $r70</text:p>
      <text:p text:style-name="P1">[FlowGraph] Debug: $i00 = 0</text:p>
      <text:p text:style-name="P1">[FlowGraph] Debug: $i10 = lengthof $r6</text:p>
      <text:p text:style-name="P1">[FlowGraph] Debug: if $i0 &gt;= $i1 goto return</text:p>
      <text:p text:style-name="P1">[FlowGraph] Debug: $r70 = $r0.&lt;com.hectorone.multismssender.GroupEditActivity$GroupDataListAdapter: java.util.HashSet selected&gt;</text:p>
      <text:p text:style-name="P1">[FlowGraph] Debug: $r80 = $r6[$i0]</text:p>
      <text:p text:style-name="P1">[FlowGraph] Debug: $r80 = virtualinvoke $r80.&lt;java.lang.String: java.lang.String trim()&gt;()</text:p>
      <text:p text:style-name="P1">[FlowGraph] Debug: virtualinvoke $r70.&lt;java.util.HashSet: boolean add(java.lang.Object)&gt;($r80)</text:p>
      <text:p text:style-name="P1">[FlowGraph] Debug: $i00 = $i0 + 1</text:p>
      <text:p text:style-name="P1">[FlowGraph] Debug: goto [?= $i10 = lengthof $r6]</text:p>
      <text:p text:style-name="P1">[FlowGraph] Debug: return</text:p>
      <text:p text:style-name="P1">[FlowGraph] Debug: $r0 := @this: com.hectorone.multismssender.GroupEditActivity$GroupDataListAdapter</text:p>
      <text:p text:style-name="P1">[FlowGraph] Debug: $i0 := @parameter0: int</text:p>
      <text:p text:style-name="P1">[FlowGraph] Debug: $r1 := @parameter1: android.view.View</text:p>
      <text:p text:style-name="P1">[FlowGraph] Debug: $r2 := @parameter2: android.view.ViewGroup</text:p>
      <text:p text:style-name="P1">[FlowGraph] Debug: $r40 = virtualinvoke $r0.&lt;com.hectorone.multismssender.GroupEditActivity$GroupDataListAdapter: android.database.Cursor getCursor()&gt;()</text:p>
      <text:p text:style-name="P1">[FlowGraph] Debug: $r30 = $r0.&lt;com.hectorone.multismssender.GroupEditActivity$GroupDataListAdapter: com.hectorone.multismssender.GroupEditActivity this$0&gt;</text:p>
      <text:p text:style-name="P1">[FlowGraph] Debug: virtualinvoke $r30.&lt;com.hectorone.multismssender.GroupEditActivity: void startManagingCursor(android.database.Cursor)&gt;($r40)</text:p>
      <text:p text:style-name="P1">[FlowGraph] Debug: interfaceinvoke $r40.&lt;android.database.Cursor: boolean moveToPosition(int)&gt;($i0)</text:p>
      <text:p text:style-name="P1">[FlowGraph] Debug: $i10 = $r0.&lt;com.hectorone.multismssender.GroupEditActivity$GroupDataListAdapter: int numberidx&gt;</text:p>
      <text:p text:style-name="P1"><text:soft-page-break/>[FlowGraph] Debug: $r50 = interfaceinvoke $r40.&lt;android.database.Cursor: java.lang.String getString(int)&gt;($i10)</text:p>
      <text:p text:style-name="P1">[FlowGraph] Debug: $i10 = $r0.&lt;com.hectorone.multismssender.GroupEditActivity$GroupDataListAdapter: int idIdx&gt;</text:p>
      <text:p text:style-name="P1">[FlowGraph] Debug: $l20 = interfaceinvoke $r40.&lt;android.database.Cursor: long getLong(int)&gt;($i10)</text:p>
      <text:p text:style-name="P1">[FlowGraph] Debug: $r10 = specialinvoke $r0.&lt;android.widget.SimpleCursorAdapter: android.view.View getView(int,android.view.View,android.view.ViewGroup)&gt;($i0, $r10, $r2)</text:p>
      <text:p text:style-name="P1">[FlowGraph] Debug: $r60 = virtualinvoke $r10.&lt;android.view.View: android.view.View findViewById(int)&gt;(2131034127)</text:p>
      <text:p text:style-name="P1">[FlowGraph] Debug: $r70 = $r60</text:p>
      <text:p text:style-name="P1">[FlowGraph] Debug: $r60 = virtualinvoke $r10.&lt;android.view.View: android.view.View findViewById(int)&gt;(2131034128)</text:p>
      <text:p text:style-name="P1">[FlowGraph] Debug: $r80 = $r60</text:p>
      <text:p text:style-name="P1">[FlowGraph] Debug: $r90 = new com.hectorone.multismssender.GroupEditActivity$addNumberToGroupClickListener</text:p>
      <text:p text:style-name="P1">[FlowGraph] Debug: $r30 = $r0.&lt;com.hectorone.multismssender.GroupEditActivity$GroupDataListAdapter: com.hectorone.multismssender.GroupEditActivity this$0&gt;</text:p>
      <text:p text:style-name="P1">[FlowGraph] Debug: $r100 = staticinvoke &lt;java.lang.Long: java.lang.Long valueOf(long)&gt;($l20)</text:p>
      <text:p text:style-name="P1">[FlowGraph] Debug: specialinvoke $r90.&lt;com.hectorone.multismssender.GroupEditActivity$addNumberToGroupClickListener: void &lt;init&gt;(com.hectorone.multismssender.GroupEditActivity,java.lang.Long)&gt;($r30, $r100)</text:p>
      <text:p text:style-name="P1">[FlowGraph] Debug: virtualinvoke $r80.&lt;android.widget.CheckBox: void setOnClickListener(android.view.View$OnClickListener)&gt;($r90)</text:p>
      <text:p text:style-name="P1">[FlowGraph] Debug: $r110 = $r0.&lt;com.hectorone.multismssender.GroupEditActivity$GroupDataListAdapter: java.util.HashSet selected&gt;</text:p>
      <text:p text:style-name="P1">[FlowGraph] Debug: $z00 = virtualinvoke $r110.&lt;java.util.HashSet: boolean contains(java.lang.Object)&gt;($r50)</text:p>
      <text:p text:style-name="P1">[FlowGraph] Debug: virtualinvoke $r80.&lt;android.widget.CheckBox: void setChecked(boolean)&gt;($z00)</text:p>
      <text:p text:style-name="P1">[FlowGraph] Debug: $r120 = new com.hectorone.multismssender.GroupEditActivity$GroupDataListAdapter$1</text:p>
      <text:p text:style-name="P1">[FlowGraph] Debug: specialinvoke $r120.&lt;com.hectorone.multismssender.GroupEditActivity$GroupDataListAdapter$1: void &lt;init&gt;(com.hectorone.multismssender.GroupEditActivity$GroupDataListAdapter)&gt;($r0)</text:p>
      <text:p text:style-name="P1">[FlowGraph] Debug: virtualinvoke $r70.&lt;android.widget.LinearLayout: void setOnClickListener(android.view.View$OnClickListener)&gt;($r120)</text:p>
      <text:p text:style-name="P1">[FlowGraph] Debug: return $r1</text:p>
      <text:p text:style-name="P1">[FlowGraph] Debug: $r0 := @this: com.hectorone.multismssender.MultiSmsSender</text:p>
      <text:p text:style-name="P1">[FlowGraph] Debug: specialinvoke $r0.&lt;android.app.Activity: void &lt;init&gt;()&gt;()</text:p>
      <text:p text:style-name="P1">[FlowGraph] Debug: $r0.&lt;com.hectorone.multismssender.MultiSmsSender: boolean appli_running&gt;0 = 1</text:p>
      <text:p text:style-name="P1">[FlowGraph] Debug: $r10 = new com.hectorone.multismssender.MultiSmsSender$1</text:p>
      <text:p text:style-name="P1">[FlowGraph] Debug: specialinvoke $r10.&lt;com.hectorone.multismssender.MultiSmsSender$1: void &lt;init&gt;(com.hectorone.multismssender.MultiSmsSender)&gt;($r0)</text:p>
      <text:p text:style-name="P1">[FlowGraph] Debug: $r0.&lt;com.hectorone.multismssender.MultiSmsSender: android.os.Handler mHandler&gt;0 = $r10</text:p>
      <text:p text:style-name="P1">[FlowGraph] Debug: return</text:p>
      <text:p text:style-name="P1">[FlowGraph] Debug: $r0 := @parameter0: com.hectorone.multismssender.MultiSmsSender</text:p>
      <text:p text:style-name="P1">[FlowGraph] Debug: r10 = $r0.&lt;com.hectorone.multismssender.MultiSmsSender: android.app.ProgressDialog mSendingDialog&gt;</text:p>
      <text:p text:style-name="P1">[FlowGraph] Debug: return r1</text:p>
      <text:p text:style-name="P1"><text:soft-page-break/>[FlowGraph] Debug: $r0 := @parameter0: com.hectorone.multismssender.MultiSmsSender</text:p>
      <text:p text:style-name="P1">[FlowGraph] Debug: $z0 := @parameter1: boolean</text:p>
      <text:p text:style-name="P1">[FlowGraph] Debug: $r0.&lt;com.hectorone.multismssender.MultiSmsSender: boolean mManyMessageContinue&gt;0 = $z0</text:p>
      <text:p text:style-name="P1">[FlowGraph] Debug: return $z0</text:p>
      <text:p text:style-name="P1">[FlowGraph] Debug: $r0 := @this: com.hectorone.multismssender.MultiSmsSender</text:p>
      <text:p text:style-name="P1">[FlowGraph] Debug: $r1 := @parameter0: android.os.Handler</text:p>
      <text:p text:style-name="P1">[FlowGraph] Debug: $i0 := @parameter1: int</text:p>
      <text:p text:style-name="P1">[FlowGraph] Debug: $r2 := @parameter2: java.util.HashMap</text:p>
      <text:p text:style-name="P1">[FlowGraph] Debug: $r40 = virtualinvoke $r1.&lt;android.os.Handler: android.os.Message obtainMessage()&gt;()</text:p>
      <text:p text:style-name="P1">[FlowGraph] Debug: $r30 = new android.os.Bundle</text:p>
      <text:p text:style-name="P1">[FlowGraph] Debug: specialinvoke $r30.&lt;android.os.Bundle: void &lt;init&gt;()&gt;()</text:p>
      <text:p text:style-name="P1">[FlowGraph] Debug: virtualinvoke $r30.&lt;android.os.Bundle: void putInt(java.lang.String,int)&gt;("ORIGIN", $i0)</text:p>
      <text:p text:style-name="P1">[FlowGraph] Debug: if $r2 == null goto virtualinvoke $r4.&lt;android.os.Message: void setData(android.os.Bundle)&gt;($r3)</text:p>
      <text:p text:style-name="P1">[FlowGraph] Debug: $r50 = virtualinvoke $r2.&lt;java.util.HashMap: java.util.Set keySet()&gt;()</text:p>
      <text:p text:style-name="P1">[FlowGraph] Debug: $r60 = interfaceinvoke $r50.&lt;java.util.Set: java.util.Iterator iterator()&gt;()</text:p>
      <text:p text:style-name="P1">[FlowGraph] Debug: $z00 = interfaceinvoke $r60.&lt;java.util.Iterator: boolean hasNext()&gt;()</text:p>
      <text:p text:style-name="P1">[FlowGraph] Debug: if $z0 == 0 goto virtualinvoke $r4.&lt;android.os.Message: void setData(android.os.Bundle)&gt;($r3)</text:p>
      <text:p text:style-name="P1">[FlowGraph] Debug: $r70 = interfaceinvoke $r60.&lt;java.util.Iterator: java.lang.Object next()&gt;()</text:p>
      <text:p text:style-name="P1">[FlowGraph] Debug: $r80 = $r70</text:p>
      <text:p text:style-name="P1">[FlowGraph] Debug: $r70 = virtualinvoke $r2.&lt;java.util.HashMap: java.lang.Object get(java.lang.Object)&gt;($r80)</text:p>
      <text:p text:style-name="P1">[FlowGraph] Debug: $r90 = $r70</text:p>
      <text:p text:style-name="P1">[FlowGraph] Debug: $i00 = virtualinvoke $r90.&lt;java.lang.Integer: int intValue()&gt;()</text:p>
      <text:p text:style-name="P1">[FlowGraph] Debug: virtualinvoke $r30.&lt;android.os.Bundle: void putInt(java.lang.String,int)&gt;($r80, $i00)</text:p>
      <text:p text:style-name="P1">[FlowGraph] Debug: goto [?= $z00 = interfaceinvoke $r60.&lt;java.util.Iterator: boolean hasNext()&gt;()]</text:p>
      <text:p text:style-name="P1">[FlowGraph] Debug: virtualinvoke $r40.&lt;android.os.Message: void setData(android.os.Bundle)&gt;($r30)</text:p>
      <text:p text:style-name="P1">[FlowGraph] Debug: virtualinvoke $r1.&lt;android.os.Handler: boolean sendMessage(android.os.Message)&gt;($r40)</text:p>
      <text:p text:style-name="P1">[FlowGraph] Debug: return</text:p>
      <text:p text:style-name="P1">[FlowGraph] Debug: $r0 := @this: com.hectorone.multismssender.MultiSmsSender</text:p>
      <text:p text:style-name="P1">[FlowGraph] Debug: $r10 = new android.content.Intent</text:p>
      <text:p text:style-name="P1">[FlowGraph] Debug: specialinvoke $r10.&lt;android.content.Intent: void &lt;init&gt;(android.content.Context,java.lang.Class)&gt;($r0, class "com/hectorone/multismssender/SelectDeliveryActivity")</text:p>
      <text:p text:style-name="P1">[FlowGraph] Debug: virtualinvoke $r0.&lt;com.hectorone.multismssender.MultiSmsSender: void startActivityForResult(android.content.Intent,int)&gt;($r10, 2)</text:p>
      <text:p text:style-name="P1">[FlowGraph] Debug: return</text:p>
      <text:p text:style-name="P1">[FlowGraph] Debug: $r0 := @this: com.hectorone.multismssender.MultiSmsSender</text:p>
      <text:p text:style-name="P1">[FlowGraph] Debug: $r10 = new android.content.Intent</text:p>
      <text:p text:style-name="P1">[FlowGraph] Debug: specialinvoke $r10.&lt;android.content.Intent: void &lt;init&gt;(android.content.Context,java.lang.Class)&gt;($r0, class "com/hectorone/multismssender/SelectGroupActivity")</text:p>
      <text:p text:style-name="P1">[FlowGraph] Debug: virtualinvoke $r0.&lt;com.hectorone.multismssender.MultiSmsSender: void startActivityForResult(android.content.Intent,int)&gt;($r10, 1)</text:p>
      <text:p text:style-name="P1">[FlowGraph] Debug: return</text:p>
      <text:p text:style-name="P1">[FlowGraph] Debug: $r0 := @this: com.hectorone.multismssender.MultiSmsSender</text:p>
      <text:p text:style-name="P1">[FlowGraph] Debug: $r1 := @parameter0: android.content.ContentResolver</text:p>
      <text:p text:style-name="P1"><text:soft-page-break/>[FlowGraph] Debug: $r2 := @parameter1: java.lang.String</text:p>
      <text:p text:style-name="P1">[FlowGraph] Debug: $r40 = &lt;android.provider.ContactsContract$PhoneLookup: android.net.Uri CONTENT_FILTER_URI&gt;</text:p>
      <text:p text:style-name="P1">[FlowGraph] Debug: $r20 = staticinvoke &lt;android.net.Uri: java.lang.String encode(java.lang.String)&gt;($r20)</text:p>
      <text:p text:style-name="P1">[FlowGraph] Debug: $r40 = staticinvoke &lt;android.net.Uri: android.net.Uri withAppendedPath(android.net.Uri,java.lang.String)&gt;($r40, $r20)</text:p>
      <text:p text:style-name="P1">[FlowGraph] Debug: $r50 = newarray (java.lang.String)[1]</text:p>
      <text:p text:style-name="P1">[FlowGraph] Debug: $r5[0]0 = "display_name"</text:p>
      <text:p text:style-name="P1">[FlowGraph] Debug: $r60 = virtualinvoke $r1.&lt;android.content.ContentResolver: android.database.Cursor query(android.net.Uri,java.lang.String[],java.lang.String,java.lang.String[],java.lang.String)&gt;($r40, $r50, null, null, null)</text:p>
      <text:p text:style-name="P1">[FlowGraph] Debug: if $r6 == null goto return ""</text:p>
      <text:p text:style-name="P1">[FlowGraph] Debug: interfaceinvoke $r60.&lt;android.database.Cursor: boolean moveToFirst()&gt;()</text:p>
      <text:p text:style-name="P1">[FlowGraph] Debug: $z00 = interfaceinvoke $r60.&lt;android.database.Cursor: boolean isFirst()&gt;()</text:p>
      <text:p text:style-name="P1">[FlowGraph] Debug: if $z0 == 0 goto return ""</text:p>
      <text:p text:style-name="P1">[FlowGraph] Debug: $i00 = interfaceinvoke $r60.&lt;android.database.Cursor: int getColumnIndex(java.lang.String)&gt;("display_name")</text:p>
      <text:p text:style-name="P1">[FlowGraph] Debug: $r20 = interfaceinvoke $r60.&lt;android.database.Cursor: java.lang.String getString(int)&gt;($i00)</text:p>
      <text:p text:style-name="P1">[FlowGraph] Debug: return $r2</text:p>
      <text:p text:style-name="P1">[FlowGraph] Debug: $r3 := @caughtexception</text:p>
      <text:p text:style-name="P1">[FlowGraph] Debug: return ""</text:p>
      <text:p text:style-name="P1">[FlowGraph] Debug: return ""</text:p>
      <text:p text:style-name="P1">[FlowGraph] Debug: return ""</text:p>
      <text:p text:style-name="P1">[FlowGraph] Debug: $r0 := @this: com.hectorone.multismssender.MultiSmsSender</text:p>
      <text:p text:style-name="P1">[FlowGraph] Debug: $i0 := @parameter0: int</text:p>
      <text:p text:style-name="P1">[FlowGraph] Debug: $i1 := @parameter1: int</text:p>
      <text:p text:style-name="P1">[FlowGraph] Debug: $r1 := @parameter2: android.content.Intent</text:p>
      <text:p text:style-name="P1">[FlowGraph] Debug: specialinvoke $r0.&lt;android.app.Activity: void onActivityResult(int,int,android.content.Intent)&gt;($i0, $i1, $r1)</text:p>
      <text:p text:style-name="P1">[FlowGraph] Debug: lookupswitch($i0) { <text:s text:c="4"/>case 0: goto if $r1 == null goto return; <text:s text:c="4"/>case 1: goto if $r1 == null goto return; <text:s text:c="4"/>default: goto return; }</text:p>
      <text:p text:style-name="P1">[FlowGraph] Debug: return</text:p>
      <text:p text:style-name="P1">[FlowGraph] Debug: if $r1 == null goto return</text:p>
      <text:p text:style-name="P1">[FlowGraph] Debug: $r30 = virtualinvoke $r1.&lt;android.content.Intent: android.os.Bundle getExtras()&gt;()</text:p>
      <text:p text:style-name="P1">[FlowGraph] Debug: $r40 = virtualinvoke $r30.&lt;android.os.Bundle: java.lang.String[] getStringArray(java.lang.String)&gt;("param number list")</text:p>
      <text:p text:style-name="P1">[FlowGraph] Debug: $r30 = virtualinvoke $r1.&lt;android.content.Intent: android.os.Bundle getExtras()&gt;()</text:p>
      <text:p text:style-name="P1">[FlowGraph] Debug: $z00 = virtualinvoke $r30.&lt;android.os.Bundle: boolean getBoolean(java.lang.String)&gt;("param flush")</text:p>
      <text:p text:style-name="P1">[FlowGraph] Debug: $r50 = ""</text:p>
      <text:p text:style-name="P1">[FlowGraph] Debug: $r20 = new java.util.HashSet</text:p>
      <text:p text:style-name="P1">[FlowGraph] Debug: specialinvoke $r20.&lt;java.util.HashSet: void &lt;init&gt;()&gt;()</text:p>
      <text:p text:style-name="P1">[FlowGraph] Debug: $i00 = 0</text:p>
      <text:p text:style-name="P1">[FlowGraph] Debug: $i10 = $r40</text:p>
      <text:p text:style-name="P1">[FlowGraph] Debug: if $i0 &gt;= $i1 goto (branch)</text:p>
      <text:p text:style-name="P1">[FlowGraph] Debug: $r60 = $r4[$i0]</text:p>
      <text:p text:style-name="P1">[FlowGraph] Debug: $r60 = virtualinvoke $r60.&lt;java.lang.String: java.lang.String trim()&gt;()</text:p>
      <text:p text:style-name="P1">[FlowGraph] Debug: $z10 = virtualinvoke $r60.&lt;java.lang.String: boolean equals(java.lang.Object)&gt;("")</text:p>
      <text:p text:style-name="P1">[FlowGraph] Debug: if $z1 != 0 goto $i0 = $i0 + 1</text:p>
      <text:p text:style-name="P1">[FlowGraph] Debug: virtualinvoke $r20.&lt;java.util.HashSet: boolean <text:soft-page-break/>add(java.lang.Object)&gt;($r60)</text:p>
      <text:p text:style-name="P1">[FlowGraph] Debug: $i00 = $i0 + 1</text:p>
      <text:p text:style-name="P1">[FlowGraph] Debug: goto [?= $i10 = $r40]</text:p>
      <text:p text:style-name="P1">[FlowGraph] Debug: if $z0 != 0 goto $r9 = virtualinvoke $r2.&lt;java.util.HashSet: java.util.Iterator iterator()&gt;()</text:p>
      <text:p text:style-name="P1">[FlowGraph] Debug: $r70 = $r0.&lt;com.hectorone.multismssender.MultiSmsSender: android.widget.TextView mContacts&gt;</text:p>
      <text:p text:style-name="P1">[FlowGraph] Debug: $r80 = virtualinvoke $r70.&lt;android.widget.TextView: java.lang.CharSequence getText()&gt;()</text:p>
      <text:p text:style-name="P1">[FlowGraph] Debug: $r60 = virtualinvoke $r80.&lt;java.lang.Object: java.lang.String toString()&gt;()</text:p>
      <text:p text:style-name="P1">[FlowGraph] Debug: $r40 = virtualinvoke $r60.&lt;java.lang.String: java.lang.String[] split(java.lang.String)&gt;(",")</text:p>
      <text:p text:style-name="P1">[FlowGraph] Debug: $i00 = 0</text:p>
      <text:p text:style-name="P1">[FlowGraph] Debug: $i10 = $r40</text:p>
      <text:p text:style-name="P1">[FlowGraph] Debug: if $i0 &gt;= $i1 goto $r9 = virtualinvoke $r2.&lt;java.util.HashSet: java.util.Iterator iterator()&gt;()</text:p>
      <text:p text:style-name="P1">[FlowGraph] Debug: $r60 = $r4[$i0]</text:p>
      <text:p text:style-name="P1">[FlowGraph] Debug: $r60 = virtualinvoke $r60.&lt;java.lang.String: java.lang.String trim()&gt;()</text:p>
      <text:p text:style-name="P1">[FlowGraph] Debug: $z00 = virtualinvoke $r60.&lt;java.lang.String: boolean equals(java.lang.Object)&gt;("")</text:p>
      <text:p text:style-name="P1">[FlowGraph] Debug: if $z0 != 0 goto $i0 = $i0 + 1</text:p>
      <text:p text:style-name="P1">[FlowGraph] Debug: virtualinvoke $r20.&lt;java.util.HashSet: boolean add(java.lang.Object)&gt;($r60)</text:p>
      <text:p text:style-name="P1">[FlowGraph] Debug: $i00 = $i0 + 1</text:p>
      <text:p text:style-name="P1">[FlowGraph] Debug: goto [?= $i10 = $r40]</text:p>
      <text:p text:style-name="P1">[FlowGraph] Debug: $r90 = virtualinvoke $r20.&lt;java.util.HashSet: java.util.Iterator iterator()&gt;()</text:p>
      <text:p text:style-name="P1">[FlowGraph] Debug: $z00 = interfaceinvoke $r90.&lt;java.util.Iterator: boolean hasNext()&gt;()</text:p>
      <text:p text:style-name="P1">[FlowGraph] Debug: if $z0 == 0 goto $r7 = $r0.&lt;com.hectorone.multismssender.MultiSmsSender: android.widget.TextView mContacts&gt;</text:p>
      <text:p text:style-name="P1">[FlowGraph] Debug: $r100 = interfaceinvoke $r90.&lt;java.util.Iterator: java.lang.Object next()&gt;()</text:p>
      <text:p text:style-name="P1">[FlowGraph] Debug: $r60 = $r100</text:p>
      <text:p text:style-name="P1">[FlowGraph] Debug: $r110 = new java.lang.StringBuilder</text:p>
      <text:p text:style-name="P1">[FlowGraph] Debug: specialinvoke $r110.&lt;java.lang.StringBuilder: void &lt;init&gt;()&gt;()</text:p>
      <text:p text:style-name="P1">[FlowGraph] Debug: $r110 = virtualinvoke $r110.&lt;java.lang.StringBuilder: java.lang.StringBuilder append(java.lang.String)&gt;($r50)</text:p>
      <text:p text:style-name="P1">[FlowGraph] Debug: $r110 = virtualinvoke $r110.&lt;java.lang.StringBuilder: java.lang.StringBuilder append(java.lang.String)&gt;($r60)</text:p>
      <text:p text:style-name="P1">[FlowGraph] Debug: $r110 = virtualinvoke $r110.&lt;java.lang.StringBuilder: java.lang.StringBuilder append(java.lang.String)&gt;(", ")</text:p>
      <text:p text:style-name="P1">[FlowGraph] Debug: $r50 = virtualinvoke $r110.&lt;java.lang.StringBuilder: java.lang.String toString()&gt;()</text:p>
      <text:p text:style-name="P1">[FlowGraph] Debug: goto [?= $z00 = interfaceinvoke $r90.&lt;java.util.Iterator: boolean hasNext()&gt;()]</text:p>
      <text:p text:style-name="P1">[FlowGraph] Debug: $r70 = $r0.&lt;com.hectorone.multismssender.MultiSmsSender: android.widget.TextView mContacts&gt;</text:p>
      <text:p text:style-name="P1">[FlowGraph] Debug: virtualinvoke $r70.&lt;android.widget.TextView: void setText(java.lang.CharSequence)&gt;($r50)</text:p>
      <text:p text:style-name="P1">[FlowGraph] Debug: return</text:p>
      <text:p text:style-name="P1">[FlowGraph] Debug: return</text:p>
      <text:p text:style-name="P1">[FlowGraph] Debug: $r0 := @this: com.hectorone.multismssender.MultiSmsSender</text:p>
      <text:p text:style-name="P1">[FlowGraph] Debug: $r1 := @parameter0: android.os.Bundle</text:p>
      <text:p text:style-name="P1">[FlowGraph] Debug: specialinvoke $r0.&lt;android.app.Activity: void onCreate(android.os.Bundle)&gt;($r1)</text:p>
      <text:p text:style-name="P1"><text:soft-page-break/>[FlowGraph] Debug: virtualinvoke $r0.&lt;com.hectorone.multismssender.MultiSmsSender: void setContentView(int)&gt;(2130903047)</text:p>
      <text:p text:style-name="P1">[FlowGraph] Debug: $r20 = virtualinvoke $r0.&lt;com.hectorone.multismssender.MultiSmsSender: android.view.View findViewById(int)&gt;(2131034120)</text:p>
      <text:p text:style-name="P1">[FlowGraph] Debug: $r30 = $r20</text:p>
      <text:p text:style-name="P1">[FlowGraph] Debug: $r0.&lt;com.hectorone.multismssender.MultiSmsSender: android.widget.Button mAddButton&gt;0 = $r30</text:p>
      <text:p text:style-name="P1">[FlowGraph] Debug: $r20 = virtualinvoke $r0.&lt;com.hectorone.multismssender.MultiSmsSender: android.view.View findViewById(int)&gt;(2131034121)</text:p>
      <text:p text:style-name="P1">[FlowGraph] Debug: $r30 = $r20</text:p>
      <text:p text:style-name="P1">[FlowGraph] Debug: $r0.&lt;com.hectorone.multismssender.MultiSmsSender: android.widget.Button mAddGroupButton&gt;0 = $r30</text:p>
      <text:p text:style-name="P1">[FlowGraph] Debug: $r20 = virtualinvoke <text:span text:style-name="T1">$r0.&lt;com.hectorone.multismssender.MultiSmsSender: android.view.View findViewById(int)&gt;(2131034124)</text:span></text:p>
      <text:p text:style-name="P1">[FlowGraph] Debu<text:span text:style-name="T1">g: $r30 = $r20</text:span></text:p>
      <text:p text:style-name="P2">[FlowGraph] Debug: $r0.&lt;com.hectorone.multismssender.MultiSmsSender: android.widget.Button mSend&gt;0 = $r30</text:p>
      <text:p text:style-name="P1">[FlowGraph] Debug: $r20 = virtualinvoke $r0.&lt;com.hectorone.multismssender.MultiSmsSender: android.view.View findViewById(int)&gt;(2131034122)</text:p>
      <text:p text:style-name="P1">[FlowGraph] Debug: $r40 = $r20</text:p>
      <text:p text:style-name="P1">[FlowGraph] Debug: $r0.&lt;com.hectorone.multismssender.MultiSmsSender: android.widget.TextView mContacts&gt;0 = $r40</text:p>
      <text:p text:style-name="P1">[FlowGraph] Debug: $r20 = virtualinvoke $r0.&lt;com.hectorone.multismssender.MultiSmsSender: android.view.View findViewById(int)&gt;(2131034123)</text:p>
      <text:p text:style-name="P1">[FlowGraph] Debug: $r40 = $r20</text:p>
      <text:p text:style-name="P1">[FlowGraph] Debug: $r0.&lt;com.hectorone.multismssender.MultiSmsSender: android.widget.TextView mEditor&gt;0 = $r40</text:p>
      <text:p text:style-name="P1">[FlowGraph] Debug: $r20 = virtualinvoke $r0.&lt;com.hectorone.multismssender.MultiSmsSender: android.view.View findViewById(int)&gt;(2131034125)</text:p>
      <text:p text:style-name="P1">[FlowGraph] Debug: $r50 = $r20</text:p>
      <text:p text:style-name="P1">[FlowGraph] Debug: $r0.&lt;com.hectorone.multismssender.MultiSmsSender: android.widget.CheckBox mDeliveryCheckBox&gt;0 = $r50</text:p>
      <text:p text:style-name="P1">[FlowGraph] Debug: $r40 = $r0.&lt;com.hectorone.multismssender.MultiSmsSender: android.widget.TextView mContacts&gt;</text:p>
      <text:p text:style-name="P1">[FlowGraph] Debug: virtualinvoke $r40.&lt;android.widget.TextView: void setImeOptions(int)&gt;(5)[FindView2] id: WID[2131034120|contacts]26, act: VAR[$r0]142, lhs: VAR[$r20]897 @ NFindView2OpNode[898]</text:p>
      <text:p text:style-name="P1"><text:s text:c="2"/>stmt: $r20 = virtualinvoke $r0.&lt;com.hectorone.multismssender.MultiSmsSender: android.view.View findViewById(int)&gt;(2131034120) @ &lt;com.hectorone.multismssender.MultiSmsSender: void onCreate(android.os.Bundle)&gt;</text:p>
      <text:p text:style-name="P1">[FindView2] id: WID[2131034121|groups]25, act: VAR[$r0]142, lhs: VAR[$r20]901 @ NFindView2OpNode[902]</text:p>
      <text:p text:style-name="P1"><text:s text:c="2"/>stmt: $r20 = virtualinvoke $r0.&lt;com.hectorone.multismssender.MultiSmsSender: android.view.View findViewById(int)&gt;(2131034121) @ &lt;com.hectorone.multismssender.MultiSmsSender: void onCreate(android.os.Bundle)&gt;</text:p>
      <text:p text:style-name="P1">[FindView2] id: WID[2131034124|send]22, act: VAR[$r0]142, lhs: VAR[$r20]905 @ NFindView2OpNode[906]</text:p>
      <text:p text:style-name="P1"><text:s text:c="2"/>stmt: $r20 = virtualinvoke $r0.&lt;com.hectorone.multismssender.MultiSmsSender: android.view.View findViewById(int)&gt;(2131034124) @ &lt;com.hectorone.multismssender.MultiSmsSender: void onCreate(android.os.Bundle)&gt;</text:p>
      <text:p text:style-name="P1">[FindView2] id: WID[2131034122|numbers]28, act: VAR[$r0]142, lhs: VAR[$r20]909 @ NFindView2OpNode[910]</text:p>
      <text:p text:style-name="P1"><text:s text:c="2"/>stmt: $r20 = virtualinvoke $r0.&lt;com.hectorone.multismssender.MultiSmsSender: <text:soft-page-break/>android.view.View findViewById(int)&gt;(2131034122) @ &lt;com.hectorone.multismssender.MultiSmsSender: void onCreate(android.os.Bundle)&gt;</text:p>
      <text:p text:style-name="P1">[FindView2] id: WID[2131034123|editor]27, act: VAR[$r0]142, lhs: VAR[$r20]913 @ NFindView2OpNode[914]</text:p>
      <text:p text:style-name="P1"><text:s text:c="2"/>stmt: $r20 = virtualinvoke $r0.&lt;com.hectorone.multismssender.MultiSmsSender: android.view.View findViewById(int)&gt;(2131034123) @ &lt;com.hectorone.multismssender.MultiSmsSender: void onCreate(android.os.Bundle)&gt;</text:p>
      <text:p text:style-name="P1">[FindView2] id: WID[2131034125|deliveryCheckBox]21, act: VAR[$r0]142, lhs: VAR[$r20]917 @ NFindView2OpNode[918]</text:p>
      <text:p text:style-name="P1"><text:s text:c="2"/>stmt: $r20 = virtualinvoke $r0.&lt;com.hectorone.multismssender.MultiSmsSender: android.view.View findViewById(int)&gt;(2131034125) @ &lt;com.hectorone.multismssender.MultiSmsSender: void onCreate(android.os.Bundle)&gt;</text:p>
      <text:p text:style-name="P1"/>
      <text:p text:style-name="P1">[FlowGraph] Debug: $r30 = $r0.&lt;com.hectorone.multismssender.MultiSmsSender: android.widget.Button mAddButton&gt;</text:p>
      <text:p text:style-name="P1">[FlowGraph] Debug: $r60 = new com.hectorone.multismssender.MultiSmsSender$2</text:p>
      <text:p text:style-name="P1">[FlowGraph] Debug: specialinvoke $r60.&lt;com.hectorone.multismssender.MultiSmsSender$2: void &lt;init&gt;(com.hectorone.multismssender.MultiSmsSender)&gt;($r0)</text:p>
      <text:p text:style-name="P1">[FlowGraph] Debug: virtualinvoke $r30.&lt;android.widget.Button: void setOnClickListener(android.view.View$OnClickListener)&gt;($r60)</text:p>
      <text:p text:style-name="P1">[FlowGraph] Debug: $r30 = $r0.&lt;com.hectorone.multismssender.MultiSmsSender: android.widget.Button mAddGroupButton&gt;</text:p>
      <text:p text:style-name="P1">[FlowGraph] Debug: $r70 = new com.hectorone.multismssender.MultiSmsSender$3</text:p>
      <text:p text:style-name="P1">[FlowGraph] Debug: specialinvoke $r70.&lt;com.hectorone.multismssender.MultiSmsSender$3: void &lt;init&gt;(com.hectorone.multismssender.MultiSmsSender)&gt;($r0)</text:p>
      <text:p text:style-name="P1">[FlowGraph] Debug: virtualinvoke $r30.&lt;android.widget.Button: void setOnClickListener(android.view.View$OnClickListener)&gt;($r70)</text:p>
      <text:p text:style-name="P2">[FlowGraph] Debug: $r30 = $r0.&lt;com.hectorone.multismssender.MultiSmsSender: android.widget.Button mSend&gt;</text:p>
      <text:p text:style-name="P2">[FlowGraph] Debug: $r80 = new com.hectorone.multismssender.MultiSmsSender$4</text:p>
      <text:p text:style-name="P1">[FlowGraph] Debug: specialinvoke $r80.&lt;com.hectorone.multismssender.MultiSmsSender$4: void &lt;init&gt;(com.hectorone.multismssender.MultiSmsSender)&gt;($r0)</text:p>
      <text:p text:style-name="P2">[FlowGraph] Debug: virtualinvoke $r30.&lt;android.widget.Button: void setOnClickListener(android.view.View$OnClickListener)&gt;($r80)</text:p>
      <text:p text:style-name="P1">[FlowGraph] Debug: return</text:p>
      <text:p text:style-name="P1">[FlowGraph] Debug: $r0 := @this: com.hectorone.multismssender.MultiSmsSender</text:p>
      <text:p text:style-name="P1">[FlowGraph] Debug: $i0 := @parameter0: int</text:p>
      <text:p text:style-name="P1">[FlowGraph] Debug: lookupswitch($i0) { <text:s text:c="4"/>case 6: goto $r1 = new android.app.ProgressDialog; <text:s text:c="4"/>default: goto return null; }</text:p>
      <text:p text:style-name="P1">[FlowGraph] Debug: return null</text:p>
      <text:p text:style-name="P1">[FlowGraph] Debug: $r10 = new android.app.ProgressDialog</text:p>
      <text:p text:style-name="P1">[FlowGraph] Debug: specialinvoke $r10.&lt;android.app.ProgressDialog: void &lt;init&gt;(android.content.Context)&gt;($r0)</text:p>
      <text:p text:style-name="P1">[FlowGraph] Debug: $r0.&lt;com.hectorone.multismssender.MultiSmsSender: android.app.ProgressDialog mSendingDialog&gt;0 = $r10</text:p>
      <text:p text:style-name="P1">[FlowGraph] Debug: $r10 = $r0.&lt;com.hectorone.multismssender.MultiSmsSender: android.app.ProgressDialog mSendingDialog&gt;</text:p>
      <text:p text:style-name="P1">[FlowGraph] Debug: virtualinvoke $r10.&lt;android.app.ProgressDialog: void setTitle(int)&gt;(2130968584)</text:p>
      <text:p text:style-name="P1">[FlowGraph] Debug: $r10 = $r0.&lt;com.hectorone.multismssender.MultiSmsSender: android.app.ProgressDialog mSendingDialog&gt;</text:p>
      <text:p text:style-name="P1">[FlowGraph] Debug: $r20 = virtualinvoke $r0.&lt;com.hectorone.multismssender.MultiSmsSender: android.content.res.Resources getResources()&gt;()</text:p>
      <text:p text:style-name="P1">[FlowGraph] Debug: $r30 = virtualinvoke $r20.&lt;android.content.res.Resources: java.lang.String getString(int)&gt;(2130968585)</text:p>
      <text:p text:style-name="P1"><text:soft-page-break/>[FlowGraph] Debug: virtualinvoke $r10.&lt;android.app.ProgressDialog: void setMessage(java.lang.CharSequence)&gt;($r30)</text:p>
      <text:p text:style-name="P1">[FlowGraph] Debug: $r10 = $r0.&lt;com.hectorone.multismssender.MultiSmsSender: android.app.ProgressDialog mSendingDialog&gt;</text:p>
      <text:p text:style-name="P1">[FlowGraph] Debug: virtualinvoke $r10.&lt;android.app.ProgressDialog: void setProgressStyle(int)&gt;(1)</text:p>
      <text:p text:style-name="P1">[FlowGraph] Debug: $r10 = $r0.&lt;com.hectorone.multismssender.MultiSmsSender: android.app.ProgressDialog mSendingDialog&gt;</text:p>
      <text:p text:style-name="P1">[FlowGraph] Debug: virtualinvoke $r10.&lt;android.app.ProgressDialog: void setCancelable(boolean)&gt;(0)</text:p>
      <text:p text:style-name="P1">[FlowGraph] Debug: $r10 = $r0.&lt;com.hectorone.multismssender.MultiSmsSender: android.app.ProgressDialog mSendingDialog&gt;</text:p>
      <text:p text:style-name="P1">[FlowGraph] Debug: return $r1</text:p>
      <text:p text:style-name="P1">[FlowGraph] Debug: $r0 := @this: com.hectorone.multismssender.MultiSmsSender</text:p>
      <text:p text:style-name="P1">[FlowGraph] Debug: $r1 := @parameter0: android.view.Menu</text:p>
      <text:p text:style-name="P1">[FlowGraph] Debug: specialinvoke $r0.&lt;android.app.Activity: boolean onCreateOptionsMenu(android.view.Menu)&gt;($r1)</text:p>
      <text:p text:style-name="P1">[FlowGraph] Debug: interfaceinvoke $r1.&lt;android.view.Menu: android.view.MenuItem add(int,int,int,int)&gt;(0, 1, 0, 2130968594)</text:p>
      <text:p text:style-name="P1">[FlowGraph] Debug: interfaceinvoke $r1.&lt;android.view.Menu: android.view.MenuItem add(int,int,int,int)&gt;(0, 2, 0, 2130968595)</text:p>
      <text:p text:style-name="P1">[FlowGraph] Debug: return 1</text:p>
      <text:p text:style-name="P1">[FlowGraph] Debug: $r0 := @this: com.hectorone.multismssender.MultiSmsSender</text:p>
      <text:p text:style-name="P1">[FlowGraph] Debug: $r0.&lt;com.hectorone.multismssender.MultiSmsSender: boolean appli_running&gt;0 = 0</text:p>
      <text:p text:style-name="P1">[FlowGraph] Debug: specialinvoke $r0.&lt;android.app.Activity: void onDestroy()&gt;()</text:p>
      <text:p text:style-name="P1">[FlowGraph] Debug: return</text:p>
      <text:p text:style-name="P1">[FlowGraph] Debug: $r0 := @this: com.hectorone.multismssender.MultiSmsSender</text:p>
      <text:p text:style-name="P1">[FlowGraph] Debug: $i0 := @parameter0: int</text:p>
      <text:p text:style-name="P1">[FlowGraph] Debug: $r1 := @parameter1: android.view.MenuItem</text:p>
      <text:p text:style-name="P1">[FlowGraph] Debug: $i10 = interfaceinvoke $r1.&lt;android.view.MenuItem: int getItemId()&gt;()</text:p>
      <text:p text:style-name="P1">[FlowGraph] Debug: lookupswitch($i1) { <text:s text:c="4"/>case 1: goto virtualinvoke $r0.&lt;com.hectorone.multismssender.MultiSmsSender: void display_group_list()&gt;(); <text:s text:c="4"/>case 2: goto virtualinvoke $r0.&lt;com.hectorone.multismssender.MultiSmsSender: void display_delivery_list()&gt;(); <text:s text:c="4"/>default: goto $z0 = specialinvoke $r0.&lt;android.app.Activity: boolean onMenuItemSelected(int,android.view.MenuItem)&gt;($i0, $r1); }</text:p>
      <text:p text:style-name="P1">[FlowGraph] Debug: $z00 = specialinvoke $r0.&lt;android.app.Activity: boolean onMenuItemSelected(int,android.view.MenuItem)&gt;($i0, $r1)</text:p>
      <text:p text:style-name="P1">[FlowGraph] Debug: return $z0</text:p>
      <text:p text:style-name="P1">[FlowGraph] Debug: virtualinvoke $r0.&lt;com.hectorone.multismssender.MultiSmsSender: void display_group_list()&gt;()</text:p>
      <text:p text:style-name="P1">[FlowGraph] Debug: return 1</text:p>
      <text:p text:style-name="P1">[FlowGraph] Debug: virtualinvoke $r0.&lt;com.hectorone.multismssender.MultiSmsSender: void display_delivery_list()&gt;()</text:p>
      <text:p text:style-name="P1">[FlowGraph] Debug: return 1</text:p>
      <text:p text:style-name="P1">[FlowGraph] Debug: $r0 := @this: com.hectorone.multismssender.MultiSmsSender</text:p>
      <text:p text:style-name="P1">[FlowGraph] Debug: $r10 = new android.content.Intent</text:p>
      <text:p text:style-name="P1">[FlowGraph] Debug: specialinvoke $r10.&lt;android.content.Intent: void &lt;init&gt;(android.content.Context,java.lang.Class)&gt;($r0, class "com/hectorone/multismssender/PhoneNumberSelection")</text:p>
      <text:p text:style-name="P1">[FlowGraph] Debug: $r20 = $r0.&lt;com.hectorone.multismssender.MultiSmsSender: android.widget.TextView mContacts&gt;</text:p>
      <text:p text:style-name="P1">[FlowGraph] Debug: $r30 = virtualinvoke $r20.&lt;android.widget.TextView: java.lang.CharSequence getText()&gt;()</text:p>
      <text:p text:style-name="P1">[FlowGraph] Debug: $r40 = virtualinvoke $r30.&lt;java.lang.Object: java.lang.String toString()&gt;()</text:p>
      <text:p text:style-name="P1">[FlowGraph] Debug: $r50 = virtualinvoke $r40.&lt;java.lang.String: java.lang.String[] <text:soft-page-break/>split(java.lang.String)&gt;(",")</text:p>
      <text:p text:style-name="P1">[FlowGraph] Debug: virtualinvoke $r10.&lt;android.content.Intent: android.content.Intent putExtra(java.lang.String,java.lang.String[])&gt;("param number list", $r50)</text:p>
      <text:p text:style-name="P1">[FlowGraph] Debug: virtualinvoke $r0.&lt;com.hectorone.multismssender.MultiSmsSender: void startActivityForResult(android.content.Intent,int)&gt;($r10, 0)</text:p>
      <text:p text:style-name="P1">[FlowGraph] Debug: return</text:p>
      <text:p text:style-name="P1">[FlowGraph] Debug: $r0 := @this: com.hectorone.multismssender.MultiSmsSender</text:p>
      <text:p text:style-name="P1">[FlowGraph] Debug: $r1 := @parameter0: android.os.Handler</text:p>
      <text:p text:style-name="P1">[FlowGraph] Debug: $r50 = staticinvoke &lt;android.telephony.SmsManager: android.telephony.SmsManager getDefault()&gt;()</text:p>
      <text:p text:style-name="P1">[FlowGraph] Debug: $r60 = $r0.&lt;com.hectorone.multismssender.MultiSmsSender: android.widget.TextView mEditor&gt;</text:p>
      <text:p text:style-name="P1">[FlowGraph] Debug: $r70 = virtualinvoke $r60.&lt;android.widget.TextView: java.lang.CharSequence getText()&gt;()</text:p>
      <text:p text:style-name="P1">[FlowGraph] Debug: $r80 = virtualinvoke $r70.&lt;java.lang.Object: java.lang.String toString()&gt;()</text:p>
      <text:p text:style-name="P1">[FlowGraph] Debug: $r20 = new java.util.HashMap</text:p>
      <text:p text:style-name="P1">[FlowGraph] Debug: specialinvoke $r20.&lt;java.util.HashMap: void &lt;init&gt;()&gt;()</text:p>
      <text:p text:style-name="P1">[FlowGraph] Debug: $r0.&lt;com.hectorone.multismssender.MultiSmsSender: boolean mManyMessageContinue&gt;0 = 1</text:p>
      <text:p text:style-name="P1">[FlowGraph] Debug: $r90 = ""</text:p>
      <text:p text:style-name="P1">[FlowGraph] Debug: $z00 = virtualinvoke $r90.&lt;java.lang.String: boolean equals(java.lang.Object)&gt;($r80)</text:p>
      <text:p text:style-name="P1">[FlowGraph] Debug: if $z0 == 0 goto $r6 = $r0.&lt;com.hectorone.multismssender.MultiSmsSender: android.widget.TextView mContacts&gt;</text:p>
      <text:p text:style-name="P1">[FlowGraph] Debug: specialinvoke $r0.&lt;com.hectorone.multismssender.MultiSmsSender: void displayDialog(android.os.Handler,int,java.util.HashMap)&gt;($r1, 5, null)</text:p>
      <text:p text:style-name="P1">[FlowGraph] Debug: return</text:p>
      <text:p text:style-name="P1">[FlowGraph] Debug: $r60 = $r0.&lt;com.hectorone.multismssender.MultiSmsSender: android.widget.TextView mContacts&gt;</text:p>
      <text:p text:style-name="P1">[FlowGraph] Debug: $r70 = virtualinvoke $r60.&lt;android.widget.TextView: java.lang.CharSequence getText()&gt;()</text:p>
      <text:p text:style-name="P1">[FlowGraph] Debug: $r90 = virtualinvoke $r70.&lt;java.lang.Object: java.lang.String toString()&gt;()</text:p>
      <text:p text:style-name="P1">[FlowGraph] Debug: $r100 = virtualinvoke $r90.&lt;java.lang.String: java.lang.String[] split(java.lang.String)&gt;(",")</text:p>
      <text:p text:style-name="P1">[FlowGraph] Debug: $r40 = new java.util.ArrayList</text:p>
      <text:p text:style-name="P1">[FlowGraph] Debug: specialinvoke $r40.&lt;java.util.ArrayList: void &lt;init&gt;()&gt;()</text:p>
      <text:p text:style-name="P1">[FlowGraph] Debug: $i00 = $r100</text:p>
      <text:p text:style-name="P1">[FlowGraph] Debug: $r110 = $r0.&lt;com.hectorone.multismssender.MultiSmsSender: android.widget.CheckBox mDeliveryCheckBox&gt;</text:p>
      <text:p text:style-name="P1">[FlowGraph] Debug: $z00 = virtualinvoke $r110.&lt;android.widget.CheckBox: boolean isChecked()&gt;()</text:p>
      <text:p text:style-name="P1">[FlowGraph] Debug: $l10 = -1L</text:p>
      <text:p text:style-name="P1">[FlowGraph] Debug: $r120 = virtualinvoke $r50.&lt;android.telephony.SmsManager: java.util.ArrayList divideMessage(java.lang.String)&gt;($r80)</text:p>
      <text:p text:style-name="P1">[FlowGraph] Debug: $i20 = virtualinvoke $r120.&lt;java.util.ArrayList: int size()&gt;()</text:p>
      <text:p text:style-name="P1">[FlowGraph] Debug: if $z0 == 0 goto $i3 = 0</text:p>
      <text:p text:style-name="P1">[FlowGraph] Debug: $r130 = new android.content.ContentValues</text:p>
      <text:p text:style-name="P1">[FlowGraph] Debug: specialinvoke $r130.&lt;android.content.ContentValues: void &lt;init&gt;(int)&gt;(2)</text:p>
      <text:p text:style-name="P1">[FlowGraph] Debug: $i30 = virtualinvoke $r80.&lt;java.lang.String: int length()&gt;()</text:p>
      <text:p text:style-name="P1">[FlowGraph] Debug: $i30 = staticinvoke &lt;java.lang.Math: int min(int,int)&gt;(30, $i30)</text:p>
      <text:p text:style-name="P1">[FlowGraph] Debug: $r90 = virtualinvoke $r80.&lt;java.lang.String: java.lang.String substring(int,int)&gt;(0, $i30)</text:p>
      <text:p text:style-name="P1">[FlowGraph] Debug: $r90 = virtualinvoke $r90.&lt;java.lang.String: java.lang.String replace(char,char)&gt;(10, 32)</text:p>
      <text:p text:style-name="P1"><text:soft-page-break/>[FlowGraph] Debug: virtualinvoke $r130.&lt;android.content.ContentValues: void put(java.lang.String,java.lang.String)&gt;("name", $r90)</text:p>
      <text:p text:style-name="P1">[FlowGraph] Debug: $r140 = staticinvoke &lt;java.text.DateFormat: java.text.DateFormat getDateInstance()&gt;()</text:p>
      <text:p text:style-name="P1">[FlowGraph] Debug: $r150 = new java.util.Date</text:p>
      <text:p text:style-name="P1">[FlowGraph] Debug: specialinvoke $r150.&lt;java.util.Date: void &lt;init&gt;()&gt;()</text:p>
      <text:p text:style-name="P1">[FlowGraph] Debug: $r90 = virtualinvoke $r140.&lt;java.text.DateFormat: java.lang.String format(java.util.Date)&gt;($r150)</text:p>
      <text:p text:style-name="P1">[FlowGraph] Debug: virtualinvoke $r130.&lt;android.content.ContentValues: void put(java.lang.String,java.lang.String)&gt;("date", $r90)</text:p>
      <text:p text:style-name="P1">[FlowGraph] Debug: $r160 = virtualinvoke $r0.&lt;com.hectorone.multismssender.MultiSmsSender: android.content.ContentResolver getContentResolver()&gt;()</text:p>
      <text:p text:style-name="P1">[FlowGraph] Debug: $r170 = &lt;com.hectorone.multismssender.DeliveryDbAdapter: android.net.Uri CONTENT_MESSAGE_URI&gt;</text:p>
      <text:p text:style-name="P1">[FlowGraph] Debug: $r170 = virtualinvoke $r160.&lt;android.content.ContentResolver: android.net.Uri insert(android.net.Uri,android.content.ContentValues)&gt;($r170, $r130)</text:p>
      <text:p text:style-name="P1">[FlowGraph] Debug: $r180 = virtualinvoke $r170.&lt;android.net.Uri: java.util.List getPathSegments()&gt;()</text:p>
      <text:p text:style-name="P1">[FlowGraph] Debug: $r190 = interfaceinvoke $r180.&lt;java.util.List: java.lang.Object get(int)&gt;(1)</text:p>
      <text:p text:style-name="P1">[FlowGraph] Debug: $r90 = $r190</text:p>
      <text:p text:style-name="P1">[FlowGraph] Debug: $l10 = staticinvoke &lt;java.lang.Long: long parseLong(java.lang.String)&gt;($r90)</text:p>
      <text:p text:style-name="P1">[FlowGraph] Debug: $i30 = 0</text:p>
      <text:p text:style-name="P1">[FlowGraph] Debug: if $i3 &gt;= $i0 goto $r10 = newarray (java.lang.String)[$i0]</text:p>
      <text:p text:style-name="P1">[FlowGraph] Debug: $r90 = $r10[$i3]</text:p>
      <text:p text:style-name="P1">[FlowGraph] Debug: $r90 = virtualinvoke $r90.&lt;java.lang.String: java.lang.String trim()&gt;()</text:p>
      <text:p text:style-name="P1">[FlowGraph] Debug: $r90 = virtualinvoke $r90.&lt;java.lang.String: java.lang.String replace(java.lang.CharSequence,java.lang.CharSequence)&gt;(" ", "")</text:p>
      <text:p text:style-name="P1">[FlowGraph] Debug: $z10 = virtualinvoke $r90.&lt;java.lang.String: boolean equals(java.lang.Object)&gt;("")</text:p>
      <text:p text:style-name="P1">[FlowGraph] Debug: if $z1 != 0 goto $i3 = $i3 + 1</text:p>
      <text:p text:style-name="P1">[FlowGraph] Debug: $z10 = staticinvoke &lt;android.telephony.PhoneNumberUtils: boolean isWellFormedSmsAddress(java.lang.String)&gt;($r90)</text:p>
      <text:p text:style-name="P1">[FlowGraph] Debug: if $z1 == 0 goto $i3 = $i3 + 1</text:p>
      <text:p text:style-name="P1">[FlowGraph] Debug: $z10 = virtualinvoke $r40.&lt;java.util.ArrayList: boolean contains(java.lang.Object)&gt;($r90)</text:p>
      <text:p text:style-name="P1">[FlowGraph] Debug: if $z1 != 0 goto $i3 = $i3 + 1</text:p>
      <text:p text:style-name="P1">[FlowGraph] Debug: virtualinvoke $r40.&lt;java.util.ArrayList: boolean add(java.lang.Object)&gt;($r90)</text:p>
      <text:p text:style-name="P1">[FlowGraph] Debug: if $z0 == 0 goto $i3 = $i3 + 1</text:p>
      <text:p text:style-name="P1">[FlowGraph] Debug: $r130 = new android.content.ContentValues</text:p>
      <text:p text:style-name="P1">[FlowGraph] Debug: specialinvoke $r130.&lt;android.content.ContentValues: void &lt;init&gt;(int)&gt;(3)</text:p>
      <text:p text:style-name="P1">[FlowGraph] Debug: $r160 = virtualinvoke $r0.&lt;com.hectorone.multismssender.MultiSmsSender: android.content.ContentResolver getContentResolver()&gt;()</text:p>
      <text:p text:style-name="P1">[FlowGraph] Debug: $r200 = virtualinvoke $r0.&lt;com.hectorone.multismssender.MultiSmsSender: java.lang.String nameFromNumber(android.content.ContentResolver,java.lang.String)&gt;($r160, $r90)</text:p>
      <text:p text:style-name="P1">[FlowGraph] Debug: virtualinvoke $r130.&lt;android.content.ContentValues: void put(java.lang.String,java.lang.String)&gt;("name", $r200)</text:p>
      <text:p text:style-name="P1">[FlowGraph] Debug: virtualinvoke $r130.&lt;android.content.ContentValues: void put(java.lang.String,java.lang.String)&gt;("number", $r90)</text:p>
      <text:p text:style-name="P1">[FlowGraph] Debug: $r210 = staticinvoke &lt;java.lang.Long: java.lang.Long valueOf(long)&gt;($l10)</text:p>
      <text:p text:style-name="P1"><text:soft-page-break/>[FlowGraph] Debug: virtualinvoke $r130.&lt;android.content.ContentValues: void put(java.lang.String,java.lang.Long)&gt;("message_id", $r210)</text:p>
      <text:p text:style-name="P1">[FlowGraph] Debug: $r160 = virtualinvoke $r0.&lt;com.hectorone.multismssender.MultiSmsSender: android.content.ContentResolver getContentResolver()&gt;()</text:p>
      <text:p text:style-name="P1">[FlowGraph] Debug: $r170 = &lt;com.hectorone.multismssender.DeliveryDbAdapter: android.net.Uri CONTENT_DELIVERY_URI&gt;</text:p>
      <text:p text:style-name="P1">[FlowGraph] Debug: $r170 = virtualinvoke $r160.&lt;android.content.ContentResolver: android.net.Uri insert(android.net.Uri,android.content.ContentValues)&gt;($r170, $r130)</text:p>
      <text:p text:style-name="P1">[FlowGraph] Debug: $r180 = virtualinvoke $r170.&lt;android.net.Uri: java.util.List getPathSegments()&gt;()</text:p>
      <text:p text:style-name="P1">[FlowGraph] Debug: $r190 = interfaceinvoke $r180.&lt;java.util.List: java.lang.Object get(int)&gt;(1)</text:p>
      <text:p text:style-name="P1">[FlowGraph] Debug: $r200 = $r190</text:p>
      <text:p text:style-name="P1">[FlowGraph] Debug: $l40 = staticinvoke &lt;java.lang.Long: long parseLong(java.lang.String)&gt;($r200)</text:p>
      <text:p text:style-name="P1">[FlowGraph] Debug: $r210 = staticinvoke &lt;java.lang.Long: java.lang.Long valueOf(long)&gt;($l40)</text:p>
      <text:p text:style-name="P1">[FlowGraph] Debug: virtualinvoke $r20.&lt;java.util.HashMap: java.lang.Object put(java.lang.Object,java.lang.Object)&gt;($r90, $r210)</text:p>
      <text:p text:style-name="P1">[FlowGraph] Debug: $i30 = $i3 + 1</text:p>
      <text:p text:style-name="P1">[FlowGraph] Debug: goto [?= (branch)]</text:p>
      <text:p text:style-name="P1">[FlowGraph] Debug: $r100 = newarray (java.lang.String)[$i0]</text:p>
      <text:p text:style-name="P1">[FlowGraph] Debug: $r220 = virtualinvoke $r40.&lt;java.util.ArrayList: java.lang.Object[] toArray(java.lang.Object[])&gt;($r100)</text:p>
      <text:p text:style-name="P1">[FlowGraph] Debug: $r100 = $r220</text:p>
      <text:p text:style-name="P1">[FlowGraph] Debug: $i00 = virtualinvoke $r40.&lt;java.util.ArrayList: int size()&gt;()</text:p>
      <text:p text:style-name="P1">[FlowGraph] Debug: if $i0 == 0 goto specialinvoke $r0.&lt;com.hectorone.multismssender.MultiSmsSender: void displayDialog(android.os.Handler,int,java.util.HashMap)&gt;($r1, 2, null)</text:p>
      <text:p text:style-name="P1">[FlowGraph] Debug: if $i0 &lt;= 50 goto $z1 = $r0.&lt;com.hectorone.multismssender.MultiSmsSender: boolean mManyMessageContinue&gt;</text:p>
      <text:p text:style-name="P1">[FlowGraph] Debug: specialinvoke $r0.&lt;com.hectorone.multismssender.MultiSmsSender: void displayDialog(android.os.Handler,int,java.util.HashMap)&gt;($r1, 3, null)</text:p>
      <text:p text:style-name="P1">[FlowGraph] Debug: entermonitor $r0</text:p>
      <text:p text:style-name="P1">[FlowGraph] Debug: virtualinvoke $r0.&lt;java.lang.Object: void wait()&gt;()</text:p>
      <text:p text:style-name="P1">[FlowGraph] Debug: exitmonitor $r0</text:p>
      <text:p text:style-name="P1">[FlowGraph] Debug: $z10 = $r0.&lt;com.hectorone.multismssender.MultiSmsSender: boolean mManyMessageContinue&gt;</text:p>
      <text:p text:style-name="P1">[FlowGraph] Debug: if $z1 == 0 goto specialinvoke $r0.&lt;com.hectorone.multismssender.MultiSmsSender: void displayDialog(android.os.Handler,int,java.util.HashMap)&gt;($r1, 5, null)</text:p>
      <text:p text:style-name="P1">[FlowGraph] Debug: $i30 = 0</text:p>
      <text:p text:style-name="P1">[FlowGraph] Debug: $i50 = staticinvoke &lt;java.lang.Math: int min(int,int)&gt;(50, $i00)</text:p>
      <text:p text:style-name="P1">[FlowGraph] Debug: if $i3 &lt;= 0 goto $i6 = $i3</text:p>
      <text:p text:style-name="P1">[FlowGraph] Debug: specialinvoke $r0.&lt;com.hectorone.multismssender.MultiSmsSender: void displayDialog(android.os.Handler,int,java.util.HashMap)&gt;($r1, 4, null)</text:p>
      <text:p text:style-name="P1">[FlowGraph] Debug: entermonitor $r0</text:p>
      <text:p text:style-name="P1">[FlowGraph] Debug: virtualinvoke $r0.&lt;java.lang.Object: void wait()&gt;()</text:p>
      <text:p text:style-name="P1">[FlowGraph] Debug: exitmonitor $r0</text:p>
      <text:p text:style-name="P1">[FlowGraph] Debug: $i60 = $i30</text:p>
      <text:p text:style-name="P1">[FlowGraph] Debug: if $i6 &gt;= $i5 goto $i5 = $i3 + 50</text:p>
      <text:p text:style-name="P1">[FlowGraph] Debug: $i30 = $i3 + 1</text:p>
      <text:p text:style-name="P1">[FlowGraph] Debug: $r90 = $r10[$i6]</text:p>
      <text:p text:style-name="P1">[FlowGraph] Debug: $r230 = virtualinvoke $r1.&lt;android.os.Handler: android.os.Message obtainMessage()&gt;()</text:p>
      <text:p text:style-name="P1">[FlowGraph] Debug: $r240 = new android.os.Bundle</text:p>
      <text:p text:style-name="P1">[FlowGraph] Debug: specialinvoke $r240.&lt;android.os.Bundle: void &lt;init&gt;()&gt;()</text:p>
      <text:p text:style-name="P1"><text:soft-page-break/>[FlowGraph] Debug: virtualinvoke $r240.&lt;android.os.Bundle: void putInt(java.lang.String,int)&gt;("ORIGIN", 0)</text:p>
      <text:p text:style-name="P1">[FlowGraph] Debug: $i70 = $i6 * 100</text:p>
      <text:p text:style-name="P1">[FlowGraph] Debug: $i70 = $i7 / $i0</text:p>
      <text:p text:style-name="P1">[FlowGraph] Debug: virtualinvoke $r240.&lt;android.os.Bundle: void putInt(java.lang.String,int)&gt;("total", $i70)</text:p>
      <text:p text:style-name="P1">[FlowGraph] Debug: virtualinvoke $r230.&lt;android.os.Message: void setData(android.os.Bundle)&gt;($r240)</text:p>
      <text:p text:style-name="P1">[FlowGraph] Debug: virtualinvoke $r1.&lt;android.os.Handler: boolean sendMessage(android.os.Message)&gt;($r230)</text:p>
      <text:p text:style-name="P1">[FlowGraph] Debug: $r250 = null</text:p>
      <text:p text:style-name="P1">[FlowGraph] Debug: $r260 = null</text:p>
      <text:p text:style-name="P1">[FlowGraph] Debug: if $z0 == 0 goto virtualinvoke $r5.&lt;android.telephony.SmsManager: void sendMultipartTextMessage(java.lang.String,java.lang.String,java.util.ArrayList,java.util.ArrayList,java.util.ArrayList)&gt;($r9, null, $r12, $r26, $r25)</text:p>
      <text:p text:style-name="P1">[FlowGraph] Debug: $r250 = new java.util.ArrayList</text:p>
      <text:p text:style-name="P1">[FlowGraph] Debug: specialinvoke $r250.&lt;java.util.ArrayList: void &lt;init&gt;(int)&gt;($i20)</text:p>
      <text:p text:style-name="P1">[FlowGraph] Debug: $r260 = new java.util.ArrayList</text:p>
      <text:p text:style-name="P1">[FlowGraph] Debug: specialinvoke $r260.&lt;java.util.ArrayList: void &lt;init&gt;(int)&gt;($i20)</text:p>
      <text:p text:style-name="P1">[FlowGraph] Debug: $r130 = new android.content.ContentValues</text:p>
      <text:p text:style-name="P1">[FlowGraph] Debug: specialinvoke $r130.&lt;android.content.ContentValues: void &lt;init&gt;()&gt;()</text:p>
      <text:p text:style-name="P1">[FlowGraph] Debug: virtualinvoke $r130.&lt;android.content.ContentValues: void put(java.lang.String,java.lang.String)&gt;("address", $r90)</text:p>
      <text:p text:style-name="P1">[FlowGraph] Debug: virtualinvoke $r130.&lt;android.content.ContentValues: void put(java.lang.String,java.lang.String)&gt;("body", $r80)</text:p>
      <text:p text:style-name="P1">[FlowGraph] Debug: $r160 = virtualinvoke $r0.&lt;com.hectorone.multismssender.MultiSmsSender: android.content.ContentResolver getContentResolver()&gt;()</text:p>
      <text:p text:style-name="P1">[FlowGraph] Debug: $r170 = staticinvoke &lt;android.net.Uri: android.net.Uri parse(java.lang.String)&gt;("content://sms/sent")</text:p>
      <text:p text:style-name="P1">[FlowGraph] Debug: virtualinvoke $r160.&lt;android.content.ContentResolver: android.net.Uri insert(android.net.Uri,android.content.ContentValues)&gt;($r170, $r130)</text:p>
      <text:p text:style-name="P1">[FlowGraph] Debug: $r190 = virtualinvoke $r20.&lt;java.util.HashMap: java.lang.Object get(java.lang.Object)&gt;($r90)</text:p>
      <text:p text:style-name="P1">[FlowGraph] Debug: $r210 = $r190</text:p>
      <text:p text:style-name="P1">[FlowGraph] Debug: $l10 = virtualinvoke $r210.&lt;java.lang.Long: long longValue()&gt;()</text:p>
      <text:p text:style-name="P1">[FlowGraph] Debug: $i70 = 0</text:p>
      <text:p text:style-name="P1">[FlowGraph] Debug: if $i7 &gt;= $i2 goto virtualinvoke $r5.&lt;android.telephony.SmsManager: void sendMultipartTextMessage(java.lang.String,java.lang.String,java.util.ArrayList,java.util.ArrayList,java.util.ArrayList)&gt;($r9, null, $r12, $r26, $r25)</text:p>
      <text:p text:style-name="P1">[FlowGraph] Debug: $i80 = $i2 + -1</text:p>
      <text:p text:style-name="P1">[FlowGraph] Debug: if $i7 != $i8 goto virtualinvoke $r25.&lt;java.util.ArrayList: boolean add(java.lang.Object)&gt;(null)</text:p>
      <text:p text:style-name="P1">[FlowGraph] Debug: $r170 = &lt;com.hectorone.multismssender.DeliveryDbAdapter: android.net.Uri CONTENT_DELIVERY_URI&gt;</text:p>
      <text:p text:style-name="P1">[FlowGraph] Debug: $r270 = new java.lang.StringBuilder</text:p>
      <text:p text:style-name="P1">[FlowGraph] Debug: specialinvoke $r270.&lt;java.lang.StringBuilder: void &lt;init&gt;()&gt;()</text:p>
      <text:p text:style-name="P1">[FlowGraph] Debug: $r270 = virtualinvoke $r270.&lt;java.lang.StringBuilder: java.lang.StringBuilder append(java.lang.String)&gt;("")</text:p>
      <text:p text:style-name="P1">[FlowGraph] Debug: $r270 = virtualinvoke $r270.&lt;java.lang.StringBuilder: java.lang.StringBuilder append(long)&gt;($l10)</text:p>
      <text:p text:style-name="P1">[FlowGraph] Debug: $r200 = virtualinvoke $r270.&lt;java.lang.StringBuilder: java.lang.String toString()&gt;()</text:p>
      <text:p text:style-name="P1"><text:soft-page-break/>[FlowGraph] Debug: $r170 = staticinvoke &lt;android.net.Uri: android.net.Uri withAppendedPath(android.net.Uri,java.lang.String)&gt;($r170, $r200)</text:p>
      <text:p text:style-name="P1">[FlowGraph] Debug: $r30 = new android.content.Intent</text:p>
      <text:p text:style-name="P1">[FlowGraph] Debug: specialinvoke $r30.&lt;android.content.Intent: void &lt;init&gt;(java.lang.String,android.net.Uri,android.content.Context,java.lang.Class)&gt;("com.hectorone.multismssender.SMS_RECEIVED", $r170, $r0, class "com/hectorone/multismssender/MessageReceiver")</text:p>
      <text:p text:style-name="P1">[FlowGraph] Debug: $r280 = staticinvoke &lt;android.app.PendingIntent: android.app.PendingIntent getBroadcast(android.content.Context,int,android.content.Intent,int)&gt;($r0, 0, $r30, 0)</text:p>
      <text:p text:style-name="P1">[FlowGraph] Debug: virtualinvoke $r250.&lt;java.util.ArrayList: boolean add(java.lang.Object)&gt;($r280)</text:p>
      <text:p text:style-name="P1">[FlowGraph] Debug: $i70 = $i7 + 1</text:p>
      <text:p text:style-name="P1">[FlowGraph] Debug: goto [?= (branch)]</text:p>
      <text:p text:style-name="P1">[FlowGraph] Debug: $r29 := @caughtexception</text:p>
      <text:p text:style-name="P1">[FlowGraph] Debug: virtualinvoke $r29.&lt;java.lang.InterruptedException: void printStackTrace()&gt;()</text:p>
      <text:p text:style-name="P1">[FlowGraph] Debug: goto [?= exitmonitor $r0]</text:p>
      <text:p text:style-name="P1">[FlowGraph] Debug: $r30 := @caughtexception</text:p>
      <text:p text:style-name="P1">[FlowGraph] Debug: exitmonitor $r0</text:p>
      <text:p text:style-name="P1">[FlowGraph] Debug: throw $r30</text:p>
      <text:p text:style-name="P1">[FlowGraph] Debug: $r31 := @caughtexception</text:p>
      <text:p text:style-name="P1">[FlowGraph] Debug: virtualinvoke $r31.&lt;java.lang.InterruptedException: void printStackTrace()&gt;()</text:p>
      <text:p text:style-name="P1">[FlowGraph] Debug: goto [?= exitmonitor $r0]</text:p>
      <text:p text:style-name="P1">[FlowGraph] Debug: $r32 := @caughtexception</text:p>
      <text:p text:style-name="P1">[FlowGraph] Debug: exitmonitor $r0</text:p>
      <text:p text:style-name="P1">[FlowGraph] Debug: throw $r32</text:p>
      <text:p text:style-name="P1">[FlowGraph] Debug: virtualinvoke $r250.&lt;java.util.ArrayList: boolean add(java.lang.Object)&gt;(null)</text:p>
      <text:p text:style-name="P1">[FlowGraph] Debug: goto [?= $i70 = $i7 + 1]</text:p>
      <text:p text:style-name="P1">[FlowGraph] Debug: virtualinvoke $r50.&lt;android.telephony.SmsManager: void sendMultipartTextMessage(java.lang.String,java.lang.String,java.util.ArrayList,java.util.ArrayList,java.util.ArrayList)&gt;($r90, null, $r120, $r260, $r250)</text:p>
      <text:p text:style-name="P1">[FlowGraph] Debug: $i60 = $i6 + 1</text:p>
      <text:p text:style-name="P1">[FlowGraph] Debug: goto [?= (branch)]</text:p>
      <text:p text:style-name="P1">[FlowGraph] Debug: $i50 = $i3 + 50</text:p>
      <text:p text:style-name="P1">[FlowGraph] Debug: $i50 = staticinvoke &lt;java.lang.Math: int min(int,int)&gt;($i50, $i00)</text:p>
      <text:p text:style-name="P1">[FlowGraph] Debug: $i60 = $i0 - $i3</text:p>
      <text:p text:style-name="P1">[FlowGraph] Debug: if $i6 &lt;= 0 goto $r23 = virtualinvoke $r1.&lt;android.os.Handler: android.os.Message obtainMessage()&gt;()</text:p>
      <text:p text:style-name="P1">[FlowGraph] Debug: $z10 = $r0.&lt;com.hectorone.multismssender.MultiSmsSender: boolean appli_running&gt;</text:p>
      <text:p text:style-name="P1">[FlowGraph] Debug: if $z1 != 0 goto (branch)</text:p>
      <text:p text:style-name="P1">[FlowGraph] Debug: $r230 = virtualinvoke $r1.&lt;android.os.Handler: android.os.Message obtainMessage()&gt;()</text:p>
      <text:p text:style-name="P1">[FlowGraph] Debug: $r240 = new android.os.Bundle</text:p>
      <text:p text:style-name="P1">[FlowGraph] Debug: specialinvoke $r240.&lt;android.os.Bundle: void &lt;init&gt;()&gt;()</text:p>
      <text:p text:style-name="P1">[FlowGraph] Debug: virtualinvoke $r240.&lt;android.os.Bundle: void putInt(java.lang.String,int)&gt;("ORIGIN", 1)</text:p>
      <text:p text:style-name="P1">[FlowGraph] Debug: $i20 = virtualinvoke $r40.&lt;java.util.ArrayList: int size()&gt;()</text:p>
      <text:p text:style-name="P1">[FlowGraph] Debug: virtualinvoke $r240.&lt;android.os.Bundle: void putInt(java.lang.String,int)&gt;("total", $i20)</text:p>
      <text:p text:style-name="P1">[FlowGraph] Debug: virtualinvoke $r230.&lt;android.os.Message: void setData(android.os.Bundle)&gt;($r240)</text:p>
      <text:p text:style-name="P1">[FlowGraph] Debug: virtualinvoke $r1.&lt;android.os.Handler: boolean sendMessage(android.os.Message)&gt;($r230)</text:p>
      <text:p text:style-name="P1"><text:soft-page-break/>[FlowGraph] Debug: specialinvoke $r0.&lt;com.hectorone.multismssender.MultiSmsSender: void displayDialog(android.os.Handler,int,java.util.HashMap)&gt;($r1, 5, null)</text:p>
      <text:p text:style-name="P1">[FlowGraph] Debug: return</text:p>
      <text:p text:style-name="P1">[FlowGraph] Debug: specialinvoke $r0.&lt;com.hectorone.multismssender.MultiSmsSender: void displayDialog(android.os.Handler,int,java.util.HashMap)&gt;($r1, 2, null)</text:p>
      <text:p text:style-name="P1">[FlowGraph] Debug: return</text:p>
      <text:p text:style-name="P1">[FlowGraph] Debug: $r0 := @this: com.hectorone.multismssender.GroupsDbAdapter$GroupDbHelper</text:p>
      <text:p text:style-name="P1">[FlowGraph] Debug: $r1 := @parameter0: android.content.Context</text:p>
      <text:p text:style-name="P1">[FlowGraph] Debug: specialinvoke $r0.&lt;android.database.sqlite.SQLiteOpenHelper: void &lt;init&gt;(android.content.Context,java.lang.String,android.database.sqlite.SQLiteDatabase$CursorFactory,int)&gt;($r1, "dataGroup", null, 4)</text:p>
      <text:p text:style-name="P1">[FlowGraph] Debug: return</text:p>
      <text:p text:style-name="P1">[FlowGraph] Debug: $r0 := @this: com.hectorone.multismssender.GroupsDbAdapter$GroupDbHelper</text:p>
      <text:p text:style-name="P1">[FlowGraph] Debug: $r1 := @parameter0: android.database.sqlite.SQLiteDatabase</text:p>
      <text:p text:style-name="P1">[FlowGraph] Debug: virtualinvoke $r1.&lt;android.database.sqlite.SQLiteDatabase: void execSQL(java.lang.String)&gt;("create table groups (_id integer primary key autoincrement, name text not null);")</text:p>
      <text:p text:style-name="P1">[FlowGraph] Debug: virtualinvoke $r1.&lt;android.database.sqlite.SQLiteDatabase: void execSQL(java.lang.String)&gt;("create table group_TO_PHONE (_id integer primary key autoincrement, gid integer not null, pid integer not null);")</text:p>
      <text:p text:style-name="P1">[FlowGraph] Debug: return</text:p>
      <text:p text:style-name="P1">[FlowGraph] Debug: $r0 := @this: com.hectorone.multismssender.GroupsDbAdapter$GroupDbHelper</text:p>
      <text:p text:style-name="P1">[FlowGraph] Debug: $r1 := @parameter0: android.database.sqlite.SQLiteDatabase</text:p>
      <text:p text:style-name="P1">[FlowGraph] Debug: $i0 := @parameter1: int</text:p>
      <text:p text:style-name="P1">[FlowGraph] Debug: $i1 := @parameter2: int</text:p>
      <text:p text:style-name="P1">[FlowGraph] Debug: $r20 = new java.lang.StringBuilder</text:p>
      <text:p text:style-name="P1">[FlowGraph] Debug: specialinvoke $r20.&lt;java.lang.StringBuilder: void &lt;init&gt;()&gt;()</text:p>
      <text:p text:style-name="P1">[FlowGraph] Debug: $r20 = virtualinvoke $r20.&lt;java.lang.StringBuilder: java.lang.StringBuilder append(java.lang.String)&gt;("Upgrading database from version ")</text:p>
      <text:p text:style-name="P1">[FlowGraph] Debug: $r20 = virtualinvoke $r20.&lt;java.lang.StringBuilder: java.lang.StringBuilder append(int)&gt;($i0)</text:p>
      <text:p text:style-name="P1">[FlowGraph] Debug: $r20 = virtualinvoke $r20.&lt;java.lang.StringBuilder: java.lang.StringBuilder append(java.lang.String)&gt;(" to ")</text:p>
      <text:p text:style-name="P1">[FlowGraph] Debug: $r20 = virtualinvoke $r20.&lt;java.lang.StringBuilder: java.lang.StringBuilder append(int)&gt;($i1)</text:p>
      <text:p text:style-name="P1">[FlowGraph] Debug: $r20 = virtualinvoke $r20.&lt;java.lang.StringBuilder: java.lang.StringBuilder append(java.lang.String)&gt;(", which will destroy all old data")</text:p>
      <text:p text:style-name="P1">[FlowGraph] Debug: $r30 = virtualinvoke $r20.&lt;java.lang.StringBuilder: java.lang.String toString()&gt;()</text:p>
      <text:p text:style-name="P1">[FlowGraph] Debug: staticinvoke &lt;android.util.Log: int w(java.lang.String,java.lang.String)&gt;("groupsDbAdapter", $r30)</text:p>
      <text:p text:style-name="P1">[FlowGraph] Debug: virtualinvoke $r1.&lt;android.database.sqlite.SQLiteDatabase: void execSQL(java.lang.String)&gt;("DROP TABLE IF EXISTS groups")</text:p>
      <text:p text:style-name="P1">[FlowGraph] Debug: virtualinvoke $r1.&lt;android.database.sqlite.SQLiteDatabase: void execSQL(java.lang.String)&gt;("DROP TABLE IF EXISTS group_TO_PHONE")</text:p>
      <text:p text:style-name="P1">[FlowGraph] Debug: virtualinvoke $r0.&lt;com.hectorone.multismssender.GroupsDbAdapter$GroupDbHelper: void onCreate(android.database.sqlite.SQLiteDatabase)&gt;($r1)</text:p>
      <text:p text:style-name="P1">[FlowGraph] Debug: return</text:p>
      <text:p text:style-name="P1">[FlowGraph] Debug: $r0 := @this: com.hectorone.multismssender.MultiSmsSender$1$1</text:p>
      <text:p text:style-name="P1">[FlowGraph] Debug: $r1 := @parameter0: com.hectorone.multismssender.MultiSmsSender$1</text:p>
      <text:p text:style-name="P1">[FlowGraph] Debug: $r0.&lt;com.hectorone.multismssender.MultiSmsSender$1$1: <text:soft-page-break/>com.hectorone.multismssender.MultiSmsSender$1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1</text:p>
      <text:p text:style-name="P1">[FlowGraph] Debug: $r1 := @parameter0: android.content.DialogInterface</text:p>
      <text:p text:style-name="P1">[FlowGraph] Debug: $i0 := @parameter1: int</text:p>
      <text:p text:style-name="P1">[FlowGraph] Debug: interfaceinvoke $r1.&lt;android.content.DialogInterface: void dismiss()&gt;()</text:p>
      <text:p text:style-name="P1">[FlowGraph] Debug: return</text:p>
      <text:p text:style-name="P1">[FlowGraph] Debug: $r0 := @this: com.hectorone.multismssender.MultiSmsSender$MessageSenderThread</text:p>
      <text:p text:style-name="P1">[FlowGraph] Debug: $r1 := @parameter0: com.hectorone.multismssender.MultiSmsSender</text:p>
      <text:p text:style-name="P1">[FlowGraph] Debug: $r2 := @parameter1: android.os.Handler</text:p>
      <text:p text:style-name="P1">[FlowGraph] Debug: $r0.&lt;com.hectorone.multismssender.MultiSmsSender$MessageSenderThread: com.hectorone.multismssender.MultiSmsSender this$0&gt;0 = $r1</text:p>
      <text:p text:style-name="P1">[FlowGraph] Debug: specialinvoke $r0.&lt;java.lang.Thread: void &lt;init&gt;()&gt;()</text:p>
      <text:p text:style-name="P1">[FlowGraph] Debug: $r0.&lt;com.hectorone.multismssender.MultiSmsSender$MessageSenderThread: android.os.Handler mHandler&gt;0 = $r2</text:p>
      <text:p text:style-name="P1">[FlowGraph] Debug: return</text:p>
      <text:p text:style-name="P1">[FlowGraph] Debug: $r0 := @this: com.hectorone.multismssender.MultiSmsSender$MessageSenderThread</text:p>
      <text:p text:style-name="P1">[FlowGraph] Debug: entermonitor $r0</text:p>
      <text:p text:style-name="P1">[FlowGraph] Debug: specialinvoke $r0.&lt;java.lang.Thread: void run()&gt;()</text:p>
      <text:p text:style-name="P1">[FlowGraph] Debug: $r20 = $r0.&lt;com.hectorone.multismssender.MultiSmsSender$MessageSenderThread: com.hectorone.multismssender.MultiSmsSender this$0&gt;</text:p>
      <text:p text:style-name="P1">[FlowGraph] Debug: $r10 = $r0.&lt;com.hectorone.multismssender.MultiSmsSender$MessageSenderThread: android.os.Handler mHandler&gt;</text:p>
      <text:p text:style-name="P1">[FlowGraph] Debug: virtualinvoke $r20.&lt;com.hectorone.multismssender.MultiSmsSender: void sendMessage(android.os.Handler)&gt;($r10)</text:p>
      <text:p text:style-name="P1">[FlowGraph] Debug: exitmonitor $r0</text:p>
      <text:p text:style-name="P1">[FlowGraph] Debug: return</text:p>
      <text:p text:style-name="P1">[FlowGraph] Debug: $r3 := @caughtexception</text:p>
      <text:p text:style-name="P1">[FlowGraph] Debug: exitmonitor $r0</text:p>
      <text:p text:style-name="P1">[FlowGraph] Debug: throw $r3</text:p>
      <text:p text:style-name="P1">[FlowGraph] Debug: $r0 := @this: com.hectorone.multismssender.MultiSmsSender$1$4</text:p>
      <text:p text:style-name="P1">[FlowGraph] Debug: $r1 := @parameter0: com.hectorone.multismssender.MultiSmsSender$1</text:p>
      <text:p text:style-name="P1">[FlowGraph] Debug: $r0.&lt;com.hectorone.multismssender.MultiSmsSender$1$4: com.hectorone.multismssender.MultiSmsSender$1 this$1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1$4</text:p>
      <text:p text:style-name="P1">[FlowGraph] Debug: $r1 := @parameter0: android.content.DialogInterface</text:p>
      <text:p text:style-name="P1">[FlowGraph] Debug: $i0 := @parameter1: int</text:p>
      <text:p text:style-name="P1">[FlowGraph] Debug: $r30 = $r0.&lt;com.hectorone.multismssender.MultiSmsSender$1$4: com.hectorone.multismssender.MultiSmsSender$1 this$1&gt;</text:p>
      <text:p text:style-name="P1">[FlowGraph] Debug: $r20 = $r3.&lt;com.hectorone.multismssender.MultiSmsSender$1: com.hectorone.multismssender.MultiSmsSender this$0&gt;</text:p>
      <text:p text:style-name="P1">[FlowGraph] Debug: entermonitor $r2</text:p>
      <text:p text:style-name="P1">[FlowGraph] Debug: $r30 = $r0.&lt;com.hectorone.multismssender.MultiSmsSender$1$4: com.hectorone.multismssender.MultiSmsSender$1 this$1&gt;</text:p>
      <text:p text:style-name="P1">[FlowGraph] Debug: $r40 = $r3.&lt;com.hectorone.multismssender.MultiSmsSender$1: com.hectorone.multismssender.MultiSmsSender this$0&gt;</text:p>
      <text:p text:style-name="P1">[FlowGraph] Debug: virtualinvoke $r40.&lt;java.lang.Object: void notify()&gt;()</text:p>
      <text:p text:style-name="P1">[FlowGraph] Debug: $r30 = $r0.&lt;com.hectorone.multismssender.MultiSmsSender$1$4: <text:soft-page-break/>com.hectorone.multismssender.MultiSmsSender$1 this$1&gt;</text:p>
      <text:p text:style-name="P1">[FlowGraph] Debug: $r40 = $r3.&lt;com.hectorone.multismssender.MultiSmsSender$1: com.hectorone.multismssender.MultiSmsSender this$0&gt;</text:p>
      <text:p text:style-name="P1">[FlowGraph] Debug: staticinvoke &lt;com.hectorone.multismssender.MultiSmsSender: boolean access$102(com.hectorone.multismssender.MultiSmsSender,boolean)&gt;($r40, 1)</text:p>
      <text:p text:style-name="P1">[FlowGraph] Debug: exitmonitor $r2</text:p>
      <text:p text:style-name="P1">[FlowGraph] Debug: interfaceinvoke $r1.&lt;android.content.DialogInterface: void dismiss()&gt;()</text:p>
      <text:p text:style-name="P1">[FlowGraph] Debug: return</text:p>
      <text:p text:style-name="P1">[FlowGraph] Debug: $r5 := @caughtexception</text:p>
      <text:p text:style-name="P1">[FlowGraph] Debug: exitmonitor $r2</text:p>
      <text:p text:style-name="P1">[FlowGraph] Debug: throw $r5</text:p>
      <text:p text:style-name="P1">[FlowGraph] Debug: $r0 := @this: com.hectorone.multismssender.MultiSmsSender$4</text:p>
      <text:p text:style-name="P1">[FlowGraph] Debug: $r1 := @parameter0: com.hectorone.multismssender.MultiSmsSender</text:p>
      <text:p text:style-name="P1">[FlowGraph] Debug: $r0.&lt;com.hectorone.multismssender.MultiSmsSender$4: com.hectorone.multismssender.MultiSmsSender this$0&gt;0 = $r1</text:p>
      <text:p text:style-name="P1">[FlowGraph] Debug: specialinvoke $r0.&lt;java.lang.Object: void &lt;init&gt;()&gt;()</text:p>
      <text:p text:style-name="P1">[FlowGraph] Debug: return</text:p>
      <text:p text:style-name="P1">[FlowGraph] Debug: $r0 := @this: com.hectorone.multismssender.MultiSmsSender$4</text:p>
      <text:p text:style-name="P1">[FlowGraph] Debug: $r1 := @parameter0: android.view.View</text:p>
      <text:p text:style-name="P1">[FlowGraph] Debug: $r20 = $r0.&lt;com.hectorone.multismssender.MultiSmsSender$4: com.hectorone.multismssender.MultiSmsSender this$0&gt;</text:p>
      <text:p text:style-name="P1">[FlowGraph] Debug: virtualinvoke $r20.&lt;com.hectorone.multismssender.MultiSmsSender: void showDialog(int)&gt;(6)</text:p>
      <text:p text:style-name="P1">[FlowGraph] Debug: $r30 = $r0.&lt;com.hectorone.multismssender.MultiSmsSender$4: com.hectorone.multismssender.MultiSmsSender this$0&gt;</text:p>
      <text:p text:style-name="P1">[FlowGraph] Debug: $r40 = new com.hectorone.multismssender.MultiSmsSender$MessageSenderThread</text:p>
      <text:p text:style-name="P1">[FlowGraph] Debug: $r20 = $r0.&lt;com.hectorone.multismssender.MultiSmsSender$4: com.hectorone.multismssender.MultiSmsSender this$0&gt;</text:p>
      <text:p text:style-name="P1">[FlowGraph] Debug: $r50 = $r0.&lt;com.hectorone.multismssender.MultiSmsSender$4: com.hectorone.multismssender.MultiSmsSender this$0&gt;</text:p>
      <text:p text:style-name="P1">[FlowGraph] Debug: $r60 = $r5.&lt;com.hectorone.multismssender.MultiSmsSender: android.os.Handler mHandler&gt;</text:p>
      <text:p text:style-name="P1">[FlowGraph] Debug: specialinvoke $r40.&lt;com.hectorone.multismssender.MultiSmsSender$MessageSenderThread: void &lt;init&gt;(com.hectorone.multismssender.MultiSmsSender,android.os.Handler)&gt;($r20, $r60)</text:p>
      <text:p text:style-name="P1">[FlowGraph] Debug: $r3.&lt;com.hectorone.multismssender.MultiSmsSender: com.hectorone.multismssender.MultiSmsSender$MessageSenderThread mThreadSender&gt;0 = $r40</text:p>
      <text:p text:style-name="P1">[FlowGraph] Debug: $r20 = $r0.&lt;com.hectorone.multismssender.MultiSmsSender$4: com.hectorone.multismssender.MultiSmsSender this$0&gt;</text:p>
      <text:p text:style-name="P1">[FlowGraph] Debug: $r40 = $r2.&lt;com.hectorone.multismssender.MultiSmsSender: com.hectorone.multismssender.MultiSmsSender$MessageSenderThread mThreadSender&gt;</text:p>
      <text:p text:style-name="P1">[FlowGraph] Debug: virtualinvoke $r40.&lt;com.hectorone.multismssender.MultiSmsSender$MessageSenderThread: void start()&gt;()</text:p>
      <text:p text:style-name="P1">[FlowGraph] Debug: return</text:p>
      <text:p text:style-name="P1">[FlowGraph] Debug: $r0 := @this: com.hectorone.multismssender.GroupsDbAdapter</text:p>
      <text:p text:style-name="P1">[FlowGraph] Debug: $r1 := @parameter0: android.content.Context</text:p>
      <text:p text:style-name="P1">[FlowGraph] Debug: specialinvoke $r0.&lt;java.lang.Object: void &lt;init&gt;()&gt;()</text:p>
      <text:p text:style-name="P1">[FlowGraph] Debug: $r0.&lt;com.hectorone.multismssender.GroupsDbAdapter: android.content.Context mCtx&gt;0 = $r1</text:p>
      <text:p text:style-name="P1">[FlowGraph] Debug: return</text:p>
      <text:p text:style-name="P1">[FlowGraph] Debug: $r0 := @this: com.hectorone.multismssender.GroupsDbAdapter</text:p>
      <text:p text:style-name="P1">[FlowGraph] Debug: $l0 := @parameter0: long</text:p>
      <text:p text:style-name="P1">[FlowGraph] Debug: $l1 := @parameter1: long</text:p>
      <text:p text:style-name="P1">[FlowGraph] Debug: $r10 = new android.content.ContentValues</text:p>
      <text:p text:style-name="P1">[FlowGraph] Debug: specialinvoke $r10.&lt;android.content.ContentValues: void <text:soft-page-break/>&lt;init&gt;()&gt;()</text:p>
      <text:p text:style-name="P1">[FlowGraph] Debug: $r20 = staticinvoke &lt;java.lang.Long: java.lang.Long valueOf(long)&gt;($l0)</text:p>
      <text:p text:style-name="P1">[FlowGraph] Debug: virtualinvoke $r10.&lt;android.content.ContentValues: void put(java.lang.String,java.lang.Long)&gt;("gid", $r20)</text:p>
      <text:p text:style-name="P1">[FlowGraph] Debug: $r20 = staticinvoke &lt;java.lang.Long: java.lang.Long valueOf(long)&gt;($l1)</text:p>
      <text:p text:style-name="P1">[FlowGraph] Debug: virtualinvoke $r10.&lt;android.content.ContentValues: void put(java.lang.String,java.lang.Long)&gt;("pid", $r20)</text:p>
      <text:p text:style-name="P1">[FlowGraph] Debug: $r30 = $r0.&lt;com.hectorone.multismssender.GroupsDbAdapter: android.database.sqlite.SQLiteDatabase mDb&gt;</text:p>
      <text:p text:style-name="P1">[FlowGraph] Debug: $l00 = virtualinvoke $r30.&lt;android.database.sqlite.SQLiteDatabase: long insert(java.lang.String,java.lang.String,android.content.ContentValues)&gt;("group_TO_PHONE", null, $r10)</text:p>
      <text:p text:style-name="P1">[FlowGraph] Debug: return $l0</text:p>
      <text:p text:style-name="P1">[FlowGraph] Debug: $r0 := @this: com.hectorone.multismssender.GroupsDbAdapter</text:p>
      <text:p text:style-name="P1">[FlowGraph] Debug: $r10 = $r0.&lt;com.hectorone.multismssender.GroupsDbAdapter: com.hectorone.multismssender.GroupsDbAdapter$GroupDbHelper mDbHelper&gt;</text:p>
      <text:p text:style-name="P1">[FlowGraph] Debug: virtualinvoke $r10.&lt;com.hectorone.multismssender.GroupsDbAdapter$GroupDbHelper: void close()&gt;()</text:p>
      <text:p text:style-name="P1">[FlowGraph] Debug: return</text:p>
      <text:p text:style-name="P1">[FlowGraph] Debug: $r0 := @this: com.hectorone.multismssender.GroupsDbAdapter</text:p>
      <text:p text:style-name="P1">[FlowGraph] Debug: $r1 := @parameter0: java.lang.String</text:p>
      <text:p text:style-name="P1">[FlowGraph] Debug: $r20 = new android.content.ContentValues</text:p>
      <text:p text:style-name="P1">[FlowGraph] Debug: specialinvoke $r20.&lt;android.content.ContentValues: void &lt;init&gt;()&gt;()</text:p>
      <text:p text:style-name="P1">[FlowGraph] Debug: virtualinvoke $r20.&lt;android.content.ContentValues: void put(java.lang.String,java.lang.String)&gt;("name", $r1)</text:p>
      <text:p text:style-name="P1">[FlowGraph] Debug: $r30 = $r0.&lt;com.hectorone.multismssender.GroupsDbAdapter: android.database.sqlite.SQLiteDatabase mDb&gt;</text:p>
      <text:p text:style-name="P1">[FlowGraph] Debug: $l00 = virtualinvoke $r30.&lt;android.database.sqlite.SQLiteDatabase: long insert(java.lang.String,java.lang.String,android.content.ContentValues)&gt;("groups", null, $r20)</text:p>
      <text:p text:style-name="P1">[FlowGraph] Debug: return $l0</text:p>
      <text:p text:style-name="P1">[FlowGraph] Debug: $r0 := @this: com.hectorone.multismssender.GroupsDbAdapter</text:p>
      <text:p text:style-name="P1">[FlowGraph] Debug: $r1 := @parameter0: android.database.Cursor</text:p>
      <text:p text:style-name="P1">[FlowGraph] Debug: $i0 := @parameter1: int</text:p>
      <text:p text:style-name="P1">[FlowGraph] Debug: interfaceinvoke $r1.&lt;android.database.Cursor: boolean moveToFirst()&gt;()</text:p>
      <text:p text:style-name="P1">[FlowGraph] Debug: $r20 = "( "</text:p>
      <text:p text:style-name="P1">[FlowGraph] Debug: $z00 = interfaceinvoke $r1.&lt;android.database.Cursor: boolean isAfterLast()&gt;()</text:p>
      <text:p text:style-name="P1">[FlowGraph] Debug: if $z0 != 0 goto $r3 = new java.lang.StringBuilder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$r20)</text:p>
      <text:p text:style-name="P1">[FlowGraph] Debug: $r20 = interfaceinvoke $r1.&lt;android.database.Cursor: java.lang.String getString(int)&gt;($i0)</text:p>
      <text:p text:style-name="P1">[FlowGraph] Debug: $r30 = virtualinvoke $r30.&lt;java.lang.StringBuilder: java.lang.StringBuilder append(java.lang.String)&gt;($r20)</text:p>
      <text:p text:style-name="P1">[FlowGraph] Debug: $r40 = virtualinvoke $r30.&lt;java.lang.StringBuilder: java.lang.String toString()&gt;()</text:p>
      <text:p text:style-name="P1">[FlowGraph] Debug: $r20 = $r40</text:p>
      <text:p text:style-name="P1">[FlowGraph] Debug: $z00 = interfaceinvoke $r1.&lt;android.database.Cursor: boolean isLast()&gt;()</text:p>
      <text:p text:style-name="P1">[FlowGraph] Debug: if $z0 != 0 goto interfaceinvoke $r1.&lt;android.database.Cursor: <text:soft-page-break/>boolean moveToNext()&gt;()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$r40)</text:p>
      <text:p text:style-name="P1">[FlowGraph] Debug: $r30 = virtualinvoke $r30.&lt;java.lang.StringBuilder: java.lang.StringBuilder append(java.lang.String)&gt;(" , ")</text:p>
      <text:p text:style-name="P1">[FlowGraph] Debug: $r20 = virtualinvoke $r30.&lt;java.lang.StringBuilder: java.lang.String toString()&gt;()</text:p>
      <text:p text:style-name="P1">[FlowGraph] Debug: interfaceinvoke $r1.&lt;android.database.Cursor: boolean moveToNext()&gt;()</text:p>
      <text:p text:style-name="P1">[FlowGraph] Debug: goto [?= $z00 = interfaceinvoke $r1.&lt;android.database.Cursor: boolean isAfterLast()&gt;()]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$r20)</text:p>
      <text:p text:style-name="P1">[FlowGraph] Debug: $r30 = virtualinvoke $r30.&lt;java.lang.StringBuilder: java.lang.StringBuilder append(java.lang.String)&gt;(" )")</text:p>
      <text:p text:style-name="P1">[FlowGraph] Debug: $r20 = virtualinvoke $r30.&lt;java.lang.StringBuilder: java.lang.String toString()&gt;()</text:p>
      <text:p text:style-name="P1">[FlowGraph] Debug: return $r2</text:p>
      <text:p text:style-name="P1">[FlowGraph] Debug: $r0 := @this: com.hectorone.multismssender.GroupsDbAdapter</text:p>
      <text:p text:style-name="P1">[FlowGraph] Debug: $l0 := @parameter0: long</text:p>
      <text:p text:style-name="P1">[FlowGraph] Debug: $r10 = $r0.&lt;com.hectorone.multismssender.GroupsDbAdapter: android.database.sqlite.SQLiteDatabase mDb&gt;</text:p>
      <text:p text:style-name="P1">[FlowGraph] Debug: $r20 = new java.lang.StringBuilder</text:p>
      <text:p text:style-name="P1">[FlowGraph] Debug: specialinvoke $r20.&lt;java.lang.StringBuilder: void &lt;init&gt;()&gt;()</text:p>
      <text:p text:style-name="P1">[FlowGraph] Debug: $r20 = virtualinvoke $r20.&lt;java.lang.StringBuilder: java.lang.StringBuilder append(java.lang.String)&gt;("_id=")</text:p>
      <text:p text:style-name="P1">[FlowGraph] Debug: $r20 = virtualinvoke $r20.&lt;java.lang.StringBuilder: java.lang.StringBuilder append(long)&gt;($l0)</text:p>
      <text:p text:style-name="P1">[FlowGraph] Debug: $r30 = virtualinvoke $r20.&lt;java.lang.StringBuilder: java.lang.String toString()&gt;()</text:p>
      <text:p text:style-name="P1">[FlowGraph] Debug: $i10 = virtualinvoke $r10.&lt;android.database.sqlite.SQLiteDatabase: int delete(java.lang.String,java.lang.String,java.lang.String[])&gt;("groups", $r30, null)</text:p>
      <text:p text:style-name="P1">[FlowGraph] Debug: if $i1 &lt;= 0 goto return 0</text:p>
      <text:p text:style-name="P1">[FlowGraph] Debug: $r10 = $r0.&lt;com.hectorone.multismssender.GroupsDbAdapter: android.database.sqlite.SQLiteDatabase mDb&gt;</text:p>
      <text:p text:style-name="P1">[FlowGraph] Debug: $r20 = new java.lang.StringBuilder</text:p>
      <text:p text:style-name="P1">[FlowGraph] Debug: specialinvoke $r20.&lt;java.lang.StringBuilder: void &lt;init&gt;()&gt;()</text:p>
      <text:p text:style-name="P1">[FlowGraph] Debug: $r20 = virtualinvoke $r20.&lt;java.lang.StringBuilder: java.lang.StringBuilder append(java.lang.String)&gt;("gid=")</text:p>
      <text:p text:style-name="P1">[FlowGraph] Debug: $r20 = virtualinvoke $r20.&lt;java.lang.StringBuilder: java.lang.StringBuilder append(long)&gt;($l0)</text:p>
      <text:p text:style-name="P1">[FlowGraph] Debug: $r30 = virtualinvoke $r20.&lt;java.lang.StringBuilder: java.lang.String toString()&gt;()</text:p>
      <text:p text:style-name="P1">[FlowGraph] Debug: $i10 = virtualinvoke $r10.&lt;android.database.sqlite.SQLiteDatabase: int delete(java.lang.String,java.lang.String,java.lang.String[])&gt;("group_TO_PHONE", $r30, null)</text:p>
      <text:p text:style-name="P1">[FlowGraph] Debug: if $i1 &lt;= 0 goto return 0</text:p>
      <text:p text:style-name="P1">[FlowGraph] Debug: return 1</text:p>
      <text:p text:style-name="P1">[FlowGraph] Debug: return 0</text:p>
      <text:p text:style-name="P1">[FlowGraph] Debug: $r0 := @this: com.hectorone.multismssender.GroupsDbAdapter</text:p>
      <text:p text:style-name="P1">[FlowGraph] Debug: $r20 = $r0.&lt;com.hectorone.multismssender.GroupsDbAdapter: android.database.sqlite.SQLiteDatabase mDb&gt;</text:p>
      <text:p text:style-name="P1">[FlowGraph] Debug: $r30 = newarray (java.lang.String)[2]</text:p>
      <text:p text:style-name="P1"><text:soft-page-break/>[FlowGraph] Debug: $r3[0]0 = "_id"</text:p>
      <text:p text:style-name="P1">[FlowGraph] Debug: $r3[1]0 = "name"</text:p>
      <text:p text:style-name="P1">[FlowGraph] Debug: $r10 = virtualinvoke $r20.&lt;android.database.sqlite.SQLiteDatabase: android.database.Cursor query(java.lang.String,java.lang.String[],java.lang.String,java.lang.String[],java.lang.String,java.lang.String,java.lang.String)&gt;("groups", $r30, null, null, null, null, "name")</text:p>
      <text:p text:style-name="P1">[FlowGraph] Debug: return $r1</text:p>
      <text:p text:style-name="P1">[FlowGraph] Debug: $r0 := @this: com.hectorone.multismssender.GroupsDbAdapter</text:p>
      <text:p text:style-name="P1">[FlowGraph] Debug: $l0 := @parameter0: long</text:p>
      <text:p text:style-name="P1">[FlowGraph] Debug: $r10 = $r0.&lt;com.hectorone.multismssender.GroupsDbAdapter: android.database.sqlite.SQLiteDatabase mDb&gt;</text:p>
      <text:p text:style-name="P1">[FlowGraph] Debug: $r20 = newarray (java.lang.String)[2]</text:p>
      <text:p text:style-name="P1">[FlowGraph] Debug: $r2[0]0 = "_id"</text:p>
      <text:p text:style-name="P1">[FlowGraph] Debug: $r2[1]0 = "name"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"_id=")</text:p>
      <text:p text:style-name="P1">[FlowGraph] Debug: $r30 = virtualinvoke $r30.&lt;java.lang.StringBuilder: java.lang.StringBuilder append(long)&gt;($l0)</text:p>
      <text:p text:style-name="P1">[FlowGraph] Debug: $r40 = virtualinvoke $r30.&lt;java.lang.StringBuilder: java.lang.String toString()&gt;()</text:p>
      <text:p text:style-name="P1">[FlowGraph] Debug: $r50 = virtualinvoke $r10.&lt;android.database.sqlite.SQLiteDatabase: android.database.Cursor query(boolean,java.lang.String,java.lang.String[],java.lang.String,java.lang.String[],java.lang.String,java.lang.String,java.lang.String,java.lang.String)&gt;(1, "groups", $r20, $r40, null, null, null, null, null)</text:p>
      <text:p text:style-name="P1">[FlowGraph] Debug: if $r5 == null goto return $r5</text:p>
      <text:p text:style-name="P1">[FlowGraph] Debug: interfaceinvoke $r50.&lt;android.database.Cursor: boolean moveToFirst()&gt;()</text:p>
      <text:p text:style-name="P1">[FlowGraph] Debug: return $r5</text:p>
      <text:p text:style-name="P1">[FlowGraph] Debug: return $r5</text:p>
      <text:p text:style-name="P1">[FlowGraph] Debug: $r0 := @this: com.hectorone.multismssender.GroupsDbAdapter</text:p>
      <text:p text:style-name="P1">[FlowGraph] Debug: $l0 := @parameter0: long</text:p>
      <text:p text:style-name="P1">[FlowGraph] Debug: $r10 = $r0.&lt;com.hectorone.multismssender.GroupsDbAdapter: android.database.sqlite.SQLiteDatabase mDb&gt;</text:p>
      <text:p text:style-name="P1">[FlowGraph] Debug: $r20 = newarray (java.lang.String)[1]</text:p>
      <text:p text:style-name="P1">[FlowGraph] Debug: $r2[0]0 = "pid"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"gid=")</text:p>
      <text:p text:style-name="P1">[FlowGraph] Debug: $r30 = virtualinvoke $r30.&lt;java.lang.StringBuilder: java.lang.StringBuilder append(long)&gt;($l0)</text:p>
      <text:p text:style-name="P1">[FlowGraph] Debug: $r40 = virtualinvoke $r30.&lt;java.lang.StringBuilder: java.lang.String toString()&gt;()</text:p>
      <text:p text:style-name="P1">[FlowGraph] Debug: $r50 = virtualinvoke $r10.&lt;android.database.sqlite.SQLiteDatabase: android.database.Cursor query(boolean,java.lang.String,java.lang.String[],java.lang.String,java.lang.String[],java.lang.String,java.lang.String,java.lang.String,java.lang.String)&gt;(1, "group_TO_PHONE", $r20, $r40, null, null, null, null, null)</text:p>
      <text:p text:style-name="P1">[FlowGraph] Debug: $r60 = null</text:p>
      <text:p text:style-name="P1">[FlowGraph] Debug: $i10 = interfaceinvoke $r50.&lt;android.database.Cursor: int getColumnIndex(java.lang.String)&gt;("pid")</text:p>
      <text:p text:style-name="P1">[FlowGraph] Debug: if $r5 == null goto interfaceinvoke $r5.&lt;android.database.Cursor: void close()&gt;()</text:p>
      <text:p text:style-name="P1">[FlowGraph] Debug: $r70 = $r0.&lt;com.hectorone.multismssender.GroupsDbAdapter: android.content.Context mCtx&gt;</text:p>
      <text:p text:style-name="P1"><text:soft-page-break/>[FlowGraph] Debug: $r80 = virtualinvoke $r70.&lt;android.content.Context: android.content.ContentResolver getContentResolver()&gt;()</text:p>
      <text:p text:style-name="P1">[FlowGraph] Debug: $r90 = &lt;android.provider.ContactsContract$Data: android.net.Uri CONTENT_URI&gt;</text:p>
      <text:p text:style-name="P1">[FlowGraph] Debug: $r20 = newarray (java.lang.String)[6]</text:p>
      <text:p text:style-name="P1">[FlowGraph] Debug: $r2[0]0 = "_id"</text:p>
      <text:p text:style-name="P1">[FlowGraph] Debug: $r2[1]0 = "mimetype"</text:p>
      <text:p text:style-name="P1">[FlowGraph] Debug: $r2[2]0 = "data1"</text:p>
      <text:p text:style-name="P1">[FlowGraph] Debug: $r2[3]0 = "data2"</text:p>
      <text:p text:style-name="P1">[FlowGraph] Debug: $r2[4]0 = "data3"</text:p>
      <text:p text:style-name="P1">[FlowGraph] Debug: $r2[5]0 = "display_name"</text:p>
      <text:p text:style-name="P1">[FlowGraph] Debug: $r30 = new java.lang.StringBuilder</text:p>
      <text:p text:style-name="P1">[FlowGraph] Debug: specialinvoke $r30.&lt;java.lang.StringBuilder: void &lt;init&gt;()&gt;()</text:p>
      <text:p text:style-name="P1">[FlowGraph] Debug: $r30 = virtualinvoke $r30.&lt;java.lang.StringBuilder: java.lang.StringBuilder append(java.lang.String)&gt;("_id IN ")</text:p>
      <text:p text:style-name="P1">[FlowGraph] Debug: $r40 = virtualinvoke $r0.&lt;com.hectorone.multismssender.GroupsDbAdapter: java.lang.String cursorToStringList(android.database.Cursor,int)&gt;($r50, $i10)</text:p>
      <text:p text:style-name="P1">[FlowGraph] Debug: $r30 = virtualinvoke $r30.&lt;java.lang.StringBuilder: java.lang.StringBuilder append(java.lang.String)&gt;($r40)</text:p>
      <text:p text:style-name="P1">[FlowGraph] Debug: $r40 = virtualinvoke $r30.&lt;java.lang.StringBuilder: java.lang.String toString()&gt;()</text:p>
      <text:p text:style-name="P1">[FlowGraph] Debug: $r60 = virtualinvoke $r80.&lt;android.content.ContentResolver: android.database.Cursor query(android.net.Uri,java.lang.String[],java.lang.String,java.lang.String[],java.lang.String)&gt;($r90, $r20, $r40, null, "display_name")</text:p>
      <text:p text:style-name="P1">[FlowGraph] Debug: interfaceinvoke $r50.&lt;android.database.Cursor: void close()&gt;()</text:p>
      <text:p text:style-name="P1">[FlowGraph] Debug: return $r6</text:p>
      <text:p text:style-name="P1">[FlowGraph] Debug: $r0 := @this: com.hectorone.multismssender.GroupsDbAdapter</text:p>
      <text:p text:style-name="P1">[FlowGraph] Debug: $r30 = new com.hectorone.multismssender.GroupsDbAdapter$GroupDbHelper</text:p>
      <text:p text:style-name="P1">[FlowGraph] Debug: $r10 = $r0.&lt;com.hectorone.multismssender.GroupsDbAdapter: android.content.Context mCtx&gt;</text:p>
      <text:p text:style-name="P1">[FlowGraph] Debug: specialinvoke $r30.&lt;com.hectorone.multismssender.GroupsDbAdapter$GroupDbHelper: void &lt;init&gt;(android.content.Context)&gt;($r10)</text:p>
      <text:p text:style-name="P1">[FlowGraph] Debug: $r0.&lt;com.hectorone.multismssender.GroupsDbAdapter: com.hectorone.multismssender.GroupsDbAdapter$GroupDbHelper mDbHelper&gt;0 = $r30</text:p>
      <text:p text:style-name="P1">[FlowGraph] Debug: $r30 = $r0.&lt;com.hectorone.multismssender.GroupsDbAdapter: com.hectorone.multismssender.GroupsDbAdapter$GroupDbHelper mDbHelper&gt;</text:p>
      <text:p text:style-name="P1">[FlowGraph] Debug: $r20 = virtualinvoke $r30.&lt;com.hectorone.multismssender.GroupsDbAdapter$GroupDbHelper: android.database.sqlite.SQLiteDatabase getWritableDatabase()&gt;()</text:p>
      <text:p text:style-name="P1">[FlowGraph] Debug: $r0.&lt;com.hectorone.multismssender.GroupsDbAdapter: android.database.sqlite.SQLiteDatabase mDb&gt;0 = $r20</text:p>
      <text:p text:style-name="P1">[FlowGraph] Debug: return $r0</text:p>
      <text:p text:style-name="P1">[FlowGraph] Debug: $r0 := @this: com.hectorone.multismssender.GroupsDbAdapter</text:p>
      <text:p text:style-name="P1">[FlowGraph] Debug: $l0 := @parameter0: long</text:p>
      <text:p text:style-name="P1">[FlowGraph] Debug: $l1 := @parameter1: long</text:p>
      <text:p text:style-name="P1">[FlowGraph] Debug: $r10 = $r0.&lt;com.hectorone.multismssender.GroupsDbAdapter: android.database.sqlite.SQLiteDatabase mDb&gt;</text:p>
      <text:p text:style-name="P1">[FlowGraph] Debug: $r20 = new java.lang.StringBuilder</text:p>
      <text:p text:style-name="P1">[FlowGraph] Debug: specialinvoke $r20.&lt;java.lang.StringBuilder: void &lt;init&gt;()&gt;()</text:p>
      <text:p text:style-name="P1">[FlowGraph] Debug: $r20 = virtualinvoke $r20.&lt;java.lang.StringBuilder: java.lang.StringBuilder append(java.lang.String)&gt;("gid=")</text:p>
      <text:p text:style-name="P1">[FlowGraph] Debug: $r20 = virtualinvoke $r20.&lt;java.lang.StringBuilder: java.lang.StringBuilder append(long)&gt;($l0)</text:p>
      <text:p text:style-name="P1">[FlowGraph] Debug: $r20 = virtualinvoke $r20.&lt;java.lang.StringBuilder: java.lang.StringBuilder append(java.lang.String)&gt;(" AND ")</text:p>
      <text:p text:style-name="P1"><text:soft-page-break/>[FlowGraph] Debug: $r20 = virtualinvoke $r20.&lt;java.lang.StringBuilder: java.lang.StringBuilder append(java.lang.String)&gt;("pid")</text:p>
      <text:p text:style-name="P1">[FlowGraph] Debug: $r20 = virtualinvoke $r20.&lt;java.lang.StringBuilder: java.lang.StringBuilder append(java.lang.String)&gt;("=")</text:p>
      <text:p text:style-name="P1">[FlowGraph] Debug: $r20 = virtualinvoke $r20.&lt;java.lang.StringBuilder: java.lang.StringBuilder append(long)&gt;($l1)</text:p>
      <text:p text:style-name="P1">[FlowGraph] Debug: $r30 = virtualinvoke $r20.&lt;java.lang.StringBuilder: java.lang.String toString()&gt;()</text:p>
      <text:p text:style-name="P1">[FlowGraph] Debug: $i20 = virtualinvoke $r10.&lt;android.database.sqlite.SQLiteDatabase: int delete(java.lang.String,java.lang.String,java.lang.String[])&gt;("group_TO_PHONE", $r30, null)</text:p>
      <text:p text:style-name="P1">[FlowGraph] Debug: if $i2 &lt;= 0 goto return 0</text:p>
      <text:p text:style-name="P1">[FlowGraph] Debug: return 1</text:p>
      <text:p text:style-name="P1">[FlowGraph] Debug: return 0</text:p>
      <text:p text:style-name="P1">[FlowGraph] Debug: $r0 := @this: com.hectorone.multismssender.GroupsDbAdapter</text:p>
      <text:p text:style-name="P1">[FlowGraph] Debug: $l0 := @parameter0: long</text:p>
      <text:p text:style-name="P1">[FlowGraph] Debug: $r1 := @parameter1: java.lang.String</text:p>
      <text:p text:style-name="P1">[FlowGraph] Debug: $r20 = new android.content.ContentValues</text:p>
      <text:p text:style-name="P1">[FlowGraph] Debug: specialinvoke $r20.&lt;android.content.ContentValues: void &lt;init&gt;()&gt;()</text:p>
      <text:p text:style-name="P1">[FlowGraph] Debug: virtualinvoke $r20.&lt;android.content.ContentValues: void put(java.lang.String,java.lang.String)&gt;("name", $r1)</text:p>
      <text:p text:style-name="P1">[FlowGraph] Debug: $r30 = $r0.&lt;com.hectorone.multismssender.GroupsDbAdapter: android.database.sqlite.SQLiteDatabase mDb&gt;</text:p>
      <text:p text:style-name="P1">[FlowGraph] Debug: $r40 = new java.lang.StringBuilder</text:p>
      <text:p text:style-name="P1">[FlowGraph] Debug: specialinvoke $r40.&lt;java.lang.StringBuilder: void &lt;init&gt;()&gt;()</text:p>
      <text:p text:style-name="P1">[FlowGraph] Debug: $r40 = virtualinvoke $r40.&lt;java.lang.StringBuilder: java.lang.StringBuilder append(java.lang.String)&gt;("_id=")</text:p>
      <text:p text:style-name="P1">[FlowGraph] Debug: $r40 = virtualinvoke $r40.&lt;java.lang.StringBuilder: java.lang.StringBuilder append(long)&gt;($l0)</text:p>
      <text:p text:style-name="P1">[FlowGraph] Debug: $r10 = virtualinvoke $r40.&lt;java.lang.StringBuilder: java.lang.String toString()&gt;()</text:p>
      <text:p text:style-name="P1">[FlowGraph] Debug: $i10 = virtualinvoke $r30.&lt;android.database.sqlite.SQLiteDatabase: int update(java.lang.String,android.content.ContentValues,java.lang.String,java.lang.String[])&gt;("groups", $r20, $r10, null)</text:p>
      <text:p text:style-name="P1">[FlowGraph] Debug: if $i1 &lt;= 0 goto return 0</text:p>
      <text:p text:style-name="P1">[FlowGraph] Debug: return 1</text:p>
      <text:p text:style-name="P1">[FlowGraph] Debug: return 0</text:p>
      <text:p text:style-name="P1">[WARNING] Receiver object unknown for $r50 = virtualinvoke $r50.&lt;android.app.AlertDialog$Builder: android.app.AlertDialog$Builder setPositiveButton(java.lang.CharSequence,android.content.DialogInterface$OnClickListener)&gt;($r70, $r80) @ &lt;com.hectorone.multismssender.MultiSmsSender$1: void handleMessage(android.os.Message)&gt;</text:p>
      <text:p text:style-name="P1">[WARNING] Receiver object unknown for $r50 = virtualinvoke $r50.&lt;android.app.AlertDialog$Builder: android.app.AlertDialog$Builder setMessage(java.lang.CharSequence)&gt;($r70) @ &lt;com.hectorone.multismssender.MultiSmsSender$1: void handleMessage(android.os.Message)&gt;</text:p>
      <text:p text:style-name="P1">[WARNING] Receiver object unknown for $r50 = virtualinvoke $r50.&lt;android.app.AlertDialog$Builder: android.app.AlertDialog$Builder setMessage(java.lang.CharSequence)&gt;($r70) @ &lt;com.hectorone.multismssender.MultiSmsSender$1: void handleMessage(android.os.Message)&gt;</text:p>
      <text:p text:style-name="P1">[WARNING] Receiver object unknown for $r50 = virtualinvoke $r50.&lt;android.app.AlertDialog$Builder: android.app.AlertDialog$Builder setMessage(java.lang.CharSequence)&gt;($r70) @ &lt;com.hectorone.multismssender.MultiSmsSender$1: void <text:soft-page-break/>handleMessage(android.os.Message)&gt;</text:p>
      <text:p text:style-name="P1">[WARNING] Receiver object unknown for $r50 = virtualinvoke $r50.&lt;android.app.AlertDialog$Builder: android.app.AlertDialog$Builder setMessage(java.lang.CharSequence)&gt;($r70) @ &lt;com.hectorone.multismssender.MultiSmsSender$1: void handleMessage(android.os.Message)&gt;</text:p>
      <text:p text:style-name="P1">[WARNING] Receiver object unknown for $r50 = virtualinvoke $r50.&lt;android.app.AlertDialog$Builder: android.app.AlertDialog$Builder setPositiveButton(java.lang.CharSequence,android.content.DialogInterface$OnClickListener)&gt;($r70, $r110) @ &lt;com.hectorone.multismssender.MultiSmsSender$1: void handleMessage(android.os.Message)&gt;</text:p>
      <text:p text:style-name="P1">[WARNING] Receiver object unknown for $r50 = virtualinvoke $r50.&lt;android.app.AlertDialog$Builder: android.app.AlertDialog$Builder setNegativeButton(java.lang.CharSequence,android.content.DialogInterface$OnClickListener)&gt;($r70, $r120) @ &lt;com.hectorone.multismssender.MultiSmsSender$1: void handleMessage(android.os.Message)&gt;</text:p>
      <text:p text:style-name="P1">[WARNING] Receiver object unknown for $r50 = virtualinvoke $r50.&lt;android.app.AlertDialog$Builder: android.app.AlertDialog$Builder setPositiveButton(java.lang.CharSequence,android.content.DialogInterface$OnClickListener)&gt;($r70, $r130) @ &lt;com.hectorone.multismssender.MultiSmsSender$1: void handleMessage(android.os.Message)&gt;</text:p>
      <text:p text:style-name="P1">[WARNING] Receiver object unknown for $r50 = virtualinvoke $r50.&lt;android.app.AlertDialog$Builder: android.app.AlertDialog$Builder setPositiveButton(java.lang.CharSequence,android.content.DialogInterface$OnClickListener)&gt;($r70, $r100) @ &lt;com.hectorone.multismssender.MultiSmsSender$1: void handleMessage(android.os.Message)&gt;</text:p>
      <text:p text:style-name="P1">[WARNING] Receiver object unknown for $r50 = virtualinvoke $r50.&lt;android.app.AlertDialog$Builder: android.app.AlertDialog$Builder setCancelable(boolean)&gt;(0) @ &lt;com.hectorone.multismssender.MultiSmsSender$1: void handleMessage(android.os.Message)&gt;</text:p>
      <text:p text:style-name="P1">[WARNING] Receiver object unknown for virtualinvoke $r50.&lt;android.app.AlertDialog$Builder: android.app.AlertDialog show()&gt;() @ &lt;com.hectorone.multismssender.MultiSmsSender$1: void handleMessage(android.os.Message)&gt;</text:p>
      <text:p text:style-name="P1">[WARNING] Receiver object unknown for virtualinvoke $r50.&lt;android.app.AlertDialog$Builder: android.app.AlertDialog show()&gt;() @ &lt;com.hectorone.multismssender.MultiSmsSender$1: void handleMessage(android.os.Message)&gt;</text:p>
      <text:p text:style-name="P1">[WARNING] Receiver object unknown for virtualinvoke $r50.&lt;android.app.AlertDialog$Builder: android.app.AlertDialog show()&gt;() @ &lt;com.hectorone.multismssender.MultiSmsSender$1: void handleMessage(android.os.Message)&gt;</text:p>
      <text:p text:style-name="P1">[WARNING] Receiver object unknown for virtualinvoke $r50.&lt;android.app.AlertDialog$Builder: android.app.AlertDialog show()&gt;() @ &lt;com.hectorone.multismssender.MultiSmsSender$1: void handleMessage(android.os.Message)&gt;</text:p>
      <text:p text:style-name="P1"><text:s text:c="2"/>#[1;31m[TODO]#[0m Customized AlertDialog: android.app.ProgressDialog</text:p>
      <text:p text:style-name="P1">[WARNING] Cannot find activity node for virtualinvoke $r20.&lt;com.hectorone.multismssender.MultiSmsSender: void showDialog(int)&gt;(6) @ &lt;com.hectorone.multismssender.MultiSmsSender$4: void onClick(android.view.View)&gt;</text:p>
      <text:p text:style-name="P1">[Ljava.lang.StackTraceElement;@35ae2e31</text:p>
      <text:p text:style-name="P1">[Ljava.lang.StackTraceElement;@5b138286</text:p>
      <text:p text:style-name="P1">LID[2130903043|entry_list]1 reaching NFindView2OpNode[196] $r40 = virtualinvoke $r0.&lt;com.hectorone.multismssender.ListEntryActivity: android.widget.ListView getListView()&gt;() @ &lt;com.hectorone.multismssender.ListEntryActivity: void onCreate(android.os.Bundle)&gt;</text:p>
      <text:p text:style-name="P1">LID[2130903040|delivery_list]4 reaching NFindView2OpNode[396] $r20 = virtualinvoke $r0.&lt;com.hectorone.multismssender.SelectDeliveryActivity: android.widget.ListView getListView()&gt;() @ &lt;com.hectorone.multismssender.SelectDeliveryActivity: void <text:soft-page-break/>onCreate(android.os.Bundle)&gt;</text:p>
      <text:p text:style-name="P1">LID[2130903045|group_list]7 reaching NFindView2OpNode[687] $r20 = virtualinvoke $r0.&lt;com.hectorone.multismssender.SelectGroupActivity: android.widget.ListView getListView()&gt;() @ &lt;com.hectorone.multismssender.SelectGroupActivity: void onCreate(android.os.Bundle)&gt;</text:p>
      <text:p text:style-name="P1">[GUIAnalysis] Debug: com.hectorone.multismssender</text:p>
      <text:p text:style-name="P1">[GUIAnalysis] Debug: [XML] Layout Ids: 10, Menu Ids: 0, Widget Ids: 18, String Ids: 30</text:p>
      <text:p text:style-name="P1">[GUIAnalysis] Debug: [XML] MainActivity: com.hectorone.multismssender.MultiSmsSender</text:p>
      <text:p text:style-name="P1">[UIDroid] Operation: NFindView2OpNode[906] $r20 = virtualinvoke $r0.&lt;com.hectorone.multismssender.MultiSmsSender: android.view.View findViewById(int)&gt;(2131034124) @ &lt;com.hectorone.multismssender.MultiSmsSender: void onCreate(android.os.Bundle)&gt;=[INFL[android.widget.Button,WID[2131034124|send]22,1199]1204]:: </text:p>
      <text:p text:style-name="P1">[UIDroid] Send</text:p>
      <text:p text:style-name="P1">[UIDroid] []</text:p>
      <text:p text:style-name="P1">[UIDroid] Operation: NFindView2OpNode[898] $r20 = virtualinvoke $r0.&lt;com.hectorone.multismssender.MultiSmsSender: android.view.View findViewById(int)&gt;(2131034120) @ &lt;com.hectorone.multismssender.MultiSmsSender: void onCreate(android.os.Bundle)&gt;=[INFL[android.widget.Button,WID[2131034120|contacts]26,1206]1208]:: </text:p>
      <text:p text:style-name="P1">[UIDroid] null</text:p>
      <text:p text:style-name="P1">[UIDroid] []</text:p>
      <text:p text:style-name="P1">[UIDroid] Operation: NFindView2OpNode[910] $r20 = virtualinvoke $r0.&lt;com.hectorone.multismssender.MultiSmsSender: android.view.View findViewById(int)&gt;(2131034122) @ &lt;com.hectorone.multismssender.MultiSmsSender: void onCreate(android.os.Bundle)&gt;=[INFL[android.widget.EditText,WID[2131034122|numbers]28,1200]1207]:: </text:p>
      <text:p text:style-name="P1">[UIDroid] null</text:p>
      <text:p text:style-name="P1">[UIDroid] []</text:p>
      <text:p text:style-name="P1">[UIDroid] Operation: NFindView2OpNode[918] $r20 = virtualinvoke $r0.&lt;com.hectorone.multismssender.MultiSmsSender: android.view.View findViewById(int)&gt;(2131034125) @ &lt;com.hectorone.multismssender.MultiSmsSender: void onCreate(android.os.Bundle)&gt;=[INFL[android.widget.CheckBox,WID[2131034125|deliveryCheckBox]21,1199]1202]:: </text:p>
      <text:p text:style-name="P1">[UIDroid] Enable delivery reports</text:p>
      <text:p text:style-name="P1">[UIDroid] []</text:p>
      <text:p text:style-name="P1">[UIDroid] Operation: NFindView2OpNode[605] $r60 = virtualinvoke $r0.&lt;com.hectorone.multismssender.PhoneNumberSelection: android.view.View findViewById(int)&gt;(2131034126) @ &lt;com.hectorone.multismssender.PhoneNumberSelection: void onCreate(android.os.Bundle)&gt;=[INFL[android.widget.Button,WID[2131034126|okContacts]24,1219]1222]:: </text:p>
      <text:p text:style-name="P1">[UIDroid] Ok</text:p>
      <text:p text:style-name="P1">[UIDroid] [click=[&lt;com.hectorone.multismssender.PhoneNumberSelection$1: void onClick(android.view.View)&gt;]]</text:p>
      <text:p text:style-name="P1">[UIDroid] &lt;com.hectorone.multismssender.PhoneNumberSelection$1: void onClick(android.view.View)&gt;</text:p>
      <text:p text:style-name="P1">[UIDroid] Ok</text:p>
      <text:p text:style-name="P1">[UIDroid] Operation: NFindView2OpNode[914] $r20 = virtualinvoke $r0.&lt;com.hectorone.multismssender.MultiSmsSender: android.view.View findViewById(int)&gt;(2131034123) @ &lt;com.hectorone.multismssender.MultiSmsSender: void onCreate(android.os.Bundle)&gt;=[INFL[android.widget.EditText,WID[2131034123|editor]27,1199]1201]:: </text:p>
      <text:p text:style-name="P1">[UIDroid] null</text:p>
      <text:p text:style-name="P1">[UIDroid] []</text:p>
      <text:p text:style-name="P1">[UIDroid] Operation: NFindView2OpNode[902] $r20 = virtualinvoke $r0.&lt;com.hectorone.multismssender.MultiSmsSender: android.view.View <text:soft-page-break/>findViewById(int)&gt;(2131034121) @ &lt;com.hectorone.multismssender.MultiSmsSender: void onCreate(android.os.Bundle)&gt;=[INFL[android.widget.Button,WID[2131034121|groups]25,1206]1210]:: </text:p>
      <text:p text:style-name="P1">[UIDroid] null</text:p>
      <text:p text:style-name="P1">[UIDroid] []</text:p>
      <text:p text:style-name="P1">[UIDroid] Operation: NFindView2OpNode[288] $r30 = virtualinvoke $r0.&lt;com.hectorone.multismssender.GroupEditActivity: android.view.View findViewById(int)&gt;(2131034115) @ &lt;com.hectorone.multismssender.GroupEditActivity: void onCreate(android.os.Bundle)&gt;=[INFL[android.widget.EditText,WID[2131034115|groupName]19,1211]1212]:: </text:p>
      <text:p text:style-name="P1">[UIDroid] null</text:p>
      <text:p text:style-name="P1">[UIDroid] []</text:p>
      <text:p text:style-name="P1">[UIDroid] Operation: NFindView2OpNode[356] $r30 = virtualinvoke $r0.&lt;com.hectorone.multismssender.GroupEditActivity: android.view.View findViewById(int)&gt;(2131034116) @ &lt;com.hectorone.multismssender.GroupEditActivity: void onCreate(android.os.Bundle)&gt;=[INFL[android.widget.Button,WID[2131034116|okGroups]12,1211]1213]:: </text:p>
      <text:p text:style-name="P1">[UIDroid] Ok</text:p>
      <text:p text:style-name="P1">[UIDroid] [click=[&lt;com.hectorone.multismssender.GroupEditActivity$1: void onClick(android.view.View)&gt;]]</text:p>
      <text:p text:style-name="P1">[UIDroid] &lt;com.hectorone.multismssender.GroupEditActivity$1: void onClick(android.view.View)&gt;</text:p>
      <text:p text:style-name="P1">[UIDroid] Ok</text:p>
      <text:p text:style-name="P1">#[1;31m[DEBUG] Debug file at `/tmp/com.hectorone.multismssender_13.apk-DEBUG-5039786988199861218.txt'.#[0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01T23:04:21.605800988</dc:date>
    <dc:creator>Watershed2106 </dc:creator>
    <meta:document-statistic meta:table-count="0" meta:image-count="0" meta:object-count="0" meta:page-count="81" meta:paragraph-count="2622" meta:word-count="17035" meta:character-count="231904" meta:non-whitespace-character-count="213888"/>
    <meta:generator>LibreOffice/4.2.8.2$Linux_X86_64 LibreOffice_project/420m0$Build-2</meta:generator>
  </office:meta>
</office:document-meta>
</file>